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Buses" table:style-name="ta1">
        <table:table-column table:style-name="co1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Bus_Type</text:p>
          </table:table-cell>
          <table:table-cell office:value-type="string" table:style-name="ce1">
            <text:p>Area</text:p>
          </table:table-cell>
          <table:table-cell office:value-type="string" table:style-name="ce1">
            <text:p>V_Nom (kV)</text:p>
          </table:table-cell>
          <table:table-cell office:value-type="string" table:style-name="ce1">
            <text:p>V_max (pu)</text:p>
          </table:table-cell>
          <table:table-cell office:value-type="string" table:style-name="ce1">
            <text:p>V_min (pu)</text:p>
          </table:table-cell>
          <table:table-cell office:value-type="string" table:style-name="ce1">
            <text:p>V_init_re (pu)</text:p>
          </table:table-cell>
          <table:table-cell office:value-type="string" table:style-name="ce1">
            <text:p>V_init_im (pu)</text:p>
          </table:table-cell>
          <table:table-cell/>
        </table:table-row>
        <table:table-row table:style-name="ro1">
          <table:table-cell office:value-type="float" table:style-name="ce1" office:value="1"/>
          <table:table-cell office:value-type="float" table:style-name="ce1" office:value="2"/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92392522407851" table:style-name="ce1">
            <text:p>1.009239252</text:p>
          </table:table-cell>
          <table:table-cell office:value-type="float" office:value="0.28349430635633766" table:style-name="ce1">
            <text:p>0.283494306</text:p>
          </table:table-cell>
          <table:table-cell/>
        </table:table-row>
        <table:table-row table:style-name="ro1">
          <table:table-cell office:value-type="float" table:style-name="ce1" office:value="2"/>
          <table:table-cell office:value-type="float" table:style-name="ce1" office:value="2"/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9604569602359816" table:style-name="ce1">
            <text:p>0.996045696</text:p>
          </table:table-cell>
          <table:table-cell office:value-type="float" office:value="0.32748316206007583" table:style-name="ce1">
            <text:p>0.327483162</text:p>
          </table:table-cell>
          <table:table-cell/>
        </table:table-row>
        <table:table-row table:style-name="ro1">
          <table:table-cell office:value-type="float" table:style-name="ce1" office:value="3"/>
          <table:table-cell office:value-type="float" table:style-name="ce1" office:value="2"/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60610141670641" table:style-name="ce1">
            <text:p>1.036061014</text:p>
          </table:table-cell>
          <table:table-cell office:value-type="float" office:value="0.12097596837022759" table:style-name="ce1">
            <text:p>0.120975968</text:p>
          </table:table-cell>
          <table:table-cell/>
        </table:table-row>
        <table:table-row table:style-name="ro1">
          <table:table-cell office:value-type="float" table:style-name="ce1" office:value="4"/>
          <table:table-cell office:value-type="float" table:style-name="ce1" office:value="2"/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68987207761624" table:style-name="ce1">
            <text:p>1.036898721</text:p>
          </table:table-cell>
          <table:table-cell office:value-type="float" office:value="1.628758041453538E-3" table:style-name="ce1">
            <text:p>0.001628758</text:p>
          </table:table-cell>
          <table:table-cell/>
        </table:table-row>
        <table:table-row table:style-name="ro1">
          <table:table-cell office:value-type="float" table:style-name="ce1" office:value="5"/>
          <table:table-cell office:value-type="float" table:style-name="ce1" office:value="2"/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9782015689928683" table:style-name="ce1">
            <text:p>0.997820157</text:p>
          </table:table-cell>
          <table:table-cell office:value-type="float" office:value="0.32171026481211723" table:style-name="ce1">
            <text:p>0.321710265</text:p>
          </table:table-cell>
          <table:table-cell/>
        </table:table-row>
        <table:table-row table:style-name="ro1">
          <table:table-cell office:value-type="float" table:style-name="ce1" office:value="6"/>
          <table:table-cell office:value-type="float" table:style-name="ce1" office:value="2"/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9768046591097337" table:style-name="ce1">
            <text:p>0.997680466</text:p>
          </table:table-cell>
          <table:table-cell office:value-type="float" office:value="0.32051224304176473" table:style-name="ce1">
            <text:p>0.320512243</text:p>
          </table:table-cell>
          <table:table-cell/>
        </table:table-row>
        <table:table-row table:style-name="ro1">
          <table:table-cell office:value-type="float" table:style-name="ce1" office:value="7"/>
          <table:table-cell office:value-type="float" table:style-name="ce1" office:value="2"/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92458566311615" table:style-name="ce1">
            <text:p>1.029245857</text:p>
          </table:table-cell>
          <table:table-cell office:value-type="float" office:value="-9.6929905641069222E-2" table:style-name="ce1">
            <text:p>-0.096929906</text:p>
          </table:table-cell>
          <table:table-cell/>
        </table:table-row>
        <table:table-row table:style-name="ro1">
          <table:table-cell office:value-type="float" table:style-name="ce1" office:value="8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89778087632355" table:style-name="ce1">
            <text:p>1.008977809</text:p>
          </table:table-cell>
          <table:table-cell office:value-type="float" office:value="-6.6918923586394858E-3" table:style-name="ce1">
            <text:p>-0.006691892</text:p>
          </table:table-cell>
          <table:table-cell/>
        </table:table-row>
        <table:table-row table:style-name="ro1">
          <table:table-cell office:value-type="float" table:style-name="ce1" office:value="9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69244551144072" table:style-name="ce1">
            <text:p>1.026924455</text:p>
          </table:table-cell>
          <table:table-cell office:value-type="float" office:value="-0.10811532494506952" table:style-name="ce1">
            <text:p>-0.108115325</text:p>
          </table:table-cell>
          <table:table-cell/>
        </table:table-row>
        <table:table-row table:style-name="ro1">
          <table:table-cell office:value-type="float" table:style-name="ce1" office:value="10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26280236197465" table:style-name="ce1">
            <text:p>1.032628024</text:p>
          </table:table-cell>
          <table:table-cell office:value-type="float" office:value="-9.8339487669891298E-2" table:style-name="ce1">
            <text:p>-0.098339488</text:p>
          </table:table-cell>
          <table:table-cell/>
        </table:table-row>
        <table:table-row table:style-name="ro1">
          <table:table-cell office:value-type="float" table:style-name="ce1" office:value="11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40136886597872" table:style-name="ce1">
            <text:p>1.014013689</text:p>
          </table:table-cell>
          <table:table-cell office:value-type="float" office:value="-0.1298981493731606" table:style-name="ce1">
            <text:p>-0.129898149</text:p>
          </table:table-cell>
          <table:table-cell/>
        </table:table-row>
        <table:table-row table:style-name="ro1">
          <table:table-cell office:value-type="float" table:style-name="ce1" office:value="12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50167701424546" table:style-name="ce1">
            <text:p>1.00501677</text:p>
          </table:table-cell>
          <table:table-cell office:value-type="float" office:value="-0.16331727322126235" table:style-name="ce1">
            <text:p>-0.163317273</text:p>
          </table:table-cell>
          <table:table-cell/>
        </table:table-row>
        <table:table-row table:style-name="ro1">
          <table:table-cell office:value-type="float" table:style-name="ce1" office:value="13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36602773416181" table:style-name="ce1">
            <text:p>1.023660277</text:p>
          </table:table-cell>
          <table:table-cell office:value-type="float" office:value="-0.11500281123903668" table:style-name="ce1">
            <text:p>-0.115002811</text:p>
          </table:table-cell>
          <table:table-cell/>
        </table:table-row>
        <table:table-row table:style-name="ro1">
          <table:table-cell office:value-type="float" table:style-name="ce1" office:value="14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83166369390968" table:style-name="ce1">
            <text:p>1.028316637</text:p>
          </table:table-cell>
          <table:table-cell office:value-type="float" office:value="-0.10535930995534322" table:style-name="ce1">
            <text:p>-0.10535931</text:p>
          </table:table-cell>
          <table:table-cell/>
        </table:table-row>
        <table:table-row table:style-name="ro1">
          <table:table-cell office:value-type="float" table:style-name="ce1" office:value="15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54329290343165" table:style-name="ce1">
            <text:p>1.035432929</text:p>
          </table:table-cell>
          <table:table-cell office:value-type="float" office:value="-9.1863482796029156E-2" table:style-name="ce1">
            <text:p>-0.091863483</text:p>
          </table:table-cell>
          <table:table-cell/>
        </table:table-row>
        <table:table-row table:style-name="ro1">
          <table:table-cell office:value-type="float" table:style-name="ce1" office:value="16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992994322710127" table:style-name="ce1">
            <text:p>0.999299432</text:p>
          </table:table-cell>
          <table:table-cell office:value-type="float" office:value="0.22446889464429523" table:style-name="ce1">
            <text:p>0.224468895</text:p>
          </table:table-cell>
          <table:table-cell/>
        </table:table-row>
        <table:table-row table:style-name="ro1">
          <table:table-cell office:value-type="float" table:style-name="ce1" office:value="17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54168663390091" table:style-name="ce1">
            <text:p>1.005416866</text:p>
          </table:table-cell>
          <table:table-cell office:value-type="float" office:value="0.21572624986553471" table:style-name="ce1">
            <text:p>0.21572625</text:p>
          </table:table-cell>
          <table:table-cell/>
        </table:table-row>
        <table:table-row table:style-name="ro1">
          <table:table-cell office:value-type="float" table:style-name="ce1" office:value="18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4928738156956" table:style-name="ce1">
            <text:p>1.004928738</text:p>
          </table:table-cell>
          <table:table-cell office:value-type="float" office:value="0.20884250339973431" table:style-name="ce1">
            <text:p>0.208842503</text:p>
          </table:table-cell>
          <table:table-cell/>
        </table:table-row>
        <table:table-row table:style-name="ro1">
          <table:table-cell office:value-type="float" table:style-name="ce1" office:value="19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24636272723062" table:style-name="ce1">
            <text:p>1.012463627</text:p>
          </table:table-cell>
          <table:table-cell office:value-type="float" office:value="-0.13707039596719922" table:style-name="ce1">
            <text:p>-0.137070396</text:p>
          </table:table-cell>
          <table:table-cell/>
        </table:table-row>
        <table:table-row table:style-name="ro1">
          <table:table-cell office:value-type="float" table:style-name="ce1" office:value="20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0016562764948" table:style-name="ce1">
            <text:p>1.020016563</text:p>
          </table:table-cell>
          <table:table-cell office:value-type="float" office:value="-0.12126851069086604" table:style-name="ce1">
            <text:p>-0.121268511</text:p>
          </table:table-cell>
          <table:table-cell/>
        </table:table-row>
        <table:table-row table:style-name="ro1">
          <table:table-cell office:value-type="float" table:style-name="ce1" office:value="21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6274743917883" table:style-name="ce1">
            <text:p>1.006274744</text:p>
          </table:table-cell>
          <table:table-cell office:value-type="float" office:value="0.21168852059806897" table:style-name="ce1">
            <text:p>0.211688521</text:p>
          </table:table-cell>
          <table:table-cell/>
        </table:table-row>
        <table:table-row table:style-name="ro1">
          <table:table-cell office:value-type="float" table:style-name="ce1" office:value="22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22558520931966" table:style-name="ce1">
            <text:p>1.022255852</text:p>
          </table:table-cell>
          <table:table-cell office:value-type="float" office:value="-0.12769108371853077" table:style-name="ce1">
            <text:p>-0.127691084</text:p>
          </table:table-cell>
          <table:table-cell/>
        </table:table-row>
        <table:table-row table:style-name="ro1">
          <table:table-cell office:value-type="float" table:style-name="ce1" office:value="23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9880944590286558" table:style-name="ce1">
            <text:p>0.998809446</text:p>
          </table:table-cell>
          <table:table-cell office:value-type="float" office:value="-0.1725243483546906" table:style-name="ce1">
            <text:p>-0.172524348</text:p>
          </table:table-cell>
          <table:table-cell/>
        </table:table-row>
        <table:table-row table:style-name="ro1">
          <table:table-cell office:value-type="float" table:style-name="ce1" office:value="24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2882546257132" table:style-name="ce1">
            <text:p>1.012882546</text:p>
          </table:table-cell>
          <table:table-cell office:value-type="float" office:value="0.14704148220032606" table:style-name="ce1">
            <text:p>0.147041482</text:p>
          </table:table-cell>
          <table:table-cell/>
        </table:table-row>
        <table:table-row table:style-name="ro1">
          <table:table-cell office:value-type="float" table:style-name="ce1" office:value="25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05732572413091" table:style-name="ce1">
            <text:p>1.000573257</text:p>
          </table:table-cell>
          <table:table-cell office:value-type="float" office:value="0.20866616135233082" table:style-name="ce1">
            <text:p>0.208666161</text:p>
          </table:table-cell>
          <table:table-cell/>
        </table:table-row>
        <table:table-row table:style-name="ro1">
          <table:table-cell office:value-type="float" table:style-name="ce1" office:value="26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39928774974858" table:style-name="ce1">
            <text:p>1.033992877</text:p>
          </table:table-cell>
          <table:table-cell office:value-type="float" office:value="-9.6648741763507684E-2" table:style-name="ce1">
            <text:p>-0.096648742</text:p>
          </table:table-cell>
          <table:table-cell/>
        </table:table-row>
        <table:table-row table:style-name="ro1">
          <table:table-cell office:value-type="float" table:style-name="ce1" office:value="27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22498592611553" table:style-name="ce1">
            <text:p>1.032249859</text:p>
          </table:table-cell>
          <table:table-cell office:value-type="float" office:value="-0.10121298363018982" table:style-name="ce1">
            <text:p>-0.101212984</text:p>
          </table:table-cell>
          <table:table-cell/>
        </table:table-row>
        <table:table-row table:style-name="ro1">
          <table:table-cell office:value-type="float" table:style-name="ce1" office:value="28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38211775599473" table:style-name="ce1">
            <text:p>1.023821178</text:p>
          </table:table-cell>
          <table:table-cell office:value-type="float" office:value="-0.12806809274664485" table:style-name="ce1">
            <text:p>-0.128068093</text:p>
          </table:table-cell>
          <table:table-cell/>
        </table:table-row>
        <table:table-row table:style-name="ro1">
          <table:table-cell office:value-type="float" table:style-name="ce1" office:value="29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57561876099361" table:style-name="ce1">
            <text:p>1.015756188</text:p>
          </table:table-cell>
          <table:table-cell office:value-type="float" office:value="-0.1467346493917781" table:style-name="ce1">
            <text:p>-0.146734649</text:p>
          </table:table-cell>
          <table:table-cell/>
        </table:table-row>
        <table:table-row table:style-name="ro1">
          <table:table-cell office:value-type="float" table:style-name="ce1" office:value="30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75410185523406" table:style-name="ce1">
            <text:p>1.007541019</text:p>
          </table:table-cell>
          <table:table-cell office:value-type="float" office:value="0.24710292579108031" table:style-name="ce1">
            <text:p>0.247102926</text:p>
          </table:table-cell>
          <table:table-cell/>
        </table:table-row>
        <table:table-row table:style-name="ro1">
          <table:table-cell office:value-type="float" table:style-name="ce1" office:value="31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86668715710638" table:style-name="ce1">
            <text:p>1.008666872</text:p>
          </table:table-cell>
          <table:table-cell office:value-type="float" office:value="0.14822750148013383" table:style-name="ce1">
            <text:p>0.148227501</text:p>
          </table:table-cell>
          <table:table-cell/>
        </table:table-row>
        <table:table-row table:style-name="ro1">
          <table:table-cell office:value-type="float" table:style-name="ce1" office:value="32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56492611662984" table:style-name="ce1">
            <text:p>1.005649261</text:p>
          </table:table-cell>
          <table:table-cell office:value-type="float" office:value="0.22903170853765775" table:style-name="ce1">
            <text:p>0.229031709</text:p>
          </table:table-cell>
          <table:table-cell/>
        </table:table-row>
        <table:table-row table:style-name="ro1">
          <table:table-cell office:value-type="float" table:style-name="ce1" office:value="33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44868358835253" table:style-name="ce1">
            <text:p>1.004486836</text:p>
          </table:table-cell>
          <table:table-cell office:value-type="float" office:value="0.27328958365935513" table:style-name="ce1">
            <text:p>0.273289584</text:p>
          </table:table-cell>
          <table:table-cell/>
        </table:table-row>
        <table:table-row table:style-name="ro1">
          <table:table-cell office:value-type="float" table:style-name="ce1" office:value="34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28548906727666" table:style-name="ce1">
            <text:p>1.022854891</text:p>
          </table:table-cell>
          <table:table-cell office:value-type="float" office:value="-0.13556958592104262" table:style-name="ce1">
            <text:p>-0.135569586</text:p>
          </table:table-cell>
          <table:table-cell/>
        </table:table-row>
        <table:table-row table:style-name="ro1">
          <table:table-cell office:value-type="float" table:style-name="ce1" office:value="35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20894764061497" table:style-name="ce1">
            <text:p>1.022089476</text:p>
          </table:table-cell>
          <table:table-cell office:value-type="float" office:value="-4.6381267558092331E-3" table:style-name="ce1">
            <text:p>-0.004638127</text:p>
          </table:table-cell>
          <table:table-cell/>
        </table:table-row>
        <table:table-row table:style-name="ro1">
          <table:table-cell office:value-type="float" table:style-name="ce1" office:value="36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36965861147447" table:style-name="ce1">
            <text:p>1.023696586</text:p>
          </table:table-cell>
          <table:table-cell office:value-type="float" office:value="-6.8711713535738489E-2" table:style-name="ce1">
            <text:p>-0.068711714</text:p>
          </table:table-cell>
          <table:table-cell/>
        </table:table-row>
        <table:table-row table:style-name="ro1">
          <table:table-cell office:value-type="float" table:style-name="ce1" office:value="37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3782242522266" table:style-name="ce1">
            <text:p>1.013782243</text:p>
          </table:table-cell>
          <table:table-cell office:value-type="float" office:value="0.14500474042777176" table:style-name="ce1">
            <text:p>0.14500474</text:p>
          </table:table-cell>
          <table:table-cell/>
        </table:table-row>
        <table:table-row table:style-name="ro1">
          <table:table-cell office:value-type="float" table:style-name="ce1" office:value="38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50924792949145" table:style-name="ce1">
            <text:p>1.025092479</text:p>
          </table:table-cell>
          <table:table-cell office:value-type="float" office:value="6.0901715025154984E-2" table:style-name="ce1">
            <text:p>0.060901715</text:p>
          </table:table-cell>
          <table:table-cell/>
        </table:table-row>
        <table:table-row table:style-name="ro1">
          <table:table-cell office:value-type="float" table:style-name="ce1" office:value="39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33722431938514" table:style-name="ce1">
            <text:p>1.003372243</text:p>
          </table:table-cell>
          <table:table-cell office:value-type="float" office:value="0.29873692705813659" table:style-name="ce1">
            <text:p>0.298736927</text:p>
          </table:table-cell>
          <table:table-cell/>
        </table:table-row>
        <table:table-row table:style-name="ro1">
          <table:table-cell office:value-type="float" table:style-name="ce1" office:value="40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38532762329699" table:style-name="ce1">
            <text:p>1.013853276</text:p>
          </table:table-cell>
          <table:table-cell office:value-type="float" office:value="0.1459178682398862" table:style-name="ce1">
            <text:p>0.145917868</text:p>
          </table:table-cell>
          <table:table-cell/>
        </table:table-row>
        <table:table-row table:style-name="ro1">
          <table:table-cell office:value-type="float" table:style-name="ce1" office:value="41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21860739407502" table:style-name="ce1">
            <text:p>1.022186074</text:p>
          </table:table-cell>
          <table:table-cell office:value-type="float" office:value="0.1233360865342967" table:style-name="ce1">
            <text:p>0.123336087</text:p>
          </table:table-cell>
          <table:table-cell/>
        </table:table-row>
        <table:table-row table:style-name="ro1">
          <table:table-cell office:value-type="float" table:style-name="ce1" office:value="42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13758749697939" table:style-name="ce1">
            <text:p>1.021375875</text:p>
          </table:table-cell>
          <table:table-cell office:value-type="float" office:value="-7.4646714795012586E-2" table:style-name="ce1">
            <text:p>-0.074646715</text:p>
          </table:table-cell>
          <table:table-cell/>
        </table:table-row>
        <table:table-row table:style-name="ro1">
          <table:table-cell office:value-type="float" table:style-name="ce1" office:value="43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3833782410388" table:style-name="ce1">
            <text:p>1.013833782</text:p>
          </table:table-cell>
          <table:table-cell office:value-type="float" office:value="0.13437392471549747" table:style-name="ce1">
            <text:p>0.134373925</text:p>
          </table:table-cell>
          <table:table-cell/>
        </table:table-row>
        <table:table-row table:style-name="ro1">
          <table:table-cell office:value-type="float" table:style-name="ce1" office:value="44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70948038024097" table:style-name="ce1">
            <text:p>1.027094804</text:p>
          </table:table-cell>
          <table:table-cell office:value-type="float" office:value="-1.4700476253822948E-2" table:style-name="ce1">
            <text:p>-0.014700476</text:p>
          </table:table-cell>
          <table:table-cell/>
        </table:table-row>
        <table:table-row table:style-name="ro1">
          <table:table-cell office:value-type="float" table:style-name="ce1" office:value="45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49622312362865" table:style-name="ce1">
            <text:p>1.024962231</text:p>
          </table:table-cell>
          <table:table-cell office:value-type="float" office:value="-4.3854698028072195E-2" table:style-name="ce1">
            <text:p>-0.043854698</text:p>
          </table:table-cell>
          <table:table-cell/>
        </table:table-row>
        <table:table-row table:style-name="ro1">
          <table:table-cell office:value-type="float" table:style-name="ce1" office:value="46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62442769212467" table:style-name="ce1">
            <text:p>1.016244277</text:p>
          </table:table-cell>
          <table:table-cell office:value-type="float" office:value="0.17791138138076545" table:style-name="ce1">
            <text:p>0.177911381</text:p>
          </table:table-cell>
          <table:table-cell/>
        </table:table-row>
        <table:table-row table:style-name="ro1">
          <table:table-cell office:value-type="float" table:style-name="ce1" office:value="47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90688319368892" table:style-name="ce1">
            <text:p>1.019068832</text:p>
          </table:table-cell>
          <table:table-cell office:value-type="float" office:value="0.11286631815906907" table:style-name="ce1">
            <text:p>0.112866318</text:p>
          </table:table-cell>
          <table:table-cell/>
        </table:table-row>
        <table:table-row table:style-name="ro1">
          <table:table-cell office:value-type="float" table:style-name="ce1" office:value="48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12616898237652" table:style-name="ce1">
            <text:p>1.01126169</text:p>
          </table:table-cell>
          <table:table-cell office:value-type="float" office:value="0.14140369406342468" table:style-name="ce1">
            <text:p>0.141403694</text:p>
          </table:table-cell>
          <table:table-cell/>
        </table:table-row>
        <table:table-row table:style-name="ro1">
          <table:table-cell office:value-type="float" table:style-name="ce1" office:value="49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40864554859235" table:style-name="ce1">
            <text:p>1.024086455</text:p>
          </table:table-cell>
          <table:table-cell office:value-type="float" office:value="-6.4250616263795662E-2" table:style-name="ce1">
            <text:p>-0.064250616</text:p>
          </table:table-cell>
          <table:table-cell/>
        </table:table-row>
        <table:table-row table:style-name="ro1">
          <table:table-cell office:value-type="float" table:style-name="ce1" office:value="50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670304467177" table:style-name="ce1">
            <text:p>1.006703045</text:p>
          </table:table-cell>
          <table:table-cell office:value-type="float" office:value="0.25623118437963038" table:style-name="ce1">
            <text:p>0.256231184</text:p>
          </table:table-cell>
          <table:table-cell/>
        </table:table-row>
        <table:table-row table:style-name="ro1">
          <table:table-cell office:value-type="float" table:style-name="ce1" office:value="51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59429103718778" table:style-name="ce1">
            <text:p>1.02594291</text:p>
          </table:table-cell>
          <table:table-cell office:value-type="float" office:value="3.062849421178206E-2" table:style-name="ce1">
            <text:p>0.030628494</text:p>
          </table:table-cell>
          <table:table-cell/>
        </table:table-row>
        <table:table-row table:style-name="ro1">
          <table:table-cell office:value-type="float" table:style-name="ce1" office:value="52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33661555611917" table:style-name="ce1">
            <text:p>1.013366156</text:p>
          </table:table-cell>
          <table:table-cell office:value-type="float" office:value="0.14223897062032814" table:style-name="ce1">
            <text:p>0.142238971</text:p>
          </table:table-cell>
          <table:table-cell/>
        </table:table-row>
        <table:table-row table:style-name="ro1">
          <table:table-cell office:value-type="float" table:style-name="ce1" office:value="53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4383452980472293" table:style-name="ce1">
            <text:p>0.94383453</text:p>
          </table:table-cell>
          <table:table-cell office:value-type="float" office:value="0.4534256172166472" table:style-name="ce1">
            <text:p>0.453425617</text:p>
          </table:table-cell>
          <table:table-cell/>
        </table:table-row>
        <table:table-row table:style-name="ro1">
          <table:table-cell office:value-type="float" table:style-name="ce1" office:value="54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07187026763085" table:style-name="ce1">
            <text:p>1.020718703</text:p>
          </table:table-cell>
          <table:table-cell office:value-type="float" office:value="-7.6748224779429039E-2" table:style-name="ce1">
            <text:p>-0.076748225</text:p>
          </table:table-cell>
          <table:table-cell/>
        </table:table-row>
        <table:table-row table:style-name="ro1">
          <table:table-cell office:value-type="float" table:style-name="ce1" office:value="55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18545158573265" table:style-name="ce1">
            <text:p>1.021854516</text:p>
          </table:table-cell>
          <table:table-cell office:value-type="float" office:value="-8.2754990314716156E-2" table:style-name="ce1">
            <text:p>-0.08275499</text:p>
          </table:table-cell>
          <table:table-cell/>
        </table:table-row>
        <table:table-row table:style-name="ro1">
          <table:table-cell office:value-type="float" table:style-name="ce1" office:value="56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35363514723017" table:style-name="ce1">
            <text:p>1.013536351</text:p>
          </table:table-cell>
          <table:table-cell office:value-type="float" office:value="0.15219748435573627" table:style-name="ce1">
            <text:p>0.152197484</text:p>
          </table:table-cell>
          <table:table-cell/>
        </table:table-row>
        <table:table-row table:style-name="ro1">
          <table:table-cell office:value-type="float" table:style-name="ce1" office:value="57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03114231606178" table:style-name="ce1">
            <text:p>1.020311423</text:p>
          </table:table-cell>
          <table:table-cell office:value-type="float" office:value="-7.8150430376005484E-2" table:style-name="ce1">
            <text:p>-0.07815043</text:p>
          </table:table-cell>
          <table:table-cell/>
        </table:table-row>
        <table:table-row table:style-name="ro1">
          <table:table-cell office:value-type="float" table:style-name="ce1" office:value="58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35256359033456" table:style-name="ce1">
            <text:p>1.023525636</text:p>
          </table:table-cell>
          <table:table-cell office:value-type="float" office:value="-7.1212868560762463E-2" table:style-name="ce1">
            <text:p>-0.071212869</text:p>
          </table:table-cell>
          <table:table-cell/>
        </table:table-row>
        <table:table-row table:style-name="ro1">
          <table:table-cell office:value-type="float" table:style-name="ce1" office:value="59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72292960905025" table:style-name="ce1">
            <text:p>1.017229296</text:p>
          </table:table-cell>
          <table:table-cell office:value-type="float" office:value="0.17808382625949062" table:style-name="ce1">
            <text:p>0.178083826</text:p>
          </table:table-cell>
          <table:table-cell/>
        </table:table-row>
        <table:table-row table:style-name="ro1">
          <table:table-cell office:value-type="float" table:style-name="ce1" office:value="60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63617595162537" table:style-name="ce1">
            <text:p>1.01636176</text:p>
          </table:table-cell>
          <table:table-cell office:value-type="float" office:value="0.18012666041712114" table:style-name="ce1">
            <text:p>0.18012666</text:p>
          </table:table-cell>
          <table:table-cell/>
        </table:table-row>
        <table:table-row table:style-name="ro1">
          <table:table-cell office:value-type="float" table:style-name="ce1" office:value="61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89630926582496" table:style-name="ce1">
            <text:p>1.018963093</text:p>
          </table:table-cell>
          <table:table-cell office:value-type="float" office:value="0.16540104534232958" table:style-name="ce1">
            <text:p>0.165401045</text:p>
          </table:table-cell>
          <table:table-cell/>
        </table:table-row>
        <table:table-row table:style-name="ro1">
          <table:table-cell office:value-type="float" table:style-name="ce1" office:value="62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5872653495326265" table:style-name="ce1">
            <text:p>0.958726535</text:p>
          </table:table-cell>
          <table:table-cell office:value-type="float" office:value="0.41249620746924515" table:style-name="ce1">
            <text:p>0.412496207</text:p>
          </table:table-cell>
          <table:table-cell/>
        </table:table-row>
        <table:table-row table:style-name="ro1">
          <table:table-cell office:value-type="float" table:style-name="ce1" office:value="63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14069988492149" table:style-name="ce1">
            <text:p>1.021406999</text:p>
          </table:table-cell>
          <table:table-cell office:value-type="float" office:value="-3.763180439255958E-2" table:style-name="ce1">
            <text:p>-0.037631804</text:p>
          </table:table-cell>
          <table:table-cell/>
        </table:table-row>
        <table:table-row table:style-name="ro1">
          <table:table-cell office:value-type="float" table:style-name="ce1" office:value="64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08268369258744" table:style-name="ce1">
            <text:p>1.020826837</text:p>
          </table:table-cell>
          <table:table-cell office:value-type="float" office:value="0.1772449689325884" table:style-name="ce1">
            <text:p>0.177244969</text:p>
          </table:table-cell>
          <table:table-cell/>
        </table:table-row>
        <table:table-row table:style-name="ro1">
          <table:table-cell office:value-type="float" table:style-name="ce1" office:value="65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66526714295723" table:style-name="ce1">
            <text:p>1.016652671</text:p>
          </table:table-cell>
          <table:table-cell office:value-type="float" office:value="0.188608975595315" table:style-name="ce1">
            <text:p>0.188608976</text:p>
          </table:table-cell>
          <table:table-cell/>
        </table:table-row>
        <table:table-row table:style-name="ro1">
          <table:table-cell office:value-type="float" table:style-name="ce1" office:value="66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46466525596924" table:style-name="ce1">
            <text:p>1.014646653</text:p>
          </table:table-cell>
          <table:table-cell office:value-type="float" office:value="0.15816377729875614" table:style-name="ce1">
            <text:p>0.158163777</text:p>
          </table:table-cell>
          <table:table-cell/>
        </table:table-row>
        <table:table-row table:style-name="ro1">
          <table:table-cell office:value-type="float" table:style-name="ce1" office:value="67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31183943044901" table:style-name="ce1">
            <text:p>1.013118394</text:p>
          </table:table-cell>
          <table:table-cell office:value-type="float" office:value="0.14256482427966297" table:style-name="ce1">
            <text:p>0.142564824</text:p>
          </table:table-cell>
          <table:table-cell/>
        </table:table-row>
        <table:table-row table:style-name="ro1">
          <table:table-cell office:value-type="float" table:style-name="ce1" office:value="68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2182085483595" table:style-name="ce1">
            <text:p>1.022182085</text:p>
          </table:table-cell>
          <table:table-cell office:value-type="float" office:value="0.10635353363385924" table:style-name="ce1">
            <text:p>0.106353534</text:p>
          </table:table-cell>
          <table:table-cell/>
        </table:table-row>
        <table:table-row table:style-name="ro1">
          <table:table-cell office:value-type="float" table:style-name="ce1" office:value="69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57935337777977" table:style-name="ce1">
            <text:p>1.025793534</text:p>
          </table:table-cell>
          <table:table-cell office:value-type="float" office:value="4.7657486921341433E-2" table:style-name="ce1">
            <text:p>0.047657487</text:p>
          </table:table-cell>
          <table:table-cell/>
        </table:table-row>
        <table:table-row table:style-name="ro1">
          <table:table-cell office:value-type="float" table:style-name="ce1" office:value="70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28792920880374" table:style-name="ce1">
            <text:p>1.012879292</text:p>
          </table:table-cell>
          <table:table-cell office:value-type="float" office:value="0.15716405333038463" table:style-name="ce1">
            <text:p>0.157164053</text:p>
          </table:table-cell>
          <table:table-cell/>
        </table:table-row>
        <table:table-row table:style-name="ro1">
          <table:table-cell office:value-type="float" table:style-name="ce1" office:value="71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7615784057769239" table:style-name="ce1">
            <text:p>0.976157841</text:p>
          </table:table-cell>
          <table:table-cell office:value-type="float" office:value="0.3302213201455903" table:style-name="ce1">
            <text:p>0.33022132</text:p>
          </table:table-cell>
          <table:table-cell/>
        </table:table-row>
        <table:table-row table:style-name="ro1">
          <table:table-cell office:value-type="float" table:style-name="ce1" office:value="72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37024844005675" table:style-name="ce1">
            <text:p>1.023702484</text:p>
          </table:table-cell>
          <table:table-cell office:value-type="float" office:value="-4.9530126510089173E-2" table:style-name="ce1">
            <text:p>-0.049530127</text:p>
          </table:table-cell>
          <table:table-cell/>
        </table:table-row>
        <table:table-row table:style-name="ro1">
          <table:table-cell office:value-type="float" table:style-name="ce1" office:value="73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91385826966384" table:style-name="ce1">
            <text:p>1.009138583</text:p>
          </table:table-cell>
          <table:table-cell office:value-type="float" office:value="0.22353586046319354" table:style-name="ce1">
            <text:p>0.22353586</text:p>
          </table:table-cell>
          <table:table-cell/>
        </table:table-row>
        <table:table-row table:style-name="ro1">
          <table:table-cell office:value-type="float" table:style-name="ce1" office:value="74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02929867466604" table:style-name="ce1">
            <text:p>1.020292987</text:p>
          </table:table-cell>
          <table:table-cell office:value-type="float" office:value="-7.7074387416180765E-2" table:style-name="ce1">
            <text:p>-0.077074387</text:p>
          </table:table-cell>
          <table:table-cell/>
        </table:table-row>
        <table:table-row table:style-name="ro1">
          <table:table-cell office:value-type="float" table:style-name="ce1" office:value="75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6300954442109143" table:style-name="ce1">
            <text:p>0.963009544</text:p>
          </table:table-cell>
          <table:table-cell office:value-type="float" office:value="0.38089365622688182" table:style-name="ce1">
            <text:p>0.380893656</text:p>
          </table:table-cell>
          <table:table-cell/>
        </table:table-row>
        <table:table-row table:style-name="ro1">
          <table:table-cell office:value-type="float" table:style-name="ce1" office:value="76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30592920798982" table:style-name="ce1">
            <text:p>1.023059292</text:p>
          </table:table-cell>
          <table:table-cell office:value-type="float" office:value="8.5189464659531353E-2" table:style-name="ce1">
            <text:p>0.085189465</text:p>
          </table:table-cell>
          <table:table-cell/>
        </table:table-row>
        <table:table-row table:style-name="ro1">
          <table:table-cell office:value-type="float" table:style-name="ce1" office:value="77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9748098375200089" table:style-name="ce1">
            <text:p>0.997480984</text:p>
          </table:table-cell>
          <table:table-cell office:value-type="float" office:value="0.26075407389557753" table:style-name="ce1">
            <text:p>0.260754074</text:p>
          </table:table-cell>
          <table:table-cell/>
        </table:table-row>
        <table:table-row table:style-name="ro1">
          <table:table-cell office:value-type="float" table:style-name="ce1" office:value="78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9648417921607" table:style-name="ce1">
            <text:p>1.039648418</text:p>
          </table:table-cell>
          <table:table-cell office:value-type="float" office:value="-5.1029179036110275E-2" table:style-name="ce1">
            <text:p>-0.051029179</text:p>
          </table:table-cell>
          <table:table-cell/>
        </table:table-row>
        <table:table-row table:style-name="ro1">
          <table:table-cell office:value-type="float" table:style-name="ce1" office:value="79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80605599121555" table:style-name="ce1">
            <text:p>1.01806056</text:p>
          </table:table-cell>
          <table:table-cell office:value-type="float" office:value="0.19623184336735072" table:style-name="ce1">
            <text:p>0.196231843</text:p>
          </table:table-cell>
          <table:table-cell/>
        </table:table-row>
        <table:table-row table:style-name="ro1">
          <table:table-cell office:value-type="float" table:style-name="ce1" office:value="80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421148378865173" table:style-name="ce1">
            <text:p>1.042114838</text:p>
          </table:table-cell>
          <table:table-cell office:value-type="float" office:value="-1.9645728715369942E-2" table:style-name="ce1">
            <text:p>-0.019645729</text:p>
          </table:table-cell>
          <table:table-cell/>
        </table:table-row>
        <table:table-row table:style-name="ro1">
          <table:table-cell office:value-type="float" table:style-name="ce1" office:value="81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403461322815188" table:style-name="ce1">
            <text:p>1.040346132</text:p>
          </table:table-cell>
          <table:table-cell office:value-type="float" office:value="8.8457532448538892E-2" table:style-name="ce1">
            <text:p>0.088457532</text:p>
          </table:table-cell>
          <table:table-cell/>
        </table:table-row>
        <table:table-row table:style-name="ro1">
          <table:table-cell office:value-type="float" table:style-name="ce1" office:value="82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94639589516472" table:style-name="ce1">
            <text:p>1.039463959</text:p>
          </table:table-cell>
          <table:table-cell office:value-type="float" office:value="-5.465791837024208E-2" table:style-name="ce1">
            <text:p>-0.054657918</text:p>
          </table:table-cell>
          <table:table-cell/>
        </table:table-row>
        <table:table-row table:style-name="ro1">
          <table:table-cell office:value-type="float" table:style-name="ce1" office:value="83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95039160925457" table:style-name="ce1">
            <text:p>1.039503916</text:p>
          </table:table-cell>
          <table:table-cell office:value-type="float" office:value="4.7749014945459092E-2" table:style-name="ce1">
            <text:p>0.047749015</text:p>
          </table:table-cell>
          <table:table-cell/>
        </table:table-row>
        <table:table-row table:style-name="ro1">
          <table:table-cell office:value-type="float" table:style-name="ce1" office:value="84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92633565286609" table:style-name="ce1">
            <text:p>1.039263357</text:p>
          </table:table-cell>
          <table:table-cell office:value-type="float" office:value="-6.0105538653115881E-2" table:style-name="ce1">
            <text:p>-0.060105539</text:p>
          </table:table-cell>
          <table:table-cell/>
        </table:table-row>
        <table:table-row table:style-name="ro1">
          <table:table-cell office:value-type="float" table:style-name="ce1" office:value="85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79203040970124" table:style-name="ce1">
            <text:p>1.037920304</text:p>
          </table:table-cell>
          <table:table-cell office:value-type="float" office:value="-6.7301206104835809E-2" table:style-name="ce1">
            <text:p>-0.067301206</text:p>
          </table:table-cell>
          <table:table-cell/>
        </table:table-row>
        <table:table-row table:style-name="ro1">
          <table:table-cell office:value-type="float" table:style-name="ce1" office:value="86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62080335025758" table:style-name="ce1">
            <text:p>1.016208034</text:p>
          </table:table-cell>
          <table:table-cell office:value-type="float" office:value="0.22398569741130334" table:style-name="ce1">
            <text:p>0.223985697</text:p>
          </table:table-cell>
          <table:table-cell/>
        </table:table-row>
        <table:table-row table:style-name="ro1">
          <table:table-cell office:value-type="float" table:style-name="ce1" office:value="87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429596269014587" table:style-name="ce1">
            <text:p>1.042959627</text:p>
          </table:table-cell>
          <table:table-cell office:value-type="float" office:value="-2.2393227850624864E-2" table:style-name="ce1">
            <text:p>-0.022393228</text:p>
          </table:table-cell>
          <table:table-cell/>
        </table:table-row>
        <table:table-row table:style-name="ro1">
          <table:table-cell office:value-type="float" table:style-name="ce1" office:value="88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89336757651379" table:style-name="ce1">
            <text:p>1.018933676</text:p>
          </table:table-cell>
          <table:table-cell office:value-type="float" office:value="0.23861352516516032" table:style-name="ce1">
            <text:p>0.238613525</text:p>
          </table:table-cell>
          <table:table-cell/>
        </table:table-row>
        <table:table-row table:style-name="ro1">
          <table:table-cell office:value-type="float" table:style-name="ce1" office:value="89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59987431792801" table:style-name="ce1">
            <text:p>1.015998743</text:p>
          </table:table-cell>
          <table:table-cell office:value-type="float" office:value="0.24017192562438103" table:style-name="ce1">
            <text:p>0.240171926</text:p>
          </table:table-cell>
          <table:table-cell/>
        </table:table-row>
        <table:table-row table:style-name="ro1">
          <table:table-cell office:value-type="float" table:style-name="ce1" office:value="90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43135331051525" table:style-name="ce1">
            <text:p>1.014313533</text:p>
          </table:table-cell>
          <table:table-cell office:value-type="float" office:value="0.22375376323034848" table:style-name="ce1">
            <text:p>0.223753763</text:p>
          </table:table-cell>
          <table:table-cell/>
        </table:table-row>
        <table:table-row table:style-name="ro1">
          <table:table-cell office:value-type="float" table:style-name="ce1" office:value="91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79606138280251" table:style-name="ce1">
            <text:p>1.017960614</text:p>
          </table:table-cell>
          <table:table-cell office:value-type="float" office:value="0.2080317011776576" table:style-name="ce1">
            <text:p>0.208031701</text:p>
          </table:table-cell>
          <table:table-cell/>
        </table:table-row>
        <table:table-row table:style-name="ro1">
          <table:table-cell office:value-type="float" table:style-name="ce1" office:value="92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85201551598146" table:style-name="ce1">
            <text:p>1.018520155</text:p>
          </table:table-cell>
          <table:table-cell office:value-type="float" office:value="0.20425996556649836" table:style-name="ce1">
            <text:p>0.204259966</text:p>
          </table:table-cell>
          <table:table-cell/>
        </table:table-row>
        <table:table-row table:style-name="ro1">
          <table:table-cell office:value-type="float" table:style-name="ce1" office:value="93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66008066523023" table:style-name="ce1">
            <text:p>1.036600807</text:p>
          </table:table-cell>
          <table:table-cell office:value-type="float" office:value="0.15140847944483316" table:style-name="ce1">
            <text:p>0.151408479</text:p>
          </table:table-cell>
          <table:table-cell/>
        </table:table-row>
        <table:table-row table:style-name="ro1">
          <table:table-cell office:value-type="float" table:style-name="ce1" office:value="94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34863639397036" table:style-name="ce1">
            <text:p>1.013486364</text:p>
          </table:table-cell>
          <table:table-cell office:value-type="float" office:value="0.26437123540256569" table:style-name="ce1">
            <text:p>0.264371235</text:p>
          </table:table-cell>
          <table:table-cell/>
        </table:table-row>
        <table:table-row table:style-name="ro1">
          <table:table-cell office:value-type="float" table:style-name="ce1" office:value="95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400293023112845" table:style-name="ce1">
            <text:p>1.040029302</text:p>
          </table:table-cell>
          <table:table-cell office:value-type="float" office:value="-5.3413578179175643E-2" table:style-name="ce1">
            <text:p>-0.053413578</text:p>
          </table:table-cell>
          <table:table-cell/>
        </table:table-row>
        <table:table-row table:style-name="ro1">
          <table:table-cell office:value-type="float" table:style-name="ce1" office:value="96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99829336133832" table:style-name="ce1">
            <text:p>1.039982934</text:p>
          </table:table-cell>
          <table:table-cell office:value-type="float" office:value="0.12014619341827371" table:style-name="ce1">
            <text:p>0.120146193</text:p>
          </table:table-cell>
          <table:table-cell/>
        </table:table-row>
        <table:table-row table:style-name="ro1">
          <table:table-cell office:value-type="float" table:style-name="ce1" office:value="97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423232117393213" table:style-name="ce1">
            <text:p>1.042323212</text:p>
          </table:table-cell>
          <table:table-cell office:value-type="float" office:value="0.11084025563587478" table:style-name="ce1">
            <text:p>0.110840256</text:p>
          </table:table-cell>
          <table:table-cell/>
        </table:table-row>
        <table:table-row table:style-name="ro1">
          <table:table-cell office:value-type="float" table:style-name="ce1" office:value="98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444999840913554" table:style-name="ce1">
            <text:p>1.044499984</text:p>
          </table:table-cell>
          <table:table-cell office:value-type="float" office:value="-1.8229963944528031E-4" table:style-name="ce1">
            <text:p>-0.0001823</text:p>
          </table:table-cell>
          <table:table-cell/>
        </table:table-row>
        <table:table-row table:style-name="ro1">
          <table:table-cell office:value-type="float" table:style-name="ce1" office:value="99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76313904796652" table:style-name="ce1">
            <text:p>1.02763139</text:p>
          </table:table-cell>
          <table:table-cell office:value-type="float" office:value="0.16754451737024922" table:style-name="ce1">
            <text:p>0.167544517</text:p>
          </table:table-cell>
          <table:table-cell/>
        </table:table-row>
        <table:table-row table:style-name="ro1">
          <table:table-cell office:value-type="float" table:style-name="ce1" office:value="100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87259387126459" table:style-name="ce1">
            <text:p>1.018725939</text:p>
          </table:table-cell>
          <table:table-cell office:value-type="float" office:value="-9.4504348016577144E-2" table:style-name="ce1">
            <text:p>-0.094504348</text:p>
          </table:table-cell>
          <table:table-cell/>
        </table:table-row>
        <table:table-row table:style-name="ro1">
          <table:table-cell office:value-type="float" table:style-name="ce1" office:value="101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59263540904946" table:style-name="ce1">
            <text:p>1.025926354</text:p>
          </table:table-cell>
          <table:table-cell office:value-type="float" office:value="0.20239467874078459" table:style-name="ce1">
            <text:p>0.202394679</text:p>
          </table:table-cell>
          <table:table-cell/>
        </table:table-row>
        <table:table-row table:style-name="ro1">
          <table:table-cell office:value-type="float" table:style-name="ce1" office:value="102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44670029749963" table:style-name="ce1">
            <text:p>1.014467003</text:p>
          </table:table-cell>
          <table:table-cell office:value-type="float" office:value="0.23663387305060299" table:style-name="ce1">
            <text:p>0.236633873</text:p>
          </table:table-cell>
          <table:table-cell/>
        </table:table-row>
        <table:table-row table:style-name="ro1">
          <table:table-cell office:value-type="float" table:style-name="ce1" office:value="103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42296888474729" table:style-name="ce1">
            <text:p>1.042296888</text:p>
          </table:table-cell>
          <table:table-cell office:value-type="float" office:value="-2.5468168167978272E-3" table:style-name="ce1">
            <text:p>-0.002546817</text:p>
          </table:table-cell>
          <table:table-cell/>
        </table:table-row>
        <table:table-row table:style-name="ro1">
          <table:table-cell office:value-type="float" table:style-name="ce1" office:value="104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97034231548382" table:style-name="ce1">
            <text:p>0.997034232</text:p>
          </table:table-cell>
          <table:table-cell office:value-type="float" office:value="0.32703704854454535" table:style-name="ce1">
            <text:p>0.327037049</text:p>
          </table:table-cell>
          <table:table-cell/>
        </table:table-row>
        <table:table-row table:style-name="ro1">
          <table:table-cell office:value-type="float" table:style-name="ce1" office:value="105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4119120627325" table:style-name="ce1">
            <text:p>1.024119121</text:p>
          </table:table-cell>
          <table:table-cell office:value-type="float" office:value="-9.5906135181825503E-2" table:style-name="ce1">
            <text:p>-0.095906135</text:p>
          </table:table-cell>
          <table:table-cell/>
        </table:table-row>
        <table:table-row table:style-name="ro1">
          <table:table-cell office:value-type="float" table:style-name="ce1" office:value="106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30" table:style-name="ce1">
            <text:p>13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9396532275421146" table:style-name="ce1">
            <text:p>0.993965323</text:p>
          </table:table-cell>
          <table:table-cell office:value-type="float" office:value="0.17812629553807105" table:style-name="ce1">
            <text:p>0.178126296</text:p>
          </table:table-cell>
          <table:table-cell/>
        </table:table-row>
        <table:table-row table:style-name="ro1">
          <table:table-cell office:value-type="float" table:style-name="ce1" office:value="107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89972219104748" table:style-name="ce1">
            <text:p>1.018997222</text:p>
          </table:table-cell>
          <table:table-cell office:value-type="float" office:value="-5.8933451780245324E-2" table:style-name="ce1">
            <text:p>-0.058933452</text:p>
          </table:table-cell>
          <table:table-cell/>
        </table:table-row>
        <table:table-row table:style-name="ro1">
          <table:table-cell office:value-type="float" table:style-name="ce1" office:value="108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00728168819706" table:style-name="ce1">
            <text:p>1.020072817</text:p>
          </table:table-cell>
          <table:table-cell office:value-type="float" office:value="-0.12741839843006178" table:style-name="ce1">
            <text:p>-0.127418398</text:p>
          </table:table-cell>
          <table:table-cell/>
        </table:table-row>
        <table:table-row table:style-name="ro1">
          <table:table-cell office:value-type="float" table:style-name="ce1" office:value="109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27665462937576" table:style-name="ce1">
            <text:p>1.022766546</text:p>
          </table:table-cell>
          <table:table-cell office:value-type="float" office:value="8.13915952807093E-2" table:style-name="ce1">
            <text:p>0.081391595</text:p>
          </table:table-cell>
          <table:table-cell/>
        </table:table-row>
        <table:table-row table:style-name="ro1">
          <table:table-cell office:value-type="float" table:style-name="ce1" office:value="110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78555187513267" table:style-name="ce1">
            <text:p>1.017855519</text:p>
          </table:table-cell>
          <table:table-cell office:value-type="float" office:value="-0.13599173852652777" table:style-name="ce1">
            <text:p>-0.135991739</text:p>
          </table:table-cell>
          <table:table-cell/>
        </table:table-row>
        <table:table-row table:style-name="ro1">
          <table:table-cell office:value-type="float" table:style-name="ce1" office:value="111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76655823563678" table:style-name="ce1">
            <text:p>1.017665582</text:p>
          </table:table-cell>
          <table:table-cell office:value-type="float" office:value="-0.1461039783417106" table:style-name="ce1">
            <text:p>-0.146103978</text:p>
          </table:table-cell>
          <table:table-cell/>
        </table:table-row>
        <table:table-row table:style-name="ro1">
          <table:table-cell office:value-type="float" table:style-name="ce1" office:value="112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24916810236684" table:style-name="ce1">
            <text:p>1.032491681</text:p>
          </table:table-cell>
          <table:table-cell office:value-type="float" office:value="-4.1447095096637885E-3" table:style-name="ce1">
            <text:p>-0.00414471</text:p>
          </table:table-cell>
          <table:table-cell/>
        </table:table-row>
        <table:table-row table:style-name="ro1">
          <table:table-cell office:value-type="float" table:style-name="ce1" office:value="113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7580908821336432" table:style-name="ce1">
            <text:p>0.975809088</text:p>
          </table:table-cell>
          <table:table-cell office:value-type="float" office:value="0.29108677977572711" table:style-name="ce1">
            <text:p>0.29108678</text:p>
          </table:table-cell>
          <table:table-cell/>
        </table:table-row>
        <table:table-row table:style-name="ro1">
          <table:table-cell office:value-type="float" table:style-name="ce1" office:value="114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36413823731922" table:style-name="ce1">
            <text:p>1.013641382</text:p>
          </table:table-cell>
          <table:table-cell office:value-type="float" office:value="0.11190705045064797" table:style-name="ce1">
            <text:p>0.11190705</text:p>
          </table:table-cell>
          <table:table-cell/>
        </table:table-row>
        <table:table-row table:style-name="ro1">
          <table:table-cell office:value-type="float" table:style-name="ce1" office:value="115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2826560454094" table:style-name="ce1">
            <text:p>1.00282656</text:p>
          </table:table-cell>
          <table:table-cell office:value-type="float" office:value="-0.16493810853714563" table:style-name="ce1">
            <text:p>-0.164938109</text:p>
          </table:table-cell>
          <table:table-cell/>
        </table:table-row>
        <table:table-row table:style-name="ro1">
          <table:table-cell office:value-type="float" table:style-name="ce1" office:value="116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7704885820335" table:style-name="ce1">
            <text:p>1.017704886</text:p>
          </table:table-cell>
          <table:table-cell office:value-type="float" office:value="0.10876127701263469" table:style-name="ce1">
            <text:p>0.108761277</text:p>
          </table:table-cell>
          <table:table-cell/>
        </table:table-row>
        <table:table-row table:style-name="ro1">
          <table:table-cell office:value-type="float" table:style-name="ce1" office:value="117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28220091302285" table:style-name="ce1">
            <text:p>1.032822009</text:p>
          </table:table-cell>
          <table:table-cell office:value-type="float" office:value="-0.10254319800064089" table:style-name="ce1">
            <text:p>-0.102543198</text:p>
          </table:table-cell>
          <table:table-cell/>
        </table:table-row>
        <table:table-row table:style-name="ro1">
          <table:table-cell office:value-type="float" table:style-name="ce1" office:value="118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40006172050762" table:style-name="ce1">
            <text:p>1.024000617</text:p>
          </table:table-cell>
          <table:table-cell office:value-type="float" office:value="7.8433003025659753E-2" table:style-name="ce1">
            <text:p>0.078433003</text:p>
          </table:table-cell>
          <table:table-cell/>
        </table:table-row>
        <table:table-row table:style-name="ro1">
          <table:table-cell office:value-type="float" table:style-name="ce1" office:value="119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9999430856517102" table:style-name="ce1">
            <text:p>0.999994309</text:p>
          </table:table-cell>
          <table:table-cell office:value-type="float" office:value="-0.20254252105981466" table:style-name="ce1">
            <text:p>-0.202542521</text:p>
          </table:table-cell>
          <table:table-cell/>
        </table:table-row>
        <table:table-row table:style-name="ro1">
          <table:table-cell office:value-type="float" table:style-name="ce1" office:value="120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51040750677967" table:style-name="ce1">
            <text:p>1.035104075</text:p>
          </table:table-cell>
          <table:table-cell office:value-type="float" office:value="1.4092330468759788E-2" table:style-name="ce1">
            <text:p>0.01409233</text:p>
          </table:table-cell>
          <table:table-cell/>
        </table:table-row>
        <table:table-row table:style-name="ro1">
          <table:table-cell office:value-type="float" table:style-name="ce1" office:value="121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98727176904927" table:style-name="ce1">
            <text:p>1.019872718</text:p>
          </table:table-cell>
          <table:table-cell office:value-type="float" office:value="-0.16226191700645132" table:style-name="ce1">
            <text:p>-0.162261917</text:p>
          </table:table-cell>
          <table:table-cell/>
        </table:table-row>
        <table:table-row table:style-name="ro1">
          <table:table-cell office:value-type="float" table:style-name="ce1" office:value="122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71215503864404" table:style-name="ce1">
            <text:p>1.02712155</text:p>
          </table:table-cell>
          <table:table-cell office:value-type="float" office:value="-3.9996634005313274E-2" table:style-name="ce1">
            <text:p>-0.039996634</text:p>
          </table:table-cell>
          <table:table-cell/>
        </table:table-row>
        <table:table-row table:style-name="ro1">
          <table:table-cell office:value-type="float" table:style-name="ce1" office:value="123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91735819131327" table:style-name="ce1">
            <text:p>1.019173582</text:p>
          </table:table-cell>
          <table:table-cell office:value-type="float" office:value="-9.6160802463141681E-2" table:style-name="ce1">
            <text:p>-0.096160802</text:p>
          </table:table-cell>
          <table:table-cell/>
        </table:table-row>
        <table:table-row table:style-name="ro1">
          <table:table-cell office:value-type="float" table:style-name="ce1" office:value="124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60381707083135" table:style-name="ce1">
            <text:p>1.026038171</text:p>
          </table:table-cell>
          <table:table-cell office:value-type="float" office:value="-0.10983297432710175" table:style-name="ce1">
            <text:p>-0.109832974</text:p>
          </table:table-cell>
          <table:table-cell/>
        </table:table-row>
        <table:table-row table:style-name="ro1">
          <table:table-cell office:value-type="float" table:style-name="ce1" office:value="125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10891204910699" table:style-name="ce1">
            <text:p>1.02108912</text:p>
          </table:table-cell>
          <table:table-cell office:value-type="float" office:value="0.13969025740821453" table:style-name="ce1">
            <text:p>0.139690257</text:p>
          </table:table-cell>
          <table:table-cell/>
        </table:table-row>
        <table:table-row table:style-name="ro1">
          <table:table-cell office:value-type="float" table:style-name="ce1" office:value="126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6510067458775" table:style-name="ce1">
            <text:p>1.016510067</text:p>
          </table:table-cell>
          <table:table-cell office:value-type="float" office:value="0.17284239281772409" table:style-name="ce1">
            <text:p>0.172842393</text:p>
          </table:table-cell>
          <table:table-cell/>
        </table:table-row>
        <table:table-row table:style-name="ro1">
          <table:table-cell office:value-type="float" table:style-name="ce1" office:value="127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44883870289059" table:style-name="ce1">
            <text:p>1.024488387</text:p>
          </table:table-cell>
          <table:table-cell office:value-type="float" office:value="7.5952846180448438E-2" table:style-name="ce1">
            <text:p>0.075952846</text:p>
          </table:table-cell>
          <table:table-cell/>
        </table:table-row>
        <table:table-row table:style-name="ro1">
          <table:table-cell office:value-type="float" table:style-name="ce1" office:value="128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29899609281408" table:style-name="ce1">
            <text:p>1.012989961</text:p>
          </table:table-cell>
          <table:table-cell office:value-type="float" office:value="8.5597307544125562E-2" table:style-name="ce1">
            <text:p>0.085597308</text:p>
          </table:table-cell>
          <table:table-cell/>
        </table:table-row>
        <table:table-row table:style-name="ro1">
          <table:table-cell office:value-type="float" table:style-name="ce1" office:value="129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68810806164166" table:style-name="ce1">
            <text:p>1.026881081</text:p>
          </table:table-cell>
          <table:table-cell office:value-type="float" office:value="-6.2806737473460744E-2" table:style-name="ce1">
            <text:p>-0.062806737</text:p>
          </table:table-cell>
          <table:table-cell/>
        </table:table-row>
        <table:table-row table:style-name="ro1">
          <table:table-cell office:value-type="float" table:style-name="ce1" office:value="130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08606373232636" table:style-name="ce1">
            <text:p>1.010860637</text:p>
          </table:table-cell>
          <table:table-cell office:value-type="float" office:value="5.5807991456469662E-2" table:style-name="ce1">
            <text:p>0.055807991</text:p>
          </table:table-cell>
          <table:table-cell/>
        </table:table-row>
        <table:table-row table:style-name="ro1">
          <table:table-cell office:value-type="float" table:style-name="ce1" office:value="131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50330155522842" table:style-name="ce1">
            <text:p>1.015033016</text:p>
          </table:table-cell>
          <table:table-cell office:value-type="float" office:value="0.16712769770099825" table:style-name="ce1">
            <text:p>0.167127698</text:p>
          </table:table-cell>
          <table:table-cell/>
        </table:table-row>
        <table:table-row table:style-name="ro1">
          <table:table-cell office:value-type="float" table:style-name="ce1" office:value="132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94843949420169" table:style-name="ce1">
            <text:p>1.019484395</text:p>
          </table:table-cell>
          <table:table-cell office:value-type="float" office:value="0.10715212769567156" table:style-name="ce1">
            <text:p>0.107152128</text:p>
          </table:table-cell>
          <table:table-cell/>
        </table:table-row>
        <table:table-row table:style-name="ro1">
          <table:table-cell office:value-type="float" table:style-name="ce1" office:value="133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94441523508018" table:style-name="ce1">
            <text:p>1.019444152</text:p>
          </table:table-cell>
          <table:table-cell office:value-type="float" office:value="-0.12517200261142697" table:style-name="ce1">
            <text:p>-0.125172003</text:p>
          </table:table-cell>
          <table:table-cell/>
        </table:table-row>
        <table:table-row table:style-name="ro1">
          <table:table-cell office:value-type="float" table:style-name="ce1" office:value="134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89096003202724" table:style-name="ce1">
            <text:p>1.0189096</text:p>
          </table:table-cell>
          <table:table-cell office:value-type="float" office:value="-0.16447989656849496" table:style-name="ce1">
            <text:p>-0.164479897</text:p>
          </table:table-cell>
          <table:table-cell/>
        </table:table-row>
        <table:table-row table:style-name="ro1">
          <table:table-cell office:value-type="float" table:style-name="ce1" office:value="135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61599073899541" table:style-name="ce1">
            <text:p>1.016159907</text:p>
          </table:table-cell>
          <table:table-cell office:value-type="float" office:value="0.15948981977931925" table:style-name="ce1">
            <text:p>0.15948982</text:p>
          </table:table-cell>
          <table:table-cell/>
        </table:table-row>
        <table:table-row table:style-name="ro1">
          <table:table-cell office:value-type="float" table:style-name="ce1" office:value="136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58609930309905" table:style-name="ce1">
            <text:p>1.015860993</text:p>
          </table:table-cell>
          <table:table-cell office:value-type="float" office:value="0.12563201358766038" table:style-name="ce1">
            <text:p>0.125632014</text:p>
          </table:table-cell>
          <table:table-cell/>
        </table:table-row>
        <table:table-row table:style-name="ro1">
          <table:table-cell office:value-type="float" table:style-name="ce1" office:value="137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69979958535218" table:style-name="ce1">
            <text:p>1.016997996</text:p>
          </table:table-cell>
          <table:table-cell office:value-type="float" office:value="-0.13786502975707826" table:style-name="ce1">
            <text:p>-0.13786503</text:p>
          </table:table-cell>
          <table:table-cell/>
        </table:table-row>
        <table:table-row table:style-name="ro1">
          <table:table-cell office:value-type="float" table:style-name="ce1" office:value="138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2121663940805" table:style-name="ce1">
            <text:p>1.002121664</text:p>
          </table:table-cell>
          <table:table-cell office:value-type="float" office:value="-0.18247775387841694" table:style-name="ce1">
            <text:p>-0.182477754</text:p>
          </table:table-cell>
          <table:table-cell/>
        </table:table-row>
        <table:table-row table:style-name="ro1">
          <table:table-cell office:value-type="float" table:style-name="ce1" office:value="139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01187635004636" table:style-name="ce1">
            <text:p>1.010118764</text:p>
          </table:table-cell>
          <table:table-cell office:value-type="float" office:value="-0.17284421779248013" table:style-name="ce1">
            <text:p>-0.172844218</text:p>
          </table:table-cell>
          <table:table-cell/>
        </table:table-row>
        <table:table-row table:style-name="ro1">
          <table:table-cell office:value-type="float" table:style-name="ce1" office:value="140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80694531633443" table:style-name="ce1">
            <text:p>1.018069453</text:p>
          </table:table-cell>
          <table:table-cell office:value-type="float" office:value="0.14036338032296516" table:style-name="ce1">
            <text:p>0.14036338</text:p>
          </table:table-cell>
          <table:table-cell/>
        </table:table-row>
        <table:table-row table:style-name="ro1">
          <table:table-cell office:value-type="float" table:style-name="ce1" office:value="141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37874433334686" table:style-name="ce1">
            <text:p>1.013787443</text:p>
          </table:table-cell>
          <table:table-cell office:value-type="float" office:value="-0.12771162726779889" table:style-name="ce1">
            <text:p>-0.127711627</text:p>
          </table:table-cell>
          <table:table-cell/>
        </table:table-row>
        <table:table-row table:style-name="ro1">
          <table:table-cell office:value-type="float" table:style-name="ce1" office:value="142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72952767643237" table:style-name="ce1">
            <text:p>1.017295277</text:p>
          </table:table-cell>
          <table:table-cell office:value-type="float" office:value="0.13790532938577077" table:style-name="ce1">
            <text:p>0.137905329</text:p>
          </table:table-cell>
          <table:table-cell/>
        </table:table-row>
        <table:table-row table:style-name="ro1">
          <table:table-cell office:value-type="float" table:style-name="ce1" office:value="143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81693196358779" table:style-name="ce1">
            <text:p>1.01816932</text:p>
          </table:table-cell>
          <table:table-cell office:value-type="float" office:value="0.14110154695188032" table:style-name="ce1">
            <text:p>0.141101547</text:p>
          </table:table-cell>
          <table:table-cell/>
        </table:table-row>
        <table:table-row table:style-name="ro1">
          <table:table-cell office:value-type="float" table:style-name="ce1" office:value="144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07037653891615" table:style-name="ce1">
            <text:p>1.010703765</text:p>
          </table:table-cell>
          <table:table-cell office:value-type="float" office:value="-0.13665251050811605" table:style-name="ce1">
            <text:p>-0.136652511</text:p>
          </table:table-cell>
          <table:table-cell/>
        </table:table-row>
        <table:table-row table:style-name="ro1">
          <table:table-cell office:value-type="float" table:style-name="ce1" office:value="145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20117307321412" table:style-name="ce1">
            <text:p>1.022011731</text:p>
          </table:table-cell>
          <table:table-cell office:value-type="float" office:value="-8.9234703147897568E-2" table:style-name="ce1">
            <text:p>-0.089234703</text:p>
          </table:table-cell>
          <table:table-cell/>
        </table:table-row>
        <table:table-row table:style-name="ro1">
          <table:table-cell office:value-type="float" table:style-name="ce1" office:value="146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8012276060500381" table:style-name="ce1">
            <text:p>0.980122761</text:p>
          </table:table-cell>
          <table:table-cell office:value-type="float" office:value="0.23584949468681629" table:style-name="ce1">
            <text:p>0.235849495</text:p>
          </table:table-cell>
          <table:table-cell/>
        </table:table-row>
        <table:table-row table:style-name="ro1">
          <table:table-cell office:value-type="float" table:style-name="ce1" office:value="147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9560687385319069" table:style-name="ce1">
            <text:p>0.995606874</text:p>
          </table:table-cell>
          <table:table-cell office:value-type="float" office:value="-0.23645262260393107" table:style-name="ce1">
            <text:p>-0.236452623</text:p>
          </table:table-cell>
          <table:table-cell/>
        </table:table-row>
        <table:table-row table:style-name="ro1">
          <table:table-cell office:value-type="float" table:style-name="ce1" office:value="148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36361354219263" table:style-name="ce1">
            <text:p>1.003636135</text:p>
          </table:table-cell>
          <table:table-cell office:value-type="float" office:value="0.15411576063252289" table:style-name="ce1">
            <text:p>0.154115761</text:p>
          </table:table-cell>
          <table:table-cell/>
        </table:table-row>
        <table:table-row table:style-name="ro1">
          <table:table-cell office:value-type="float" table:style-name="ce1" office:value="149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44934253221005" table:style-name="ce1">
            <text:p>1.014493425</text:p>
          </table:table-cell>
          <table:table-cell office:value-type="float" office:value="0.13698459759488218" table:style-name="ce1">
            <text:p>0.136984598</text:p>
          </table:table-cell>
          <table:table-cell/>
        </table:table-row>
        <table:table-row table:style-name="ro1">
          <table:table-cell office:value-type="float" table:style-name="ce1" office:value="150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02105551727214" table:style-name="ce1">
            <text:p>1.010210555</text:p>
          </table:table-cell>
          <table:table-cell office:value-type="float" office:value="0.14665358576462414" table:style-name="ce1">
            <text:p>0.146653586</text:p>
          </table:table-cell>
          <table:table-cell/>
        </table:table-row>
        <table:table-row table:style-name="ro1">
          <table:table-cell office:value-type="float" table:style-name="ce1" office:value="151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4853041591951281" table:style-name="ce1">
            <text:p>0.948530416</text:p>
          </table:table-cell>
          <table:table-cell office:value-type="float" office:value="0.3958066321773247" table:style-name="ce1">
            <text:p>0.395806632</text:p>
          </table:table-cell>
          <table:table-cell/>
        </table:table-row>
        <table:table-row table:style-name="ro1">
          <table:table-cell office:value-type="float" table:style-name="ce1" office:value="152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77330572661563" table:style-name="ce1">
            <text:p>1.017733057</text:p>
          </table:table-cell>
          <table:table-cell office:value-type="float" office:value="-8.5282554767566382E-2" table:style-name="ce1">
            <text:p>-0.085282555</text:p>
          </table:table-cell>
          <table:table-cell/>
        </table:table-row>
        <table:table-row table:style-name="ro1">
          <table:table-cell office:value-type="float" table:style-name="ce1" office:value="153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02382528171277" table:style-name="ce1">
            <text:p>1.020238253</text:p>
          </table:table-cell>
          <table:table-cell office:value-type="float" office:value="0.15994748353336069" table:style-name="ce1">
            <text:p>0.159947484</text:p>
          </table:table-cell>
          <table:table-cell/>
        </table:table-row>
        <table:table-row table:style-name="ro1">
          <table:table-cell office:value-type="float" table:style-name="ce1" office:value="154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30739747058464" table:style-name="ce1">
            <text:p>1.013073975</text:p>
          </table:table-cell>
          <table:table-cell office:value-type="float" office:value="0.17571670886315305" table:style-name="ce1">
            <text:p>0.175716709</text:p>
          </table:table-cell>
          <table:table-cell/>
        </table:table-row>
        <table:table-row table:style-name="ro1">
          <table:table-cell office:value-type="float" table:style-name="ce1" office:value="155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8387392362561" table:style-name="ce1">
            <text:p>1.018387392</text:p>
          </table:table-cell>
          <table:table-cell office:value-type="float" office:value="7.0140994268567722E-2" table:style-name="ce1">
            <text:p>0.070140994</text:p>
          </table:table-cell>
          <table:table-cell/>
        </table:table-row>
        <table:table-row table:style-name="ro1">
          <table:table-cell office:value-type="float" table:style-name="ce1" office:value="156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1282358598371" table:style-name="ce1">
            <text:p>1.021282359</text:p>
          </table:table-cell>
          <table:table-cell office:value-type="float" office:value="0.11906966034951293" table:style-name="ce1">
            <text:p>0.11906966</text:p>
          </table:table-cell>
          <table:table-cell/>
        </table:table-row>
        <table:table-row table:style-name="ro1">
          <table:table-cell office:value-type="float" table:style-name="ce1" office:value="157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32107082123747" table:style-name="ce1">
            <text:p>1.013210708</text:p>
          </table:table-cell>
          <table:table-cell office:value-type="float" office:value="-0.19603076484005852" table:style-name="ce1">
            <text:p>-0.196030765</text:p>
          </table:table-cell>
          <table:table-cell/>
        </table:table-row>
        <table:table-row table:style-name="ro1">
          <table:table-cell office:value-type="float" table:style-name="ce1" office:value="158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25334880958337" table:style-name="ce1">
            <text:p>1.022533488</text:p>
          </table:table-cell>
          <table:table-cell office:value-type="float" office:value="0.16524801276435211" table:style-name="ce1">
            <text:p>0.165248013</text:p>
          </table:table-cell>
          <table:table-cell/>
        </table:table-row>
        <table:table-row table:style-name="ro1">
          <table:table-cell office:value-type="float" table:style-name="ce1" office:value="159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34676288032512" table:style-name="ce1">
            <text:p>1.023467629</text:p>
          </table:table-cell>
          <table:table-cell office:value-type="float" office:value="4.1285624518112018E-2" table:style-name="ce1">
            <text:p>0.041285625</text:p>
          </table:table-cell>
          <table:table-cell/>
        </table:table-row>
        <table:table-row table:style-name="ro1">
          <table:table-cell office:value-type="float" table:style-name="ce1" office:value="160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81319158738415" table:style-name="ce1">
            <text:p>1.008131916</text:p>
          </table:table-cell>
          <table:table-cell office:value-type="float" office:value="0.1253907899191064" table:style-name="ce1">
            <text:p>0.12539079</text:p>
          </table:table-cell>
          <table:table-cell/>
        </table:table-row>
        <table:table-row table:style-name="ro1">
          <table:table-cell office:value-type="float" table:style-name="ce1" office:value="161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9250272708272358" table:style-name="ce1">
            <text:p>0.992502727</text:p>
          </table:table-cell>
          <table:table-cell office:value-type="float" office:value="0.26742615192489427" table:style-name="ce1">
            <text:p>0.267426152</text:p>
          </table:table-cell>
          <table:table-cell/>
        </table:table-row>
        <table:table-row table:style-name="ro1">
          <table:table-cell office:value-type="float" table:style-name="ce1" office:value="162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61823342753733" table:style-name="ce1">
            <text:p>1.026182334</text:p>
          </table:table-cell>
          <table:table-cell office:value-type="float" office:value="-2.1137095854119332E-2" table:style-name="ce1">
            <text:p>-0.021137096</text:p>
          </table:table-cell>
          <table:table-cell/>
        </table:table-row>
        <table:table-row table:style-name="ro1">
          <table:table-cell office:value-type="float" table:style-name="ce1" office:value="163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6293735213925336" table:style-name="ce1">
            <text:p>0.962937352</text:p>
          </table:table-cell>
          <table:table-cell office:value-type="float" office:value="0.29734238825812193" table:style-name="ce1">
            <text:p>0.297342388</text:p>
          </table:table-cell>
          <table:table-cell/>
        </table:table-row>
        <table:table-row table:style-name="ro1">
          <table:table-cell office:value-type="float" table:style-name="ce1" office:value="164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25277842265501" table:style-name="ce1">
            <text:p>1.022527784</text:p>
          </table:table-cell>
          <table:table-cell office:value-type="float" office:value="-0.11433346178937197" table:style-name="ce1">
            <text:p>-0.114333462</text:p>
          </table:table-cell>
          <table:table-cell/>
        </table:table-row>
        <table:table-row table:style-name="ro1">
          <table:table-cell office:value-type="float" table:style-name="ce1" office:value="165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8603088946808404" table:style-name="ce1">
            <text:p>0.986030889</text:p>
          </table:table-cell>
          <table:table-cell office:value-type="float" office:value="0.212647066790913" table:style-name="ce1">
            <text:p>0.212647067</text:p>
          </table:table-cell>
          <table:table-cell/>
        </table:table-row>
        <table:table-row table:style-name="ro1">
          <table:table-cell office:value-type="float" table:style-name="ce1" office:value="166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36713503788992" table:style-name="ce1">
            <text:p>1.02367135</text:p>
          </table:table-cell>
          <table:table-cell office:value-type="float" office:value="-9.5323535464444192E-2" table:style-name="ce1">
            <text:p>-0.095323535</text:p>
          </table:table-cell>
          <table:table-cell/>
        </table:table-row>
        <table:table-row table:style-name="ro1">
          <table:table-cell office:value-type="float" table:style-name="ce1" office:value="167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70543743294695" table:style-name="ce1">
            <text:p>1.017054374</text:p>
          </table:table-cell>
          <table:table-cell office:value-type="float" office:value="-0.14329971966926883" table:style-name="ce1">
            <text:p>-0.14329972</text:p>
          </table:table-cell>
          <table:table-cell/>
        </table:table-row>
        <table:table-row table:style-name="ro1">
          <table:table-cell office:value-type="float" table:style-name="ce1" office:value="168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9869761874167" table:style-name="ce1">
            <text:p>1.019869762</text:p>
          </table:table-cell>
          <table:table-cell office:value-type="float" office:value="6.5952019034523066E-2" table:style-name="ce1">
            <text:p>0.065952019</text:p>
          </table:table-cell>
          <table:table-cell/>
        </table:table-row>
        <table:table-row table:style-name="ro1">
          <table:table-cell office:value-type="float" table:style-name="ce1" office:value="169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47356785523003" table:style-name="ce1">
            <text:p>1.024735679</text:p>
          </table:table-cell>
          <table:table-cell office:value-type="float" office:value="4.8863064803151064E-2" table:style-name="ce1">
            <text:p>0.048863065</text:p>
          </table:table-cell>
          <table:table-cell/>
        </table:table-row>
        <table:table-row table:style-name="ro1">
          <table:table-cell office:value-type="float" table:style-name="ce1" office:value="170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7837582792534139" table:style-name="ce1">
            <text:p>0.978375828</text:p>
          </table:table-cell>
          <table:table-cell office:value-type="float" office:value="0.24049322096766679" table:style-name="ce1">
            <text:p>0.240493221</text:p>
          </table:table-cell>
          <table:table-cell/>
        </table:table-row>
        <table:table-row table:style-name="ro1">
          <table:table-cell office:value-type="float" table:style-name="ce1" office:value="171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42979596531521" table:style-name="ce1">
            <text:p>1.00429796</text:p>
          </table:table-cell>
          <table:table-cell office:value-type="float" office:value="0.27700694618820643" table:style-name="ce1">
            <text:p>0.277006946</text:p>
          </table:table-cell>
          <table:table-cell/>
        </table:table-row>
        <table:table-row table:style-name="ro1">
          <table:table-cell office:value-type="float" table:style-name="ce1" office:value="172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5467599516056" table:style-name="ce1">
            <text:p>1.0054676</text:p>
          </table:table-cell>
          <table:table-cell office:value-type="float" office:value="0.26772216255554898" table:style-name="ce1">
            <text:p>0.267722163</text:p>
          </table:table-cell>
          <table:table-cell/>
        </table:table-row>
        <table:table-row table:style-name="ro1">
          <table:table-cell office:value-type="float" table:style-name="ce1" office:value="173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22999845817893" table:style-name="ce1">
            <text:p>1.012299985</text:p>
          </table:table-cell>
          <table:table-cell office:value-type="float" office:value="1.7667967928239084E-4" table:style-name="ce1">
            <text:p>0.00017668</text:p>
          </table:table-cell>
          <table:table-cell/>
        </table:table-row>
        <table:table-row table:style-name="ro1">
          <table:table-cell office:value-type="float" table:style-name="ce1" office:value="174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22999845817893" table:style-name="ce1">
            <text:p>1.012299985</text:p>
          </table:table-cell>
          <table:table-cell office:value-type="float" office:value="1.7667967928239084E-4" table:style-name="ce1">
            <text:p>0.00017668</text:p>
          </table:table-cell>
          <table:table-cell/>
        </table:table-row>
        <table:table-row table:style-name="ro1">
          <table:table-cell office:value-type="float" table:style-name="ce1" office:value="175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45688373960306" table:style-name="ce1">
            <text:p>1.004568837</text:p>
          </table:table-cell>
          <table:table-cell office:value-type="float" office:value="0.2823715653758137" table:style-name="ce1">
            <text:p>0.282371565</text:p>
          </table:table-cell>
          <table:table-cell/>
        </table:table-row>
        <table:table-row table:style-name="ro1">
          <table:table-cell office:value-type="float" table:style-name="ce1" office:value="176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9977127867532245" table:style-name="ce1">
            <text:p>0.999771279</text:p>
          </table:table-cell>
          <table:table-cell office:value-type="float" office:value="0.24519737016516105" table:style-name="ce1">
            <text:p>0.24519737</text:p>
          </table:table-cell>
          <table:table-cell/>
        </table:table-row>
        <table:table-row table:style-name="ro1">
          <table:table-cell office:value-type="float" table:style-name="ce1" office:value="177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83725022549808" table:style-name="ce1">
            <text:p>1.008372502</text:p>
          </table:table-cell>
          <table:table-cell office:value-type="float" office:value="0.25534474088186898" table:style-name="ce1">
            <text:p>0.255344741</text:p>
          </table:table-cell>
          <table:table-cell/>
        </table:table-row>
        <table:table-row table:style-name="ro1">
          <table:table-cell office:value-type="float" table:style-name="ce1" office:value="178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59225913192502" table:style-name="ce1">
            <text:p>1.025922591</text:p>
          </table:table-cell>
          <table:table-cell office:value-type="float" office:value="-0.1109073785678598" table:style-name="ce1">
            <text:p>-0.110907379</text:p>
          </table:table-cell>
          <table:table-cell/>
        </table:table-row>
        <table:table-row table:style-name="ro1">
          <table:table-cell office:value-type="float" table:style-name="ce1" office:value="179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50270633705425" table:style-name="ce1">
            <text:p>1.015027063</text:p>
          </table:table-cell>
          <table:table-cell office:value-type="float" office:value="0.16530765446697476" table:style-name="ce1">
            <text:p>0.165307654</text:p>
          </table:table-cell>
          <table:table-cell/>
        </table:table-row>
        <table:table-row table:style-name="ro1">
          <table:table-cell office:value-type="float" table:style-name="ce1" office:value="180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42500410821931" table:style-name="ce1">
            <text:p>1.004250041</text:p>
          </table:table-cell>
          <table:table-cell office:value-type="float" office:value="0.27605091013509375" table:style-name="ce1">
            <text:p>0.27605091</text:p>
          </table:table-cell>
          <table:table-cell/>
        </table:table-row>
        <table:table-row table:style-name="ro1">
          <table:table-cell office:value-type="float" table:style-name="ce1" office:value="181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79047323124626" table:style-name="ce1">
            <text:p>1.007904732</text:p>
          </table:table-cell>
          <table:table-cell office:value-type="float" office:value="0.2447690556057748" table:style-name="ce1">
            <text:p>0.244769056</text:p>
          </table:table-cell>
          <table:table-cell/>
        </table:table-row>
        <table:table-row table:style-name="ro1">
          <table:table-cell office:value-type="float" table:style-name="ce1" office:value="182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05250523103313" table:style-name="ce1">
            <text:p>1.030525052</text:p>
          </table:table-cell>
          <table:table-cell office:value-type="float" office:value="-0.10340506061498703" table:style-name="ce1">
            <text:p>-0.103405061</text:p>
          </table:table-cell>
          <table:table-cell/>
        </table:table-row>
        <table:table-row table:style-name="ro1">
          <table:table-cell office:value-type="float" table:style-name="ce1" office:value="183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12062762041429" table:style-name="ce1">
            <text:p>1.021206276</text:p>
          </table:table-cell>
          <table:table-cell office:value-type="float" office:value="-0.12394124189013041" table:style-name="ce1">
            <text:p>-0.123941242</text:p>
          </table:table-cell>
          <table:table-cell/>
        </table:table-row>
        <table:table-row table:style-name="ro1">
          <table:table-cell office:value-type="float" table:style-name="ce1" office:value="184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21910322712289" table:style-name="ce1">
            <text:p>1.022191032</text:p>
          </table:table-cell>
          <table:table-cell office:value-type="float" office:value="-4.2817688260138468E-3" table:style-name="ce1">
            <text:p>-0.004281769</text:p>
          </table:table-cell>
          <table:table-cell/>
        </table:table-row>
        <table:table-row table:style-name="ro1">
          <table:table-cell office:value-type="float" table:style-name="ce1" office:value="185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20894764061497" table:style-name="ce1">
            <text:p>1.022089476</text:p>
          </table:table-cell>
          <table:table-cell office:value-type="float" office:value="-4.6381267558092331E-3" table:style-name="ce1">
            <text:p>-0.004638127</text:p>
          </table:table-cell>
          <table:table-cell/>
        </table:table-row>
        <table:table-row table:style-name="ro1">
          <table:table-cell office:value-type="float" table:style-name="ce1" office:value="186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20894764061497" table:style-name="ce1">
            <text:p>1.022089476</text:p>
          </table:table-cell>
          <table:table-cell office:value-type="float" office:value="-4.6381267558092331E-3" table:style-name="ce1">
            <text:p>-0.004638127</text:p>
          </table:table-cell>
          <table:table-cell/>
        </table:table-row>
        <table:table-row table:style-name="ro1">
          <table:table-cell office:value-type="float" table:style-name="ce1" office:value="187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1533677472229" table:style-name="ce1">
            <text:p>1.011533677</text:p>
          </table:table-cell>
          <table:table-cell office:value-type="float" office:value="0.14090177195304823" table:style-name="ce1">
            <text:p>0.140901772</text:p>
          </table:table-cell>
          <table:table-cell/>
        </table:table-row>
        <table:table-row table:style-name="ro1">
          <table:table-cell office:value-type="float" table:style-name="ce1" office:value="188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3557842833322469" table:style-name="ce1">
            <text:p>0.935578428</text:p>
          </table:table-cell>
          <table:table-cell office:value-type="float" office:value="0.474440728055184" table:style-name="ce1">
            <text:p>0.474440728</text:p>
          </table:table-cell>
          <table:table-cell/>
        </table:table-row>
        <table:table-row table:style-name="ro1">
          <table:table-cell office:value-type="float" table:style-name="ce1" office:value="189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5323892635889718" table:style-name="ce1">
            <text:p>0.953238926</text:p>
          </table:table-cell>
          <table:table-cell office:value-type="float" office:value="0.4260051164882141" table:style-name="ce1">
            <text:p>0.426005116</text:p>
          </table:table-cell>
          <table:table-cell/>
        </table:table-row>
        <table:table-row table:style-name="ro1">
          <table:table-cell office:value-type="float" table:style-name="ce1" office:value="190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22754771842342" table:style-name="ce1">
            <text:p>1.012275477</text:p>
          </table:table-cell>
          <table:table-cell office:value-type="float" office:value="0.14352741303120811" table:style-name="ce1">
            <text:p>0.143527413</text:p>
          </table:table-cell>
          <table:table-cell/>
        </table:table-row>
        <table:table-row table:style-name="ro1">
          <table:table-cell office:value-type="float" table:style-name="ce1" office:value="191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09636521370657" table:style-name="ce1">
            <text:p>1.000963652</text:p>
          </table:table-cell>
          <table:table-cell office:value-type="float" office:value="0.29630892173612888" table:style-name="ce1">
            <text:p>0.296308922</text:p>
          </table:table-cell>
          <table:table-cell/>
        </table:table-row>
        <table:table-row table:style-name="ro1">
          <table:table-cell office:value-type="float" table:style-name="ce1" office:value="192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78977769525146" table:style-name="ce1">
            <text:p>1.027897777</text:p>
          </table:table-cell>
          <table:table-cell office:value-type="float" office:value="7.4582304443336286E-2" table:style-name="ce1">
            <text:p>0.074582304</text:p>
          </table:table-cell>
          <table:table-cell/>
        </table:table-row>
        <table:table-row table:style-name="ro1">
          <table:table-cell office:value-type="float" table:style-name="ce1" office:value="193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33373589794219" table:style-name="ce1">
            <text:p>1.003337359</text:p>
          </table:table-cell>
          <table:table-cell office:value-type="float" office:value="0.30025228404826243" table:style-name="ce1">
            <text:p>0.300252284</text:p>
          </table:table-cell>
          <table:table-cell/>
        </table:table-row>
        <table:table-row table:style-name="ro1">
          <table:table-cell office:value-type="float" table:style-name="ce1" office:value="194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9804450985266857" table:style-name="ce1">
            <text:p>0.99804451</text:p>
          </table:table-cell>
          <table:table-cell office:value-type="float" office:value="0.32101357658663993" table:style-name="ce1">
            <text:p>0.321013577</text:p>
          </table:table-cell>
          <table:table-cell/>
        </table:table-row>
        <table:table-row table:style-name="ro1">
          <table:table-cell office:value-type="float" table:style-name="ce1" office:value="195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61691641873487" table:style-name="ce1">
            <text:p>1.026169164</text:p>
          </table:table-cell>
          <table:table-cell office:value-type="float" office:value="2.9738972259275513E-2" table:style-name="ce1">
            <text:p>0.029738972</text:p>
          </table:table-cell>
          <table:table-cell/>
        </table:table-row>
        <table:table-row table:style-name="ro1">
          <table:table-cell office:value-type="float" table:style-name="ce1" office:value="196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4375537773036955" table:style-name="ce1">
            <text:p>0.943755378</text:p>
          </table:table-cell>
          <table:table-cell office:value-type="float" office:value="0.45359034051113489" table:style-name="ce1">
            <text:p>0.453590341</text:p>
          </table:table-cell>
          <table:table-cell/>
        </table:table-row>
        <table:table-row table:style-name="ro1">
          <table:table-cell office:value-type="float" table:style-name="ce1" office:value="197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4375537773036955" table:style-name="ce1">
            <text:p>0.943755378</text:p>
          </table:table-cell>
          <table:table-cell office:value-type="float" office:value="0.45359034051113489" table:style-name="ce1">
            <text:p>0.453590341</text:p>
          </table:table-cell>
          <table:table-cell/>
        </table:table-row>
        <table:table-row table:style-name="ro1">
          <table:table-cell office:value-type="float" table:style-name="ce1" office:value="198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4375537773036955" table:style-name="ce1">
            <text:p>0.943755378</text:p>
          </table:table-cell>
          <table:table-cell office:value-type="float" office:value="0.45359034051113489" table:style-name="ce1">
            <text:p>0.453590341</text:p>
          </table:table-cell>
          <table:table-cell/>
        </table:table-row>
        <table:table-row table:style-name="ro1">
          <table:table-cell office:value-type="float" table:style-name="ce1" office:value="199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4360785672849423" table:style-name="ce1">
            <text:p>0.943607857</text:p>
          </table:table-cell>
          <table:table-cell office:value-type="float" office:value="0.45412779338007636" table:style-name="ce1">
            <text:p>0.454127793</text:p>
          </table:table-cell>
          <table:table-cell/>
        </table:table-row>
        <table:table-row table:style-name="ro1">
          <table:table-cell office:value-type="float" table:style-name="ce1" office:value="200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14148198884827" table:style-name="ce1">
            <text:p>1.02141482</text:p>
          </table:table-cell>
          <table:table-cell office:value-type="float" office:value="-7.4111913429478649E-2" table:style-name="ce1">
            <text:p>-0.074111913</text:p>
          </table:table-cell>
          <table:table-cell/>
        </table:table-row>
        <table:table-row table:style-name="ro1">
          <table:table-cell office:value-type="float" table:style-name="ce1" office:value="201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12038780538073" table:style-name="ce1">
            <text:p>1.021203878</text:p>
          </table:table-cell>
          <table:table-cell office:value-type="float" office:value="-7.6963949014227026E-2" table:style-name="ce1">
            <text:p>-0.076963949</text:p>
          </table:table-cell>
          <table:table-cell/>
        </table:table-row>
        <table:table-row table:style-name="ro1">
          <table:table-cell office:value-type="float" table:style-name="ce1" office:value="202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71981991062444" table:style-name="ce1">
            <text:p>1.017198199</text:p>
          </table:table-cell>
          <table:table-cell office:value-type="float" office:value="0.17826136355086272" table:style-name="ce1">
            <text:p>0.178261364</text:p>
          </table:table-cell>
          <table:table-cell/>
        </table:table-row>
        <table:table-row table:style-name="ro1">
          <table:table-cell office:value-type="float" table:style-name="ce1" office:value="203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71981991062444" table:style-name="ce1">
            <text:p>1.017198199</text:p>
          </table:table-cell>
          <table:table-cell office:value-type="float" office:value="0.17826136355086272" table:style-name="ce1">
            <text:p>0.178261364</text:p>
          </table:table-cell>
          <table:table-cell/>
        </table:table-row>
        <table:table-row table:style-name="ro1">
          <table:table-cell office:value-type="float" table:style-name="ce1" office:value="204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39777108591048" table:style-name="ce1">
            <text:p>1.013977711</text:p>
          </table:table-cell>
          <table:table-cell office:value-type="float" office:value="0.14575514358309852" table:style-name="ce1">
            <text:p>0.145755144</text:p>
          </table:table-cell>
          <table:table-cell/>
        </table:table-row>
        <table:table-row table:style-name="ro1">
          <table:table-cell office:value-type="float" table:style-name="ce1" office:value="205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44216590573929" table:style-name="ce1">
            <text:p>1.014421659</text:p>
          </table:table-cell>
          <table:table-cell office:value-type="float" office:value="0.14618039415477888" table:style-name="ce1">
            <text:p>0.146180394</text:p>
          </table:table-cell>
          <table:table-cell/>
        </table:table-row>
        <table:table-row table:style-name="ro1">
          <table:table-cell office:value-type="float" table:style-name="ce1" office:value="206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38978457967522" table:style-name="ce1">
            <text:p>1.013897846</text:p>
          </table:table-cell>
          <table:table-cell office:value-type="float" office:value="0.1470081912299632" table:style-name="ce1">
            <text:p>0.147008191</text:p>
          </table:table-cell>
          <table:table-cell/>
        </table:table-row>
        <table:table-row table:style-name="ro1">
          <table:table-cell office:value-type="float" table:style-name="ce1" office:value="207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45349437386459" table:style-name="ce1">
            <text:p>1.014534944</text:p>
          </table:table-cell>
          <table:table-cell office:value-type="float" office:value="0.14818548489384062" table:style-name="ce1">
            <text:p>0.148185485</text:p>
          </table:table-cell>
          <table:table-cell/>
        </table:table-row>
        <table:table-row table:style-name="ro1">
          <table:table-cell office:value-type="float" table:style-name="ce1" office:value="208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82668147923355" table:style-name="ce1">
            <text:p>1.018266815</text:p>
          </table:table-cell>
          <table:table-cell office:value-type="float" office:value="0.16656510406646269" table:style-name="ce1">
            <text:p>0.166565104</text:p>
          </table:table-cell>
          <table:table-cell/>
        </table:table-row>
        <table:table-row table:style-name="ro1">
          <table:table-cell office:value-type="float" table:style-name="ce1" office:value="209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37085629792519" table:style-name="ce1">
            <text:p>1.023708563</text:p>
          </table:table-cell>
          <table:table-cell office:value-type="float" office:value="-6.8533043730415077E-2" table:style-name="ce1">
            <text:p>-0.068533044</text:p>
          </table:table-cell>
          <table:table-cell/>
        </table:table-row>
        <table:table-row table:style-name="ro1">
          <table:table-cell office:value-type="float" table:style-name="ce1" office:value="210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37324231560647" table:style-name="ce1">
            <text:p>1.023732423</text:p>
          </table:table-cell>
          <table:table-cell office:value-type="float" office:value="-6.8175697862303208E-2" table:style-name="ce1">
            <text:p>-0.068175698</text:p>
          </table:table-cell>
          <table:table-cell/>
        </table:table-row>
        <table:table-row table:style-name="ro1">
          <table:table-cell office:value-type="float" table:style-name="ce1" office:value="211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37085629792519" table:style-name="ce1">
            <text:p>1.023708563</text:p>
          </table:table-cell>
          <table:table-cell office:value-type="float" office:value="-6.8533043730415077E-2" table:style-name="ce1">
            <text:p>-0.068533044</text:p>
          </table:table-cell>
          <table:table-cell/>
        </table:table-row>
        <table:table-row table:style-name="ro1">
          <table:table-cell office:value-type="float" table:style-name="ce1" office:value="212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37324231560647" table:style-name="ce1">
            <text:p>1.023732423</text:p>
          </table:table-cell>
          <table:table-cell office:value-type="float" office:value="-6.8175697862303208E-2" table:style-name="ce1">
            <text:p>-0.068175698</text:p>
          </table:table-cell>
          <table:table-cell/>
        </table:table-row>
        <table:table-row table:style-name="ro1">
          <table:table-cell office:value-type="float" table:style-name="ce1" office:value="213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47700435066178" table:style-name="ce1">
            <text:p>1.024770044</text:p>
          </table:table-cell>
          <table:table-cell office:value-type="float" office:value="-6.9143097496744299E-2" table:style-name="ce1">
            <text:p>-0.069143097</text:p>
          </table:table-cell>
          <table:table-cell/>
        </table:table-row>
        <table:table-row table:style-name="ro1">
          <table:table-cell office:value-type="float" table:style-name="ce1" office:value="214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66850884758769" table:style-name="ce1">
            <text:p>1.016685088</text:p>
          </table:table-cell>
          <table:table-cell office:value-type="float" office:value="0.18898211785986063" table:style-name="ce1">
            <text:p>0.188982118</text:p>
          </table:table-cell>
          <table:table-cell/>
        </table:table-row>
        <table:table-row table:style-name="ro1">
          <table:table-cell office:value-type="float" table:style-name="ce1" office:value="215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06783774837103" table:style-name="ce1">
            <text:p>1.020678377</text:p>
          </table:table-cell>
          <table:table-cell office:value-type="float" office:value="-7.7282661297479807E-2" table:style-name="ce1">
            <text:p>-0.077282661</text:p>
          </table:table-cell>
          <table:table-cell/>
        </table:table-row>
        <table:table-row table:style-name="ro1">
          <table:table-cell office:value-type="float" table:style-name="ce1" office:value="216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2732199777953" table:style-name="ce1">
            <text:p>1.0127322</text:p>
          </table:table-cell>
          <table:table-cell office:value-type="float" office:value="0.14738063486397487" table:style-name="ce1">
            <text:p>0.147380635</text:p>
          </table:table-cell>
          <table:table-cell/>
        </table:table-row>
        <table:table-row table:style-name="ro1">
          <table:table-cell office:value-type="float" table:style-name="ce1" office:value="217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27579071263495" table:style-name="ce1">
            <text:p>1.012757907</text:p>
          </table:table-cell>
          <table:table-cell office:value-type="float" office:value="0.14720387750686589" table:style-name="ce1">
            <text:p>0.147203878</text:p>
          </table:table-cell>
          <table:table-cell/>
        </table:table-row>
        <table:table-row table:style-name="ro1">
          <table:table-cell office:value-type="float" table:style-name="ce1" office:value="218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5284785447385" table:style-name="ce1">
            <text:p>1.025284785</text:p>
          </table:table-cell>
          <table:table-cell office:value-type="float" office:value="-4.3330690395026461E-2" table:style-name="ce1">
            <text:p>-0.04333069</text:p>
          </table:table-cell>
          <table:table-cell/>
        </table:table-row>
        <table:table-row table:style-name="ro1">
          <table:table-cell office:value-type="float" table:style-name="ce1" office:value="219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59890478832898" table:style-name="ce1">
            <text:p>1.025989048</text:p>
          </table:table-cell>
          <table:table-cell office:value-type="float" office:value="8.6154707494952021E-2" table:style-name="ce1">
            <text:p>0.086154707</text:p>
          </table:table-cell>
          <table:table-cell/>
        </table:table-row>
        <table:table-row table:style-name="ro1">
          <table:table-cell office:value-type="float" table:style-name="ce1" office:value="220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64775998961177" table:style-name="ce1">
            <text:p>1.0164776</text:p>
          </table:table-cell>
          <table:table-cell office:value-type="float" office:value="0.17831794331874684" table:style-name="ce1">
            <text:p>0.178317943</text:p>
          </table:table-cell>
          <table:table-cell/>
        </table:table-row>
        <table:table-row table:style-name="ro1">
          <table:table-cell office:value-type="float" table:style-name="ce1" office:value="221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9329384284599764" table:style-name="ce1">
            <text:p>0.993293843</text:p>
          </table:table-cell>
          <table:table-cell office:value-type="float" office:value="0.33698449780995915" table:style-name="ce1">
            <text:p>0.336984498</text:p>
          </table:table-cell>
          <table:table-cell/>
        </table:table-row>
        <table:table-row table:style-name="ro1">
          <table:table-cell office:value-type="float" table:style-name="ce1" office:value="222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417512092853816" table:style-name="ce1">
            <text:p>1.041751209</text:p>
          </table:table-cell>
          <table:table-cell office:value-type="float" office:value="-5.4960512665413394E-2" table:style-name="ce1">
            <text:p>-0.054960513</text:p>
          </table:table-cell>
          <table:table-cell/>
        </table:table-row>
        <table:table-row table:style-name="ro1">
          <table:table-cell office:value-type="float" table:style-name="ce1" office:value="223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42197317360428" table:style-name="ce1">
            <text:p>1.042197317</text:p>
          </table:table-cell>
          <table:table-cell office:value-type="float" office:value="-2.3646747614513184E-3" table:style-name="ce1">
            <text:p>-0.002364675</text:p>
          </table:table-cell>
          <table:table-cell/>
        </table:table-row>
        <table:table-row table:style-name="ro1">
          <table:table-cell office:value-type="float" table:style-name="ce1" office:value="224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422973171030263" table:style-name="ce1">
            <text:p>1.042297317</text:p>
          </table:table-cell>
          <table:table-cell office:value-type="float" office:value="-2.3649016540594025E-3" table:style-name="ce1">
            <text:p>-0.002364902</text:p>
          </table:table-cell>
          <table:table-cell/>
        </table:table-row>
        <table:table-row table:style-name="ro1">
          <table:table-cell office:value-type="float" table:style-name="ce1" office:value="225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59987431792801" table:style-name="ce1">
            <text:p>1.015998743</text:p>
          </table:table-cell>
          <table:table-cell office:value-type="float" office:value="0.24017192562438103" table:style-name="ce1">
            <text:p>0.240171926</text:p>
          </table:table-cell>
          <table:table-cell/>
        </table:table-row>
        <table:table-row table:style-name="ro1">
          <table:table-cell office:value-type="float" table:style-name="ce1" office:value="226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64406950190097" table:style-name="ce1">
            <text:p>1.016440695</text:p>
          </table:table-cell>
          <table:table-cell office:value-type="float" office:value="0.24177541957211482" table:style-name="ce1">
            <text:p>0.24177542</text:p>
          </table:table-cell>
          <table:table-cell/>
        </table:table-row>
        <table:table-row table:style-name="ro1">
          <table:table-cell office:value-type="float" table:style-name="ce1" office:value="227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52912005548631" table:style-name="ce1">
            <text:p>1.015291201</text:p>
          </table:table-cell>
          <table:table-cell office:value-type="float" office:value="0.2621940847461372" table:style-name="ce1">
            <text:p>0.262194085</text:p>
          </table:table-cell>
          <table:table-cell/>
        </table:table-row>
        <table:table-row table:style-name="ro1">
          <table:table-cell office:value-type="float" table:style-name="ce1" office:value="228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34863639397036" table:style-name="ce1">
            <text:p>1.013486364</text:p>
          </table:table-cell>
          <table:table-cell office:value-type="float" office:value="0.26437123540256569" table:style-name="ce1">
            <text:p>0.264371235</text:p>
          </table:table-cell>
          <table:table-cell/>
        </table:table-row>
        <table:table-row table:style-name="ro1">
          <table:table-cell office:value-type="float" table:style-name="ce1" office:value="229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34863639397036" table:style-name="ce1">
            <text:p>1.013486364</text:p>
          </table:table-cell>
          <table:table-cell office:value-type="float" office:value="0.26437123540256569" table:style-name="ce1">
            <text:p>0.264371235</text:p>
          </table:table-cell>
          <table:table-cell/>
        </table:table-row>
        <table:table-row table:style-name="ro1">
          <table:table-cell office:value-type="float" table:style-name="ce1" office:value="230"/>
          <table:table-cell office:value-type="float" table:style-name="ce1" office:value="3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446" table:style-name="ce1">
            <text:p>1.044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31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444999840913554" table:style-name="ce1">
            <text:p>1.044499984</text:p>
          </table:table-cell>
          <table:table-cell office:value-type="float" office:value="-1.8229963944528031E-4" table:style-name="ce1">
            <text:p>-0.0001823</text:p>
          </table:table-cell>
          <table:table-cell/>
        </table:table-row>
        <table:table-row table:style-name="ro1">
          <table:table-cell office:value-type="float" table:style-name="ce1" office:value="232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65527492992892" table:style-name="ce1">
            <text:p>1.036552749</text:p>
          </table:table-cell>
          <table:table-cell office:value-type="float" office:value="0.16046684367832753" table:style-name="ce1">
            <text:p>0.160466844</text:p>
          </table:table-cell>
          <table:table-cell/>
        </table:table-row>
        <table:table-row table:style-name="ro1">
          <table:table-cell office:value-type="float" table:style-name="ce1" office:value="233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67480228915289" table:style-name="ce1">
            <text:p>1.036748023</text:p>
          </table:table-cell>
          <table:table-cell office:value-type="float" office:value="0.15920033615073195" table:style-name="ce1">
            <text:p>0.159200336</text:p>
          </table:table-cell>
          <table:table-cell/>
        </table:table-row>
        <table:table-row table:style-name="ro1">
          <table:table-cell office:value-type="float" table:style-name="ce1" office:value="234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423232117393213" table:style-name="ce1">
            <text:p>1.042323212</text:p>
          </table:table-cell>
          <table:table-cell office:value-type="float" office:value="0.11084025563587478" table:style-name="ce1">
            <text:p>0.110840256</text:p>
          </table:table-cell>
          <table:table-cell/>
        </table:table-row>
        <table:table-row table:style-name="ro1">
          <table:table-cell office:value-type="float" table:style-name="ce1" office:value="235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423232117393213" table:style-name="ce1">
            <text:p>1.042323212</text:p>
          </table:table-cell>
          <table:table-cell office:value-type="float" office:value="0.11084025563587478" table:style-name="ce1">
            <text:p>0.110840256</text:p>
          </table:table-cell>
          <table:table-cell/>
        </table:table-row>
        <table:table-row table:style-name="ro1">
          <table:table-cell office:value-type="float" table:style-name="ce1" office:value="236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20780425717013" table:style-name="ce1">
            <text:p>1.012078043</text:p>
          </table:table-cell>
          <table:table-cell office:value-type="float" office:value="-0.14061748022288653" table:style-name="ce1">
            <text:p>-0.14061748</text:p>
          </table:table-cell>
          <table:table-cell/>
        </table:table-row>
        <table:table-row table:style-name="ro1">
          <table:table-cell office:value-type="float" table:style-name="ce1" office:value="237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52289478204439" table:style-name="ce1">
            <text:p>1.025228948</text:p>
          </table:table-cell>
          <table:table-cell office:value-type="float" office:value="-0.11173761475432294" table:style-name="ce1">
            <text:p>-0.111737615</text:p>
          </table:table-cell>
          <table:table-cell/>
        </table:table-row>
        <table:table-row table:style-name="ro1">
          <table:table-cell office:value-type="float" table:style-name="ce1" office:value="238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10202369403443" table:style-name="ce1">
            <text:p>1.021020237</text:p>
          </table:table-cell>
          <table:table-cell office:value-type="float" office:value="-0.12464203046437858" table:style-name="ce1">
            <text:p>-0.12464203</text:p>
          </table:table-cell>
          <table:table-cell/>
        </table:table-row>
        <table:table-row table:style-name="ro1">
          <table:table-cell office:value-type="float" table:style-name="ce1" office:value="239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09984986917662" table:style-name="ce1">
            <text:p>1.010998499</text:p>
          </table:table-cell>
          <table:table-cell office:value-type="float" office:value="0.14748873056269435" table:style-name="ce1">
            <text:p>0.147488731</text:p>
          </table:table-cell>
          <table:table-cell/>
        </table:table-row>
        <table:table-row table:style-name="ro1">
          <table:table-cell office:value-type="float" table:style-name="ce1" office:value="240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58643797230322" table:style-name="ce1">
            <text:p>1.02586438</text:p>
          </table:table-cell>
          <table:table-cell office:value-type="float" office:value="-0.11144453515304498" table:style-name="ce1">
            <text:p>-0.111444535</text:p>
          </table:table-cell>
          <table:table-cell/>
        </table:table-row>
        <table:table-row table:style-name="ro1">
          <table:table-cell office:value-type="float" table:style-name="ce1" office:value="241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51979648318075" table:style-name="ce1">
            <text:p>1.035197965</text:p>
          </table:table-cell>
          <table:table-cell office:value-type="float" office:value="-9.1114288715236955E-2" table:style-name="ce1">
            <text:p>-0.091114289</text:p>
          </table:table-cell>
          <table:table-cell/>
        </table:table-row>
        <table:table-row table:style-name="ro1">
          <table:table-cell office:value-type="float" table:style-name="ce1" office:value="242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87546869328232" table:style-name="ce1">
            <text:p>1.008754687</text:p>
          </table:table-cell>
          <table:table-cell office:value-type="float" office:value="0.21349752127615312" table:style-name="ce1">
            <text:p>0.213497521</text:p>
          </table:table-cell>
          <table:table-cell/>
        </table:table-row>
        <table:table-row table:style-name="ro1">
          <table:table-cell office:value-type="float" table:style-name="ce1" office:value="243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15654250465684" table:style-name="ce1">
            <text:p>1.011565425</text:p>
          </table:table-cell>
          <table:table-cell office:value-type="float" office:value="0.15117946570336574" table:style-name="ce1">
            <text:p>0.151179466</text:p>
          </table:table-cell>
          <table:table-cell/>
        </table:table-row>
        <table:table-row table:style-name="ro1">
          <table:table-cell office:value-type="float" table:style-name="ce1" office:value="244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09257878273392" table:style-name="ce1">
            <text:p>1.010925788</text:p>
          </table:table-cell>
          <table:table-cell office:value-type="float" office:value="0.15072312863550116" table:style-name="ce1">
            <text:p>0.150723129</text:p>
          </table:table-cell>
          <table:table-cell/>
        </table:table-row>
        <table:table-row table:style-name="ro1">
          <table:table-cell office:value-type="float" table:style-name="ce1" office:value="245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73926994655211" table:style-name="ce1">
            <text:p>1.007392699</text:p>
          </table:table-cell>
          <table:table-cell office:value-type="float" office:value="0.23350109006934014" table:style-name="ce1">
            <text:p>0.23350109</text:p>
          </table:table-cell>
          <table:table-cell/>
        </table:table-row>
        <table:table-row table:style-name="ro1">
          <table:table-cell office:value-type="float" table:style-name="ce1" office:value="246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77480148696512" table:style-name="ce1">
            <text:p>1.037748015</text:p>
          </table:table-cell>
          <table:table-cell office:value-type="float" office:value="-8.0943607740809775E-2" table:style-name="ce1">
            <text:p>-0.080943608</text:p>
          </table:table-cell>
          <table:table-cell/>
        </table:table-row>
        <table:table-row table:style-name="ro1">
          <table:table-cell office:value-type="float" table:style-name="ce1" office:value="247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08621698711096" table:style-name="ce1">
            <text:p>1.01086217</text:p>
          </table:table-cell>
          <table:table-cell office:value-type="float" office:value="0.13918991890030005" table:style-name="ce1">
            <text:p>0.139189919</text:p>
          </table:table-cell>
          <table:table-cell/>
        </table:table-row>
        <table:table-row table:style-name="ro1">
          <table:table-cell office:value-type="float" table:style-name="ce1" office:value="248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17266093883643" table:style-name="ce1">
            <text:p>1.021726609</text:p>
          </table:table-cell>
          <table:table-cell office:value-type="float" office:value="0.15014668050861618" table:style-name="ce1">
            <text:p>0.150146681</text:p>
          </table:table-cell>
          <table:table-cell/>
        </table:table-row>
        <table:table-row table:style-name="ro1">
          <table:table-cell office:value-type="float" table:style-name="ce1" office:value="249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57313959283698" table:style-name="ce1">
            <text:p>1.025731396</text:p>
          </table:table-cell>
          <table:table-cell office:value-type="float" office:value="6.97474974951654E-2" table:style-name="ce1">
            <text:p>0.069747497</text:p>
          </table:table-cell>
          <table:table-cell/>
        </table:table-row>
        <table:table-row table:style-name="ro1">
          <table:table-cell office:value-type="float" table:style-name="ce1" office:value="250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0844529274312" table:style-name="ce1">
            <text:p>1.020844529</text:p>
          </table:table-cell>
          <table:table-cell office:value-type="float" office:value="0.17119712921281249" table:style-name="ce1">
            <text:p>0.171197129</text:p>
          </table:table-cell>
          <table:table-cell/>
        </table:table-row>
        <table:table-row table:style-name="ro1">
          <table:table-cell office:value-type="float" table:style-name="ce1" office:value="251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8931075725592976" table:style-name="ce1">
            <text:p>0.989310757</text:p>
          </table:table-cell>
          <table:table-cell office:value-type="float" office:value="-0.10625076742169386" table:style-name="ce1">
            <text:p>-0.106250767</text:p>
          </table:table-cell>
          <table:table-cell/>
        </table:table-row>
        <table:table-row table:style-name="ro1">
          <table:table-cell office:value-type="float" table:style-name="ce1" office:value="252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6613707359924" table:style-name="ce1">
            <text:p>1.016613707</text:p>
          </table:table-cell>
          <table:table-cell office:value-type="float" office:value="0.16174340792722086" table:style-name="ce1">
            <text:p>0.161743408</text:p>
          </table:table-cell>
          <table:table-cell/>
        </table:table-row>
        <table:table-row table:style-name="ro1">
          <table:table-cell office:value-type="float" table:style-name="ce1" office:value="253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69250847266611" table:style-name="ce1">
            <text:p>1.026925085</text:p>
          </table:table-cell>
          <table:table-cell office:value-type="float" office:value="8.695533542652642E-2" table:style-name="ce1">
            <text:p>0.086955335</text:p>
          </table:table-cell>
          <table:table-cell/>
        </table:table-row>
        <table:table-row table:style-name="ro1">
          <table:table-cell office:value-type="float" table:style-name="ce1" office:value="254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77847422315986" table:style-name="ce1">
            <text:p>1.017784742</text:p>
          </table:table-cell>
          <table:table-cell office:value-type="float" office:value="0.16703346515162246" table:style-name="ce1">
            <text:p>0.167033465</text:p>
          </table:table-cell>
          <table:table-cell/>
        </table:table-row>
        <table:table-row table:style-name="ro1">
          <table:table-cell office:value-type="float" table:style-name="ce1" office:value="255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67107628274956" table:style-name="ce1">
            <text:p>1.016710763</text:p>
          </table:table-cell>
          <table:table-cell office:value-type="float" office:value="0.17872468981853618" table:style-name="ce1">
            <text:p>0.17872469</text:p>
          </table:table-cell>
          <table:table-cell/>
        </table:table-row>
        <table:table-row table:style-name="ro1">
          <table:table-cell office:value-type="float" table:style-name="ce1" office:value="256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59890478832898" table:style-name="ce1">
            <text:p>1.025989048</text:p>
          </table:table-cell>
          <table:table-cell office:value-type="float" office:value="8.6154707494952021E-2" table:style-name="ce1">
            <text:p>0.086154707</text:p>
          </table:table-cell>
          <table:table-cell/>
        </table:table-row>
        <table:table-row table:style-name="ro1">
          <table:table-cell office:value-type="float" table:style-name="ce1" office:value="257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82668147923355" table:style-name="ce1">
            <text:p>1.018266815</text:p>
          </table:table-cell>
          <table:table-cell office:value-type="float" office:value="0.16656510406646269" table:style-name="ce1">
            <text:p>0.166565104</text:p>
          </table:table-cell>
          <table:table-cell/>
        </table:table-row>
        <table:table-row table:style-name="ro1">
          <table:table-cell office:value-type="float" table:style-name="ce1" office:value="258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92362160734472" table:style-name="ce1">
            <text:p>1.009236216</text:p>
          </table:table-cell>
          <table:table-cell office:value-type="float" office:value="0.22355748738467798" table:style-name="ce1">
            <text:p>0.223557487</text:p>
          </table:table-cell>
          <table:table-cell/>
        </table:table-row>
        <table:table-row table:style-name="ro1">
          <table:table-cell office:value-type="float" table:style-name="ce1" office:value="259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96152367522717" table:style-name="ce1">
            <text:p>1.019615237</text:p>
          </table:table-cell>
          <table:table-cell office:value-type="float" office:value="0.23877313287430088" table:style-name="ce1">
            <text:p>0.238773133</text:p>
          </table:table-cell>
          <table:table-cell/>
        </table:table-row>
        <table:table-row table:style-name="ro1">
          <table:table-cell office:value-type="float" table:style-name="ce1" office:value="260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7356925551180407" table:style-name="ce1">
            <text:p>0.973569256</text:p>
          </table:table-cell>
          <table:table-cell office:value-type="float" office:value="0.29264050424059806" table:style-name="ce1">
            <text:p>0.292640504</text:p>
          </table:table-cell>
          <table:table-cell/>
        </table:table-row>
        <table:table-row table:style-name="ro1">
          <table:table-cell office:value-type="float" table:style-name="ce1" office:value="261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7356925551180407" table:style-name="ce1">
            <text:p>0.973569256</text:p>
          </table:table-cell>
          <table:table-cell office:value-type="float" office:value="0.29264050424059806" table:style-name="ce1">
            <text:p>0.292640504</text:p>
          </table:table-cell>
          <table:table-cell/>
        </table:table-row>
        <table:table-row table:style-name="ro1">
          <table:table-cell office:value-type="float" table:style-name="ce1" office:value="262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7123839965207392" table:style-name="ce1">
            <text:p>0.9712384</text:p>
          </table:table-cell>
          <table:table-cell office:value-type="float" office:value="0.29378914384517069" table:style-name="ce1">
            <text:p>0.293789144</text:p>
          </table:table-cell>
          <table:table-cell/>
        </table:table-row>
        <table:table-row table:style-name="ro1">
          <table:table-cell office:value-type="float" table:style-name="ce1" office:value="263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6604385323184849" table:style-name="ce1">
            <text:p>0.966043853</text:p>
          </table:table-cell>
          <table:table-cell office:value-type="float" office:value="0.29608686838994197" table:style-name="ce1">
            <text:p>0.296086868</text:p>
          </table:table-cell>
          <table:table-cell/>
        </table:table-row>
        <table:table-row table:style-name="ro1">
          <table:table-cell office:value-type="float" table:style-name="ce1" office:value="264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42616862852834" table:style-name="ce1">
            <text:p>1.024261686</text:p>
          </table:table-cell>
          <table:table-cell office:value-type="float" office:value="0.13484660918253527" table:style-name="ce1">
            <text:p>0.134846609</text:p>
          </table:table-cell>
          <table:table-cell/>
        </table:table-row>
        <table:table-row table:style-name="ro1">
          <table:table-cell office:value-type="float" table:style-name="ce1" office:value="265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38831929314836" table:style-name="ce1">
            <text:p>1.023883193</text:p>
          </table:table-cell>
          <table:table-cell office:value-type="float" office:value="0.13388789053693476" table:style-name="ce1">
            <text:p>0.133887891</text:p>
          </table:table-cell>
          <table:table-cell/>
        </table:table-row>
        <table:table-row table:style-name="ro1">
          <table:table-cell office:value-type="float" table:style-name="ce1" office:value="266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32526308220788" table:style-name="ce1">
            <text:p>1.023252631</text:p>
          </table:table-cell>
          <table:table-cell office:value-type="float" office:value="0.1325341220806725" table:style-name="ce1">
            <text:p>0.132534122</text:p>
          </table:table-cell>
          <table:table-cell/>
        </table:table-row>
        <table:table-row table:style-name="ro1">
          <table:table-cell office:value-type="float" table:style-name="ce1" office:value="267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75399165932155" table:style-name="ce1">
            <text:p>1.017539917</text:p>
          </table:table-cell>
          <table:table-cell office:value-type="float" office:value="0.12007363632151732" table:style-name="ce1">
            <text:p>0.120073636</text:p>
          </table:table-cell>
          <table:table-cell/>
        </table:table-row>
        <table:table-row table:style-name="ro1">
          <table:table-cell office:value-type="float" table:style-name="ce1" office:value="268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7126900331407" table:style-name="ce1">
            <text:p>1.0171269</text:p>
          </table:table-cell>
          <table:table-cell office:value-type="float" office:value="0.11930498154823328" table:style-name="ce1">
            <text:p>0.119304982</text:p>
          </table:table-cell>
          <table:table-cell/>
        </table:table-row>
        <table:table-row table:style-name="ro1">
          <table:table-cell office:value-type="float" table:style-name="ce1" office:value="269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61619794228831" table:style-name="ce1">
            <text:p>1.016161979</text:p>
          </table:table-cell>
          <table:table-cell office:value-type="float" office:value="0.11721451094198265" table:style-name="ce1">
            <text:p>0.117214511</text:p>
          </table:table-cell>
          <table:table-cell/>
        </table:table-row>
        <table:table-row table:style-name="ro1">
          <table:table-cell office:value-type="float" table:style-name="ce1" office:value="270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40402715031276" table:style-name="ce1">
            <text:p>1.014040272</text:p>
          </table:table-cell>
          <table:table-cell office:value-type="float" office:value="0.11284687753705677" table:style-name="ce1">
            <text:p>0.112846878</text:p>
          </table:table-cell>
          <table:table-cell/>
        </table:table-row>
        <table:table-row table:style-name="ro1">
          <table:table-cell office:value-type="float" table:style-name="ce1" office:value="271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58210092222446" table:style-name="ce1">
            <text:p>1.015821009</text:p>
          </table:table-cell>
          <table:table-cell office:value-type="float" office:value="9.6560018758803087E-2" table:style-name="ce1">
            <text:p>0.096560019</text:p>
          </table:table-cell>
          <table:table-cell/>
        </table:table-row>
        <table:table-row table:style-name="ro1">
          <table:table-cell office:value-type="float" table:style-name="ce1" office:value="272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01424112257211" table:style-name="ce1">
            <text:p>1.020142411</text:p>
          </table:table-cell>
          <table:table-cell office:value-type="float" office:value="0.11316545770937207" table:style-name="ce1">
            <text:p>0.113165458</text:p>
          </table:table-cell>
          <table:table-cell/>
        </table:table-row>
        <table:table-row table:style-name="ro1">
          <table:table-cell office:value-type="float" table:style-name="ce1" office:value="273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28957615723617" table:style-name="ce1">
            <text:p>1.022895762</text:p>
          </table:table-cell>
          <table:table-cell office:value-type="float" office:value="0.12740840222409985" table:style-name="ce1">
            <text:p>0.127408402</text:p>
          </table:table-cell>
          <table:table-cell/>
        </table:table-row>
        <table:table-row table:style-name="ro1">
          <table:table-cell office:value-type="float" table:style-name="ce1" office:value="274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08410950745113" table:style-name="ce1">
            <text:p>1.010841095</text:p>
          </table:table-cell>
          <table:table-cell office:value-type="float" office:value="5.6160844977288647E-2" table:style-name="ce1">
            <text:p>0.056160845</text:p>
          </table:table-cell>
          <table:table-cell/>
        </table:table-row>
        <table:table-row table:style-name="ro1">
          <table:table-cell office:value-type="float" table:style-name="ce1" office:value="275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61998020270062" table:style-name="ce1">
            <text:p>1.016199802</text:p>
          </table:table-cell>
          <table:table-cell office:value-type="float" office:value="0.11775806707089487" table:style-name="ce1">
            <text:p>0.117758067</text:p>
          </table:table-cell>
          <table:table-cell/>
        </table:table-row>
        <table:table-row table:style-name="ro1">
          <table:table-cell office:value-type="float" table:style-name="ce1" office:value="276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62745752166442" table:style-name="ce1">
            <text:p>1.016274575</text:p>
          </table:table-cell>
          <table:table-cell office:value-type="float" office:value="0.11884539439216601" table:style-name="ce1">
            <text:p>0.118845394</text:p>
          </table:table-cell>
          <table:table-cell/>
        </table:table-row>
        <table:table-row table:style-name="ro1">
          <table:table-cell office:value-type="float" table:style-name="ce1" office:value="277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80193195363134" table:style-name="ce1">
            <text:p>1.01801932</text:p>
          </table:table-cell>
          <table:table-cell office:value-type="float" office:value="0.13999437506850607" table:style-name="ce1">
            <text:p>0.139994375</text:p>
          </table:table-cell>
          <table:table-cell/>
        </table:table-row>
        <table:table-row table:style-name="ro1">
          <table:table-cell office:value-type="float" table:style-name="ce1" office:value="278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5075252816501" table:style-name="ce1">
            <text:p>1.005075253</text:p>
          </table:table-cell>
          <table:table-cell office:value-type="float" office:value="0.22153188523516565" table:style-name="ce1">
            <text:p>0.221531885</text:p>
          </table:table-cell>
          <table:table-cell/>
        </table:table-row>
        <table:table-row table:style-name="ro1">
          <table:table-cell office:value-type="float" table:style-name="ce1" office:value="279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51139021160882" table:style-name="ce1">
            <text:p>1.005113902</text:p>
          </table:table-cell>
          <table:table-cell office:value-type="float" office:value="0.22135646313801305" table:style-name="ce1">
            <text:p>0.221356463</text:p>
          </table:table-cell>
          <table:table-cell/>
        </table:table-row>
        <table:table-row table:style-name="ro1">
          <table:table-cell office:value-type="float" table:style-name="ce1" office:value="280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52636101104273" table:style-name="ce1">
            <text:p>1.00526361</text:p>
          </table:table-cell>
          <table:table-cell office:value-type="float" office:value="0.22802130204818671" table:style-name="ce1">
            <text:p>0.228021302</text:p>
          </table:table-cell>
          <table:table-cell/>
        </table:table-row>
        <table:table-row table:style-name="ro1">
          <table:table-cell office:value-type="float" table:style-name="ce1" office:value="281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52971462264588" table:style-name="ce1">
            <text:p>1.005297146</text:p>
          </table:table-cell>
          <table:table-cell office:value-type="float" office:value="0.2341249405529833" table:style-name="ce1">
            <text:p>0.234124941</text:p>
          </table:table-cell>
          <table:table-cell/>
        </table:table-row>
        <table:table-row table:style-name="ro1">
          <table:table-cell office:value-type="float" table:style-name="ce1" office:value="282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53737596884718" table:style-name="ce1">
            <text:p>1.00537376</text:p>
          </table:table-cell>
          <table:table-cell office:value-type="float" office:value="0.23599341797996581" table:style-name="ce1">
            <text:p>0.235993418</text:p>
          </table:table-cell>
          <table:table-cell/>
        </table:table-row>
        <table:table-row table:style-name="ro1">
          <table:table-cell office:value-type="float" table:style-name="ce1" office:value="283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52913211961374" table:style-name="ce1">
            <text:p>1.005291321</text:p>
          </table:table-cell>
          <table:table-cell office:value-type="float" office:value="0.23634434524169223" table:style-name="ce1">
            <text:p>0.236344345</text:p>
          </table:table-cell>
          <table:table-cell/>
        </table:table-row>
        <table:table-row table:style-name="ro1">
          <table:table-cell office:value-type="float" table:style-name="ce1" office:value="284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65257280676176" table:style-name="ce1">
            <text:p>1.006525728</text:p>
          </table:table-cell>
          <table:table-cell office:value-type="float" office:value="0.24871710584105824" table:style-name="ce1">
            <text:p>0.248717106</text:p>
          </table:table-cell>
          <table:table-cell/>
        </table:table-row>
        <table:table-row table:style-name="ro1">
          <table:table-cell office:value-type="float" table:style-name="ce1" office:value="285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8239616925561768" table:style-name="ce1">
            <text:p>0.982396169</text:p>
          </table:table-cell>
          <table:table-cell office:value-type="float" office:value="0.22752654049997711" table:style-name="ce1">
            <text:p>0.22752654</text:p>
          </table:table-cell>
          <table:table-cell/>
        </table:table-row>
        <table:table-row table:style-name="ro1">
          <table:table-cell office:value-type="float" table:style-name="ce1" office:value="286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8509365824377981" table:style-name="ce1">
            <text:p>0.985093658</text:p>
          </table:table-cell>
          <table:table-cell office:value-type="float" office:value="0.21694740027916223" table:style-name="ce1">
            <text:p>0.2169474</text:p>
          </table:table-cell>
          <table:table-cell/>
        </table:table-row>
        <table:table-row table:style-name="ro1">
          <table:table-cell office:value-type="float" table:style-name="ce1" office:value="287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8558336021151427" table:style-name="ce1">
            <text:p>0.98558336</text:p>
          </table:table-cell>
          <table:table-cell office:value-type="float" office:value="0.21471173715980332" table:style-name="ce1">
            <text:p>0.214711737</text:p>
          </table:table-cell>
          <table:table-cell/>
        </table:table-row>
        <table:table-row table:style-name="ro1">
          <table:table-cell office:value-type="float" table:style-name="ce1" office:value="288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8573301708890404" table:style-name="ce1">
            <text:p>0.985733017</text:p>
          </table:table-cell>
          <table:table-cell office:value-type="float" office:value="0.21402361790420732" table:style-name="ce1">
            <text:p>0.214023618</text:p>
          </table:table-cell>
          <table:table-cell/>
        </table:table-row>
        <table:table-row table:style-name="ro1">
          <table:table-cell office:value-type="float" table:style-name="ce1" office:value="289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6794780031091798" table:style-name="ce1">
            <text:p>0.9679478</text:p>
          </table:table-cell>
          <table:table-cell office:value-type="float" office:value="0.28488252995446228" table:style-name="ce1">
            <text:p>0.28488253</text:p>
          </table:table-cell>
          <table:table-cell/>
        </table:table-row>
        <table:table-row table:style-name="ro1">
          <table:table-cell office:value-type="float" table:style-name="ce1" office:value="290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6794780031091798" table:style-name="ce1">
            <text:p>0.9679478</text:p>
          </table:table-cell>
          <table:table-cell office:value-type="float" office:value="0.28488252995446228" table:style-name="ce1">
            <text:p>0.28488253</text:p>
          </table:table-cell>
          <table:table-cell/>
        </table:table-row>
        <table:table-row table:style-name="ro1">
          <table:table-cell office:value-type="float" table:style-name="ce1" office:value="291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6789806418719115" table:style-name="ce1">
            <text:p>0.967898064</text:p>
          </table:table-cell>
          <table:table-cell office:value-type="float" office:value="0.28505146437562418" table:style-name="ce1">
            <text:p>0.285051464</text:p>
          </table:table-cell>
          <table:table-cell/>
        </table:table-row>
        <table:table-row table:style-name="ro1">
          <table:table-cell office:value-type="float" table:style-name="ce1" office:value="292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7130733719901552" table:style-name="ce1">
            <text:p>0.971307337</text:p>
          </table:table-cell>
          <table:table-cell office:value-type="float" office:value="0.27283926899066019" table:style-name="ce1">
            <text:p>0.272839269</text:p>
          </table:table-cell>
          <table:table-cell/>
        </table:table-row>
        <table:table-row table:style-name="ro1">
          <table:table-cell office:value-type="float" table:style-name="ce1" office:value="293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7409597207147824" table:style-name="ce1">
            <text:p>0.974095972</text:p>
          </table:table-cell>
          <table:table-cell office:value-type="float" office:value="0.26155496017877733" table:style-name="ce1">
            <text:p>0.26155496</text:p>
          </table:table-cell>
          <table:table-cell/>
        </table:table-row>
        <table:table-row table:style-name="ro1">
          <table:table-cell office:value-type="float" table:style-name="ce1" office:value="294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7689808636662467" table:style-name="ce1">
            <text:p>0.976898086</text:p>
          </table:table-cell>
          <table:table-cell office:value-type="float" office:value="0.24846353626483467" table:style-name="ce1">
            <text:p>0.248463536</text:p>
          </table:table-cell>
          <table:table-cell/>
        </table:table-row>
        <table:table-row table:style-name="ro1">
          <table:table-cell office:value-type="float" table:style-name="ce1" office:value="295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7689808636662467" table:style-name="ce1">
            <text:p>0.976898086</text:p>
          </table:table-cell>
          <table:table-cell office:value-type="float" office:value="0.24846353626483467" table:style-name="ce1">
            <text:p>0.248463536</text:p>
          </table:table-cell>
          <table:table-cell/>
        </table:table-row>
        <table:table-row table:style-name="ro1">
          <table:table-cell office:value-type="float" table:style-name="ce1" office:value="296"/>
          <table:table-cell office:value-type="float" table:style-name="ce1" office:value="2"/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70136385290296" table:style-name="ce1">
            <text:p>1.017013639</text:p>
          </table:table-cell>
          <table:table-cell office:value-type="float" office:value="0.24453887021482787" table:style-name="ce1">
            <text:p>0.24453887</text:p>
          </table:table-cell>
          <table:table-cell/>
        </table:table-row>
        <table:table-row table:style-name="ro1">
          <table:table-cell office:value-type="float" table:style-name="ce1" office:value="297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44970194621572" table:style-name="ce1">
            <text:p>1.004497019</text:p>
          </table:table-cell>
          <table:table-cell office:value-type="float" office:value="0.21332920074767581" table:style-name="ce1">
            <text:p>0.213329201</text:p>
          </table:table-cell>
          <table:table-cell/>
        </table:table-row>
        <table:table-row table:style-name="ro1">
          <table:table-cell office:value-type="float" table:style-name="ce1" office:value="298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37175836828434" table:style-name="ce1">
            <text:p>1.003717584</text:p>
          </table:table-cell>
          <table:table-cell office:value-type="float" office:value="0.21169943836929439" table:style-name="ce1">
            <text:p>0.211699438</text:p>
          </table:table-cell>
          <table:table-cell/>
        </table:table-row>
        <table:table-row table:style-name="ro1">
          <table:table-cell office:value-type="float" table:style-name="ce1" office:value="299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38532762329699" table:style-name="ce1">
            <text:p>1.013853276</text:p>
          </table:table-cell>
          <table:table-cell office:value-type="float" office:value="0.1459178682398862" table:style-name="ce1">
            <text:p>0.145917868</text:p>
          </table:table-cell>
          <table:table-cell/>
        </table:table-row>
        <table:table-row table:style-name="ro1">
          <table:table-cell office:value-type="float" table:style-name="ce1" office:value="300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90447662987461" table:style-name="ce1">
            <text:p>1.019044766</text:p>
          </table:table-cell>
          <table:table-cell office:value-type="float" office:value="0.16614455837954509" table:style-name="ce1">
            <text:p>0.166144558</text:p>
          </table:table-cell>
          <table:table-cell/>
        </table:table-row>
        <table:table-row table:style-name="ro1">
          <table:table-cell office:value-type="float" table:style-name="ce1" office:value="301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39137498398834" table:style-name="ce1">
            <text:p>1.01391375</text:p>
          </table:table-cell>
          <table:table-cell office:value-type="float" office:value="0.26864496623913592" table:style-name="ce1">
            <text:p>0.268644966</text:p>
          </table:table-cell>
          <table:table-cell/>
        </table:table-row>
        <table:table-row table:style-name="ro1">
          <table:table-cell office:value-type="float" table:style-name="ce1" office:value="302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80737284630381" table:style-name="ce1">
            <text:p>1.018073728</text:p>
          </table:table-cell>
          <table:table-cell office:value-type="float" office:value="0.24949774230114397" table:style-name="ce1">
            <text:p>0.249497742</text:p>
          </table:table-cell>
          <table:table-cell/>
        </table:table-row>
        <table:table-row table:style-name="ro1">
          <table:table-cell office:value-type="float" table:style-name="ce1" office:value="303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73565277647352" table:style-name="ce1">
            <text:p>1.017356528</text:p>
          </table:table-cell>
          <table:table-cell office:value-type="float" office:value="0.22666050695805348" table:style-name="ce1">
            <text:p>0.226660507</text:p>
          </table:table-cell>
          <table:table-cell/>
        </table:table-row>
        <table:table-row table:style-name="ro1">
          <table:table-cell office:value-type="float" table:style-name="ce1" office:value="304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482651756247747" table:style-name="ce1">
            <text:p>1.048265176</text:p>
          </table:table-cell>
          <table:table-cell office:value-type="float" office:value="3.0196217848597894E-2" table:style-name="ce1">
            <text:p>0.030196218</text:p>
          </table:table-cell>
          <table:table-cell/>
        </table:table-row>
        <table:table-row table:style-name="ro1">
          <table:table-cell office:value-type="float" table:style-name="ce1" office:value="305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43743817639832" table:style-name="ce1">
            <text:p>1.034374382</text:p>
          </table:table-cell>
          <table:table-cell office:value-type="float" office:value="-7.0879322445813325E-2" table:style-name="ce1">
            <text:p>-0.070879322</text:p>
          </table:table-cell>
          <table:table-cell/>
        </table:table-row>
        <table:table-row table:style-name="ro1">
          <table:table-cell office:value-type="float" table:style-name="ce1" office:value="306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476102409992871" table:style-name="ce1">
            <text:p>1.047610241</text:p>
          </table:table-cell>
          <table:table-cell office:value-type="float" office:value="-1.3713969280097571E-2" table:style-name="ce1">
            <text:p>-0.013713969</text:p>
          </table:table-cell>
          <table:table-cell/>
        </table:table-row>
        <table:table-row table:style-name="ro1">
          <table:table-cell office:value-type="float" table:style-name="ce1" office:value="307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4733526970286" table:style-name="ce1">
            <text:p>1.04733527</text:p>
          </table:table-cell>
          <table:table-cell office:value-type="float" office:value="5.7271658230206017E-2" table:style-name="ce1">
            <text:p>0.057271658</text:p>
          </table:table-cell>
          <table:table-cell/>
        </table:table-row>
        <table:table-row table:style-name="ro1">
          <table:table-cell office:value-type="float" table:style-name="ce1" office:value="308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3802366996023" table:style-name="ce1">
            <text:p>1.003802367</text:p>
          </table:table-cell>
          <table:table-cell office:value-type="float" office:value="0.30631855642971079" table:style-name="ce1">
            <text:p>0.306318556</text:p>
          </table:table-cell>
          <table:table-cell/>
        </table:table-row>
        <table:table-row table:style-name="ro1">
          <table:table-cell office:value-type="float" table:style-name="ce1" office:value="309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27678905839026" table:style-name="ce1">
            <text:p>1.032767891</text:p>
          </table:table-cell>
          <table:table-cell office:value-type="float" office:value="0.18210484391930984" table:style-name="ce1">
            <text:p>0.182104844</text:p>
          </table:table-cell>
          <table:table-cell/>
        </table:table-row>
        <table:table-row table:style-name="ro1">
          <table:table-cell office:value-type="float" table:style-name="ce1" office:value="310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34720435261129" table:style-name="ce1">
            <text:p>1.013472044</text:p>
          </table:table-cell>
          <table:table-cell office:value-type="float" office:value="0.18600692726617701" table:style-name="ce1">
            <text:p>0.186006927</text:p>
          </table:table-cell>
          <table:table-cell/>
        </table:table-row>
        <table:table-row table:style-name="ro1">
          <table:table-cell office:value-type="float" table:style-name="ce1" office:value="311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02011110128568" table:style-name="ce1">
            <text:p>1.030201111</text:p>
          </table:table-cell>
          <table:table-cell office:value-type="float" office:value="2.4817753078698334E-2" table:style-name="ce1">
            <text:p>0.024817753</text:p>
          </table:table-cell>
          <table:table-cell/>
        </table:table-row>
        <table:table-row table:style-name="ro1">
          <table:table-cell office:value-type="float" table:style-name="ce1" office:value="312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51245412462637" table:style-name="ce1">
            <text:p>1.025124541</text:p>
          </table:table-cell>
          <table:table-cell office:value-type="float" office:value="-1.896747043328437E-2" table:style-name="ce1">
            <text:p>-0.01896747</text:p>
          </table:table-cell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Lines" table:style-name="ta1">
        <table:table-column table:style-name="co1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 (pu)</text:p>
          </table:table-cell>
          <table:table-cell office:value-type="string" table:style-name="ce1">
            <text:p>b (pu)</text:p>
          </table:table-cell>
          <table:table-cell office:value-type="string" table:style-name="ce1">
            <text:p>g_sh (pu)</text:p>
          </table:table-cell>
          <table:table-cell office:value-type="string" table:style-name="ce1">
            <text:p>b_sh (pu)</text:p>
          </table:table-cell>
          <table:table-cell office:value-type="string" table:style-name="ce1">
            <text:p>RATE_A</text:p>
          </table:table-cell>
          <table:table-cell office:value-type="string" table:style-name="ce1">
            <text:p>br_status</text:p>
          </table:table-cell>
          <table:table-cell/>
        </table:table-row>
        <table:table-row table:style-name="ro1">
          <table:table-cell office:value-type="float" table:style-name="ce1" office:value="8"/>
          <table:table-cell office:value-type="float" table:style-name="ce1" office:value="24"/>
          <table:table-cell office:value-type="float" office:value="2.7713039260691019" table:style-name="ce1">
            <text:p>2.771303926</text:p>
          </table:table-cell>
          <table:table-cell office:value-type="float" office:value="-9.2963366674487791" table:style-name="ce1">
            <text:p>-9.296336667</text:p>
          </table:table-cell>
          <table:table-cell office:value-type="float" office:value="0" table:style-name="ce1">
            <text:p>0</text:p>
          </table:table-cell>
          <table:table-cell office:value-type="float" office:value="3.3020000000000001E-2" table:style-name="ce1">
            <text:p>0.03302</text:p>
          </table:table-cell>
          <table:table-cell office:value-type="float" office:value="0.91" table:style-name="ce1">
            <text:p>0.9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8"/>
          <table:table-cell office:value-type="float" table:style-name="ce1" office:value="174"/>
          <table:table-cell office:value-type="float" office:value="3.9274126774697158" table:style-name="ce1">
            <text:p>3.927412677</text:p>
          </table:table-cell>
          <table:table-cell office:value-type="float" office:value="-13.400784468506398" table:style-name="ce1">
            <text:p>-13.40078447</text:p>
          </table:table-cell>
          <table:table-cell office:value-type="float" office:value="0" table:style-name="ce1">
            <text:p>0</text:p>
          </table:table-cell>
          <table:table-cell office:value-type="float" office:value="2.2290000000000001E-2" table:style-name="ce1">
            <text:p>0.02229</text:p>
          </table:table-cell>
          <table:table-cell office:value-type="float" office:value="0.96" table:style-name="ce1">
            <text:p>0.9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"/>
          <table:table-cell office:value-type="float" table:style-name="ce1" office:value="174"/>
          <table:table-cell office:value-type="float" office:value="3.9211673051311728" table:style-name="ce1">
            <text:p>3.921167305</text:p>
          </table:table-cell>
          <table:table-cell office:value-type="float" office:value="-13.416370644910693" table:style-name="ce1">
            <text:p>-13.41637064</text:p>
          </table:table-cell>
          <table:table-cell office:value-type="float" office:value="0" table:style-name="ce1">
            <text:p>0</text:p>
          </table:table-cell>
          <table:table-cell office:value-type="float" office:value="2.205E-2" table:style-name="ce1">
            <text:p>0.02205</text:p>
          </table:table-cell>
          <table:table-cell office:value-type="float" office:value="0.96" table:style-name="ce1">
            <text:p>0.9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"/>
          <table:table-cell office:value-type="float" table:style-name="ce1" office:value="14"/>
          <table:table-cell office:value-type="float" office:value="23.829848354026669" table:style-name="ce1">
            <text:p>23.82984835</text:p>
          </table:table-cell>
          <table:table-cell office:value-type="float" office:value="-125.51474920716788" table:style-name="ce1">
            <text:p>-125.5147492</text:p>
          </table:table-cell>
          <table:table-cell office:value-type="float" office:value="0" table:style-name="ce1">
            <text:p>0</text:p>
          </table:table-cell>
          <table:table-cell office:value-type="float" office:value="2.5999999999999999E-3" table:style-name="ce1">
            <text:p>0.0026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"/>
          <table:table-cell office:value-type="float" table:style-name="ce1" office:value="14"/>
          <table:table-cell office:value-type="float" office:value="24.379913798319386" table:style-name="ce1">
            <text:p>24.3799138</text:p>
          </table:table-cell>
          <table:table-cell office:value-type="float" office:value="-131.15325890044809" table:style-name="ce1">
            <text:p>-131.1532589</text:p>
          </table:table-cell>
          <table:table-cell office:value-type="float" office:value="0" table:style-name="ce1">
            <text:p>0</text:p>
          </table:table-cell>
          <table:table-cell office:value-type="float" office:value="2.5000000000000001E-3" table:style-name="ce1">
            <text:p>0.0025</text:p>
          </table:table-cell>
          <table:table-cell office:value-type="float" office:value="1.24" table:style-name="ce1">
            <text:p>1.2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"/>
          <table:table-cell office:value-type="float" table:style-name="ce1" office:value="14"/>
          <table:table-cell office:value-type="float" office:value="22.788109601442205" table:style-name="ce1">
            <text:p>22.7881096</text:p>
          </table:table-cell>
          <table:table-cell office:value-type="float" office:value="-122.83727572832203" table:style-name="ce1">
            <text:p>-122.8372757</text:p>
          </table:table-cell>
          <table:table-cell office:value-type="float" office:value="0" table:style-name="ce1">
            <text:p>0</text:p>
          </table:table-cell>
          <table:table-cell office:value-type="float" office:value="2.65E-3" table:style-name="ce1">
            <text:p>0.00265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0"/>
          <table:table-cell office:value-type="float" table:style-name="ce1" office:value="26"/>
          <table:table-cell office:value-type="float" office:value="3.3389412075622511" table:style-name="ce1">
            <text:p>3.338941208</text:p>
          </table:table-cell>
          <table:table-cell office:value-type="float" office:value="-20.459072186877577" table:style-name="ce1">
            <text:p>-20.45907219</text:p>
          </table:table-cell>
          <table:table-cell office:value-type="float" office:value="0" table:style-name="ce1">
            <text:p>0</text:p>
          </table:table-cell>
          <table:table-cell office:value-type="float" office:value="1.6400000000000001E-2" table:style-name="ce1">
            <text:p>0.0164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0"/>
          <table:table-cell office:value-type="float" table:style-name="ce1" office:value="19"/>
          <table:table-cell office:value-type="float" office:value="1.6247717691304948" table:style-name="ce1">
            <text:p>1.624771769</text:p>
          </table:table-cell>
          <table:table-cell office:value-type="float" office:value="-8.648928082769002" table:style-name="ce1">
            <text:p>-8.648928083</text:p>
          </table:table-cell>
          <table:table-cell office:value-type="float" office:value="0" table:style-name="ce1">
            <text:p>0</text:p>
          </table:table-cell>
          <table:table-cell office:value-type="float" office:value="3.8010000000000002E-2" table:style-name="ce1">
            <text:p>0.03801</text:p>
          </table:table-cell>
          <table:table-cell office:value-type="float" office:value="2.1800000000000002" table:style-name="ce1">
            <text:p>2.18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0"/>
          <table:table-cell office:value-type="float" table:style-name="ce1" office:value="22"/>
          <table:table-cell office:value-type="float" office:value="3.3649143967841826" table:style-name="ce1">
            <text:p>3.364914397</text:p>
          </table:table-cell>
          <table:table-cell office:value-type="float" office:value="-11.238401212327048" table:style-name="ce1">
            <text:p>-11.23840121</text:p>
          </table:table-cell>
          <table:table-cell office:value-type="float" office:value="0" table:style-name="ce1">
            <text:p>0</text:p>
          </table:table-cell>
          <table:table-cell office:value-type="float" office:value="2.7470000000000001E-2" table:style-name="ce1">
            <text:p>0.02747</text:p>
          </table:table-cell>
          <table:table-cell office:value-type="float" office:value="1.64" table:style-name="ce1">
            <text:p>1.6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1"/>
          <table:table-cell office:value-type="float" table:style-name="ce1" office:value="14"/>
          <table:table-cell office:value-type="float" office:value="3.8024052217250852" table:style-name="ce1">
            <text:p>3.802405222</text:p>
          </table:table-cell>
          <table:table-cell office:value-type="float" office:value="-13.147331158270136" table:style-name="ce1">
            <text:p>-13.14733116</text:p>
          </table:table-cell>
          <table:table-cell office:value-type="float" office:value="0" table:style-name="ce1">
            <text:p>0</text:p>
          </table:table-cell>
          <table:table-cell office:value-type="float" office:value="2.214E-2" table:style-name="ce1">
            <text:p>0.02214</text:p>
          </table:table-cell>
          <table:table-cell office:value-type="float" office:value="1.71" table:style-name="ce1">
            <text:p>1.7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1"/>
          <table:table-cell office:value-type="float" table:style-name="ce1" office:value="14"/>
          <table:table-cell office:value-type="float" office:value="3.9313754744446512" table:style-name="ce1">
            <text:p>3.931375474</text:p>
          </table:table-cell>
          <table:table-cell office:value-type="float" office:value="-13.421442042606564" table:style-name="ce1">
            <text:p>-13.42144204</text:p>
          </table:table-cell>
          <table:table-cell office:value-type="float" office:value="0" table:style-name="ce1">
            <text:p>0</text:p>
          </table:table-cell>
          <table:table-cell office:value-type="float" office:value="2.2040000000000001E-2" table:style-name="ce1">
            <text:p>0.02204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2"/>
          <table:table-cell office:value-type="float" table:style-name="ce1" office:value="34"/>
          <table:table-cell office:value-type="float" office:value="1.558496451566" table:style-name="ce1">
            <text:p>1.558496452</text:p>
          </table:table-cell>
          <table:table-cell office:value-type="float" office:value="-8.0215157980558516" table:style-name="ce1">
            <text:p>-8.021515798</text:p>
          </table:table-cell>
          <table:table-cell office:value-type="float" office:value="0" table:style-name="ce1">
            <text:p>0</text:p>
          </table:table-cell>
          <table:table-cell office:value-type="float" office:value="4.4350000000000001E-2" table:style-name="ce1">
            <text:p>0.04435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2"/>
          <table:table-cell office:value-type="float" table:style-name="ce1" office:value="22"/>
          <table:table-cell office:value-type="float" office:value="2.3656066832553546" table:style-name="ce1">
            <text:p>2.365606683</text:p>
          </table:table-cell>
          <table:table-cell office:value-type="float" office:value="-8.8431623550810325" table:style-name="ce1">
            <text:p>-8.843162355</text:p>
          </table:table-cell>
          <table:table-cell office:value-type="float" office:value="0" table:style-name="ce1">
            <text:p>0</text:p>
          </table:table-cell>
          <table:table-cell office:value-type="float" office:value="4.0489999999999998E-2" table:style-name="ce1">
            <text:p>0.04049</text:p>
          </table:table-cell>
          <table:table-cell office:value-type="float" office:value="1.89" table:style-name="ce1">
            <text:p>1.8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2"/>
          <table:table-cell office:value-type="float" table:style-name="ce1" office:value="29"/>
          <table:table-cell office:value-type="float" office:value="5.6639219388184276" table:style-name="ce1">
            <text:p>5.663921939</text:p>
          </table:table-cell>
          <table:table-cell office:value-type="float" office:value="-18.487190750796781" table:style-name="ce1">
            <text:p>-18.48719075</text:p>
          </table:table-cell>
          <table:table-cell office:value-type="float" office:value="0" table:style-name="ce1">
            <text:p>0</text:p>
          </table:table-cell>
          <table:table-cell office:value-type="float" office:value="1.745E-2" table:style-name="ce1">
            <text:p>0.01745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2"/>
          <table:table-cell office:value-type="float" table:style-name="ce1" office:value="29"/>
          <table:table-cell office:value-type="float" office:value="5.6639219388184276" table:style-name="ce1">
            <text:p>5.663921939</text:p>
          </table:table-cell>
          <table:table-cell office:value-type="float" office:value="-18.487190750796781" table:style-name="ce1">
            <text:p>-18.48719075</text:p>
          </table:table-cell>
          <table:table-cell office:value-type="float" office:value="0" table:style-name="ce1">
            <text:p>0</text:p>
          </table:table-cell>
          <table:table-cell office:value-type="float" office:value="1.745E-2" table:style-name="ce1">
            <text:p>0.01745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2"/>
          <table:table-cell office:value-type="float" table:style-name="ce1" office:value="23"/>
          <table:table-cell office:value-type="float" office:value="2.4187361020203815" table:style-name="ce1">
            <text:p>2.418736102</text:p>
          </table:table-cell>
          <table:table-cell office:value-type="float" office:value="-10.862639196528811" table:style-name="ce1">
            <text:p>-10.8626392</text:p>
          </table:table-cell>
          <table:table-cell office:value-type="float" office:value="0" table:style-name="ce1">
            <text:p>0</text:p>
          </table:table-cell>
          <table:table-cell office:value-type="float" office:value="3.2140000000000002E-2" table:style-name="ce1">
            <text:p>0.03214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2"/>
          <table:table-cell office:value-type="float" table:style-name="ce1" office:value="29"/>
          <table:table-cell office:value-type="float" office:value="1.6428720552114735" table:style-name="ce1">
            <text:p>1.642872055</text:p>
          </table:table-cell>
          <table:table-cell office:value-type="float" office:value="-17.189033390733474" table:style-name="ce1">
            <text:p>-17.18903339</text:p>
          </table:table-cell>
          <table:table-cell office:value-type="float" office:value="0" table:style-name="ce1">
            <text:p>0</text:p>
          </table:table-cell>
          <table:table-cell office:value-type="float" office:value="3.6089999999999997E-2" table:style-name="ce1">
            <text:p>0.03609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3"/>
          <table:table-cell office:value-type="float" table:style-name="ce1" office:value="178"/>
          <table:table-cell office:value-type="float" office:value="8.8941383300357213" table:style-name="ce1">
            <text:p>8.89413833</text:p>
          </table:table-cell>
          <table:table-cell office:value-type="float" office:value="-45.6609048086992" table:style-name="ce1">
            <text:p>-45.66090481</text:p>
          </table:table-cell>
          <table:table-cell office:value-type="float" office:value="0" table:style-name="ce1">
            <text:p>0</text:p>
          </table:table-cell>
          <table:table-cell office:value-type="float" office:value="7.8799999999999999E-3" table:style-name="ce1">
            <text:p>0.00788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3"/>
          <table:table-cell office:value-type="float" table:style-name="ce1" office:value="20"/>
          <table:table-cell office:value-type="float" office:value="11.437772529878684" table:style-name="ce1">
            <text:p>11.43777253</text:p>
          </table:table-cell>
          <table:table-cell office:value-type="float" office:value="-37.475976839508554" table:style-name="ce1">
            <text:p>-37.47597684</text:p>
          </table:table-cell>
          <table:table-cell office:value-type="float" office:value="0" table:style-name="ce1">
            <text:p>0</text:p>
          </table:table-cell>
          <table:table-cell office:value-type="float" office:value="8.5500000000000003E-3" table:style-name="ce1">
            <text:p>0.00855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3"/>
          <table:table-cell office:value-type="float" table:style-name="ce1" office:value="20"/>
          <table:table-cell office:value-type="float" office:value="11.437772529878684" table:style-name="ce1">
            <text:p>11.43777253</text:p>
          </table:table-cell>
          <table:table-cell office:value-type="float" office:value="-37.475976839508554" table:style-name="ce1">
            <text:p>-37.47597684</text:p>
          </table:table-cell>
          <table:table-cell office:value-type="float" office:value="0" table:style-name="ce1">
            <text:p>0</text:p>
          </table:table-cell>
          <table:table-cell office:value-type="float" office:value="8.5500000000000003E-3" table:style-name="ce1">
            <text:p>0.00855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3"/>
          <table:table-cell office:value-type="float" table:style-name="ce1" office:value="14"/>
          <table:table-cell office:value-type="float" office:value="4.6311138563455518" table:style-name="ce1">
            <text:p>4.631113856</text:p>
          </table:table-cell>
          <table:table-cell office:value-type="float" office:value="-23.796167518201951" table:style-name="ce1">
            <text:p>-23.79616752</text:p>
          </table:table-cell>
          <table:table-cell office:value-type="float" office:value="0" table:style-name="ce1">
            <text:p>0</text:p>
          </table:table-cell>
          <table:table-cell office:value-type="float" office:value="1.506E-2" table:style-name="ce1">
            <text:p>0.01506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3"/>
          <table:table-cell office:value-type="float" table:style-name="ce1" office:value="20"/>
          <table:table-cell office:value-type="float" office:value="11.437772529878684" table:style-name="ce1">
            <text:p>11.43777253</text:p>
          </table:table-cell>
          <table:table-cell office:value-type="float" office:value="-37.475976839508554" table:style-name="ce1">
            <text:p>-37.47597684</text:p>
          </table:table-cell>
          <table:table-cell office:value-type="float" office:value="0" table:style-name="ce1">
            <text:p>0</text:p>
          </table:table-cell>
          <table:table-cell office:value-type="float" office:value="8.5500000000000003E-3" table:style-name="ce1">
            <text:p>0.00855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3"/>
          <table:table-cell office:value-type="float" table:style-name="ce1" office:value="14"/>
          <table:table-cell office:value-type="float" office:value="4.6311138563455518" table:style-name="ce1">
            <text:p>4.631113856</text:p>
          </table:table-cell>
          <table:table-cell office:value-type="float" office:value="-23.796167518201951" table:style-name="ce1">
            <text:p>-23.79616752</text:p>
          </table:table-cell>
          <table:table-cell office:value-type="float" office:value="0" table:style-name="ce1">
            <text:p>0</text:p>
          </table:table-cell>
          <table:table-cell office:value-type="float" office:value="1.506E-2" table:style-name="ce1">
            <text:p>0.01506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3"/>
          <table:table-cell office:value-type="float" table:style-name="ce1" office:value="237"/>
          <table:table-cell office:value-type="float" office:value="8.6891116165803908" table:style-name="ce1">
            <text:p>8.689111617</text:p>
          </table:table-cell>
          <table:table-cell office:value-type="float" office:value="-44.53684461294641" table:style-name="ce1">
            <text:p>-44.53684461</text:p>
          </table:table-cell>
          <table:table-cell office:value-type="float" office:value="0" table:style-name="ce1">
            <text:p>0</text:p>
          </table:table-cell>
          <table:table-cell office:value-type="float" office:value="8.1099999999999992E-3" table:style-name="ce1">
            <text:p>0.00811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3"/>
          <table:table-cell office:value-type="float" table:style-name="ce1" office:value="20"/>
          <table:table-cell office:value-type="float" office:value="11.437772529878684" table:style-name="ce1">
            <text:p>11.43777253</text:p>
          </table:table-cell>
          <table:table-cell office:value-type="float" office:value="-37.475976839508554" table:style-name="ce1">
            <text:p>-37.47597684</text:p>
          </table:table-cell>
          <table:table-cell office:value-type="float" office:value="0" table:style-name="ce1">
            <text:p>0</text:p>
          </table:table-cell>
          <table:table-cell office:value-type="float" office:value="8.5500000000000003E-3" table:style-name="ce1">
            <text:p>0.00855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4"/>
          <table:table-cell office:value-type="float" table:style-name="ce1" office:value="178"/>
          <table:table-cell office:value-type="float" office:value="8.8941383300357213" table:style-name="ce1">
            <text:p>8.89413833</text:p>
          </table:table-cell>
          <table:table-cell office:value-type="float" office:value="-45.6609048086992" table:style-name="ce1">
            <text:p>-45.66090481</text:p>
          </table:table-cell>
          <table:table-cell office:value-type="float" office:value="0" table:style-name="ce1">
            <text:p>0</text:p>
          </table:table-cell>
          <table:table-cell office:value-type="float" office:value="7.8799999999999999E-3" table:style-name="ce1">
            <text:p>0.00788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4"/>
          <table:table-cell office:value-type="float" table:style-name="ce1" office:value="182"/>
          <table:table-cell office:value-type="float" office:value="7.1456336586285785" table:style-name="ce1">
            <text:p>7.145633659</text:p>
          </table:table-cell>
          <table:table-cell office:value-type="float" office:value="-24.297720196485685" table:style-name="ce1">
            <text:p>-24.2977202</text:p>
          </table:table-cell>
          <table:table-cell office:value-type="float" office:value="0" table:style-name="ce1">
            <text:p>0</text:p>
          </table:table-cell>
          <table:table-cell office:value-type="float" office:value="1.2659999999999999E-2" table:style-name="ce1">
            <text:p>0.01266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4"/>
          <table:table-cell office:value-type="float" table:style-name="ce1" office:value="237"/>
          <table:table-cell office:value-type="float" office:value="8.9809919945902728" table:style-name="ce1">
            <text:p>8.980991995</text:p>
          </table:table-cell>
          <table:table-cell office:value-type="float" office:value="-46.049596207556" table:style-name="ce1">
            <text:p>-46.04959621</text:p>
          </table:table-cell>
          <table:table-cell office:value-type="float" office:value="0" table:style-name="ce1">
            <text:p>0</text:p>
          </table:table-cell>
          <table:table-cell office:value-type="float" office:value="7.79E-3" table:style-name="ce1">
            <text:p>0.00779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4"/>
          <table:table-cell office:value-type="float" table:style-name="ce1" office:value="183"/>
          <table:table-cell office:value-type="float" office:value="2.9889572513989271" table:style-name="ce1">
            <text:p>2.988957251</text:p>
          </table:table-cell>
          <table:table-cell office:value-type="float" office:value="-10.166047691271931" table:style-name="ce1">
            <text:p>-10.16604769</text:p>
          </table:table-cell>
          <table:table-cell office:value-type="float" office:value="0" table:style-name="ce1">
            <text:p>0</text:p>
          </table:table-cell>
          <table:table-cell office:value-type="float" office:value="2.9049999999999999E-2" table:style-name="ce1">
            <text:p>0.02905</text:p>
          </table:table-cell>
          <table:table-cell office:value-type="float" office:value="1.85" table:style-name="ce1">
            <text:p>1.8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5"/>
          <table:table-cell office:value-type="float" table:style-name="ce1" office:value="28"/>
          <table:table-cell office:value-type="float" office:value="2.5602748975218304" table:style-name="ce1">
            <text:p>2.560274898</text:p>
          </table:table-cell>
          <table:table-cell office:value-type="float" office:value="-8.3794304367168753" table:style-name="ce1">
            <text:p>-8.379430437</text:p>
          </table:table-cell>
          <table:table-cell office:value-type="float" office:value="0" table:style-name="ce1">
            <text:p>0</text:p>
          </table:table-cell>
          <table:table-cell office:value-type="float" office:value="3.8269999999999998E-2" table:style-name="ce1">
            <text:p>0.03827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5"/>
          <table:table-cell office:value-type="float" table:style-name="ce1" office:value="29"/>
          <table:table-cell office:value-type="float" office:value="1.6284665757390389" table:style-name="ce1">
            <text:p>1.628466576</text:p>
          </table:table-cell>
          <table:table-cell office:value-type="float" office:value="-5.3254671564636791" table:style-name="ce1">
            <text:p>-5.325467156</text:p>
          </table:table-cell>
          <table:table-cell office:value-type="float" office:value="0" table:style-name="ce1">
            <text:p>0</text:p>
          </table:table-cell>
          <table:table-cell office:value-type="float" office:value="6.0319999999999999E-2" table:style-name="ce1">
            <text:p>0.06032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5"/>
          <table:table-cell office:value-type="float" table:style-name="ce1" office:value="22"/>
          <table:table-cell office:value-type="float" office:value="1.7350211851402928" table:style-name="ce1">
            <text:p>1.735021185</text:p>
          </table:table-cell>
          <table:table-cell office:value-type="float" office:value="-8.8055949841939096" table:style-name="ce1">
            <text:p>-8.805594984</text:p>
          </table:table-cell>
          <table:table-cell office:value-type="float" office:value="0" table:style-name="ce1">
            <text:p>0</text:p>
          </table:table-cell>
          <table:table-cell office:value-type="float" office:value="4.1259999999999998E-2" table:style-name="ce1">
            <text:p>0.04126</text:p>
          </table:table-cell>
          <table:table-cell office:value-type="float" office:value="2.2400000000000002" table:style-name="ce1">
            <text:p>2.2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5"/>
          <table:table-cell office:value-type="float" table:style-name="ce1" office:value="26"/>
          <table:table-cell office:value-type="float" office:value="2.6636984933968177" table:style-name="ce1">
            <text:p>2.663698493</text:p>
          </table:table-cell>
          <table:table-cell office:value-type="float" office:value="-16.321306579663457" table:style-name="ce1">
            <text:p>-16.32130658</text:p>
          </table:table-cell>
          <table:table-cell office:value-type="float" office:value="0" table:style-name="ce1">
            <text:p>0</text:p>
          </table:table-cell>
          <table:table-cell office:value-type="float" office:value="2.0549999999999999E-2" table:style-name="ce1">
            <text:p>0.02055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5"/>
          <table:table-cell office:value-type="float" table:style-name="ce1" office:value="241"/>
          <table:table-cell office:value-type="float" office:value="19.010923656400426" table:style-name="ce1">
            <text:p>19.01092366</text:p>
          </table:table-cell>
          <table:table-cell office:value-type="float" office:value="-99.019463322641798" table:style-name="ce1">
            <text:p>-99.01946332</text:p>
          </table:table-cell>
          <table:table-cell office:value-type="float" office:value="0" table:style-name="ce1">
            <text:p>0</text:p>
          </table:table-cell>
          <table:table-cell office:value-type="float" office:value="3.49E-3" table:style-name="ce1">
            <text:p>0.00349</text:p>
          </table:table-cell>
          <table:table-cell office:value-type="float" office:value="1.3" table:style-name="ce1">
            <text:p>1.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5"/>
          <table:table-cell office:value-type="float" table:style-name="ce1" office:value="246"/>
          <table:table-cell office:value-type="float" office:value="19.884739026902921" table:style-name="ce1">
            <text:p>19.88473903</text:p>
          </table:table-cell>
          <table:table-cell office:value-type="float" office:value="-81.5838406174705" table:style-name="ce1">
            <text:p>-81.58384062</text:p>
          </table:table-cell>
          <table:table-cell office:value-type="float" office:value="0" table:style-name="ce1">
            <text:p>0</text:p>
          </table:table-cell>
          <table:table-cell office:value-type="float" office:value="2.7269999999999999E-2" table:style-name="ce1">
            <text:p>0.02727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5"/>
          <table:table-cell office:value-type="float" table:style-name="ce1" office:value="27"/>
          <table:table-cell office:value-type="float" office:value="2.7284157489813872" table:style-name="ce1">
            <text:p>2.728415749</text:p>
          </table:table-cell>
          <table:table-cell office:value-type="float" office:value="-9.6731985236008011" table:style-name="ce1">
            <text:p>-9.673198524</text:p>
          </table:table-cell>
          <table:table-cell office:value-type="float" office:value="0" table:style-name="ce1">
            <text:p>0</text:p>
          </table:table-cell>
          <table:table-cell office:value-type="float" office:value="3.0370000000000001E-2" table:style-name="ce1">
            <text:p>0.03037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5"/>
          <table:table-cell office:value-type="float" table:style-name="ce1" office:value="22"/>
          <table:table-cell office:value-type="float" office:value="1.7350211851402928" table:style-name="ce1">
            <text:p>1.735021185</text:p>
          </table:table-cell>
          <table:table-cell office:value-type="float" office:value="-8.8055949841939096" table:style-name="ce1">
            <text:p>-8.805594984</text:p>
          </table:table-cell>
          <table:table-cell office:value-type="float" office:value="0" table:style-name="ce1">
            <text:p>0</text:p>
          </table:table-cell>
          <table:table-cell office:value-type="float" office:value="4.1259999999999998E-2" table:style-name="ce1">
            <text:p>0.04126</text:p>
          </table:table-cell>
          <table:table-cell office:value-type="float" office:value="2.2400000000000002" table:style-name="ce1">
            <text:p>2.2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5"/>
          <table:table-cell office:value-type="float" table:style-name="ce1" office:value="241"/>
          <table:table-cell office:value-type="float" office:value="19.492103579343457" table:style-name="ce1">
            <text:p>19.49210358</text:p>
          </table:table-cell>
          <table:table-cell office:value-type="float" office:value="-101.06231964507423" table:style-name="ce1">
            <text:p>-101.0623196</text:p>
          </table:table-cell>
          <table:table-cell office:value-type="float" office:value="0" table:style-name="ce1">
            <text:p>0</text:p>
          </table:table-cell>
          <table:table-cell office:value-type="float" office:value="3.4199999999999999E-3" table:style-name="ce1">
            <text:p>0.00342</text:p>
          </table:table-cell>
          <table:table-cell office:value-type="float" office:value="1.3" table:style-name="ce1">
            <text:p>1.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6"/>
          <table:table-cell office:value-type="float" table:style-name="ce1" office:value="176"/>
          <table:table-cell office:value-type="float" office:value="6.185802484746171" table:style-name="ce1">
            <text:p>6.185802485</text:p>
          </table:table-cell>
          <table:table-cell office:value-type="float" office:value="-26.438960322168974" table:style-name="ce1">
            <text:p>-26.43896032</text:p>
          </table:table-cell>
          <table:table-cell office:value-type="float" office:value="0" table:style-name="ce1">
            <text:p>0</text:p>
          </table:table-cell>
          <table:table-cell office:value-type="float" office:value="1.167E-2" table:style-name="ce1">
            <text:p>0.01167</text:p>
          </table:table-cell>
          <table:table-cell office:value-type="float" office:value="1.04" table:style-name="ce1">
            <text:p>1.0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7"/>
          <table:table-cell office:value-type="float" table:style-name="ce1" office:value="21"/>
          <table:table-cell office:value-type="float" office:value="2.6842915259899067" table:style-name="ce1">
            <text:p>2.684291526</text:p>
          </table:table-cell>
          <table:table-cell office:value-type="float" office:value="-17.060163920735853" table:style-name="ce1">
            <text:p>-17.06016392</text:p>
          </table:table-cell>
          <table:table-cell office:value-type="float" office:value="0" table:style-name="ce1">
            <text:p>0</text:p>
          </table:table-cell>
          <table:table-cell office:value-type="float" office:value="2.4799999999999999E-2" table:style-name="ce1">
            <text:p>0.0248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7"/>
          <table:table-cell office:value-type="float" table:style-name="ce1" office:value="181"/>
          <table:table-cell office:value-type="float" office:value="10.705062933380827" table:style-name="ce1">
            <text:p>10.70506293</text:p>
          </table:table-cell>
          <table:table-cell office:value-type="float" office:value="-29.211464677163953" table:style-name="ce1">
            <text:p>-29.21146468</text:p>
          </table:table-cell>
          <table:table-cell office:value-type="float" office:value="0" table:style-name="ce1">
            <text:p>0</text:p>
          </table:table-cell>
          <table:table-cell office:value-type="float" office:value="1.0319999999999999E-2" table:style-name="ce1">
            <text:p>0.01032</text:p>
          </table:table-cell>
          <table:table-cell office:value-type="float" office:value="0.91" table:style-name="ce1">
            <text:p>0.9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7"/>
          <table:table-cell office:value-type="float" table:style-name="ce1" office:value="25"/>
          <table:table-cell office:value-type="float" office:value="3.6954937514682986" table:style-name="ce1">
            <text:p>3.695493751</text:p>
          </table:table-cell>
          <table:table-cell office:value-type="float" office:value="-14.558620987927311" table:style-name="ce1">
            <text:p>-14.55862099</text:p>
          </table:table-cell>
          <table:table-cell office:value-type="float" office:value="0" table:style-name="ce1">
            <text:p>0</text:p>
          </table:table-cell>
          <table:table-cell office:value-type="float" office:value="2.1909999999999999E-2" table:style-name="ce1">
            <text:p>0.02191</text:p>
          </table:table-cell>
          <table:table-cell office:value-type="float" office:value="1.04" table:style-name="ce1">
            <text:p>1.0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7"/>
          <table:table-cell office:value-type="float" table:style-name="ce1" office:value="21"/>
          <table:table-cell office:value-type="float" office:value="3.3947941916258939" table:style-name="ce1">
            <text:p>3.394794192</text:p>
          </table:table-cell>
          <table:table-cell office:value-type="float" office:value="-13.90063797765271" table:style-name="ce1">
            <text:p>-13.90063798</text:p>
          </table:table-cell>
          <table:table-cell office:value-type="float" office:value="0" table:style-name="ce1">
            <text:p>0</text:p>
          </table:table-cell>
          <table:table-cell office:value-type="float" office:value="2.3230000000000001E-2" table:style-name="ce1">
            <text:p>0.02323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8"/>
          <table:table-cell office:value-type="float" table:style-name="ce1" office:value="279"/>
          <table:table-cell office:value-type="float" office:value="13.72421597007939" table:style-name="ce1">
            <text:p>13.72421597</text:p>
          </table:table-cell>
          <table:table-cell office:value-type="float" office:value="-94.34262368836032" table:style-name="ce1">
            <text:p>-94.34262369</text:p>
          </table:table-cell>
          <table:table-cell office:value-type="float" office:value="0" table:style-name="ce1">
            <text:p>0</text:p>
          </table:table-cell>
          <table:table-cell office:value-type="float" office:value="4.8399999999999997E-3" table:style-name="ce1">
            <text:p>0.00484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8"/>
          <table:table-cell office:value-type="float" table:style-name="ce1" office:value="297"/>
          <table:table-cell office:value-type="float" office:value="6.672126934049313" table:style-name="ce1">
            <text:p>6.672126934</text:p>
          </table:table-cell>
          <table:table-cell office:value-type="float" office:value="-34.249439900512257" table:style-name="ce1">
            <text:p>-34.2494399</text:p>
          </table:table-cell>
          <table:table-cell office:value-type="float" office:value="0" table:style-name="ce1">
            <text:p>0</text:p>
          </table:table-cell>
          <table:table-cell office:value-type="float" office:value="1.051E-2" table:style-name="ce1">
            <text:p>0.01051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8"/>
          <table:table-cell office:value-type="float" table:style-name="ce1" office:value="278"/>
          <table:table-cell office:value-type="float" office:value="13.391017717346518" table:style-name="ce1">
            <text:p>13.39101772</text:p>
          </table:table-cell>
          <table:table-cell office:value-type="float" office:value="-91.67696744952616" table:style-name="ce1">
            <text:p>-91.67696745</text:p>
          </table:table-cell>
          <table:table-cell office:value-type="float" office:value="0" table:style-name="ce1">
            <text:p>0</text:p>
          </table:table-cell>
          <table:table-cell office:value-type="float" office:value="4.9800000000000001E-3" table:style-name="ce1">
            <text:p>0.00498</text:p>
          </table:table-cell>
          <table:table-cell office:value-type="float" office:value="2.6" table:style-name="ce1">
            <text:p>2.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8"/>
          <table:table-cell office:value-type="float" table:style-name="ce1" office:value="298"/>
          <table:table-cell office:value-type="float" office:value="7.6348979094854217" table:style-name="ce1">
            <text:p>7.634897909</text:p>
          </table:table-cell>
          <table:table-cell office:value-type="float" office:value="-39.144757823424221" table:style-name="ce1">
            <text:p>-39.14475782</text:p>
          </table:table-cell>
          <table:table-cell office:value-type="float" office:value="0" table:style-name="ce1">
            <text:p>0</text:p>
          </table:table-cell>
          <table:table-cell office:value-type="float" office:value="9.1999999999999998E-3" table:style-name="ce1">
            <text:p>0.0092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9"/>
          <table:table-cell office:value-type="float" table:style-name="ce1" office:value="183"/>
          <table:table-cell office:value-type="float" office:value="2.9889572513989271" table:style-name="ce1">
            <text:p>2.988957251</text:p>
          </table:table-cell>
          <table:table-cell office:value-type="float" office:value="-10.166047691271931" table:style-name="ce1">
            <text:p>-10.16604769</text:p>
          </table:table-cell>
          <table:table-cell office:value-type="float" office:value="0" table:style-name="ce1">
            <text:p>0</text:p>
          </table:table-cell>
          <table:table-cell office:value-type="float" office:value="2.9049999999999999E-2" table:style-name="ce1">
            <text:p>0.02905</text:p>
          </table:table-cell>
          <table:table-cell office:value-type="float" office:value="1.85" table:style-name="ce1">
            <text:p>1.8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1"/>
          <table:table-cell office:value-type="float" table:style-name="ce1" office:value="32"/>
          <table:table-cell office:value-type="float" office:value="3.3510752599840981" table:style-name="ce1">
            <text:p>3.35107526</text:p>
          </table:table-cell>
          <table:table-cell office:value-type="float" office:value="-21.311907799259981" table:style-name="ce1">
            <text:p>-21.3119078</text:p>
          </table:table-cell>
          <table:table-cell office:value-type="float" office:value="0" table:style-name="ce1">
            <text:p>0</text:p>
          </table:table-cell>
          <table:table-cell office:value-type="float" office:value="1.985E-2" table:style-name="ce1">
            <text:p>0.01985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1"/>
          <table:table-cell office:value-type="float" table:style-name="ce1" office:value="32"/>
          <table:table-cell office:value-type="float" office:value="3.3510752599840981" table:style-name="ce1">
            <text:p>3.35107526</text:p>
          </table:table-cell>
          <table:table-cell office:value-type="float" office:value="-21.311907799259981" table:style-name="ce1">
            <text:p>-21.3119078</text:p>
          </table:table-cell>
          <table:table-cell office:value-type="float" office:value="0" table:style-name="ce1">
            <text:p>0</text:p>
          </table:table-cell>
          <table:table-cell office:value-type="float" office:value="1.985E-2" table:style-name="ce1">
            <text:p>0.01985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1"/>
          <table:table-cell office:value-type="float" table:style-name="ce1" office:value="30"/>
          <table:table-cell office:value-type="float" office:value="3.7058020103911611" table:style-name="ce1">
            <text:p>3.70580201</text:p>
          </table:table-cell>
          <table:table-cell office:value-type="float" office:value="-15.602429421959178" table:style-name="ce1">
            <text:p>-15.60242942</text:p>
          </table:table-cell>
          <table:table-cell office:value-type="float" office:value="0" table:style-name="ce1">
            <text:p>0</text:p>
          </table:table-cell>
          <table:table-cell office:value-type="float" office:value="2.0799999999999999E-2" table:style-name="ce1">
            <text:p>0.0208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1"/>
          <table:table-cell office:value-type="float" table:style-name="ce1" office:value="242"/>
          <table:table-cell office:value-type="float" office:value="3.4184202415310048" table:style-name="ce1">
            <text:p>3.418420242</text:p>
          </table:table-cell>
          <table:table-cell office:value-type="float" office:value="-23.424584605900979" table:style-name="ce1">
            <text:p>-23.42458461</text:p>
          </table:table-cell>
          <table:table-cell office:value-type="float" office:value="0" table:style-name="ce1">
            <text:p>0</text:p>
          </table:table-cell>
          <table:table-cell office:value-type="float" office:value="1.95E-2" table:style-name="ce1">
            <text:p>0.0195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2"/>
          <table:table-cell office:value-type="float" table:style-name="ce1" office:value="236"/>
          <table:table-cell office:value-type="float" office:value="6.5832355625081469" table:style-name="ce1">
            <text:p>6.583235563</text:p>
          </table:table-cell>
          <table:table-cell office:value-type="float" office:value="-22.356928692478164" table:style-name="ce1">
            <text:p>-22.35692869</text:p>
          </table:table-cell>
          <table:table-cell office:value-type="float" office:value="0" table:style-name="ce1">
            <text:p>0</text:p>
          </table:table-cell>
          <table:table-cell office:value-type="float" office:value="1.324E-2" table:style-name="ce1">
            <text:p>0.01324</text:p>
          </table:table-cell>
          <table:table-cell office:value-type="float" office:value="0.81" table:style-name="ce1">
            <text:p>0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2"/>
          <table:table-cell office:value-type="float" table:style-name="ce1" office:value="34"/>
          <table:table-cell office:value-type="float" office:value="3.2580683480774657" table:style-name="ce1">
            <text:p>3.258068348</text:p>
          </table:table-cell>
          <table:table-cell office:value-type="float" office:value="-15.338739890797909" table:style-name="ce1">
            <text:p>-15.33873989</text:p>
          </table:table-cell>
          <table:table-cell office:value-type="float" office:value="0" table:style-name="ce1">
            <text:p>0</text:p>
          </table:table-cell>
          <table:table-cell office:value-type="float" office:value="6.2379999999999998E-2" table:style-name="ce1">
            <text:p>0.06238</text:p>
          </table:table-cell>
          <table:table-cell office:value-type="float" office:value="3.37" table:style-name="ce1">
            <text:p>3.3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3"/>
          <table:table-cell office:value-type="float" table:style-name="ce1" office:value="34"/>
          <table:table-cell office:value-type="float" office:value="3.0351578858396433" table:style-name="ce1">
            <text:p>3.035157886</text:p>
          </table:table-cell>
          <table:table-cell office:value-type="float" office:value="-15.713665510233092" table:style-name="ce1">
            <text:p>-15.71366551</text:p>
          </table:table-cell>
          <table:table-cell office:value-type="float" office:value="0" table:style-name="ce1">
            <text:p>0</text:p>
          </table:table-cell>
          <table:table-cell office:value-type="float" office:value="2.247E-2" table:style-name="ce1">
            <text:p>0.02247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3"/>
          <table:table-cell office:value-type="float" table:style-name="ce1" office:value="34"/>
          <table:table-cell office:value-type="float" office:value="2.7067760626772848" table:style-name="ce1">
            <text:p>2.706776063</text:p>
          </table:table-cell>
          <table:table-cell office:value-type="float" office:value="-12.805791815514368" table:style-name="ce1">
            <text:p>-12.80579182</text:p>
          </table:table-cell>
          <table:table-cell office:value-type="float" office:value="0" table:style-name="ce1">
            <text:p>0</text:p>
          </table:table-cell>
          <table:table-cell office:value-type="float" office:value="2.7300000000000001E-2" table:style-name="ce1">
            <text:p>0.0273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3"/>
          <table:table-cell office:value-type="float" table:style-name="ce1" office:value="34"/>
          <table:table-cell office:value-type="float" office:value="3.0351578858396433" table:style-name="ce1">
            <text:p>3.035157886</text:p>
          </table:table-cell>
          <table:table-cell office:value-type="float" office:value="-15.713665510233092" table:style-name="ce1">
            <text:p>-15.71366551</text:p>
          </table:table-cell>
          <table:table-cell office:value-type="float" office:value="0" table:style-name="ce1">
            <text:p>0</text:p>
          </table:table-cell>
          <table:table-cell office:value-type="float" office:value="2.247E-2" table:style-name="ce1">
            <text:p>0.02247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4"/>
          <table:table-cell office:value-type="float" table:style-name="ce1" office:value="179"/>
          <table:table-cell office:value-type="float" office:value="18.685244485281512" table:style-name="ce1">
            <text:p>18.68524449</text:p>
          </table:table-cell>
          <table:table-cell office:value-type="float" office:value="-62.741279647825998" table:style-name="ce1">
            <text:p>-62.74127965</text:p>
          </table:table-cell>
          <table:table-cell office:value-type="float" office:value="0" table:style-name="ce1">
            <text:p>0</text:p>
          </table:table-cell>
          <table:table-cell office:value-type="float" office:value="4.8399999999999997E-3" table:style-name="ce1">
            <text:p>0.00484</text:p>
          </table:table-cell>
          <table:table-cell office:value-type="float" office:value="1.89" table:style-name="ce1">
            <text:p>1.8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4"/>
          <table:table-cell office:value-type="float" table:style-name="ce1" office:value="239"/>
          <table:table-cell office:value-type="float" office:value="5.0216845469070996" table:style-name="ce1">
            <text:p>5.021684547</text:p>
          </table:table-cell>
          <table:table-cell office:value-type="float" office:value="-26.021456288518603" table:style-name="ce1">
            <text:p>-26.02145629</text:p>
          </table:table-cell>
          <table:table-cell office:value-type="float" office:value="0" table:style-name="ce1">
            <text:p>0</text:p>
          </table:table-cell>
          <table:table-cell office:value-type="float" office:value="1.35E-2" table:style-name="ce1">
            <text:p>0.0135</text:p>
          </table:table-cell>
          <table:table-cell office:value-type="float" office:value="2.27" table:style-name="ce1">
            <text:p>2.2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4"/>
          <table:table-cell office:value-type="float" table:style-name="ce1" office:value="243"/>
          <table:table-cell office:value-type="float" office:value="2.824300215277729" table:style-name="ce1">
            <text:p>2.824300215</text:p>
          </table:table-cell>
          <table:table-cell office:value-type="float" office:value="-14.825298468744142" table:style-name="ce1">
            <text:p>-14.82529847</text:p>
          </table:table-cell>
          <table:table-cell office:value-type="float" office:value="0" table:style-name="ce1">
            <text:p>0</text:p>
          </table:table-cell>
          <table:table-cell office:value-type="float" office:value="2.3140000000000001E-2" table:style-name="ce1">
            <text:p>0.02314</text:p>
          </table:table-cell>
          <table:table-cell office:value-type="float" office:value="2.5299999999999998" table:style-name="ce1">
            <text:p>2.5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4"/>
          <table:table-cell office:value-type="float" table:style-name="ce1" office:value="31"/>
          <table:table-cell office:value-type="float" office:value="2.8715559507392907" table:style-name="ce1">
            <text:p>2.871555951</text:p>
          </table:table-cell>
          <table:table-cell office:value-type="float" office:value="-30.299546822155552" table:style-name="ce1">
            <text:p>-30.29954682</text:p>
          </table:table-cell>
          <table:table-cell office:value-type="float" office:value="0" table:style-name="ce1">
            <text:p>0</text:p>
          </table:table-cell>
          <table:table-cell office:value-type="float" office:value="7.5399999999999995E-2" table:style-name="ce1">
            <text:p>0.0754</text:p>
          </table:table-cell>
          <table:table-cell office:value-type="float" office:value="5.2" table:style-name="ce1">
            <text:p>5.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4"/>
          <table:table-cell office:value-type="float" table:style-name="ce1" office:value="239"/>
          <table:table-cell office:value-type="float" office:value="5.0216845469070996" table:style-name="ce1">
            <text:p>5.021684547</text:p>
          </table:table-cell>
          <table:table-cell office:value-type="float" office:value="-26.021456288518603" table:style-name="ce1">
            <text:p>-26.02145629</text:p>
          </table:table-cell>
          <table:table-cell office:value-type="float" office:value="0" table:style-name="ce1">
            <text:p>0</text:p>
          </table:table-cell>
          <table:table-cell office:value-type="float" office:value="1.35E-2" table:style-name="ce1">
            <text:p>0.0135</text:p>
          </table:table-cell>
          <table:table-cell office:value-type="float" office:value="2.27" table:style-name="ce1">
            <text:p>2.2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5"/>
          <table:table-cell office:value-type="float" table:style-name="ce1" office:value="32"/>
          <table:table-cell office:value-type="float" office:value="6.7288677505128103" table:style-name="ce1">
            <text:p>6.728867751</text:p>
          </table:table-cell>
          <table:table-cell office:value-type="float" office:value="-35.913996525554481" table:style-name="ce1">
            <text:p>-35.91399653</text:p>
          </table:table-cell>
          <table:table-cell office:value-type="float" office:value="0" table:style-name="ce1">
            <text:p>0</text:p>
          </table:table-cell>
          <table:table-cell office:value-type="float" office:value="1.516E-2" table:style-name="ce1">
            <text:p>0.01516</text:p>
          </table:table-cell>
          <table:table-cell office:value-type="float" office:value="2.33" table:style-name="ce1">
            <text:p>2.3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5"/>
          <table:table-cell office:value-type="float" table:style-name="ce1" office:value="32"/>
          <table:table-cell office:value-type="float" office:value="8.0579256659762084" table:style-name="ce1">
            <text:p>8.057925666</text:p>
          </table:table-cell>
          <table:table-cell office:value-type="float" office:value="-26.299858793364599" table:style-name="ce1">
            <text:p>-26.29985879</text:p>
          </table:table-cell>
          <table:table-cell office:value-type="float" office:value="0" table:style-name="ce1">
            <text:p>0</text:p>
          </table:table-cell>
          <table:table-cell office:value-type="float" office:value="1.2189999999999999E-2" table:style-name="ce1">
            <text:p>0.01219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5"/>
          <table:table-cell office:value-type="float" table:style-name="ce1" office:value="298"/>
          <table:table-cell office:value-type="float" office:value="15.512871277611776" table:style-name="ce1">
            <text:p>15.51287128</text:p>
          </table:table-cell>
          <table:table-cell office:value-type="float" office:value="-49.288744197024677" table:style-name="ce1">
            <text:p>-49.2887442</text:p>
          </table:table-cell>
          <table:table-cell office:value-type="float" office:value="0" table:style-name="ce1">
            <text:p>0</text:p>
          </table:table-cell>
          <table:table-cell office:value-type="float" office:value="6.77E-3" table:style-name="ce1">
            <text:p>0.00677</text:p>
          </table:table-cell>
          <table:table-cell office:value-type="float" office:value="1.04" table:style-name="ce1">
            <text:p>1.0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5"/>
          <table:table-cell office:value-type="float" table:style-name="ce1" office:value="298"/>
          <table:table-cell office:value-type="float" office:value="15.428118355404996" table:style-name="ce1">
            <text:p>15.42811836</text:p>
          </table:table-cell>
          <table:table-cell office:value-type="float" office:value="-49.120796069700106" table:style-name="ce1">
            <text:p>-49.12079607</text:p>
          </table:table-cell>
          <table:table-cell office:value-type="float" office:value="0" table:style-name="ce1">
            <text:p>0</text:p>
          </table:table-cell>
          <table:table-cell office:value-type="float" office:value="6.7499999999999999E-3" table:style-name="ce1">
            <text:p>0.00675</text:p>
          </table:table-cell>
          <table:table-cell office:value-type="float" office:value="1.04" table:style-name="ce1">
            <text:p>1.0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5"/>
          <table:table-cell office:value-type="float" table:style-name="ce1" office:value="32"/>
          <table:table-cell office:value-type="float" office:value="8.0322160237825724" table:style-name="ce1">
            <text:p>8.032216024</text:p>
          </table:table-cell>
          <table:table-cell office:value-type="float" office:value="-26.208016361977187" table:style-name="ce1">
            <text:p>-26.20801636</text:p>
          </table:table-cell>
          <table:table-cell office:value-type="float" office:value="0" table:style-name="ce1">
            <text:p>0</text:p>
          </table:table-cell>
          <table:table-cell office:value-type="float" office:value="1.223E-2" table:style-name="ce1">
            <text:p>0.01223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7"/>
          <table:table-cell office:value-type="float" table:style-name="ce1" office:value="182"/>
          <table:table-cell office:value-type="float" office:value="7.1456336586285785" table:style-name="ce1">
            <text:p>7.145633659</text:p>
          </table:table-cell>
          <table:table-cell office:value-type="float" office:value="-24.297720196485685" table:style-name="ce1">
            <text:p>-24.2977202</text:p>
          </table:table-cell>
          <table:table-cell office:value-type="float" office:value="0" table:style-name="ce1">
            <text:p>0</text:p>
          </table:table-cell>
          <table:table-cell office:value-type="float" office:value="1.2659999999999999E-2" table:style-name="ce1">
            <text:p>0.01266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8"/>
          <table:table-cell office:value-type="float" table:style-name="ce1" office:value="29"/>
          <table:table-cell office:value-type="float" office:value="4.4606092444536003" table:style-name="ce1">
            <text:p>4.460609244</text:p>
          </table:table-cell>
          <table:table-cell office:value-type="float" office:value="-14.570704325323446" table:style-name="ce1">
            <text:p>-14.57070433</text:p>
          </table:table-cell>
          <table:table-cell office:value-type="float" office:value="0" table:style-name="ce1">
            <text:p>0</text:p>
          </table:table-cell>
          <table:table-cell office:value-type="float" office:value="2.2100000000000002E-2" table:style-name="ce1">
            <text:p>0.0221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0"/>
          <table:table-cell office:value-type="float" table:style-name="ce1" office:value="177"/>
          <table:table-cell office:value-type="float" office:value="19.761595716980601" table:style-name="ce1">
            <text:p>19.76159572</text:p>
          </table:table-cell>
          <table:table-cell office:value-type="float" office:value="-67.17961819420205" table:style-name="ce1">
            <text:p>-67.17961819</text:p>
          </table:table-cell>
          <table:table-cell office:value-type="float" office:value="0" table:style-name="ce1">
            <text:p>0</text:p>
          </table:table-cell>
          <table:table-cell office:value-type="float" office:value="4.4000000000000003E-3" table:style-name="ce1">
            <text:p>0.0044</text:p>
          </table:table-cell>
          <table:table-cell office:value-type="float" office:value="1.04" table:style-name="ce1">
            <text:p>1.0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0"/>
          <table:table-cell office:value-type="float" table:style-name="ce1" office:value="181"/>
          <table:table-cell office:value-type="float" office:value="10.705062933380827" table:style-name="ce1">
            <text:p>10.70506293</text:p>
          </table:table-cell>
          <table:table-cell office:value-type="float" office:value="-29.211464677163953" table:style-name="ce1">
            <text:p>-29.21146468</text:p>
          </table:table-cell>
          <table:table-cell office:value-type="float" office:value="0" table:style-name="ce1">
            <text:p>0</text:p>
          </table:table-cell>
          <table:table-cell office:value-type="float" office:value="1.0319999999999999E-2" table:style-name="ce1">
            <text:p>0.01032</text:p>
          </table:table-cell>
          <table:table-cell office:value-type="float" office:value="0.91" table:style-name="ce1">
            <text:p>0.9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0"/>
          <table:table-cell office:value-type="float" table:style-name="ce1" office:value="32"/>
          <table:table-cell office:value-type="float" office:value="11.738884693235084" table:style-name="ce1">
            <text:p>11.73888469</text:p>
          </table:table-cell>
          <table:table-cell office:value-type="float" office:value="-38.372787687214277" table:style-name="ce1">
            <text:p>-38.37278769</text:p>
          </table:table-cell>
          <table:table-cell office:value-type="float" office:value="0" table:style-name="ce1">
            <text:p>0</text:p>
          </table:table-cell>
          <table:table-cell office:value-type="float" office:value="8.3400000000000002E-3" table:style-name="ce1">
            <text:p>0.00834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0"/>
          <table:table-cell office:value-type="float" table:style-name="ce1" office:value="172"/>
          <table:table-cell office:value-type="float" office:value="6.0454458794967003" table:style-name="ce1">
            <text:p>6.045445879</text:p>
          </table:table-cell>
          <table:table-cell office:value-type="float" office:value="-40.646335843431729" table:style-name="ce1">
            <text:p>-40.64633584</text:p>
          </table:table-cell>
          <table:table-cell office:value-type="float" office:value="0" table:style-name="ce1">
            <text:p>0</text:p>
          </table:table-cell>
          <table:table-cell office:value-type="float" office:value="8.9999999999999993E-3" table:style-name="ce1">
            <text:p>0.009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0"/>
          <table:table-cell office:value-type="float" table:style-name="ce1" office:value="33"/>
          <table:table-cell office:value-type="float" office:value="3.4723260952250712" table:style-name="ce1">
            <text:p>3.472326095</text:p>
          </table:table-cell>
          <table:table-cell office:value-type="float" office:value="-36.379293397665748" table:style-name="ce1">
            <text:p>-36.3792934</text:p>
          </table:table-cell>
          <table:table-cell office:value-type="float" office:value="0" table:style-name="ce1">
            <text:p>0</text:p>
          </table:table-cell>
          <table:table-cell office:value-type="float" office:value="1.6400000000000001E-2" table:style-name="ce1">
            <text:p>0.0164</text:p>
          </table:table-cell>
          <table:table-cell office:value-type="float" office:value="5.2" table:style-name="ce1">
            <text:p>5.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0"/>
          <table:table-cell office:value-type="float" table:style-name="ce1" office:value="32"/>
          <table:table-cell office:value-type="float" office:value="11.738884693235084" table:style-name="ce1">
            <text:p>11.73888469</text:p>
          </table:table-cell>
          <table:table-cell office:value-type="float" office:value="-38.372787687214277" table:style-name="ce1">
            <text:p>-38.37278769</text:p>
          </table:table-cell>
          <table:table-cell office:value-type="float" office:value="0" table:style-name="ce1">
            <text:p>0</text:p>
          </table:table-cell>
          <table:table-cell office:value-type="float" office:value="8.3400000000000002E-3" table:style-name="ce1">
            <text:p>0.00834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0"/>
          <table:table-cell office:value-type="float" table:style-name="ce1" office:value="32"/>
          <table:table-cell office:value-type="float" office:value="8.5723671151349716" table:style-name="ce1">
            <text:p>8.572367115</text:p>
          </table:table-cell>
          <table:table-cell office:value-type="float" office:value="-33.130090940869991" table:style-name="ce1">
            <text:p>-33.13009094</text:p>
          </table:table-cell>
          <table:table-cell office:value-type="float" office:value="0" table:style-name="ce1">
            <text:p>0</text:p>
          </table:table-cell>
          <table:table-cell office:value-type="float" office:value="9.4599999999999997E-3" table:style-name="ce1">
            <text:p>0.00946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1"/>
          <table:table-cell office:value-type="float" table:style-name="ce1" office:value="239"/>
          <table:table-cell office:value-type="float" office:value="5.0216845469070996" table:style-name="ce1">
            <text:p>5.021684547</text:p>
          </table:table-cell>
          <table:table-cell office:value-type="float" office:value="-26.021456288518603" table:style-name="ce1">
            <text:p>-26.02145629</text:p>
          </table:table-cell>
          <table:table-cell office:value-type="float" office:value="0" table:style-name="ce1">
            <text:p>0</text:p>
          </table:table-cell>
          <table:table-cell office:value-type="float" office:value="1.35E-2" table:style-name="ce1">
            <text:p>0.0135</text:p>
          </table:table-cell>
          <table:table-cell office:value-type="float" office:value="2.27" table:style-name="ce1">
            <text:p>2.2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1"/>
          <table:table-cell office:value-type="float" table:style-name="ce1" office:value="239"/>
          <table:table-cell office:value-type="float" office:value="5.0216845469070996" table:style-name="ce1">
            <text:p>5.021684547</text:p>
          </table:table-cell>
          <table:table-cell office:value-type="float" office:value="-26.021456288518603" table:style-name="ce1">
            <text:p>-26.02145629</text:p>
          </table:table-cell>
          <table:table-cell office:value-type="float" office:value="0" table:style-name="ce1">
            <text:p>0</text:p>
          </table:table-cell>
          <table:table-cell office:value-type="float" office:value="1.35E-2" table:style-name="ce1">
            <text:p>0.0135</text:p>
          </table:table-cell>
          <table:table-cell office:value-type="float" office:value="2.27" table:style-name="ce1">
            <text:p>2.2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1"/>
          <table:table-cell office:value-type="float" table:style-name="ce1" office:value="244"/>
          <table:table-cell office:value-type="float" office:value="3.2152952567911326" table:style-name="ce1">
            <text:p>3.215295257</text:p>
          </table:table-cell>
          <table:table-cell office:value-type="float" office:value="-16.863354224893548" table:style-name="ce1">
            <text:p>-16.86335422</text:p>
          </table:table-cell>
          <table:table-cell office:value-type="float" office:value="0" table:style-name="ce1">
            <text:p>0</text:p>
          </table:table-cell>
          <table:table-cell office:value-type="float" office:value="2.036E-2" table:style-name="ce1">
            <text:p>0.02036</text:p>
          </table:table-cell>
          <table:table-cell office:value-type="float" office:value="2.5299999999999998" table:style-name="ce1">
            <text:p>2.5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2"/>
          <table:table-cell office:value-type="float" table:style-name="ce1" office:value="297"/>
          <table:table-cell office:value-type="float" office:value="5.4123781448731387" table:style-name="ce1">
            <text:p>5.412378145</text:p>
          </table:table-cell>
          <table:table-cell office:value-type="float" office:value="-19.269828924381788" table:style-name="ce1">
            <text:p>-19.26982892</text:p>
          </table:table-cell>
          <table:table-cell office:value-type="float" office:value="0" table:style-name="ce1">
            <text:p>0</text:p>
          </table:table-cell>
          <table:table-cell office:value-type="float" office:value="1.5610000000000001E-2" table:style-name="ce1">
            <text:p>0.01561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2"/>
          <table:table-cell office:value-type="float" table:style-name="ce1" office:value="245"/>
          <table:table-cell office:value-type="float" office:value="1.7420319166531399" table:style-name="ce1">
            <text:p>1.742031917</text:p>
          </table:table-cell>
          <table:table-cell office:value-type="float" office:value="-9.4958914750466512" table:style-name="ce1">
            <text:p>-9.495891475</text:p>
          </table:table-cell>
          <table:table-cell office:value-type="float" office:value="0" table:style-name="ce1">
            <text:p>0</text:p>
          </table:table-cell>
          <table:table-cell office:value-type="float" office:value="3.32E-2" table:style-name="ce1">
            <text:p>0.0332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2"/>
          <table:table-cell office:value-type="float" table:style-name="ce1" office:value="33"/>
          <table:table-cell office:value-type="float" office:value="2.9329660275178049" table:style-name="ce1">
            <text:p>2.932966028</text:p>
          </table:table-cell>
          <table:table-cell office:value-type="float" office:value="-20.332417727454366" table:style-name="ce1">
            <text:p>-20.33241773</text:p>
          </table:table-cell>
          <table:table-cell office:value-type="float" office:value="0" table:style-name="ce1">
            <text:p>0</text:p>
          </table:table-cell>
          <table:table-cell office:value-type="float" office:value="2.461E-2" table:style-name="ce1">
            <text:p>0.02461</text:p>
          </table:table-cell>
          <table:table-cell office:value-type="float" office:value="5.04" table:style-name="ce1">
            <text:p>5.0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2"/>
          <table:table-cell office:value-type="float" table:style-name="ce1" office:value="245"/>
          <table:table-cell office:value-type="float" office:value="1.7420319166531399" table:style-name="ce1">
            <text:p>1.742031917</text:p>
          </table:table-cell>
          <table:table-cell office:value-type="float" office:value="-9.4958914750466512" table:style-name="ce1">
            <text:p>-9.495891475</text:p>
          </table:table-cell>
          <table:table-cell office:value-type="float" office:value="0" table:style-name="ce1">
            <text:p>0</text:p>
          </table:table-cell>
          <table:table-cell office:value-type="float" office:value="3.32E-2" table:style-name="ce1">
            <text:p>0.0332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3"/>
          <table:table-cell office:value-type="float" table:style-name="ce1" office:value="175"/>
          <table:table-cell office:value-type="float" office:value="9.2393663798381453" table:style-name="ce1">
            <text:p>9.23936638</text:p>
          </table:table-cell>
          <table:table-cell office:value-type="float" office:value="-32.05948816136609" table:style-name="ce1">
            <text:p>-32.05948816</text:p>
          </table:table-cell>
          <table:table-cell office:value-type="float" office:value="0" table:style-name="ce1">
            <text:p>0</text:p>
          </table:table-cell>
          <table:table-cell office:value-type="float" office:value="9.3799999999999994E-3" table:style-name="ce1">
            <text:p>0.00938</text:p>
          </table:table-cell>
          <table:table-cell office:value-type="float" office:value="1.04" table:style-name="ce1">
            <text:p>1.0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3"/>
          <table:table-cell office:value-type="float" table:style-name="ce1" office:value="181"/>
          <table:table-cell office:value-type="float" office:value="4.3106618747615872" table:style-name="ce1">
            <text:p>4.310661875</text:p>
          </table:table-cell>
          <table:table-cell office:value-type="float" office:value="-28.92590964373748" table:style-name="ce1">
            <text:p>-28.92590964</text:p>
          </table:table-cell>
          <table:table-cell office:value-type="float" office:value="0" table:style-name="ce1">
            <text:p>0</text:p>
          </table:table-cell>
          <table:table-cell office:value-type="float" office:value="1.2670000000000001E-2" table:style-name="ce1">
            <text:p>0.01267</text:p>
          </table:table-cell>
          <table:table-cell office:value-type="float" office:value="2.74" table:style-name="ce1">
            <text:p>2.7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3"/>
          <table:table-cell office:value-type="float" table:style-name="ce1" office:value="180"/>
          <table:table-cell office:value-type="float" office:value="86.956521739130437" table:style-name="ce1">
            <text:p>86.95652174</text:p>
          </table:table-cell>
          <table:table-cell office:value-type="float" office:value="-608.69565217391312" table:style-name="ce1">
            <text:p>-608.6956522</text:p>
          </table:table-cell>
          <table:table-cell office:value-type="float" office:value="0" table:style-name="ce1">
            <text:p>0</text:p>
          </table:table-cell>
          <table:table-cell office:value-type="float" office:value="5.5999999999999995E-4" table:style-name="ce1">
            <text:p>0.00056</text:p>
          </table:table-cell>
          <table:table-cell office:value-type="float" office:value="3.06" table:style-name="ce1">
            <text:p>3.0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3"/>
          <table:table-cell office:value-type="float" table:style-name="ce1" office:value="171"/>
          <table:table-cell office:value-type="float" office:value="28.934368383909668" table:style-name="ce1">
            <text:p>28.93436838</text:p>
          </table:table-cell>
          <table:table-cell office:value-type="float" office:value="-185.60338743824983" table:style-name="ce1">
            <text:p>-185.6033874</text:p>
          </table:table-cell>
          <table:table-cell office:value-type="float" office:value="0" table:style-name="ce1">
            <text:p>0</text:p>
          </table:table-cell>
          <table:table-cell office:value-type="float" office:value="2E-3" table:style-name="ce1">
            <text:p>0.002</text:p>
          </table:table-cell>
          <table:table-cell office:value-type="float" office:value="3.06" table:style-name="ce1">
            <text:p>3.0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5"/>
          <table:table-cell office:value-type="float" table:style-name="ce1" office:value="63"/>
          <table:table-cell office:value-type="float" office:value="7.7008276363175465" table:style-name="ce1">
            <text:p>7.700827636</text:p>
          </table:table-cell>
          <table:table-cell office:value-type="float" office:value="-42.225590771387125" table:style-name="ce1">
            <text:p>-42.22559077</text:p>
          </table:table-cell>
          <table:table-cell office:value-type="float" office:value="0" table:style-name="ce1">
            <text:p>0</text:p>
          </table:table-cell>
          <table:table-cell office:value-type="float" office:value="0.13769999999999999" table:style-name="ce1">
            <text:p>0.1377</text:p>
          </table:table-cell>
          <table:table-cell office:value-type="float" office:value="9.99" table:style-name="ce1">
            <text:p>9.9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5"/>
          <table:table-cell office:value-type="float" table:style-name="ce1" office:value="186"/>
          <table:table-cell office:value-type="float" office:value="444.99381953028438" table:style-name="ce1">
            <text:p>444.9938195</text:p>
          </table:table-cell>
          <table:table-cell office:value-type="float" office:value="-1508.034610630408" table:style-name="ce1">
            <text:p>-1508.034611</text:p>
          </table:table-cell>
          <table:table-cell office:value-type="float" office:value="0" table:style-name="ce1">
            <text:p>0</text:p>
          </table:table-cell>
          <table:table-cell office:value-type="float" office:value="9.2000000000000003E-4" table:style-name="ce1">
            <text:p>0.00092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5"/>
          <table:table-cell office:value-type="float" table:style-name="ce1" office:value="69"/>
          <table:table-cell office:value-type="float" office:value="8.4138867376110316" table:style-name="ce1">
            <text:p>8.413886738</text:p>
          </table:table-cell>
          <table:table-cell office:value-type="float" office:value="-45.320253563950324" table:style-name="ce1">
            <text:p>-45.32025356</text:p>
          </table:table-cell>
          <table:table-cell office:value-type="float" office:value="0" table:style-name="ce1">
            <text:p>0</text:p>
          </table:table-cell>
          <table:table-cell office:value-type="float" office:value="0.13034999999999999" table:style-name="ce1">
            <text:p>0.13035</text:p>
          </table:table-cell>
          <table:table-cell office:value-type="float" office:value="9.99" table:style-name="ce1">
            <text:p>9.9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5"/>
          <table:table-cell office:value-type="float" table:style-name="ce1" office:value="184"/>
          <table:table-cell office:value-type="float" office:value="295.61945713517878" table:style-name="ce1">
            <text:p>295.6194571</text:p>
          </table:table-cell>
          <table:table-cell office:value-type="float" office:value="-1612.469766191884" table:style-name="ce1">
            <text:p>-1612.469766</text:p>
          </table:table-cell>
          <table:table-cell office:value-type="float" office:value="0" table:style-name="ce1">
            <text:p>0</text:p>
          </table:table-cell>
          <table:table-cell office:value-type="float" office:value="9.3999999999999997E-4" table:style-name="ce1">
            <text:p>0.00094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5"/>
          <table:table-cell office:value-type="float" table:style-name="ce1" office:value="185"/>
          <table:table-cell office:value-type="float" office:value="444.99381953028438" table:style-name="ce1">
            <text:p>444.9938195</text:p>
          </table:table-cell>
          <table:table-cell office:value-type="float" office:value="-1508.034610630408" table:style-name="ce1">
            <text:p>-1508.034611</text:p>
          </table:table-cell>
          <table:table-cell office:value-type="float" office:value="0" table:style-name="ce1">
            <text:p>0</text:p>
          </table:table-cell>
          <table:table-cell office:value-type="float" office:value="9.2000000000000003E-4" table:style-name="ce1">
            <text:p>0.00092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6"/>
          <table:table-cell office:value-type="float" table:style-name="ce1" office:value="211"/>
          <table:table-cell office:value-type="float" office:value="764.04494382022472" table:style-name="ce1">
            <text:p>764.0449438</text:p>
          </table:table-cell>
          <table:table-cell office:value-type="float" office:value="-1977.5280898876404" table:style-name="ce1">
            <text:p>-1977.52809</text:p>
          </table:table-cell>
          <table:table-cell office:value-type="float" office:value="0" table:style-name="ce1">
            <text:p>0</text:p>
          </table:table-cell>
          <table:table-cell office:value-type="float" office:value="4.9270000000000001E-2" table:style-name="ce1">
            <text:p>0.04927</text:p>
          </table:table-cell>
          <table:table-cell office:value-type="float" office:value="3.22" table:style-name="ce1">
            <text:p>3.2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6"/>
          <table:table-cell office:value-type="float" table:style-name="ce1" office:value="58"/>
          <table:table-cell office:value-type="float" office:value="96.469669476537192" table:style-name="ce1">
            <text:p>96.46966948</text:p>
          </table:table-cell>
          <table:table-cell office:value-type="float" office:value="-219.35365321450718" table:style-name="ce1">
            <text:p>-219.3536532</text:p>
          </table:table-cell>
          <table:table-cell office:value-type="float" office:value="0" table:style-name="ce1">
            <text:p>0</text:p>
          </table:table-cell>
          <table:table-cell office:value-type="float" office:value="0.35975000000000001" table:style-name="ce1">
            <text:p>0.35975</text:p>
          </table:table-cell>
          <table:table-cell office:value-type="float" office:value="4.93" table:style-name="ce1">
            <text:p>4.9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6"/>
          <table:table-cell office:value-type="float" table:style-name="ce1" office:value="212"/>
          <table:table-cell office:value-type="float" office:value="764.04494382022472" table:style-name="ce1">
            <text:p>764.0449438</text:p>
          </table:table-cell>
          <table:table-cell office:value-type="float" office:value="-1977.5280898876404" table:style-name="ce1">
            <text:p>-1977.52809</text:p>
          </table:table-cell>
          <table:table-cell office:value-type="float" office:value="0" table:style-name="ce1">
            <text:p>0</text:p>
          </table:table-cell>
          <table:table-cell office:value-type="float" office:value="4.9270000000000001E-2" table:style-name="ce1">
            <text:p>0.04927</text:p>
          </table:table-cell>
          <table:table-cell office:value-type="float" office:value="3.22" table:style-name="ce1">
            <text:p>3.2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6"/>
          <table:table-cell office:value-type="float" table:style-name="ce1" office:value="209"/>
          <table:table-cell office:value-type="float" office:value="764.04494382022472" table:style-name="ce1">
            <text:p>764.0449438</text:p>
          </table:table-cell>
          <table:table-cell office:value-type="float" office:value="-1977.5280898876404" table:style-name="ce1">
            <text:p>-1977.52809</text:p>
          </table:table-cell>
          <table:table-cell office:value-type="float" office:value="0" table:style-name="ce1">
            <text:p>0</text:p>
          </table:table-cell>
          <table:table-cell office:value-type="float" office:value="4.9270000000000001E-2" table:style-name="ce1">
            <text:p>0.04927</text:p>
          </table:table-cell>
          <table:table-cell office:value-type="float" office:value="3.22" table:style-name="ce1">
            <text:p>3.2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6"/>
          <table:table-cell office:value-type="float" table:style-name="ce1" office:value="210"/>
          <table:table-cell office:value-type="float" office:value="764.04494382022472" table:style-name="ce1">
            <text:p>764.0449438</text:p>
          </table:table-cell>
          <table:table-cell office:value-type="float" office:value="-1977.5280898876404" table:style-name="ce1">
            <text:p>-1977.52809</text:p>
          </table:table-cell>
          <table:table-cell office:value-type="float" office:value="0" table:style-name="ce1">
            <text:p>0</text:p>
          </table:table-cell>
          <table:table-cell office:value-type="float" office:value="4.9270000000000001E-2" table:style-name="ce1">
            <text:p>0.04927</text:p>
          </table:table-cell>
          <table:table-cell office:value-type="float" office:value="3.22" table:style-name="ce1">
            <text:p>3.2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7"/>
          <table:table-cell office:value-type="float" table:style-name="ce1" office:value="204"/>
          <table:table-cell office:value-type="float" office:value="338.385618611209" table:style-name="ce1">
            <text:p>338.3856186</text:p>
          </table:table-cell>
          <table:table-cell office:value-type="float" office:value="-768.41734226295387" table:style-name="ce1">
            <text:p>-768.4173423</text:p>
          </table:table-cell>
          <table:table-cell office:value-type="float" office:value="0" table:style-name="ce1">
            <text:p>0</text:p>
          </table:table-cell>
          <table:table-cell office:value-type="float" office:value="0.10267999999999999" table:style-name="ce1">
            <text:p>0.10268</text:p>
          </table:table-cell>
          <table:table-cell office:value-type="float" office:value="4.93" table:style-name="ce1">
            <text:p>4.9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7"/>
          <table:table-cell office:value-type="float" table:style-name="ce1" office:value="205"/>
          <table:table-cell office:value-type="float" office:value="343.64261168384883" table:style-name="ce1">
            <text:p>343.6426117</text:p>
          </table:table-cell>
          <table:table-cell office:value-type="float" office:value="-773.19587628865986" table:style-name="ce1">
            <text:p>-773.1958763</text:p>
          </table:table-cell>
          <table:table-cell office:value-type="float" office:value="0" table:style-name="ce1">
            <text:p>0</text:p>
          </table:table-cell>
          <table:table-cell office:value-type="float" office:value="0.10056" table:style-name="ce1">
            <text:p>0.10056</text:p>
          </table:table-cell>
          <table:table-cell office:value-type="float" office:value="4.93" table:style-name="ce1">
            <text:p>4.9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8"/>
          <table:table-cell office:value-type="float" table:style-name="ce1" office:value="68"/>
          <table:table-cell office:value-type="float" office:value="4.8242998377052473" table:style-name="ce1">
            <text:p>4.824299838</text:p>
          </table:table-cell>
          <table:table-cell office:value-type="float" office:value="-25.978610269321599" table:style-name="ce1">
            <text:p>-25.97861027</text:p>
          </table:table-cell>
          <table:table-cell office:value-type="float" office:value="0" table:style-name="ce1">
            <text:p>0</text:p>
          </table:table-cell>
          <table:table-cell office:value-type="float" office:value="5.799E-2" table:style-name="ce1">
            <text:p>0.05799</text:p>
          </table:table-cell>
          <table:table-cell office:value-type="float" office:value="5.13" table:style-name="ce1">
            <text:p>5.1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8"/>
          <table:table-cell office:value-type="float" table:style-name="ce1" office:value="192"/>
          <table:table-cell office:value-type="float" office:value="6.7482667829673746" table:style-name="ce1">
            <text:p>6.748266783</text:p>
          </table:table-cell>
          <table:table-cell office:value-type="float" office:value="-36.725071707305922" table:style-name="ce1">
            <text:p>-36.72507171</text:p>
          </table:table-cell>
          <table:table-cell office:value-type="float" office:value="0" table:style-name="ce1">
            <text:p>0</text:p>
          </table:table-cell>
          <table:table-cell office:value-type="float" office:value="4.0460000000000003E-2" table:style-name="ce1">
            <text:p>0.04046</text:p>
          </table:table-cell>
          <table:table-cell office:value-type="float" office:value="1.99" table:style-name="ce1">
            <text:p>1.9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8"/>
          <table:table-cell office:value-type="float" table:style-name="ce1" office:value="249"/>
          <table:table-cell office:value-type="float" office:value="13.59119607622169" table:style-name="ce1">
            <text:p>13.59119608</text:p>
          </table:table-cell>
          <table:table-cell office:value-type="float" office:value="-74.015388631757304" table:style-name="ce1">
            <text:p>-74.01538863</text:p>
          </table:table-cell>
          <table:table-cell office:value-type="float" office:value="0" table:style-name="ce1">
            <text:p>0</text:p>
          </table:table-cell>
          <table:table-cell office:value-type="float" office:value="2.0070000000000001E-2" table:style-name="ce1">
            <text:p>0.02007</text:p>
          </table:table-cell>
          <table:table-cell office:value-type="float" office:value="1.99" table:style-name="ce1">
            <text:p>1.9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8"/>
          <table:table-cell office:value-type="float" table:style-name="ce1" office:value="44"/>
          <table:table-cell office:value-type="float" office:value="1.9440480727325238" table:style-name="ce1">
            <text:p>1.944048073</text:p>
          </table:table-cell>
          <table:table-cell office:value-type="float" office:value="-10.528349969368062" table:style-name="ce1">
            <text:p>-10.52834997</text:p>
          </table:table-cell>
          <table:table-cell office:value-type="float" office:value="0" table:style-name="ce1">
            <text:p>0</text:p>
          </table:table-cell>
          <table:table-cell office:value-type="float" office:value="0.14133000000000001" table:style-name="ce1">
            <text:p>0.14133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8"/>
          <table:table-cell office:value-type="float" table:style-name="ce1" office:value="69"/>
          <table:table-cell office:value-type="float" office:value="17.503168264747377" table:style-name="ce1">
            <text:p>17.50316826</text:p>
          </table:table-cell>
          <table:table-cell office:value-type="float" office:value="-96.219602591999234" table:style-name="ce1">
            <text:p>-96.21960259</text:p>
          </table:table-cell>
          <table:table-cell office:value-type="float" office:value="0" table:style-name="ce1">
            <text:p>0</text:p>
          </table:table-cell>
          <table:table-cell office:value-type="float" office:value="5.9569999999999998E-2" table:style-name="ce1">
            <text:p>0.05957</text:p>
          </table:table-cell>
          <table:table-cell office:value-type="float" office:value="10.26" table:style-name="ce1">
            <text:p>10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8"/>
          <table:table-cell office:value-type="float" table:style-name="ce1" office:value="195"/>
          <table:table-cell office:value-type="float" office:value="3.5791230123670386" table:style-name="ce1">
            <text:p>3.579123012</text:p>
          </table:table-cell>
          <table:table-cell office:value-type="float" office:value="-19.929114505287714" table:style-name="ce1">
            <text:p>-19.92911451</text:p>
          </table:table-cell>
          <table:table-cell office:value-type="float" office:value="0" table:style-name="ce1">
            <text:p>0</text:p>
          </table:table-cell>
          <table:table-cell office:value-type="float" office:value="7.0699999999999999E-2" table:style-name="ce1">
            <text:p>0.0707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8"/>
          <table:table-cell office:value-type="float" table:style-name="ce1" office:value="249"/>
          <table:table-cell office:value-type="float" office:value="9.6381951622173272" table:style-name="ce1">
            <text:p>9.638195162</text:p>
          </table:table-cell>
          <table:table-cell office:value-type="float" office:value="-53.512678661390687" table:style-name="ce1">
            <text:p>-53.51267866</text:p>
          </table:table-cell>
          <table:table-cell office:value-type="float" office:value="0" table:style-name="ce1">
            <text:p>0</text:p>
          </table:table-cell>
          <table:table-cell office:value-type="float" office:value="2.6290000000000001E-2" table:style-name="ce1">
            <text:p>0.02629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8"/>
          <table:table-cell office:value-type="float" table:style-name="ce1" office:value="68"/>
          <table:table-cell office:value-type="float" office:value="4.7882592719030104" table:style-name="ce1">
            <text:p>4.788259272</text:p>
          </table:table-cell>
          <table:table-cell office:value-type="float" office:value="-25.962541175893325" table:style-name="ce1">
            <text:p>-25.96254118</text:p>
          </table:table-cell>
          <table:table-cell office:value-type="float" office:value="0" table:style-name="ce1">
            <text:p>0</text:p>
          </table:table-cell>
          <table:table-cell office:value-type="float" office:value="5.6710000000000003E-2" table:style-name="ce1">
            <text:p>0.05671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8"/>
          <table:table-cell office:value-type="float" table:style-name="ce1" office:value="76"/>
          <table:table-cell office:value-type="float" office:value="4.79117852287966" table:style-name="ce1">
            <text:p>4.791178523</text:p>
          </table:table-cell>
          <table:table-cell office:value-type="float" office:value="-26.55536181298195" table:style-name="ce1">
            <text:p>-26.55536181</text:p>
          </table:table-cell>
          <table:table-cell office:value-type="float" office:value="0" table:style-name="ce1">
            <text:p>0</text:p>
          </table:table-cell>
          <table:table-cell office:value-type="float" office:value="5.3319999999999999E-2" table:style-name="ce1">
            <text:p>0.05332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9"/>
          <table:table-cell office:value-type="float" table:style-name="ce1" office:value="193"/>
          <table:table-cell office:value-type="float" office:value="198.36639439906654" table:style-name="ce1">
            <text:p>198.3663944</text:p>
          </table:table-cell>
          <table:table-cell office:value-type="float" office:value="-1061.8436406067678" table:style-name="ce1">
            <text:p>-1061.843641</text:p>
          </table:table-cell>
          <table:table-cell office:value-type="float" office:value="0" table:style-name="ce1">
            <text:p>0</text:p>
          </table:table-cell>
          <table:table-cell office:value-type="float" office:value="1.3500000000000001E-3" table:style-name="ce1">
            <text:p>0.00135</text:p>
          </table:table-cell>
          <table:table-cell office:value-type="float" office:value="1.82" table:style-name="ce1">
            <text:p>1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9"/>
          <table:table-cell office:value-type="float" table:style-name="ce1" office:value="194"/>
          <table:table-cell office:value-type="float" office:value="8.577082116743707" table:style-name="ce1">
            <text:p>8.577082117</text:p>
          </table:table-cell>
          <table:table-cell office:value-type="float" office:value="-62.724922956560285" table:style-name="ce1">
            <text:p>-62.72492296</text:p>
          </table:table-cell>
          <table:table-cell office:value-type="float" office:value="0" table:style-name="ce1">
            <text:p>0</text:p>
          </table:table-cell>
          <table:table-cell office:value-type="float" office:value="2.877E-2" table:style-name="ce1">
            <text:p>0.02877</text:p>
          </table:table-cell>
          <table:table-cell office:value-type="float" office:value="4.3899999999999997" table:style-name="ce1">
            <text:p>4.3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9"/>
          <table:table-cell office:value-type="float" table:style-name="ce1" office:value="64"/>
          <table:table-cell office:value-type="float" office:value="3.1350906752568357" table:style-name="ce1">
            <text:p>3.135090675</text:p>
          </table:table-cell>
          <table:table-cell office:value-type="float" office:value="-17.562873447783982" table:style-name="ce1">
            <text:p>-17.56287345</text:p>
          </table:table-cell>
          <table:table-cell office:value-type="float" office:value="0" table:style-name="ce1">
            <text:p>0</text:p>
          </table:table-cell>
          <table:table-cell office:value-type="float" office:value="7.9820000000000002E-2" table:style-name="ce1">
            <text:p>0.07982</text:p>
          </table:table-cell>
          <table:table-cell office:value-type="float" office:value="4.9950000000000001" table:style-name="ce1">
            <text:p>4.99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9"/>
          <table:table-cell office:value-type="float" table:style-name="ce1" office:value="50"/>
          <table:table-cell office:value-type="float" office:value="3.6088077205362419" table:style-name="ce1">
            <text:p>3.608807721</text:p>
          </table:table-cell>
          <table:table-cell office:value-type="float" office:value="-19.997089005213983" table:style-name="ce1">
            <text:p>-19.99708901</text:p>
          </table:table-cell>
          <table:table-cell office:value-type="float" office:value="0" table:style-name="ce1">
            <text:p>0</text:p>
          </table:table-cell>
          <table:table-cell office:value-type="float" office:value="7.2720000000000007E-2" table:style-name="ce1">
            <text:p>0.07272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9"/>
          <table:table-cell office:value-type="float" table:style-name="ce1" office:value="64"/>
          <table:table-cell office:value-type="float" office:value="3.0977371850238717" table:style-name="ce1">
            <text:p>3.097737185</text:p>
          </table:table-cell>
          <table:table-cell office:value-type="float" office:value="-17.848085327695802" table:style-name="ce1">
            <text:p>-17.84808533</text:p>
          </table:table-cell>
          <table:table-cell office:value-type="float" office:value="0" table:style-name="ce1">
            <text:p>0</text:p>
          </table:table-cell>
          <table:table-cell office:value-type="float" office:value="7.9750000000000001E-2" table:style-name="ce1">
            <text:p>0.07975</text:p>
          </table:table-cell>
          <table:table-cell office:value-type="float" office:value="4.9950000000000001" table:style-name="ce1">
            <text:p>4.99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9"/>
          <table:table-cell office:value-type="float" table:style-name="ce1" office:value="6"/>
          <table:table-cell office:value-type="float" office:value="6.5350943397251795" table:style-name="ce1">
            <text:p>6.53509434</text:p>
          </table:table-cell>
          <table:table-cell office:value-type="float" office:value="-36.275887499098197" table:style-name="ce1">
            <text:p>-36.2758875</text:p>
          </table:table-cell>
          <table:table-cell office:value-type="float" office:value="0" table:style-name="ce1">
            <text:p>0</text:p>
          </table:table-cell>
          <table:table-cell office:value-type="float" office:value="3.9390000000000001E-2" table:style-name="ce1">
            <text:p>0.03939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9"/>
          <table:table-cell office:value-type="float" table:style-name="ce1" office:value="5"/>
          <table:table-cell office:value-type="float" office:value="4.6878869718019187" table:style-name="ce1">
            <text:p>4.687886972</text:p>
          </table:table-cell>
          <table:table-cell office:value-type="float" office:value="-26.741594235373206" table:style-name="ce1">
            <text:p>-26.74159424</text:p>
          </table:table-cell>
          <table:table-cell office:value-type="float" office:value="0" table:style-name="ce1">
            <text:p>0</text:p>
          </table:table-cell>
          <table:table-cell office:value-type="float" office:value="5.5640000000000002E-2" table:style-name="ce1">
            <text:p>0.05564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9"/>
          <table:table-cell office:value-type="float" table:style-name="ce1" office:value="5"/>
          <table:table-cell office:value-type="float" office:value="4.7576052963776663" table:style-name="ce1">
            <text:p>4.757605296</text:p>
          </table:table-cell>
          <table:table-cell office:value-type="float" office:value="-27.065487908281831" table:style-name="ce1">
            <text:p>-27.06548791</text:p>
          </table:table-cell>
          <table:table-cell office:value-type="float" office:value="0" table:style-name="ce1">
            <text:p>0</text:p>
          </table:table-cell>
          <table:table-cell office:value-type="float" office:value="5.4969999999999998E-2" table:style-name="ce1">
            <text:p>0.05497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0"/>
          <table:table-cell office:value-type="float" table:style-name="ce1" office:value="206"/>
          <table:table-cell office:value-type="float" office:value="16.160123740376068" table:style-name="ce1">
            <text:p>16.16012374</text:p>
          </table:table-cell>
          <table:table-cell office:value-type="float" office:value="-169.1041519975067" table:style-name="ce1">
            <text:p>-169.104152</text:p>
          </table:table-cell>
          <table:table-cell office:value-type="float" office:value="0" table:style-name="ce1">
            <text:p>0</text:p>
          </table:table-cell>
          <table:table-cell office:value-type="float" office:value="1.7149999999999999E-2" table:style-name="ce1">
            <text:p>0.01715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0"/>
          <table:table-cell office:value-type="float" table:style-name="ce1" office:value="207"/>
          <table:table-cell office:value-type="float" office:value="4.0934946775307894" table:style-name="ce1">
            <text:p>4.093494678</text:p>
          </table:table-cell>
          <table:table-cell office:value-type="float" office:value="-42.842774611442152" table:style-name="ce1">
            <text:p>-42.84277461</text:p>
          </table:table-cell>
          <table:table-cell office:value-type="float" office:value="0" table:style-name="ce1">
            <text:p>0</text:p>
          </table:table-cell>
          <table:table-cell office:value-type="float" office:value="6.7019999999999996E-2" table:style-name="ce1">
            <text:p>0.06702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0"/>
          <table:table-cell office:value-type="float" table:style-name="ce1" office:value="67"/>
          <table:table-cell office:value-type="float" office:value="25.131641933939683" table:style-name="ce1">
            <text:p>25.13164193</text:p>
          </table:table-cell>
          <table:table-cell office:value-type="float" office:value="-171.13451412158926" table:style-name="ce1">
            <text:p>-171.1345141</text:p>
          </table:table-cell>
          <table:table-cell office:value-type="float" office:value="0" table:style-name="ce1">
            <text:p>0</text:p>
          </table:table-cell>
          <table:table-cell office:value-type="float" office:value="9.9500000000000005E-3" table:style-name="ce1">
            <text:p>0.00995</text:p>
          </table:table-cell>
          <table:table-cell office:value-type="float" office:value="4.01" table:style-name="ce1">
            <text:p>4.0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0"/>
          <table:table-cell office:value-type="float" table:style-name="ce1" office:value="52"/>
          <table:table-cell office:value-type="float" office:value="19.726549214339165" table:style-name="ce1">
            <text:p>19.72654921</text:p>
          </table:table-cell>
          <table:table-cell office:value-type="float" office:value="-114.95816611114891" table:style-name="ce1">
            <text:p>-114.9581661</text:p>
          </table:table-cell>
          <table:table-cell office:value-type="float" office:value="0" table:style-name="ce1">
            <text:p>0</text:p>
          </table:table-cell>
          <table:table-cell office:value-type="float" office:value="1.465E-2" table:style-name="ce1">
            <text:p>0.0146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0"/>
          <table:table-cell office:value-type="float" table:style-name="ce1" office:value="52"/>
          <table:table-cell office:value-type="float" office:value="25.641025641025646" table:style-name="ce1">
            <text:p>25.64102564</text:p>
          </table:table-cell>
          <table:table-cell office:value-type="float" office:value="-179.4871794871795" table:style-name="ce1">
            <text:p>-179.4871795</text:p>
          </table:table-cell>
          <table:table-cell office:value-type="float" office:value="0" table:style-name="ce1">
            <text:p>0</text:p>
          </table:table-cell>
          <table:table-cell office:value-type="float" office:value="9.0200000000000002E-3" table:style-name="ce1">
            <text:p>0.00902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0"/>
          <table:table-cell office:value-type="float" table:style-name="ce1" office:value="56"/>
          <table:table-cell office:value-type="float" office:value="11.131631897236137" table:style-name="ce1">
            <text:p>11.1316319</text:p>
          </table:table-cell>
          <table:table-cell office:value-type="float" office:value="-58.108518708842723" table:style-name="ce1">
            <text:p>-58.10851871</text:p>
          </table:table-cell>
          <table:table-cell office:value-type="float" office:value="0" table:style-name="ce1">
            <text:p>0</text:p>
          </table:table-cell>
          <table:table-cell office:value-type="float" office:value="2.7980000000000001E-2" table:style-name="ce1">
            <text:p>0.02798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0"/>
          <table:table-cell office:value-type="float" table:style-name="ce1" office:value="67"/>
          <table:table-cell office:value-type="float" office:value="95.561451634662944" table:style-name="ce1">
            <text:p>95.56145163</text:p>
          </table:table-cell>
          <table:table-cell office:value-type="float" office:value="-216.98070782929352" table:style-name="ce1">
            <text:p>-216.9807078</text:p>
          </table:table-cell>
          <table:table-cell office:value-type="float" office:value="0" table:style-name="ce1">
            <text:p>0</text:p>
          </table:table-cell>
          <table:table-cell office:value-type="float" office:value="0.36132999999999998" table:style-name="ce1">
            <text:p>0.36133</text:p>
          </table:table-cell>
          <table:table-cell office:value-type="float" office:value="4.93" table:style-name="ce1">
            <text:p>4.9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0"/>
          <table:table-cell office:value-type="float" table:style-name="ce1" office:value="299"/>
          <table:table-cell office:value-type="float" office:value="907.71558245083202" table:style-name="ce1">
            <text:p>907.7155825</text:p>
          </table:table-cell>
          <table:table-cell office:value-type="float" office:value="-3782.1482602118003" table:style-name="ce1">
            <text:p>-3782.14826</text:p>
          </table:table-cell>
          <table:table-cell office:value-type="float" office:value="0" table:style-name="ce1">
            <text:p>0</text:p>
          </table:table-cell>
          <table:table-cell office:value-type="float" office:value="1.7080000000000001E-2" table:style-name="ce1">
            <text:p>0.01708</text:p>
          </table:table-cell>
          <table:table-cell office:value-type="float" office:value="2.4" table:style-name="ce1">
            <text:p>2.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1"/>
          <table:table-cell office:value-type="float" table:style-name="ce1" office:value="248"/>
          <table:table-cell office:value-type="float" office:value="11.23309693633561" table:style-name="ce1">
            <text:p>11.23309694</text:p>
          </table:table-cell>
          <table:table-cell office:value-type="float" office:value="-62.799523814369003" table:style-name="ce1">
            <text:p>-62.79952381</text:p>
          </table:table-cell>
          <table:table-cell office:value-type="float" office:value="0" table:style-name="ce1">
            <text:p>0</text:p>
          </table:table-cell>
          <table:table-cell office:value-type="float" office:value="2.23E-2" table:style-name="ce1">
            <text:p>0.0223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1"/>
          <table:table-cell office:value-type="float" table:style-name="ce1" office:value="76"/>
          <table:table-cell office:value-type="float" office:value="6.977388899098858" table:style-name="ce1">
            <text:p>6.977388899</text:p>
          </table:table-cell>
          <table:table-cell office:value-type="float" office:value="-38.842874808822664" table:style-name="ce1">
            <text:p>-38.84287481</text:p>
          </table:table-cell>
          <table:table-cell office:value-type="float" office:value="0" table:style-name="ce1">
            <text:p>0</text:p>
          </table:table-cell>
          <table:table-cell office:value-type="float" office:value="3.619E-2" table:style-name="ce1">
            <text:p>0.03619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1"/>
          <table:table-cell office:value-type="float" table:style-name="ce1" office:value="76"/>
          <table:table-cell office:value-type="float" office:value="6.982812461764035" table:style-name="ce1">
            <text:p>6.982812462</text:p>
          </table:table-cell>
          <table:table-cell office:value-type="float" office:value="-38.857480953521744" table:style-name="ce1">
            <text:p>-38.85748095</text:p>
          </table:table-cell>
          <table:table-cell office:value-type="float" office:value="0" table:style-name="ce1">
            <text:p>0</text:p>
          </table:table-cell>
          <table:table-cell office:value-type="float" office:value="3.6170000000000001E-2" table:style-name="ce1">
            <text:p>0.03617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1"/>
          <table:table-cell office:value-type="float" table:style-name="ce1" office:value="248"/>
          <table:table-cell office:value-type="float" office:value="11.427846910227171" table:style-name="ce1">
            <text:p>11.42784691</text:p>
          </table:table-cell>
          <table:table-cell office:value-type="float" office:value="-63.562185004329237" table:style-name="ce1">
            <text:p>-63.562185</text:p>
          </table:table-cell>
          <table:table-cell office:value-type="float" office:value="0" table:style-name="ce1">
            <text:p>0</text:p>
          </table:table-cell>
          <table:table-cell office:value-type="float" office:value="2.2370000000000001E-2" table:style-name="ce1">
            <text:p>0.02237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2"/>
          <table:table-cell office:value-type="float" table:style-name="ce1" office:value="74"/>
          <table:table-cell office:value-type="float" office:value="98.116680704008886" table:style-name="ce1">
            <text:p>98.1166807</text:p>
          </table:table-cell>
          <table:table-cell office:value-type="float" office:value="-277.85254712639687" table:style-name="ce1">
            <text:p>-277.8525471</text:p>
          </table:table-cell>
          <table:table-cell office:value-type="float" office:value="0" table:style-name="ce1">
            <text:p>0</text:p>
          </table:table-cell>
          <table:table-cell office:value-type="float" office:value="0.34510999999999997" table:style-name="ce1">
            <text:p>0.34511</text:p>
          </table:table-cell>
          <table:table-cell office:value-type="float" office:value="4.46" table:style-name="ce1">
            <text:p>4.4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2"/>
          <table:table-cell office:value-type="float" table:style-name="ce1" office:value="74"/>
          <table:table-cell office:value-type="float" office:value="97.573611950608736" table:style-name="ce1">
            <text:p>97.57361195</text:p>
          </table:table-cell>
          <table:table-cell office:value-type="float" office:value="-277.17813660305671" table:style-name="ce1">
            <text:p>-277.1781366</text:p>
          </table:table-cell>
          <table:table-cell office:value-type="float" office:value="0" table:style-name="ce1">
            <text:p>0</text:p>
          </table:table-cell>
          <table:table-cell office:value-type="float" office:value="0.34651999999999999" table:style-name="ce1">
            <text:p>0.34652</text:p>
          </table:table-cell>
          <table:table-cell office:value-type="float" office:value="4.46" table:style-name="ce1">
            <text:p>4.4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2"/>
          <table:table-cell office:value-type="float" table:style-name="ce1" office:value="215"/>
          <table:table-cell office:value-type="float" office:value="40.50479713440761" table:style-name="ce1">
            <text:p>40.50479713</text:p>
          </table:table-cell>
          <table:table-cell office:value-type="float" office:value="-217.16427379290826" table:style-name="ce1">
            <text:p>-217.1642738</text:p>
          </table:table-cell>
          <table:table-cell office:value-type="float" office:value="0" table:style-name="ce1">
            <text:p>0</text:p>
          </table:table-cell>
          <table:table-cell office:value-type="float" office:value="6.7600000000000004E-3" table:style-name="ce1">
            <text:p>0.00676</text:p>
          </table:table-cell>
          <table:table-cell office:value-type="float" office:value="3.42" table:style-name="ce1">
            <text:p>3.4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2"/>
          <table:table-cell office:value-type="float" table:style-name="ce1" office:value="201"/>
          <table:table-cell office:value-type="float" office:value="55.169756464932185" table:style-name="ce1">
            <text:p>55.16975646</text:p>
          </table:table-cell>
          <table:table-cell office:value-type="float" office:value="-290.73585946599178" table:style-name="ce1">
            <text:p>-290.7358595</text:p>
          </table:table-cell>
          <table:table-cell office:value-type="float" office:value="0" table:style-name="ce1">
            <text:p>0</text:p>
          </table:table-cell>
          <table:table-cell office:value-type="float" office:value="5.3299999999999997E-3" table:style-name="ce1">
            <text:p>0.00533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2"/>
          <table:table-cell office:value-type="float" table:style-name="ce1" office:value="200"/>
          <table:table-cell office:value-type="float" office:value="23.710652091653039" table:style-name="ce1">
            <text:p>23.71065209</text:p>
          </table:table-cell>
          <table:table-cell office:value-type="float" office:value="-125.21173125112666" table:style-name="ce1">
            <text:p>-125.2117313</text:p>
          </table:table-cell>
          <table:table-cell office:value-type="float" office:value="0" table:style-name="ce1">
            <text:p>0</text:p>
          </table:table-cell>
          <table:table-cell office:value-type="float" office:value="1.235E-2" table:style-name="ce1">
            <text:p>0.0123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2"/>
          <table:table-cell office:value-type="float" table:style-name="ce1" office:value="57"/>
          <table:table-cell office:value-type="float" office:value="77.583531602358519" table:style-name="ce1">
            <text:p>77.5835316</text:p>
          </table:table-cell>
          <table:table-cell office:value-type="float" office:value="-175.85600496534602" table:style-name="ce1">
            <text:p>-175.856005</text:p>
          </table:table-cell>
          <table:table-cell office:value-type="float" office:value="0" table:style-name="ce1">
            <text:p>0</text:p>
          </table:table-cell>
          <table:table-cell office:value-type="float" office:value="0.44633" table:style-name="ce1">
            <text:p>0.44633</text:p>
          </table:table-cell>
          <table:table-cell office:value-type="float" office:value="4.93" table:style-name="ce1">
            <text:p>4.9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3"/>
          <table:table-cell office:value-type="float" table:style-name="ce1" office:value="65"/>
          <table:table-cell office:value-type="float" office:value="3.2452892956271757" table:style-name="ce1">
            <text:p>3.245289296</text:p>
          </table:table-cell>
          <table:table-cell office:value-type="float" office:value="-32.139842541902581" table:style-name="ce1">
            <text:p>-32.13984254</text:p>
          </table:table-cell>
          <table:table-cell office:value-type="float" office:value="0" table:style-name="ce1">
            <text:p>0</text:p>
          </table:table-cell>
          <table:table-cell office:value-type="float" office:value="9.461E-2" table:style-name="ce1">
            <text:p>0.09461</text:p>
          </table:table-cell>
          <table:table-cell office:value-type="float" office:value="8.9700000000000006" table:style-name="ce1">
            <text:p>8.9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3"/>
          <table:table-cell office:value-type="float" table:style-name="ce1" office:value="47"/>
          <table:table-cell office:value-type="float" office:value="8.3683122445525147" table:style-name="ce1">
            <text:p>8.368312245</text:p>
          </table:table-cell>
          <table:table-cell office:value-type="float" office:value="-45.201565381560172" table:style-name="ce1">
            <text:p>-45.20156538</text:p>
          </table:table-cell>
          <table:table-cell office:value-type="float" office:value="0" table:style-name="ce1">
            <text:p>0</text:p>
          </table:table-cell>
          <table:table-cell office:value-type="float" office:value="3.3110000000000001E-2" table:style-name="ce1">
            <text:p>0.03311</text:p>
          </table:table-cell>
          <table:table-cell office:value-type="float" office:value="3.42" table:style-name="ce1">
            <text:p>3.4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3"/>
          <table:table-cell office:value-type="float" table:style-name="ce1" office:value="65"/>
          <table:table-cell office:value-type="float" office:value="4.6259780915102793" table:style-name="ce1">
            <text:p>4.625978092</text:p>
          </table:table-cell>
          <table:table-cell office:value-type="float" office:value="-23.925629949544177" table:style-name="ce1">
            <text:p>-23.92562995</text:p>
          </table:table-cell>
          <table:table-cell office:value-type="float" office:value="0" table:style-name="ce1">
            <text:p>0</text:p>
          </table:table-cell>
          <table:table-cell office:value-type="float" office:value="6.8339999999999998E-2" table:style-name="ce1">
            <text:p>0.06834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3"/>
          <table:table-cell office:value-type="float" table:style-name="ce1" office:value="190"/>
          <table:table-cell office:value-type="float" office:value="6.7482418419915255" table:style-name="ce1">
            <text:p>6.748241842</text:p>
          </table:table-cell>
          <table:table-cell office:value-type="float" office:value="-35.963844419819914" table:style-name="ce1">
            <text:p>-35.96384442</text:p>
          </table:table-cell>
          <table:table-cell office:value-type="float" office:value="0" table:style-name="ce1">
            <text:p>0</text:p>
          </table:table-cell>
          <table:table-cell office:value-type="float" office:value="4.2340000000000003E-2" table:style-name="ce1">
            <text:p>0.04234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4"/>
          <table:table-cell office:value-type="float" table:style-name="ce1" office:value="72"/>
          <table:table-cell office:value-type="float" office:value="5.3318459969983349" table:style-name="ce1">
            <text:p>5.331845997</text:p>
          </table:table-cell>
          <table:table-cell office:value-type="float" office:value="-29.689101515709158" table:style-name="ce1">
            <text:p>-29.68910152</text:p>
          </table:table-cell>
          <table:table-cell office:value-type="float" office:value="0" table:style-name="ce1">
            <text:p>0</text:p>
          </table:table-cell>
          <table:table-cell office:value-type="float" office:value="4.7750000000000001E-2" table:style-name="ce1">
            <text:p>0.0477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4"/>
          <table:table-cell office:value-type="float" table:style-name="ce1" office:value="45"/>
          <table:table-cell office:value-type="float" office:value="5.100999795960008" table:style-name="ce1">
            <text:p>5.100999796</text:p>
          </table:table-cell>
          <table:table-cell office:value-type="float" office:value="-27.545398898184043" table:style-name="ce1">
            <text:p>-27.5453989</text:p>
          </table:table-cell>
          <table:table-cell office:value-type="float" office:value="0" table:style-name="ce1">
            <text:p>0</text:p>
          </table:table-cell>
          <table:table-cell office:value-type="float" office:value="5.2699999999999997E-2" table:style-name="ce1">
            <text:p>0.0527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4"/>
          <table:table-cell office:value-type="float" table:style-name="ce1" office:value="72"/>
          <table:table-cell office:value-type="float" office:value="5.3318459969983349" table:style-name="ce1">
            <text:p>5.331845997</text:p>
          </table:table-cell>
          <table:table-cell office:value-type="float" office:value="-29.689101515709158" table:style-name="ce1">
            <text:p>-29.68910152</text:p>
          </table:table-cell>
          <table:table-cell office:value-type="float" office:value="0" table:style-name="ce1">
            <text:p>0</text:p>
          </table:table-cell>
          <table:table-cell office:value-type="float" office:value="4.7750000000000001E-2" table:style-name="ce1">
            <text:p>0.0477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4"/>
          <table:table-cell office:value-type="float" table:style-name="ce1" office:value="45"/>
          <table:table-cell office:value-type="float" office:value="5.9432654333003487" table:style-name="ce1">
            <text:p>5.943265433</text:p>
          </table:table-cell>
          <table:table-cell office:value-type="float" office:value="-30.539091925183389" table:style-name="ce1">
            <text:p>-30.53909193</text:p>
          </table:table-cell>
          <table:table-cell office:value-type="float" office:value="0" table:style-name="ce1">
            <text:p>0</text:p>
          </table:table-cell>
          <table:table-cell office:value-type="float" office:value="5.4170000000000003E-2" table:style-name="ce1">
            <text:p>0.05417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4"/>
          <table:table-cell office:value-type="float" table:style-name="ce1" office:value="45"/>
          <table:table-cell office:value-type="float" office:value="5.9473822958754221" table:style-name="ce1">
            <text:p>5.947382296</text:p>
          </table:table-cell>
          <table:table-cell office:value-type="float" office:value="-30.705317478212088" table:style-name="ce1">
            <text:p>-30.70531748</text:p>
          </table:table-cell>
          <table:table-cell office:value-type="float" office:value="0" table:style-name="ce1">
            <text:p>0</text:p>
          </table:table-cell>
          <table:table-cell office:value-type="float" office:value="5.4199999999999998E-2" table:style-name="ce1">
            <text:p>0.0542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4"/>
          <table:table-cell office:value-type="float" table:style-name="ce1" office:value="195"/>
          <table:table-cell office:value-type="float" office:value="3.5791230123670386" table:style-name="ce1">
            <text:p>3.579123012</text:p>
          </table:table-cell>
          <table:table-cell office:value-type="float" office:value="-19.929114505287714" table:style-name="ce1">
            <text:p>-19.92911451</text:p>
          </table:table-cell>
          <table:table-cell office:value-type="float" office:value="0" table:style-name="ce1">
            <text:p>0</text:p>
          </table:table-cell>
          <table:table-cell office:value-type="float" office:value="7.0699999999999999E-2" table:style-name="ce1">
            <text:p>0.0707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5"/>
          <table:table-cell office:value-type="float" table:style-name="ce1" office:value="218"/>
          <table:table-cell office:value-type="float" office:value="1257.8616352201257" table:style-name="ce1">
            <text:p>1257.861635</text:p>
          </table:table-cell>
          <table:table-cell office:value-type="float" office:value="-4402.5157232704405" table:style-name="ce1">
            <text:p>-4402.515723</text:p>
          </table:table-cell>
          <table:table-cell office:value-type="float" office:value="0" table:style-name="ce1">
            <text:p>0</text:p>
          </table:table-cell>
          <table:table-cell office:value-type="float" office:value="2.068E-2" table:style-name="ce1">
            <text:p>0.02068</text:p>
          </table:table-cell>
          <table:table-cell office:value-type="float" office:value="4.38" table:style-name="ce1">
            <text:p>4.38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5"/>
          <table:table-cell office:value-type="float" table:style-name="ce1" office:value="63"/>
          <table:table-cell office:value-type="float" office:value="11.673688567213913" table:style-name="ce1">
            <text:p>11.67368857</text:p>
          </table:table-cell>
          <table:table-cell office:value-type="float" office:value="-64.099162678156404" table:style-name="ce1">
            <text:p>-64.09916268</text:p>
          </table:table-cell>
          <table:table-cell office:value-type="float" office:value="0" table:style-name="ce1">
            <text:p>0</text:p>
          </table:table-cell>
          <table:table-cell office:value-type="float" office:value="9.0649999999999994E-2" table:style-name="ce1">
            <text:p>0.09065</text:p>
          </table:table-cell>
          <table:table-cell office:value-type="float" office:value="6.66" table:style-name="ce1">
            <text:p>6.6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5"/>
          <table:table-cell office:value-type="float" table:style-name="ce1" office:value="210"/>
          <table:table-cell office:value-type="float" office:value="7.039540968800222" table:style-name="ce1">
            <text:p>7.039540969</text:p>
          </table:table-cell>
          <table:table-cell office:value-type="float" office:value="-37.765587713123203" table:style-name="ce1">
            <text:p>-37.76558771</text:p>
          </table:table-cell>
          <table:table-cell office:value-type="float" office:value="0" table:style-name="ce1">
            <text:p>0</text:p>
          </table:table-cell>
          <table:table-cell office:value-type="float" office:value="4.0009999999999997E-2" table:style-name="ce1">
            <text:p>0.04001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5"/>
          <table:table-cell office:value-type="float" table:style-name="ce1" office:value="212"/>
          <table:table-cell office:value-type="float" office:value="7.0595726210644605" table:style-name="ce1">
            <text:p>7.059572621</text:p>
          </table:table-cell>
          <table:table-cell office:value-type="float" office:value="-38.319056549605804" table:style-name="ce1">
            <text:p>-38.31905655</text:p>
          </table:table-cell>
          <table:table-cell office:value-type="float" office:value="0" table:style-name="ce1">
            <text:p>0</text:p>
          </table:table-cell>
          <table:table-cell office:value-type="float" office:value="3.7969999999999997E-2" table:style-name="ce1">
            <text:p>0.03797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5"/>
          <table:table-cell office:value-type="float" table:style-name="ce1" office:value="251"/>
          <table:table-cell office:value-type="float" office:value="3.6924525905062389" table:style-name="ce1">
            <text:p>3.692452591</text:p>
          </table:table-cell>
          <table:table-cell office:value-type="float" office:value="-19.768574219490137" table:style-name="ce1">
            <text:p>-19.76857422</text:p>
          </table:table-cell>
          <table:table-cell office:value-type="float" office:value="0" table:style-name="ce1">
            <text:p>0</text:p>
          </table:table-cell>
          <table:table-cell office:value-type="float" office:value="7.5310000000000002E-2" table:style-name="ce1">
            <text:p>0.07531</text:p>
          </table:table-cell>
          <table:table-cell office:value-type="float" office:value="3.42" table:style-name="ce1">
            <text:p>3.4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5"/>
          <table:table-cell office:value-type="float" table:style-name="ce1" office:value="49"/>
          <table:table-cell office:value-type="float" office:value="8.019416006126912" table:style-name="ce1">
            <text:p>8.019416006</text:p>
          </table:table-cell>
          <table:table-cell office:value-type="float" office:value="-43.547977871901892" table:style-name="ce1">
            <text:p>-43.54797787</text:p>
          </table:table-cell>
          <table:table-cell office:value-type="float" office:value="0" table:style-name="ce1">
            <text:p>0</text:p>
          </table:table-cell>
          <table:table-cell office:value-type="float" office:value="3.3279999999999997E-2" table:style-name="ce1">
            <text:p>0.03328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6"/>
          <table:table-cell office:value-type="float" table:style-name="ce1" office:value="220"/>
          <table:table-cell office:value-type="float" office:value="21.311824784012853" table:style-name="ce1">
            <text:p>21.31182478</text:p>
          </table:table-cell>
          <table:table-cell office:value-type="float" office:value="-232.79070148690963" table:style-name="ce1">
            <text:p>-232.7907015</text:p>
          </table:table-cell>
          <table:table-cell office:value-type="float" office:value="0" table:style-name="ce1">
            <text:p>0</text:p>
          </table:table-cell>
          <table:table-cell office:value-type="float" office:value="1.0699999999999999E-2" table:style-name="ce1">
            <text:p>0.0107</text:p>
          </table:table-cell>
          <table:table-cell office:value-type="float" office:value="7.5" table:style-name="ce1">
            <text:p>7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6"/>
          <table:table-cell office:value-type="float" table:style-name="ce1" office:value="56"/>
          <table:table-cell office:value-type="float" office:value="3.4167208201406258" table:style-name="ce1">
            <text:p>3.41672082</text:p>
          </table:table-cell>
          <table:table-cell office:value-type="float" office:value="-17.907871380270127" table:style-name="ce1">
            <text:p>-17.90787138</text:p>
          </table:table-cell>
          <table:table-cell office:value-type="float" office:value="0" table:style-name="ce1">
            <text:p>0</text:p>
          </table:table-cell>
          <table:table-cell office:value-type="float" office:value="8.9539999999999995E-2" table:style-name="ce1">
            <text:p>0.08954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6"/>
          <table:table-cell office:value-type="float" table:style-name="ce1" office:value="73"/>
          <table:table-cell office:value-type="float" office:value="4.5315319200419966" table:style-name="ce1">
            <text:p>4.53153192</text:p>
          </table:table-cell>
          <table:table-cell office:value-type="float" office:value="-24.604215438791556" table:style-name="ce1">
            <text:p>-24.60421544</text:p>
          </table:table-cell>
          <table:table-cell office:value-type="float" office:value="0" table:style-name="ce1">
            <text:p>0</text:p>
          </table:table-cell>
          <table:table-cell office:value-type="float" office:value="5.9569999999999998E-2" table:style-name="ce1">
            <text:p>0.05957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6"/>
          <table:table-cell office:value-type="float" table:style-name="ce1" office:value="66"/>
          <table:table-cell office:value-type="float" office:value="4.415238336132262" table:style-name="ce1">
            <text:p>4.415238336</text:p>
          </table:table-cell>
          <table:table-cell office:value-type="float" office:value="-23.240158187525076" table:style-name="ce1">
            <text:p>-23.24015819</text:p>
          </table:table-cell>
          <table:table-cell office:value-type="float" office:value="0" table:style-name="ce1">
            <text:p>0</text:p>
          </table:table-cell>
          <table:table-cell office:value-type="float" office:value="6.8559999999999996E-2" table:style-name="ce1">
            <text:p>0.06856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6"/>
          <table:table-cell office:value-type="float" table:style-name="ce1" office:value="60"/>
          <table:table-cell office:value-type="float" office:value="99.183197199533268" table:style-name="ce1">
            <text:p>99.1831972</text:p>
          </table:table-cell>
          <table:table-cell office:value-type="float" office:value="-530.92182030338392" table:style-name="ce1">
            <text:p>-530.9218203</text:p>
          </table:table-cell>
          <table:table-cell office:value-type="float" office:value="0" table:style-name="ce1">
            <text:p>0</text:p>
          </table:table-cell>
          <table:table-cell office:value-type="float" office:value="2.8500000000000001E-3" table:style-name="ce1">
            <text:p>0.00285</text:p>
          </table:table-cell>
          <table:table-cell office:value-type="float" office:value="1.99" table:style-name="ce1">
            <text:p>1.9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6"/>
          <table:table-cell office:value-type="float" table:style-name="ce1" office:value="207"/>
          <table:table-cell office:value-type="float" office:value="4.0934946775307894" table:style-name="ce1">
            <text:p>4.093494678</text:p>
          </table:table-cell>
          <table:table-cell office:value-type="float" office:value="-42.842774611442152" table:style-name="ce1">
            <text:p>-42.84277461</text:p>
          </table:table-cell>
          <table:table-cell office:value-type="float" office:value="0" table:style-name="ce1">
            <text:p>0</text:p>
          </table:table-cell>
          <table:table-cell office:value-type="float" office:value="6.7019999999999996E-2" table:style-name="ce1">
            <text:p>0.06702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6"/>
          <table:table-cell office:value-type="float" table:style-name="ce1" office:value="65"/>
          <table:table-cell office:value-type="float" office:value="6.1013727391363322" table:style-name="ce1">
            <text:p>6.101372739</text:p>
          </table:table-cell>
          <table:table-cell office:value-type="float" office:value="-33.54011757170943" table:style-name="ce1">
            <text:p>-33.54011757</text:p>
          </table:table-cell>
          <table:table-cell office:value-type="float" office:value="0" table:style-name="ce1">
            <text:p>0</text:p>
          </table:table-cell>
          <table:table-cell office:value-type="float" office:value="4.4299999999999999E-2" table:style-name="ce1">
            <text:p>0.0443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7"/>
          <table:table-cell office:value-type="float" table:style-name="ce1" office:value="68"/>
          <table:table-cell office:value-type="float" office:value="9.5530865289809963" table:style-name="ce1">
            <text:p>9.553086529</text:p>
          </table:table-cell>
          <table:table-cell office:value-type="float" office:value="-51.212142841440738" table:style-name="ce1">
            <text:p>-51.21214284</text:p>
          </table:table-cell>
          <table:table-cell office:value-type="float" office:value="0" table:style-name="ce1">
            <text:p>0</text:p>
          </table:table-cell>
          <table:table-cell office:value-type="float" office:value="2.971E-2" table:style-name="ce1">
            <text:p>0.02971</text:p>
          </table:table-cell>
          <table:table-cell office:value-type="float" office:value="5.13" table:style-name="ce1">
            <text:p>5.1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7"/>
          <table:table-cell office:value-type="float" table:style-name="ce1" office:value="68"/>
          <table:table-cell office:value-type="float" office:value="9.4829849510447684" table:style-name="ce1">
            <text:p>9.482984951</text:p>
          </table:table-cell>
          <table:table-cell office:value-type="float" office:value="-51.181024492924479" table:style-name="ce1">
            <text:p>-51.18102449</text:p>
          </table:table-cell>
          <table:table-cell office:value-type="float" office:value="0" table:style-name="ce1">
            <text:p>0</text:p>
          </table:table-cell>
          <table:table-cell office:value-type="float" office:value="2.9000000000000001E-2" table:style-name="ce1">
            <text:p>0.029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7"/>
          <table:table-cell office:value-type="float" table:style-name="ce1" office:value="65"/>
          <table:table-cell office:value-type="float" office:value="3.2241701363832758" table:style-name="ce1">
            <text:p>3.224170136</text:p>
          </table:table-cell>
          <table:table-cell office:value-type="float" office:value="-16.806096650956963" table:style-name="ce1">
            <text:p>-16.80609665</text:p>
          </table:table-cell>
          <table:table-cell office:value-type="float" office:value="0" table:style-name="ce1">
            <text:p>0</text:p>
          </table:table-cell>
          <table:table-cell office:value-type="float" office:value="9.5350000000000004E-2" table:style-name="ce1">
            <text:p>0.0953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8"/>
          <table:table-cell office:value-type="float" table:style-name="ce1" office:value="190"/>
          <table:table-cell office:value-type="float" office:value="15.322877884945894" table:style-name="ce1">
            <text:p>15.32287788</text:p>
          </table:table-cell>
          <table:table-cell office:value-type="float" office:value="-202.92459901685103" table:style-name="ce1">
            <text:p>-202.924599</text:p>
          </table:table-cell>
          <table:table-cell office:value-type="float" office:value="0" table:style-name="ce1">
            <text:p>0</text:p>
          </table:table-cell>
          <table:table-cell office:value-type="float" office:value="1.932E-2" table:style-name="ce1">
            <text:p>0.01932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8"/>
          <table:table-cell office:value-type="float" table:style-name="ce1" office:value="56"/>
          <table:table-cell office:value-type="float" office:value="21.421011604104216" table:style-name="ce1">
            <text:p>21.4210116</text:p>
          </table:table-cell>
          <table:table-cell office:value-type="float" office:value="-110.52734981525963" table:style-name="ce1">
            <text:p>-110.5273498</text:p>
          </table:table-cell>
          <table:table-cell office:value-type="float" office:value="0" table:style-name="ce1">
            <text:p>0</text:p>
          </table:table-cell>
          <table:table-cell office:value-type="float" office:value="5.96E-2" table:style-name="ce1">
            <text:p>0.0596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8"/>
          <table:table-cell office:value-type="float" table:style-name="ce1" office:value="217"/>
          <table:table-cell office:value-type="float" office:value="10.318775105110797" table:style-name="ce1">
            <text:p>10.31877511</text:p>
          </table:table-cell>
          <table:table-cell office:value-type="float" office:value="-136.5830595731029" table:style-name="ce1">
            <text:p>-136.5830596</text:p>
          </table:table-cell>
          <table:table-cell office:value-type="float" office:value="0" table:style-name="ce1">
            <text:p>0</text:p>
          </table:table-cell>
          <table:table-cell office:value-type="float" office:value="2.8819999999999998E-2" table:style-name="ce1">
            <text:p>0.02882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9"/>
          <table:table-cell office:value-type="float" table:style-name="ce1" office:value="209"/>
          <table:table-cell office:value-type="float" office:value="17.133500153793563" table:style-name="ce1">
            <text:p>17.13350015</text:p>
          </table:table-cell>
          <table:table-cell office:value-type="float" office:value="-88.686260319874293" table:style-name="ce1">
            <text:p>-88.68626032</text:p>
          </table:table-cell>
          <table:table-cell office:value-type="float" office:value="0" table:style-name="ce1">
            <text:p>0</text:p>
          </table:table-cell>
          <table:table-cell office:value-type="float" office:value="1.848E-2" table:style-name="ce1">
            <text:p>0.01848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9"/>
          <table:table-cell office:value-type="float" table:style-name="ce1" office:value="200"/>
          <table:table-cell office:value-type="float" office:value="23.710652091653039" table:style-name="ce1">
            <text:p>23.71065209</text:p>
          </table:table-cell>
          <table:table-cell office:value-type="float" office:value="-125.21173125112666" table:style-name="ce1">
            <text:p>-125.2117313</text:p>
          </table:table-cell>
          <table:table-cell office:value-type="float" office:value="0" table:style-name="ce1">
            <text:p>0</text:p>
          </table:table-cell>
          <table:table-cell office:value-type="float" office:value="1.235E-2" table:style-name="ce1">
            <text:p>0.0123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9"/>
          <table:table-cell office:value-type="float" table:style-name="ce1" office:value="54"/>
          <table:table-cell office:value-type="float" office:value="12.859550742409423" table:style-name="ce1">
            <text:p>12.85955074</text:p>
          </table:table-cell>
          <table:table-cell office:value-type="float" office:value="-70.26825941388006" table:style-name="ce1">
            <text:p>-70.26825941</text:p>
          </table:table-cell>
          <table:table-cell office:value-type="float" office:value="0" table:style-name="ce1">
            <text:p>0</text:p>
          </table:table-cell>
          <table:table-cell office:value-type="float" office:value="2.0619999999999999E-2" table:style-name="ce1">
            <text:p>0.02062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9"/>
          <table:table-cell office:value-type="float" table:style-name="ce1" office:value="213"/>
          <table:table-cell office:value-type="float" office:value="19.373491103096775" table:style-name="ce1">
            <text:p>19.3734911</text:p>
          </table:table-cell>
          <table:table-cell office:value-type="float" office:value="-101.33826115466006" table:style-name="ce1">
            <text:p>-101.3382612</text:p>
          </table:table-cell>
          <table:table-cell office:value-type="float" office:value="0" table:style-name="ce1">
            <text:p>0</text:p>
          </table:table-cell>
          <table:table-cell office:value-type="float" office:value="1.558E-2" table:style-name="ce1">
            <text:p>0.01558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9"/>
          <table:table-cell office:value-type="float" table:style-name="ce1" office:value="54"/>
          <table:table-cell office:value-type="float" office:value="10.865425935177779" table:style-name="ce1">
            <text:p>10.86542594</text:p>
          </table:table-cell>
          <table:table-cell office:value-type="float" office:value="-58.100332251449025" table:style-name="ce1">
            <text:p>-58.10033225</text:p>
          </table:table-cell>
          <table:table-cell office:value-type="float" office:value="0" table:style-name="ce1">
            <text:p>0</text:p>
          </table:table-cell>
          <table:table-cell office:value-type="float" office:value="2.615E-2" table:style-name="ce1">
            <text:p>0.0261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9"/>
          <table:table-cell office:value-type="float" table:style-name="ce1" office:value="55"/>
          <table:table-cell office:value-type="float" office:value="7.9419356261995633" table:style-name="ce1">
            <text:p>7.941935626</text:p>
          </table:table-cell>
          <table:table-cell office:value-type="float" office:value="-69.565473170229509" table:style-name="ce1">
            <text:p>-69.56547317</text:p>
          </table:table-cell>
          <table:table-cell office:value-type="float" office:value="0" table:style-name="ce1">
            <text:p>0</text:p>
          </table:table-cell>
          <table:table-cell office:value-type="float" office:value="6.0900000000000003E-2" table:style-name="ce1">
            <text:p>0.0609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9"/>
          <table:table-cell office:value-type="float" table:style-name="ce1" office:value="211"/>
          <table:table-cell office:value-type="float" office:value="10.355970085666156" table:style-name="ce1">
            <text:p>10.35597009</text:p>
          </table:table-cell>
          <table:table-cell office:value-type="float" office:value="-56.302394326501449" table:style-name="ce1">
            <text:p>-56.30239433</text:p>
          </table:table-cell>
          <table:table-cell office:value-type="float" office:value="0" table:style-name="ce1">
            <text:p>0</text:p>
          </table:table-cell>
          <table:table-cell office:value-type="float" office:value="2.5819999999999999E-2" table:style-name="ce1">
            <text:p>0.02582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0"/>
          <table:table-cell office:value-type="float" table:style-name="ce1" office:value="220"/>
          <table:table-cell office:value-type="float" office:value="21.311824784012853" table:style-name="ce1">
            <text:p>21.31182478</text:p>
          </table:table-cell>
          <table:table-cell office:value-type="float" office:value="-232.79070148690963" table:style-name="ce1">
            <text:p>-232.7907015</text:p>
          </table:table-cell>
          <table:table-cell office:value-type="float" office:value="0" table:style-name="ce1">
            <text:p>0</text:p>
          </table:table-cell>
          <table:table-cell office:value-type="float" office:value="1.0699999999999999E-2" table:style-name="ce1">
            <text:p>0.0107</text:p>
          </table:table-cell>
          <table:table-cell office:value-type="float" office:value="7.5" table:style-name="ce1">
            <text:p>7.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50"/>
          <table:table-cell office:value-type="float" table:style-name="ce1" office:value="65"/>
          <table:table-cell office:value-type="float" office:value="4.864376469945225" table:style-name="ce1">
            <text:p>4.86437647</text:p>
          </table:table-cell>
          <table:table-cell office:value-type="float" office:value="-25.681448245118119" table:style-name="ce1">
            <text:p>-25.68144825</text:p>
          </table:table-cell>
          <table:table-cell office:value-type="float" office:value="0" table:style-name="ce1">
            <text:p>0</text:p>
          </table:table-cell>
          <table:table-cell office:value-type="float" office:value="6.4079999999999998E-2" table:style-name="ce1">
            <text:p>0.06408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0"/>
          <table:table-cell office:value-type="float" table:style-name="ce1" office:value="191"/>
          <table:table-cell office:value-type="float" office:value="7.6451229294664262" table:style-name="ce1">
            <text:p>7.645122929</text:p>
          </table:table-cell>
          <table:table-cell office:value-type="float" office:value="-39.820403731543408" table:style-name="ce1">
            <text:p>-39.82040373</text:p>
          </table:table-cell>
          <table:table-cell office:value-type="float" office:value="0" table:style-name="ce1">
            <text:p>0</text:p>
          </table:table-cell>
          <table:table-cell office:value-type="float" office:value="4.0460000000000003E-2" table:style-name="ce1">
            <text:p>0.04046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0"/>
          <table:table-cell office:value-type="float" table:style-name="ce1" office:value="65"/>
          <table:table-cell office:value-type="float" office:value="4.8730238037960234" table:style-name="ce1">
            <text:p>4.873023804</text:p>
          </table:table-cell>
          <table:table-cell office:value-type="float" office:value="-25.722163622568885" table:style-name="ce1">
            <text:p>-25.72216362</text:p>
          </table:table-cell>
          <table:table-cell office:value-type="float" office:value="0" table:style-name="ce1">
            <text:p>0</text:p>
          </table:table-cell>
          <table:table-cell office:value-type="float" office:value="6.3990000000000005E-2" table:style-name="ce1">
            <text:p>0.06399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0"/>
          <table:table-cell office:value-type="float" table:style-name="ce1" office:value="191"/>
          <table:table-cell office:value-type="float" office:value="7.6299818992596791" table:style-name="ce1">
            <text:p>7.629981899</text:p>
          </table:table-cell>
          <table:table-cell office:value-type="float" office:value="-39.738124612667896" table:style-name="ce1">
            <text:p>-39.73812461</text:p>
          </table:table-cell>
          <table:table-cell office:value-type="float" office:value="0" table:style-name="ce1">
            <text:p>0</text:p>
          </table:table-cell>
          <table:table-cell office:value-type="float" office:value="4.0550000000000003E-2" table:style-name="ce1">
            <text:p>0.04055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1"/>
          <table:table-cell office:value-type="float" table:style-name="ce1" office:value="195"/>
          <table:table-cell office:value-type="float" office:value="57.017105131539466" table:style-name="ce1">
            <text:p>57.01710513</text:p>
          </table:table-cell>
          <table:table-cell office:value-type="float" office:value="-311.09332799839956" table:style-name="ce1">
            <text:p>-311.093328</text:p>
          </table:table-cell>
          <table:table-cell office:value-type="float" office:value="0" table:style-name="ce1">
            <text:p>0</text:p>
          </table:table-cell>
          <table:table-cell office:value-type="float" office:value="4.6899999999999997E-3" table:style-name="ce1">
            <text:p>0.00469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2"/>
          <table:table-cell office:value-type="float" table:style-name="ce1" office:value="67"/>
          <table:table-cell office:value-type="float" office:value="25.733317057560154" table:style-name="ce1">
            <text:p>25.73331706</text:p>
          </table:table-cell>
          <table:table-cell office:value-type="float" office:value="-179.80330508167029" table:style-name="ce1">
            <text:p>-179.8033051</text:p>
          </table:table-cell>
          <table:table-cell office:value-type="float" office:value="0" table:style-name="ce1">
            <text:p>0</text:p>
          </table:table-cell>
          <table:table-cell office:value-type="float" office:value="8.9999999999999993E-3" table:style-name="ce1">
            <text:p>0.009</text:p>
          </table:table-cell>
          <table:table-cell office:value-type="float" office:value="4.01" table:style-name="ce1">
            <text:p>4.0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2"/>
          <table:table-cell office:value-type="float" table:style-name="ce1" office:value="187"/>
          <table:table-cell office:value-type="float" office:value="15.003041156991282" table:style-name="ce1">
            <text:p>15.00304116</text:p>
          </table:table-cell>
          <table:table-cell office:value-type="float" office:value="-80.827194701628699" table:style-name="ce1">
            <text:p>-80.8271947</text:p>
          </table:table-cell>
          <table:table-cell office:value-type="float" office:value="0" table:style-name="ce1">
            <text:p>0</text:p>
          </table:table-cell>
          <table:table-cell office:value-type="float" office:value="2.035E-2" table:style-name="ce1">
            <text:p>0.0203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3"/>
          <table:table-cell office:value-type="float" table:style-name="ce1" office:value="189"/>
          <table:table-cell office:value-type="float" office:value="10.095515336852062" table:style-name="ce1">
            <text:p>10.09551534</text:p>
          </table:table-cell>
          <table:table-cell office:value-type="float" office:value="-56.260444692748386" table:style-name="ce1">
            <text:p>-56.26044469</text:p>
          </table:table-cell>
          <table:table-cell office:value-type="float" office:value="0" table:style-name="ce1">
            <text:p>0</text:p>
          </table:table-cell>
          <table:table-cell office:value-type="float" office:value="2.5159999999999998E-2" table:style-name="ce1">
            <text:p>0.02516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3"/>
          <table:table-cell office:value-type="float" table:style-name="ce1" office:value="62"/>
          <table:table-cell office:value-type="float" office:value="8.5358385052503696" table:style-name="ce1">
            <text:p>8.535838505</text:p>
          </table:table-cell>
          <table:table-cell office:value-type="float" office:value="-44.709561879442468" table:style-name="ce1">
            <text:p>-44.70956188</text:p>
          </table:table-cell>
          <table:table-cell office:value-type="float" office:value="0" table:style-name="ce1">
            <text:p>0</text:p>
          </table:table-cell>
          <table:table-cell office:value-type="float" office:value="3.5200000000000002E-2" table:style-name="ce1">
            <text:p>0.0352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3"/>
          <table:table-cell office:value-type="float" table:style-name="ce1" office:value="75"/>
          <table:table-cell office:value-type="float" office:value="4.0772105725403716" table:style-name="ce1">
            <text:p>4.077210573</text:p>
          </table:table-cell>
          <table:table-cell office:value-type="float" office:value="-24.988941527928251" table:style-name="ce1">
            <text:p>-24.98894153</text:p>
          </table:table-cell>
          <table:table-cell office:value-type="float" office:value="0" table:style-name="ce1">
            <text:p>0</text:p>
          </table:table-cell>
          <table:table-cell office:value-type="float" office:value="6.2489999999999997E-2" table:style-name="ce1">
            <text:p>0.06249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3"/>
          <table:table-cell office:value-type="float" table:style-name="ce1" office:value="188"/>
          <table:table-cell office:value-type="float" office:value="13.333235818809765" table:style-name="ce1">
            <text:p>13.33323582</text:p>
          </table:table-cell>
          <table:table-cell office:value-type="float" office:value="-73.810993224803426" table:style-name="ce1">
            <text:p>-73.81099322</text:p>
          </table:table-cell>
          <table:table-cell office:value-type="float" office:value="0" table:style-name="ce1">
            <text:p>0</text:p>
          </table:table-cell>
          <table:table-cell office:value-type="float" office:value="1.925E-2" table:style-name="ce1">
            <text:p>0.01925</text:p>
          </table:table-cell>
          <table:table-cell office:value-type="float" office:value="1.82" table:style-name="ce1">
            <text:p>1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3"/>
          <table:table-cell office:value-type="float" table:style-name="ce1" office:value="197"/>
          <table:table-cell office:value-type="float" office:value="475.81284694686758" table:style-name="ce1">
            <text:p>475.8128469</text:p>
          </table:table-cell>
          <table:table-cell office:value-type="float" office:value="-2775.5749405233942" table:style-name="ce1">
            <text:p>-2775.574941</text:p>
          </table:table-cell>
          <table:table-cell office:value-type="float" office:value="0" table:style-name="ce1">
            <text:p>0</text:p>
          </table:table-cell>
          <table:table-cell office:value-type="float" office:value="5.2999999999999998E-4" table:style-name="ce1">
            <text:p>0.00053</text:p>
          </table:table-cell>
          <table:table-cell office:value-type="float" office:value="1.82" table:style-name="ce1">
            <text:p>1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3"/>
          <table:table-cell office:value-type="float" table:style-name="ce1" office:value="75"/>
          <table:table-cell office:value-type="float" office:value="4.9504340730453418" table:style-name="ce1">
            <text:p>4.950434073</text:p>
          </table:table-cell>
          <table:table-cell office:value-type="float" office:value="-27.5686613830132" table:style-name="ce1">
            <text:p>-27.56866138</text:p>
          </table:table-cell>
          <table:table-cell office:value-type="float" office:value="0" table:style-name="ce1">
            <text:p>0</text:p>
          </table:table-cell>
          <table:table-cell office:value-type="float" office:value="5.1819999999999998E-2" table:style-name="ce1">
            <text:p>0.05182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3"/>
          <table:table-cell office:value-type="float" table:style-name="ce1" office:value="188"/>
          <table:table-cell office:value-type="float" office:value="11.018243062441957" table:style-name="ce1">
            <text:p>11.01824306</text:p>
          </table:table-cell>
          <table:table-cell office:value-type="float" office:value="-75.553666713887708" table:style-name="ce1">
            <text:p>-75.55366671</text:p>
          </table:table-cell>
          <table:table-cell office:value-type="float" office:value="0" table:style-name="ce1">
            <text:p>0</text:p>
          </table:table-cell>
          <table:table-cell office:value-type="float" office:value="2.104E-2" table:style-name="ce1">
            <text:p>0.02104</text:p>
          </table:table-cell>
          <table:table-cell office:value-type="float" office:value="2.29" table:style-name="ce1">
            <text:p>2.2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3"/>
          <table:table-cell office:value-type="float" table:style-name="ce1" office:value="198"/>
          <table:table-cell office:value-type="float" office:value="475.81284694686758" table:style-name="ce1">
            <text:p>475.8128469</text:p>
          </table:table-cell>
          <table:table-cell office:value-type="float" office:value="-2775.5749405233942" table:style-name="ce1">
            <text:p>-2775.574941</text:p>
          </table:table-cell>
          <table:table-cell office:value-type="float" office:value="0" table:style-name="ce1">
            <text:p>0</text:p>
          </table:table-cell>
          <table:table-cell office:value-type="float" office:value="5.2999999999999998E-4" table:style-name="ce1">
            <text:p>0.00053</text:p>
          </table:table-cell>
          <table:table-cell office:value-type="float" office:value="1.82" table:style-name="ce1">
            <text:p>1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3"/>
          <table:table-cell office:value-type="float" table:style-name="ce1" office:value="199"/>
          <table:table-cell office:value-type="float" office:value="423.37002540220146" table:style-name="ce1">
            <text:p>423.3700254</text:p>
          </table:table-cell>
          <table:table-cell office:value-type="float" office:value="-2878.9161727349701" table:style-name="ce1">
            <text:p>-2878.916173</text:p>
          </table:table-cell>
          <table:table-cell office:value-type="float" office:value="0" table:style-name="ce1">
            <text:p>0</text:p>
          </table:table-cell>
          <table:table-cell office:value-type="float" office:value="5.2999999999999998E-4" table:style-name="ce1">
            <text:p>0.00053</text:p>
          </table:table-cell>
          <table:table-cell office:value-type="float" office:value="1.82" table:style-name="ce1">
            <text:p>1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3"/>
          <table:table-cell office:value-type="float" table:style-name="ce1" office:value="196"/>
          <table:table-cell office:value-type="float" office:value="475.81284694686758" table:style-name="ce1">
            <text:p>475.8128469</text:p>
          </table:table-cell>
          <table:table-cell office:value-type="float" office:value="-2775.5749405233942" table:style-name="ce1">
            <text:p>-2775.574941</text:p>
          </table:table-cell>
          <table:table-cell office:value-type="float" office:value="0" table:style-name="ce1">
            <text:p>0</text:p>
          </table:table-cell>
          <table:table-cell office:value-type="float" office:value="5.2999999999999998E-4" table:style-name="ce1">
            <text:p>0.00053</text:p>
          </table:table-cell>
          <table:table-cell office:value-type="float" office:value="1.82" table:style-name="ce1">
            <text:p>1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4"/>
          <table:table-cell office:value-type="float" table:style-name="ce1" office:value="200"/>
          <table:table-cell office:value-type="float" office:value="79.063578687544606" table:style-name="ce1">
            <text:p>79.06357869</text:p>
          </table:table-cell>
          <table:table-cell office:value-type="float" office:value="-431.95711282951197" table:style-name="ce1">
            <text:p>-431.9571128</text:p>
          </table:table-cell>
          <table:table-cell office:value-type="float" office:value="0" table:style-name="ce1">
            <text:p>0</text:p>
          </table:table-cell>
          <table:table-cell office:value-type="float" office:value="3.3999999999999998E-3" table:style-name="ce1">
            <text:p>0.0034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4"/>
          <table:table-cell office:value-type="float" table:style-name="ce1" office:value="57"/>
          <table:table-cell office:value-type="float" office:value="145.27127186480877" table:style-name="ce1">
            <text:p>145.2712719</text:p>
          </table:table-cell>
          <table:table-cell office:value-type="float" office:value="-524.75541061369699" table:style-name="ce1">
            <text:p>-524.7554106</text:p>
          </table:table-cell>
          <table:table-cell office:value-type="float" office:value="0" table:style-name="ce1">
            <text:p>0</text:p>
          </table:table-cell>
          <table:table-cell office:value-type="float" office:value="0.22417999999999999" table:style-name="ce1">
            <text:p>0.22418</text:p>
          </table:table-cell>
          <table:table-cell office:value-type="float" office:value="3.64" table:style-name="ce1">
            <text:p>3.6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4"/>
          <table:table-cell office:value-type="float" table:style-name="ce1" office:value="201"/>
          <table:table-cell office:value-type="float" office:value="55.169756464932185" table:style-name="ce1">
            <text:p>55.16975646</text:p>
          </table:table-cell>
          <table:table-cell office:value-type="float" office:value="-290.73585946599178" table:style-name="ce1">
            <text:p>-290.7358595</text:p>
          </table:table-cell>
          <table:table-cell office:value-type="float" office:value="0" table:style-name="ce1">
            <text:p>0</text:p>
          </table:table-cell>
          <table:table-cell office:value-type="float" office:value="5.3299999999999997E-3" table:style-name="ce1">
            <text:p>0.00533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5"/>
          <table:table-cell office:value-type="float" table:style-name="ce1" office:value="72"/>
          <table:table-cell office:value-type="float" office:value="4.3362819849798191" table:style-name="ce1">
            <text:p>4.336281985</text:p>
          </table:table-cell>
          <table:table-cell office:value-type="float" office:value="-24.17220889540906" table:style-name="ce1">
            <text:p>-24.1722089</text:p>
          </table:table-cell>
          <table:table-cell office:value-type="float" office:value="0" table:style-name="ce1">
            <text:p>0</text:p>
          </table:table-cell>
          <table:table-cell office:value-type="float" office:value="5.8569999999999997E-2" table:style-name="ce1">
            <text:p>0.05857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5"/>
          <table:table-cell office:value-type="float" table:style-name="ce1" office:value="201"/>
          <table:table-cell office:value-type="float" office:value="22.945391561513567" table:style-name="ce1">
            <text:p>22.94539156</text:p>
          </table:table-cell>
          <table:table-cell office:value-type="float" office:value="-124.12819462791019" table:style-name="ce1">
            <text:p>-124.1281946</text:p>
          </table:table-cell>
          <table:table-cell office:value-type="float" office:value="0" table:style-name="ce1">
            <text:p>0</text:p>
          </table:table-cell>
          <table:table-cell office:value-type="float" office:value="1.17E-2" table:style-name="ce1">
            <text:p>0.0117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6"/>
          <table:table-cell office:value-type="float" table:style-name="ce1" office:value="206"/>
          <table:table-cell office:value-type="float" office:value="16.160123740376068" table:style-name="ce1">
            <text:p>16.16012374</text:p>
          </table:table-cell>
          <table:table-cell office:value-type="float" office:value="-169.1041519975067" table:style-name="ce1">
            <text:p>-169.104152</text:p>
          </table:table-cell>
          <table:table-cell office:value-type="float" office:value="0" table:style-name="ce1">
            <text:p>0</text:p>
          </table:table-cell>
          <table:table-cell office:value-type="float" office:value="1.7149999999999999E-2" table:style-name="ce1">
            <text:p>0.01715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6"/>
          <table:table-cell office:value-type="float" table:style-name="ce1" office:value="66"/>
          <table:table-cell office:value-type="float" office:value="14.233435196712936" table:style-name="ce1">
            <text:p>14.2334352</text:p>
          </table:table-cell>
          <table:table-cell office:value-type="float" office:value="-74.253945062369894" table:style-name="ce1">
            <text:p>-74.25394506</text:p>
          </table:table-cell>
          <table:table-cell office:value-type="float" office:value="0" table:style-name="ce1">
            <text:p>0</text:p>
          </table:table-cell>
          <table:table-cell office:value-type="float" office:value="2.1770000000000001E-2" table:style-name="ce1">
            <text:p>0.02177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6"/>
          <table:table-cell office:value-type="float" table:style-name="ce1" office:value="187"/>
          <table:table-cell office:value-type="float" office:value="15.003041156991282" table:style-name="ce1">
            <text:p>15.00304116</text:p>
          </table:table-cell>
          <table:table-cell office:value-type="float" office:value="-80.827194701628699" table:style-name="ce1">
            <text:p>-80.8271947</text:p>
          </table:table-cell>
          <table:table-cell office:value-type="float" office:value="0" table:style-name="ce1">
            <text:p>0</text:p>
          </table:table-cell>
          <table:table-cell office:value-type="float" office:value="2.035E-2" table:style-name="ce1">
            <text:p>0.0203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6"/>
          <table:table-cell office:value-type="float" table:style-name="ce1" office:value="59"/>
          <table:table-cell office:value-type="float" office:value="10.850422749163267" table:style-name="ce1">
            <text:p>10.85042275</text:p>
          </table:table-cell>
          <table:table-cell office:value-type="float" office:value="-54.530329713743598" table:style-name="ce1">
            <text:p>-54.53032971</text:p>
          </table:table-cell>
          <table:table-cell office:value-type="float" office:value="0" table:style-name="ce1">
            <text:p>0</text:p>
          </table:table-cell>
          <table:table-cell office:value-type="float" office:value="2.8420000000000001E-2" table:style-name="ce1">
            <text:p>0.02842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6"/>
          <table:table-cell office:value-type="float" table:style-name="ce1" office:value="217"/>
          <table:table-cell office:value-type="float" office:value="10.318775105110797" table:style-name="ce1">
            <text:p>10.31877511</text:p>
          </table:table-cell>
          <table:table-cell office:value-type="float" office:value="-136.5830595731029" table:style-name="ce1">
            <text:p>-136.5830596</text:p>
          </table:table-cell>
          <table:table-cell office:value-type="float" office:value="0" table:style-name="ce1">
            <text:p>0</text:p>
          </table:table-cell>
          <table:table-cell office:value-type="float" office:value="2.8819999999999998E-2" table:style-name="ce1">
            <text:p>0.02882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6"/>
          <table:table-cell office:value-type="float" table:style-name="ce1" office:value="216"/>
          <table:table-cell office:value-type="float" office:value="13.177173370815073" table:style-name="ce1">
            <text:p>13.17717337</text:p>
          </table:table-cell>
          <table:table-cell office:value-type="float" office:value="-176.63687161354488" table:style-name="ce1">
            <text:p>-176.6368716</text:p>
          </table:table-cell>
          <table:table-cell office:value-type="float" office:value="0" table:style-name="ce1">
            <text:p>0</text:p>
          </table:table-cell>
          <table:table-cell office:value-type="float" office:value="2.1520000000000001E-2" table:style-name="ce1">
            <text:p>0.02152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7"/>
          <table:table-cell office:value-type="float" table:style-name="ce1" office:value="215"/>
          <table:table-cell office:value-type="float" office:value="185.47442405310429" table:style-name="ce1">
            <text:p>185.4744241</text:p>
          </table:table-cell>
          <table:table-cell office:value-type="float" office:value="-673.56501366653652" table:style-name="ce1">
            <text:p>-673.5650137</text:p>
          </table:table-cell>
          <table:table-cell office:value-type="float" office:value="0" table:style-name="ce1">
            <text:p>0</text:p>
          </table:table-cell>
          <table:table-cell office:value-type="float" office:value="0.17477000000000001" table:style-name="ce1">
            <text:p>0.17477</text:p>
          </table:table-cell>
          <table:table-cell office:value-type="float" office:value="3.64" table:style-name="ce1">
            <text:p>3.6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8"/>
          <table:table-cell office:value-type="float" table:style-name="ce1" office:value="213"/>
          <table:table-cell office:value-type="float" office:value="79.981180898612095" table:style-name="ce1">
            <text:p>79.9811809</text:p>
          </table:table-cell>
          <table:table-cell office:value-type="float" office:value="-181.13385085862151" table:style-name="ce1">
            <text:p>-181.1338509</text:p>
          </table:table-cell>
          <table:table-cell office:value-type="float" office:value="0" table:style-name="ce1">
            <text:p>0</text:p>
          </table:table-cell>
          <table:table-cell office:value-type="float" office:value="0.43235000000000001" table:style-name="ce1">
            <text:p>0.43235</text:p>
          </table:table-cell>
          <table:table-cell office:value-type="float" office:value="4.93" table:style-name="ce1">
            <text:p>4.9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9"/>
          <table:table-cell office:value-type="float" table:style-name="ce1" office:value="203"/>
          <table:table-cell office:value-type="float" office:value="675.67567567567573" table:style-name="ce1">
            <text:p>675.6756757</text:p>
          </table:table-cell>
          <table:table-cell office:value-type="float" office:value="-4054.0540540540542" table:style-name="ce1">
            <text:p>-4054.054054</text:p>
          </table:table-cell>
          <table:table-cell office:value-type="float" office:value="0" table:style-name="ce1">
            <text:p>0</text:p>
          </table:table-cell>
          <table:table-cell office:value-type="float" office:value="3.6000000000000002E-4" table:style-name="ce1">
            <text:p>0.00036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9"/>
          <table:table-cell office:value-type="float" table:style-name="ce1" office:value="65"/>
          <table:table-cell office:value-type="float" office:value="16.385213148330354" table:style-name="ce1">
            <text:p>16.38521315</text:p>
          </table:table-cell>
          <table:table-cell office:value-type="float" office:value="-88.110680508423528" table:style-name="ce1">
            <text:p>-88.11068051</text:p>
          </table:table-cell>
          <table:table-cell office:value-type="float" office:value="0" table:style-name="ce1">
            <text:p>0</text:p>
          </table:table-cell>
          <table:table-cell office:value-type="float" office:value="1.7080000000000001E-2" table:style-name="ce1">
            <text:p>0.01708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9"/>
          <table:table-cell office:value-type="float" table:style-name="ce1" office:value="202"/>
          <table:table-cell office:value-type="float" office:value="961.53846153846155" table:style-name="ce1">
            <text:p>961.5384615</text:p>
          </table:table-cell>
          <table:table-cell office:value-type="float" office:value="-4807.6923076923076" table:style-name="ce1">
            <text:p>-4807.692308</text:p>
          </table:table-cell>
          <table:table-cell office:value-type="float" office:value="0" table:style-name="ce1">
            <text:p>0</text:p>
          </table:table-cell>
          <table:table-cell office:value-type="float" office:value="3.1E-4" table:style-name="ce1">
            <text:p>0.00031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1"/>
          <table:table-cell office:value-type="float" table:style-name="ce1" office:value="300"/>
          <table:table-cell office:value-type="float" office:value="36.541882903566339" table:style-name="ce1">
            <text:p>36.5418829</text:p>
          </table:table-cell>
          <table:table-cell office:value-type="float" office:value="-188.61517337093332" table:style-name="ce1">
            <text:p>-188.6151734</text:p>
          </table:table-cell>
          <table:table-cell office:value-type="float" office:value="0" table:style-name="ce1">
            <text:p>0</text:p>
          </table:table-cell>
          <table:table-cell office:value-type="float" office:value="8.6400000000000001E-3" table:style-name="ce1">
            <text:p>0.00864</text:p>
          </table:table-cell>
          <table:table-cell office:value-type="float" office:value="3.7" table:style-name="ce1">
            <text:p>3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1"/>
          <table:table-cell office:value-type="float" table:style-name="ce1" office:value="250"/>
          <table:table-cell office:value-type="float" office:value="5.6740410439913909" table:style-name="ce1">
            <text:p>5.674041044</text:p>
          </table:table-cell>
          <table:table-cell office:value-type="float" office:value="-33.412521046499911" table:style-name="ce1">
            <text:p>-33.41252105</text:p>
          </table:table-cell>
          <table:table-cell office:value-type="float" office:value="0" table:style-name="ce1">
            <text:p>0</text:p>
          </table:table-cell>
          <table:table-cell office:value-type="float" office:value="5.1360000000000003E-2" table:style-name="ce1">
            <text:p>0.05136</text:p>
          </table:table-cell>
          <table:table-cell office:value-type="float" office:value="3.76" table:style-name="ce1">
            <text:p>3.7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1"/>
          <table:table-cell office:value-type="float" table:style-name="ce1" office:value="250"/>
          <table:table-cell office:value-type="float" office:value="5.6702512449300606" table:style-name="ce1">
            <text:p>5.670251245</text:p>
          </table:table-cell>
          <table:table-cell office:value-type="float" office:value="-33.401682434709471" table:style-name="ce1">
            <text:p>-33.40168243</text:p>
          </table:table-cell>
          <table:table-cell office:value-type="float" office:value="0" table:style-name="ce1">
            <text:p>0</text:p>
          </table:table-cell>
          <table:table-cell office:value-type="float" office:value="5.1380000000000002E-2" table:style-name="ce1">
            <text:p>0.05138</text:p>
          </table:table-cell>
          <table:table-cell office:value-type="float" office:value="3.76" table:style-name="ce1">
            <text:p>3.7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1"/>
          <table:table-cell office:value-type="float" table:style-name="ce1" office:value="252"/>
          <table:table-cell office:value-type="float" office:value="8.2440542594910617" table:style-name="ce1">
            <text:p>8.244054259</text:p>
          </table:table-cell>
          <table:table-cell office:value-type="float" office:value="-42.695125041125728" table:style-name="ce1">
            <text:p>-42.69512504</text:p>
          </table:table-cell>
          <table:table-cell office:value-type="float" office:value="0" table:style-name="ce1">
            <text:p>0</text:p>
          </table:table-cell>
          <table:table-cell office:value-type="float" office:value="3.8159999999999999E-2" table:style-name="ce1">
            <text:p>0.03816</text:p>
          </table:table-cell>
          <table:table-cell office:value-type="float" office:value="3.7" table:style-name="ce1">
            <text:p>3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1"/>
          <table:table-cell office:value-type="float" table:style-name="ce1" office:value="300"/>
          <table:table-cell office:value-type="float" office:value="34.003311922581268" table:style-name="ce1">
            <text:p>34.00331192</text:p>
          </table:table-cell>
          <table:table-cell office:value-type="float" office:value="-181.23765254735812" table:style-name="ce1">
            <text:p>-181.2376525</text:p>
          </table:table-cell>
          <table:table-cell office:value-type="float" office:value="0" table:style-name="ce1">
            <text:p>0</text:p>
          </table:table-cell>
          <table:table-cell office:value-type="float" office:value="8.3199999999999993E-3" table:style-name="ce1">
            <text:p>0.00832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2"/>
          <table:table-cell office:value-type="float" table:style-name="ce1" office:value="191"/>
          <table:table-cell office:value-type="float" office:value="2.6314891336529986" table:style-name="ce1">
            <text:p>2.631489134</text:p>
          </table:table-cell>
          <table:table-cell office:value-type="float" office:value="-14.686915240870416" table:style-name="ce1">
            <text:p>-14.68691524</text:p>
          </table:table-cell>
          <table:table-cell office:value-type="float" office:value="0" table:style-name="ce1">
            <text:p>0</text:p>
          </table:table-cell>
          <table:table-cell office:value-type="float" office:value="9.5890000000000003E-2" table:style-name="ce1">
            <text:p>0.09589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4"/>
          <table:table-cell office:value-type="float" table:style-name="ce1" office:value="250"/>
          <table:table-cell office:value-type="float" office:value="5.6702512449300606" table:style-name="ce1">
            <text:p>5.670251245</text:p>
          </table:table-cell>
          <table:table-cell office:value-type="float" office:value="-33.401682434709471" table:style-name="ce1">
            <text:p>-33.40168243</text:p>
          </table:table-cell>
          <table:table-cell office:value-type="float" office:value="0" table:style-name="ce1">
            <text:p>0</text:p>
          </table:table-cell>
          <table:table-cell office:value-type="float" office:value="5.1380000000000002E-2" table:style-name="ce1">
            <text:p>0.05138</text:p>
          </table:table-cell>
          <table:table-cell office:value-type="float" office:value="3.76" table:style-name="ce1">
            <text:p>3.7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4"/>
          <table:table-cell office:value-type="float" table:style-name="ce1" office:value="250"/>
          <table:table-cell office:value-type="float" office:value="5.6740410439913909" table:style-name="ce1">
            <text:p>5.674041044</text:p>
          </table:table-cell>
          <table:table-cell office:value-type="float" office:value="-33.412521046499911" table:style-name="ce1">
            <text:p>-33.41252105</text:p>
          </table:table-cell>
          <table:table-cell office:value-type="float" office:value="0" table:style-name="ce1">
            <text:p>0</text:p>
          </table:table-cell>
          <table:table-cell office:value-type="float" office:value="5.1360000000000003E-2" table:style-name="ce1">
            <text:p>0.05136</text:p>
          </table:table-cell>
          <table:table-cell office:value-type="float" office:value="3.76" table:style-name="ce1">
            <text:p>3.7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4"/>
          <table:table-cell office:value-type="float" table:style-name="ce1" office:value="248"/>
          <table:table-cell office:value-type="float" office:value="11.427846910227171" table:style-name="ce1">
            <text:p>11.42784691</text:p>
          </table:table-cell>
          <table:table-cell office:value-type="float" office:value="-63.562185004329237" table:style-name="ce1">
            <text:p>-63.562185</text:p>
          </table:table-cell>
          <table:table-cell office:value-type="float" office:value="0" table:style-name="ce1">
            <text:p>0</text:p>
          </table:table-cell>
          <table:table-cell office:value-type="float" office:value="2.2370000000000001E-2" table:style-name="ce1">
            <text:p>0.02237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4"/>
          <table:table-cell office:value-type="float" table:style-name="ce1" office:value="248"/>
          <table:table-cell office:value-type="float" office:value="11.23309693633561" table:style-name="ce1">
            <text:p>11.23309694</text:p>
          </table:table-cell>
          <table:table-cell office:value-type="float" office:value="-62.799523814369003" table:style-name="ce1">
            <text:p>-62.79952381</text:p>
          </table:table-cell>
          <table:table-cell office:value-type="float" office:value="0" table:style-name="ce1">
            <text:p>0</text:p>
          </table:table-cell>
          <table:table-cell office:value-type="float" office:value="2.23E-2" table:style-name="ce1">
            <text:p>0.0223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5"/>
          <table:table-cell office:value-type="float" table:style-name="ce1" office:value="73"/>
          <table:table-cell office:value-type="float" office:value="1.2819424470443133" table:style-name="ce1">
            <text:p>1.281942447</text:p>
          </table:table-cell>
          <table:table-cell office:value-type="float" office:value="-14.061493124422302" table:style-name="ce1">
            <text:p>-14.06149312</text:p>
          </table:table-cell>
          <table:table-cell office:value-type="float" office:value="0" table:style-name="ce1">
            <text:p>0</text:p>
          </table:table-cell>
          <table:table-cell office:value-type="float" office:value="0.19964000000000001" table:style-name="ce1">
            <text:p>0.19964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5"/>
          <table:table-cell office:value-type="float" table:style-name="ce1" office:value="214"/>
          <table:table-cell office:value-type="float" office:value="675.67567567567573" table:style-name="ce1">
            <text:p>675.6756757</text:p>
          </table:table-cell>
          <table:table-cell office:value-type="float" office:value="-4054.0540540540542" table:style-name="ce1">
            <text:p>-4054.054054</text:p>
          </table:table-cell>
          <table:table-cell office:value-type="float" office:value="0" table:style-name="ce1">
            <text:p>0</text:p>
          </table:table-cell>
          <table:table-cell office:value-type="float" office:value="3.6000000000000002E-4" table:style-name="ce1">
            <text:p>0.00036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9"/>
          <table:table-cell office:value-type="float" table:style-name="ce1" office:value="76"/>
          <table:table-cell office:value-type="float" office:value="3.0373462805930895" table:style-name="ce1">
            <text:p>3.037346281</text:p>
          </table:table-cell>
          <table:table-cell office:value-type="float" office:value="-16.660948577870876" table:style-name="ce1">
            <text:p>-16.66094858</text:p>
          </table:table-cell>
          <table:table-cell office:value-type="float" office:value="0" table:style-name="ce1">
            <text:p>0</text:p>
          </table:table-cell>
          <table:table-cell office:value-type="float" office:value="8.7059999999999998E-2" table:style-name="ce1">
            <text:p>0.08706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9"/>
          <table:table-cell office:value-type="float" table:style-name="ce1" office:value="76"/>
          <table:table-cell office:value-type="float" office:value="3.0373462805930895" table:style-name="ce1">
            <text:p>3.037346281</text:p>
          </table:table-cell>
          <table:table-cell office:value-type="float" office:value="-16.660948577870876" table:style-name="ce1">
            <text:p>-16.66094858</text:p>
          </table:table-cell>
          <table:table-cell office:value-type="float" office:value="0" table:style-name="ce1">
            <text:p>0</text:p>
          </table:table-cell>
          <table:table-cell office:value-type="float" office:value="8.7059999999999998E-2" table:style-name="ce1">
            <text:p>0.08706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0"/>
          <table:table-cell office:value-type="float" table:style-name="ce1" office:value="252"/>
          <table:table-cell office:value-type="float" office:value="8.2440542594910617" table:style-name="ce1">
            <text:p>8.244054259</text:p>
          </table:table-cell>
          <table:table-cell office:value-type="float" office:value="-42.695125041125728" table:style-name="ce1">
            <text:p>-42.69512504</text:p>
          </table:table-cell>
          <table:table-cell office:value-type="float" office:value="0" table:style-name="ce1">
            <text:p>0</text:p>
          </table:table-cell>
          <table:table-cell office:value-type="float" office:value="3.8159999999999999E-2" table:style-name="ce1">
            <text:p>0.03816</text:p>
          </table:table-cell>
          <table:table-cell office:value-type="float" office:value="3.7" table:style-name="ce1">
            <text:p>3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0"/>
          <table:table-cell office:value-type="float" table:style-name="ce1" office:value="252"/>
          <table:table-cell office:value-type="float" office:value="8.2440542594910617" table:style-name="ce1">
            <text:p>8.244054259</text:p>
          </table:table-cell>
          <table:table-cell office:value-type="float" office:value="-42.695125041125728" table:style-name="ce1">
            <text:p>-42.69512504</text:p>
          </table:table-cell>
          <table:table-cell office:value-type="float" office:value="0" table:style-name="ce1">
            <text:p>0</text:p>
          </table:table-cell>
          <table:table-cell office:value-type="float" office:value="3.8159999999999999E-2" table:style-name="ce1">
            <text:p>0.03816</text:p>
          </table:table-cell>
          <table:table-cell office:value-type="float" office:value="3.7" table:style-name="ce1">
            <text:p>3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1"/>
          <table:table-cell office:value-type="float" table:style-name="ce1" office:value="77"/>
          <table:table-cell office:value-type="float" office:value="2.6732103766909292" table:style-name="ce1">
            <text:p>2.673210377</text:p>
          </table:table-cell>
          <table:table-cell office:value-type="float" office:value="-28.643904376864729" table:style-name="ce1">
            <text:p>-28.64390438</text:p>
          </table:table-cell>
          <table:table-cell office:value-type="float" office:value="0" table:style-name="ce1">
            <text:p>0</text:p>
          </table:table-cell>
          <table:table-cell office:value-type="float" office:value="9.2619999999999994E-2" table:style-name="ce1">
            <text:p>0.09262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1"/>
          <table:table-cell office:value-type="float" table:style-name="ce1" office:value="75"/>
          <table:table-cell office:value-type="float" office:value="4.5526724187097827" table:style-name="ce1">
            <text:p>4.552672419</text:p>
          </table:table-cell>
          <table:table-cell office:value-type="float" office:value="-24.589433997756682" table:style-name="ce1">
            <text:p>-24.589434</text:p>
          </table:table-cell>
          <table:table-cell office:value-type="float" office:value="0" table:style-name="ce1">
            <text:p>0</text:p>
          </table:table-cell>
          <table:table-cell office:value-type="float" office:value="6.0499999999999998E-2" table:style-name="ce1">
            <text:p>0.0605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1"/>
          <table:table-cell office:value-type="float" table:style-name="ce1" office:value="75"/>
          <table:table-cell office:value-type="float" office:value="4.5526724187097827" table:style-name="ce1">
            <text:p>4.552672419</text:p>
          </table:table-cell>
          <table:table-cell office:value-type="float" office:value="-24.589433997756682" table:style-name="ce1">
            <text:p>-24.589434</text:p>
          </table:table-cell>
          <table:table-cell office:value-type="float" office:value="0" table:style-name="ce1">
            <text:p>0</text:p>
          </table:table-cell>
          <table:table-cell office:value-type="float" office:value="6.0499999999999998E-2" table:style-name="ce1">
            <text:p>0.0605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3"/>
          <table:table-cell office:value-type="float" table:style-name="ce1" office:value="77"/>
          <table:table-cell office:value-type="float" office:value="4.1586739962945796" table:style-name="ce1">
            <text:p>4.158673996</text:p>
          </table:table-cell>
          <table:table-cell office:value-type="float" office:value="-45.640396939131925" table:style-name="ce1">
            <text:p>-45.64039694</text:p>
          </table:table-cell>
          <table:table-cell office:value-type="float" office:value="0" table:style-name="ce1">
            <text:p>0</text:p>
          </table:table-cell>
          <table:table-cell office:value-type="float" office:value="6.1510000000000002E-2" table:style-name="ce1">
            <text:p>0.06151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3"/>
          <table:table-cell office:value-type="float" table:style-name="ce1" office:value="258"/>
          <table:table-cell office:value-type="float" office:value="493.65303244005645" table:style-name="ce1">
            <text:p>493.6530324</text:p>
          </table:table-cell>
          <table:table-cell office:value-type="float" office:value="-2609.308885754584" table:style-name="ce1">
            <text:p>-2609.308886</text:p>
          </table:table-cell>
          <table:table-cell office:value-type="float" office:value="0" table:style-name="ce1">
            <text:p>0</text:p>
          </table:table-cell>
          <table:table-cell office:value-type="float" office:value="5.9999999999999995E-4" table:style-name="ce1">
            <text:p>0.0006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5"/>
          <table:table-cell office:value-type="float" table:style-name="ce1" office:value="189"/>
          <table:table-cell office:value-type="float" office:value="7.6297283632853796" table:style-name="ce1">
            <text:p>7.629728363</text:p>
          </table:table-cell>
          <table:table-cell office:value-type="float" office:value="-42.193317093349272" table:style-name="ce1">
            <text:p>-42.19331709</text:p>
          </table:table-cell>
          <table:table-cell office:value-type="float" office:value="0" table:style-name="ce1">
            <text:p>0</text:p>
          </table:table-cell>
          <table:table-cell office:value-type="float" office:value="3.3910000000000003E-2" table:style-name="ce1">
            <text:p>0.03391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5"/>
          <table:table-cell office:value-type="float" table:style-name="ce1" office:value="189"/>
          <table:table-cell office:value-type="float" office:value="7.5301408786428414" table:style-name="ce1">
            <text:p>7.530140879</text:p>
          </table:table-cell>
          <table:table-cell office:value-type="float" office:value="-41.822077397930023" table:style-name="ce1">
            <text:p>-41.8220774</text:p>
          </table:table-cell>
          <table:table-cell office:value-type="float" office:value="0" table:style-name="ce1">
            <text:p>0</text:p>
          </table:table-cell>
          <table:table-cell office:value-type="float" office:value="3.3849999999999998E-2" table:style-name="ce1">
            <text:p>0.03385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6"/>
          <table:table-cell office:value-type="float" table:style-name="ce1" office:value="219"/>
          <table:table-cell office:value-type="float" office:value="15.924279293659636" table:style-name="ce1">
            <text:p>15.92427929</text:p>
          </table:table-cell>
          <table:table-cell office:value-type="float" office:value="-85.611958678770137" table:style-name="ce1">
            <text:p>-85.61195868</text:p>
          </table:table-cell>
          <table:table-cell office:value-type="float" office:value="0" table:style-name="ce1">
            <text:p>0</text:p>
          </table:table-cell>
          <table:table-cell office:value-type="float" office:value="1.7670000000000002E-2" table:style-name="ce1">
            <text:p>0.01767</text:p>
          </table:table-cell>
          <table:table-cell office:value-type="float" office:value="3.42" table:style-name="ce1">
            <text:p>3.4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6"/>
          <table:table-cell office:value-type="float" table:style-name="ce1" office:value="249"/>
          <table:table-cell office:value-type="float" office:value="9.6381951622173272" table:style-name="ce1">
            <text:p>9.638195162</text:p>
          </table:table-cell>
          <table:table-cell office:value-type="float" office:value="-53.512678661390687" table:style-name="ce1">
            <text:p>-53.51267866</text:p>
          </table:table-cell>
          <table:table-cell office:value-type="float" office:value="0" table:style-name="ce1">
            <text:p>0</text:p>
          </table:table-cell>
          <table:table-cell office:value-type="float" office:value="2.6290000000000001E-2" table:style-name="ce1">
            <text:p>0.02629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8"/>
          <table:table-cell office:value-type="float" table:style-name="ce1" office:value="85"/>
          <table:table-cell office:value-type="float" office:value="7.1209210069759132" table:style-name="ce1">
            <text:p>7.120921007</text:p>
          </table:table-cell>
          <table:table-cell office:value-type="float" office:value="-80.142729151238001" table:style-name="ce1">
            <text:p>-80.14272915</text:p>
          </table:table-cell>
          <table:table-cell office:value-type="float" office:value="0" table:style-name="ce1">
            <text:p>0</text:p>
          </table:table-cell>
          <table:table-cell office:value-type="float" office:value="0.32679000000000002" table:style-name="ce1">
            <text:p>0.32679</text:p>
          </table:table-cell>
          <table:table-cell office:value-type="float" office:value="13.61" table:style-name="ce1">
            <text:p>13.6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8"/>
          <table:table-cell office:value-type="float" table:style-name="ce1" office:value="103"/>
          <table:table-cell office:value-type="float" office:value="6.8969369619961665" table:style-name="ce1">
            <text:p>6.896936962</text:p>
          </table:table-cell>
          <table:table-cell office:value-type="float" office:value="-75.182312833660703" table:style-name="ce1">
            <text:p>-75.18231283</text:p>
          </table:table-cell>
          <table:table-cell office:value-type="float" office:value="0" table:style-name="ce1">
            <text:p>0</text:p>
          </table:table-cell>
          <table:table-cell office:value-type="float" office:value="0.34994999999999998" table:style-name="ce1">
            <text:p>0.34995</text:p>
          </table:table-cell>
          <table:table-cell office:value-type="float" office:value="13.61" table:style-name="ce1">
            <text:p>13.6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8"/>
          <table:table-cell office:value-type="float" table:style-name="ce1" office:value="306"/>
          <table:table-cell office:value-type="float" office:value="4.4251050962460354" table:style-name="ce1">
            <text:p>4.425105096</text:p>
          </table:table-cell>
          <table:table-cell office:value-type="float" office:value="-48.184477714679055" table:style-name="ce1">
            <text:p>-48.18447771</text:p>
          </table:table-cell>
          <table:table-cell office:value-type="float" office:value="0" table:style-name="ce1">
            <text:p>0</text:p>
          </table:table-cell>
          <table:table-cell office:value-type="float" office:value="0.54593999999999998" table:style-name="ce1">
            <text:p>0.54594</text:p>
          </table:table-cell>
          <table:table-cell office:value-type="float" office:value="13.61" table:style-name="ce1">
            <text:p>13.6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8"/>
          <table:table-cell office:value-type="float" table:style-name="ce1" office:value="305"/>
          <table:table-cell office:value-type="float" office:value="9.927763700313907" table:style-name="ce1">
            <text:p>9.9277637</text:p>
          </table:table-cell>
          <table:table-cell office:value-type="float" office:value="-108.25989939866118" table:style-name="ce1">
            <text:p>-108.2598994</text:p>
          </table:table-cell>
          <table:table-cell office:value-type="float" office:value="0" table:style-name="ce1">
            <text:p>0</text:p>
          </table:table-cell>
          <table:table-cell office:value-type="float" office:value="0.24295" table:style-name="ce1">
            <text:p>0.24295</text:p>
          </table:table-cell>
          <table:table-cell office:value-type="float" office:value="13.61" table:style-name="ce1">
            <text:p>13.6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9"/>
          <table:table-cell office:value-type="float" table:style-name="ce1" office:value="91"/>
          <table:table-cell office:value-type="float" office:value="26.106562240417706" table:style-name="ce1">
            <text:p>26.10656224</text:p>
          </table:table-cell>
          <table:table-cell office:value-type="float" office:value="-280.05221312448083" table:style-name="ce1">
            <text:p>-280.0522131</text:p>
          </table:table-cell>
          <table:table-cell office:value-type="float" office:value="0" table:style-name="ce1">
            <text:p>0</text:p>
          </table:table-cell>
          <table:table-cell office:value-type="float" office:value="0.11277" table:style-name="ce1">
            <text:p>0.11277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9"/>
          <table:table-cell office:value-type="float" table:style-name="ce1" office:value="92"/>
          <table:table-cell office:value-type="float" office:value="13.626388823920616" table:style-name="ce1">
            <text:p>13.62638882</text:p>
          </table:table-cell>
          <table:table-cell office:value-type="float" office:value="-141.95849849397896" table:style-name="ce1">
            <text:p>-141.9584985</text:p>
          </table:table-cell>
          <table:table-cell office:value-type="float" office:value="0" table:style-name="ce1">
            <text:p>0</text:p>
          </table:table-cell>
          <table:table-cell office:value-type="float" office:value="0.22053" table:style-name="ce1">
            <text:p>0.22053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0"/>
          <table:table-cell office:value-type="float" table:style-name="ce1" office:value="87"/>
          <table:table-cell office:value-type="float" office:value="28.781245094105948" table:style-name="ce1">
            <text:p>28.78124509</text:p>
          </table:table-cell>
          <table:table-cell office:value-type="float" office:value="-293.91756353677891" table:style-name="ce1">
            <text:p>-293.9175635</text:p>
          </table:table-cell>
          <table:table-cell office:value-type="float" office:value="0" table:style-name="ce1">
            <text:p>0</text:p>
          </table:table-cell>
          <table:table-cell office:value-type="float" office:value="0.1105" table:style-name="ce1">
            <text:p>0.1105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0"/>
          <table:table-cell office:value-type="float" table:style-name="ce1" office:value="83"/>
          <table:table-cell office:value-type="float" office:value="6.3186665164554734" table:style-name="ce1">
            <text:p>6.318666516</text:p>
          </table:table-cell>
          <table:table-cell office:value-type="float" office:value="-69.701259324931314" table:style-name="ce1">
            <text:p>-69.70125932</text:p>
          </table:table-cell>
          <table:table-cell office:value-type="float" office:value="0" table:style-name="ce1">
            <text:p>0</text:p>
          </table:table-cell>
          <table:table-cell office:value-type="float" office:value="0.39180999999999999" table:style-name="ce1">
            <text:p>0.39181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0"/>
          <table:table-cell office:value-type="float" table:style-name="ce1" office:value="98"/>
          <table:table-cell office:value-type="float" office:value="12.297470764026697" table:style-name="ce1">
            <text:p>12.29747076</text:p>
          </table:table-cell>
          <table:table-cell office:value-type="float" office:value="-129.20767227408874" table:style-name="ce1">
            <text:p>-129.2076723</text:p>
          </table:table-cell>
          <table:table-cell office:value-type="float" office:value="0" table:style-name="ce1">
            <text:p>0</text:p>
          </table:table-cell>
          <table:table-cell office:value-type="float" office:value="0.23726" table:style-name="ce1">
            <text:p>0.23726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1"/>
          <table:table-cell office:value-type="float" table:style-name="ce1" office:value="99"/>
          <table:table-cell office:value-type="float" office:value="4.1772800522809801" table:style-name="ce1">
            <text:p>4.177280052</text:p>
          </table:table-cell>
          <table:table-cell office:value-type="float" office:value="-47.992306378428154" table:style-name="ce1">
            <text:p>-47.99230638</text:p>
          </table:table-cell>
          <table:table-cell office:value-type="float" office:value="0" table:style-name="ce1">
            <text:p>0</text:p>
          </table:table-cell>
          <table:table-cell office:value-type="float" office:value="0.54757999999999996" table:style-name="ce1">
            <text:p>0.54758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1"/>
          <table:table-cell office:value-type="float" table:style-name="ce1" office:value="98"/>
          <table:table-cell office:value-type="float" office:value="5.1911100136512154" table:style-name="ce1">
            <text:p>5.191110014</text:p>
          </table:table-cell>
          <table:table-cell office:value-type="float" office:value="-58.996263803792878" table:style-name="ce1">
            <text:p>-58.9962638</text:p>
          </table:table-cell>
          <table:table-cell office:value-type="float" office:value="0" table:style-name="ce1">
            <text:p>0</text:p>
          </table:table-cell>
          <table:table-cell office:value-type="float" office:value="0.44535999999999998" table:style-name="ce1">
            <text:p>0.44536</text:p>
          </table:table-cell>
          <table:table-cell office:value-type="float" office:value="13.63" table:style-name="ce1">
            <text:p>13.6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1"/>
          <table:table-cell office:value-type="float" table:style-name="ce1" office:value="83"/>
          <table:table-cell office:value-type="float" office:value="8.0502271032204877" table:style-name="ce1">
            <text:p>8.050227103</text:p>
          </table:table-cell>
          <table:table-cell office:value-type="float" office:value="-88.473574340295741" table:style-name="ce1">
            <text:p>-88.47357434</text:p>
          </table:table-cell>
          <table:table-cell office:value-type="float" office:value="0" table:style-name="ce1">
            <text:p>0</text:p>
          </table:table-cell>
          <table:table-cell office:value-type="float" office:value="0.31128" table:style-name="ce1">
            <text:p>0.31128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1"/>
          <table:table-cell office:value-type="float" table:style-name="ce1" office:value="93"/>
          <table:table-cell office:value-type="float" office:value="8.4032958246015603" table:style-name="ce1">
            <text:p>8.403295825</text:p>
          </table:table-cell>
          <table:table-cell office:value-type="float" office:value="-92.696149817769779" table:style-name="ce1">
            <text:p>-92.69614982</text:p>
          </table:table-cell>
          <table:table-cell office:value-type="float" office:value="0" table:style-name="ce1">
            <text:p>0</text:p>
          </table:table-cell>
          <table:table-cell office:value-type="float" office:value="0.29713000000000001" table:style-name="ce1">
            <text:p>0.29713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1"/>
          <table:table-cell office:value-type="float" table:style-name="ce1" office:value="97"/>
          <table:table-cell office:value-type="float" office:value="7.7627032623697332" table:style-name="ce1">
            <text:p>7.762703262</text:p>
          </table:table-cell>
          <table:table-cell office:value-type="float" office:value="-72.755267128003226" table:style-name="ce1">
            <text:p>-72.75526713</text:p>
          </table:table-cell>
          <table:table-cell office:value-type="float" office:value="0" table:style-name="ce1">
            <text:p>0</text:p>
          </table:table-cell>
          <table:table-cell office:value-type="float" office:value="0.36482999999999999" table:style-name="ce1">
            <text:p>0.36483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2"/>
          <table:table-cell office:value-type="float" table:style-name="ce1" office:value="84"/>
          <table:table-cell office:value-type="float" office:value="17.349005268092174" table:style-name="ce1">
            <text:p>17.34900527</text:p>
          </table:table-cell>
          <table:table-cell office:value-type="float" office:value="-181.83092059827379" table:style-name="ce1">
            <text:p>-181.8309206</text:p>
          </table:table-cell>
          <table:table-cell office:value-type="float" office:value="0" table:style-name="ce1">
            <text:p>0</text:p>
          </table:table-cell>
          <table:table-cell office:value-type="float" office:value="0.17093" table:style-name="ce1">
            <text:p>0.17093</text:p>
          </table:table-cell>
          <table:table-cell office:value-type="float" office:value="13.21" table:style-name="ce1">
            <text:p>13.2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2"/>
          <table:table-cell office:value-type="float" table:style-name="ce1" office:value="98"/>
          <table:table-cell office:value-type="float" office:value="5.3601386674834499" table:style-name="ce1">
            <text:p>5.360138667</text:p>
          </table:table-cell>
          <table:table-cell office:value-type="float" office:value="-58.752688770857553" table:style-name="ce1">
            <text:p>-58.75268877</text:p>
          </table:table-cell>
          <table:table-cell office:value-type="float" office:value="0" table:style-name="ce1">
            <text:p>0</text:p>
          </table:table-cell>
          <table:table-cell office:value-type="float" office:value="0.47566000000000003" table:style-name="ce1">
            <text:p>0.47566</text:p>
          </table:table-cell>
          <table:table-cell office:value-type="float" office:value="13.21" table:style-name="ce1">
            <text:p>13.2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3"/>
          <table:table-cell office:value-type="float" table:style-name="ce1" office:value="93"/>
          <table:table-cell office:value-type="float" office:value="4.8481759514933778" table:style-name="ce1">
            <text:p>4.848175951</text:p>
          </table:table-cell>
          <table:table-cell office:value-type="float" office:value="-55.536477085376063" table:style-name="ce1">
            <text:p>-55.53647709</text:p>
          </table:table-cell>
          <table:table-cell office:value-type="float" office:value="0" table:style-name="ce1">
            <text:p>0</text:p>
          </table:table-cell>
          <table:table-cell office:value-type="float" office:value="0.47431000000000001" table:style-name="ce1">
            <text:p>0.47431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3"/>
          <table:table-cell office:value-type="float" table:style-name="ce1" office:value="97"/>
          <table:table-cell office:value-type="float" office:value="5.4261943053666108" table:style-name="ce1">
            <text:p>5.426194305</text:p>
          </table:table-cell>
          <table:table-cell office:value-type="float" office:value="-58.917967844722625" table:style-name="ce1">
            <text:p>-58.91796784</text:p>
          </table:table-cell>
          <table:table-cell office:value-type="float" office:value="0" table:style-name="ce1">
            <text:p>0</text:p>
          </table:table-cell>
          <table:table-cell office:value-type="float" office:value="0.44571" table:style-name="ce1">
            <text:p>0.44571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3"/>
          <table:table-cell office:value-type="float" table:style-name="ce1" office:value="87"/>
          <table:table-cell office:value-type="float" office:value="4.8498335099089926" table:style-name="ce1">
            <text:p>4.84983351</text:p>
          </table:table-cell>
          <table:table-cell office:value-type="float" office:value="-55.726151491276873" table:style-name="ce1">
            <text:p>-55.72615149</text:p>
          </table:table-cell>
          <table:table-cell office:value-type="float" office:value="0" table:style-name="ce1">
            <text:p>0</text:p>
          </table:table-cell>
          <table:table-cell office:value-type="float" office:value="0.47277000000000002" table:style-name="ce1">
            <text:p>0.47277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4"/>
          <table:table-cell office:value-type="float" table:style-name="ce1" office:value="95"/>
          <table:table-cell office:value-type="float" office:value="27.073200332346875" table:style-name="ce1">
            <text:p>27.07320033</text:p>
          </table:table-cell>
          <table:table-cell office:value-type="float" office:value="-304.34011408086485" table:style-name="ce1">
            <text:p>-304.3401141</text:p>
          </table:table-cell>
          <table:table-cell office:value-type="float" office:value="0" table:style-name="ce1">
            <text:p>0</text:p>
          </table:table-cell>
          <table:table-cell office:value-type="float" office:value="8.8190000000000004E-2" table:style-name="ce1">
            <text:p>0.08819</text:p>
          </table:table-cell>
          <table:table-cell office:value-type="float" office:value="13.21" table:style-name="ce1">
            <text:p>13.2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4"/>
          <table:table-cell office:value-type="float" table:style-name="ce1" office:value="85"/>
          <table:table-cell office:value-type="float" office:value="4.4124751891755256" table:style-name="ce1">
            <text:p>4.412475189</text:p>
          </table:table-cell>
          <table:table-cell office:value-type="float" office:value="-49.733830522063123" table:style-name="ce1">
            <text:p>-49.73383052</text:p>
          </table:table-cell>
          <table:table-cell office:value-type="float" office:value="0" table:style-name="ce1">
            <text:p>0</text:p>
          </table:table-cell>
          <table:table-cell office:value-type="float" office:value="0.52617999999999998" table:style-name="ce1">
            <text:p>0.52618</text:p>
          </table:table-cell>
          <table:table-cell office:value-type="float" office:value="13.21" table:style-name="ce1">
            <text:p>13.2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4"/>
          <table:table-cell office:value-type="float" table:style-name="ce1" office:value="222"/>
          <table:table-cell office:value-type="float" office:value="8.61753023564488" table:style-name="ce1">
            <text:p>8.617530236</text:p>
          </table:table-cell>
          <table:table-cell office:value-type="float" office:value="-99.151123745753154" table:style-name="ce1">
            <text:p>-99.15112375</text:p>
          </table:table-cell>
          <table:table-cell office:value-type="float" office:value="0" table:style-name="ce1">
            <text:p>0</text:p>
          </table:table-cell>
          <table:table-cell office:value-type="float" office:value="0.27166000000000001" table:style-name="ce1">
            <text:p>0.27166</text:p>
          </table:table-cell>
          <table:table-cell office:value-type="float" office:value="13.21" table:style-name="ce1">
            <text:p>13.2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5"/>
          <table:table-cell office:value-type="float" table:style-name="ce1" office:value="222"/>
          <table:table-cell office:value-type="float" office:value="8.61753023564488" table:style-name="ce1">
            <text:p>8.617530236</text:p>
          </table:table-cell>
          <table:table-cell office:value-type="float" office:value="-99.151123745753154" table:style-name="ce1">
            <text:p>-99.15112375</text:p>
          </table:table-cell>
          <table:table-cell office:value-type="float" office:value="0" table:style-name="ce1">
            <text:p>0</text:p>
          </table:table-cell>
          <table:table-cell office:value-type="float" office:value="0.27166000000000001" table:style-name="ce1">
            <text:p>0.27166</text:p>
          </table:table-cell>
          <table:table-cell office:value-type="float" office:value="13.21" table:style-name="ce1">
            <text:p>13.2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5"/>
          <table:table-cell office:value-type="float" table:style-name="ce1" office:value="100"/>
          <table:table-cell office:value-type="float" office:value="4.7525825735942453" table:style-name="ce1">
            <text:p>4.752582574</text:p>
          </table:table-cell>
          <table:table-cell office:value-type="float" office:value="-50.053795189981955" table:style-name="ce1">
            <text:p>-50.05379519</text:p>
          </table:table-cell>
          <table:table-cell office:value-type="float" office:value="0" table:style-name="ce1">
            <text:p>0</text:p>
          </table:table-cell>
          <table:table-cell office:value-type="float" office:value="0.56096000000000001" table:style-name="ce1">
            <text:p>0.56096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6"/>
          <table:table-cell office:value-type="float" table:style-name="ce1" office:value="91"/>
          <table:table-cell office:value-type="float" office:value="14.306151645207441" table:style-name="ce1">
            <text:p>14.30615165</text:p>
          </table:table-cell>
          <table:table-cell office:value-type="float" office:value="-162.136385312351" table:style-name="ce1">
            <text:p>-162.1363853</text:p>
          </table:table-cell>
          <table:table-cell office:value-type="float" office:value="0" table:style-name="ce1">
            <text:p>0</text:p>
          </table:table-cell>
          <table:table-cell office:value-type="float" office:value="0.16169" table:style-name="ce1">
            <text:p>0.1616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6"/>
          <table:table-cell office:value-type="float" table:style-name="ce1" office:value="102"/>
          <table:table-cell office:value-type="float" office:value="19.808517662594912" table:style-name="ce1">
            <text:p>19.80851766</text:p>
          </table:table-cell>
          <table:table-cell office:value-type="float" office:value="-224.49653350940903" table:style-name="ce1">
            <text:p>-224.4965335</text:p>
          </table:table-cell>
          <table:table-cell office:value-type="float" office:value="0" table:style-name="ce1">
            <text:p>0</text:p>
          </table:table-cell>
          <table:table-cell office:value-type="float" office:value="0.11663" table:style-name="ce1">
            <text:p>0.11663</text:p>
          </table:table-cell>
          <table:table-cell office:value-type="float" office:value="16.309999999999999" table:style-name="ce1">
            <text:p>16.3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6"/>
          <table:table-cell office:value-type="float" table:style-name="ce1" office:value="91"/>
          <table:table-cell office:value-type="float" office:value="11.526026728855983" table:style-name="ce1">
            <text:p>11.52602673</text:p>
          </table:table-cell>
          <table:table-cell office:value-type="float" office:value="-138.12022030079089" table:style-name="ce1">
            <text:p>-138.1202203</text:p>
          </table:table-cell>
          <table:table-cell office:value-type="float" office:value="0" table:style-name="ce1">
            <text:p>0</text:p>
          </table:table-cell>
          <table:table-cell office:value-type="float" office:value="0.18512000000000001" table:style-name="ce1">
            <text:p>0.18512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6"/>
          <table:table-cell office:value-type="float" table:style-name="ce1" office:value="94"/>
          <table:table-cell office:value-type="float" office:value="7.0304790440593727" table:style-name="ce1">
            <text:p>7.030479044</text:p>
          </table:table-cell>
          <table:table-cell office:value-type="float" office:value="-79.636153535436165" table:style-name="ce1">
            <text:p>-79.63615354</text:p>
          </table:table-cell>
          <table:table-cell office:value-type="float" office:value="0" table:style-name="ce1">
            <text:p>0</text:p>
          </table:table-cell>
          <table:table-cell office:value-type="float" office:value="0.32750000000000001" table:style-name="ce1">
            <text:p>0.3275</text:p>
          </table:table-cell>
          <table:table-cell office:value-type="float" office:value="16.309999999999999" table:style-name="ce1">
            <text:p>16.3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7"/>
          <table:table-cell office:value-type="float" table:style-name="ce1" office:value="95"/>
          <table:table-cell office:value-type="float" office:value="8.0790560364975459" table:style-name="ce1">
            <text:p>8.079056036</text:p>
          </table:table-cell>
          <table:table-cell office:value-type="float" office:value="-90.435964000385809" table:style-name="ce1">
            <text:p>-90.435964</text:p>
          </table:table-cell>
          <table:table-cell office:value-type="float" office:value="0" table:style-name="ce1">
            <text:p>0</text:p>
          </table:table-cell>
          <table:table-cell office:value-type="float" office:value="0.30363000000000001" table:style-name="ce1">
            <text:p>0.30363</text:p>
          </table:table-cell>
          <table:table-cell office:value-type="float" office:value="13.21" table:style-name="ce1">
            <text:p>13.2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7"/>
          <table:table-cell office:value-type="float" table:style-name="ce1" office:value="222"/>
          <table:table-cell office:value-type="float" office:value="5.3604714472306778" table:style-name="ce1">
            <text:p>5.360471447</text:p>
          </table:table-cell>
          <table:table-cell office:value-type="float" office:value="-55.568142967513367" table:style-name="ce1">
            <text:p>-55.56814297</text:p>
          </table:table-cell>
          <table:table-cell office:value-type="float" office:value="0" table:style-name="ce1">
            <text:p>0</text:p>
          </table:table-cell>
          <table:table-cell office:value-type="float" office:value="0.57194" table:style-name="ce1">
            <text:p>0.57194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7"/>
          <table:table-cell office:value-type="float" table:style-name="ce1" office:value="306"/>
          <table:table-cell office:value-type="float" office:value="5.7694643507834309" table:style-name="ce1">
            <text:p>5.769464351</text:p>
          </table:table-cell>
          <table:table-cell office:value-type="float" office:value="-61.33851572938174" table:style-name="ce1">
            <text:p>-61.33851573</text:p>
          </table:table-cell>
          <table:table-cell office:value-type="float" office:value="0" table:style-name="ce1">
            <text:p>0</text:p>
          </table:table-cell>
          <table:table-cell office:value-type="float" office:value="0.48176999999999998" table:style-name="ce1">
            <text:p>0.48177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7"/>
          <table:table-cell office:value-type="float" table:style-name="ce1" office:value="306"/>
          <table:table-cell office:value-type="float" office:value="5.7694643507834309" table:style-name="ce1">
            <text:p>5.769464351</text:p>
          </table:table-cell>
          <table:table-cell office:value-type="float" office:value="-61.33851572938174" table:style-name="ce1">
            <text:p>-61.33851573</text:p>
          </table:table-cell>
          <table:table-cell office:value-type="float" office:value="0" table:style-name="ce1">
            <text:p>0</text:p>
          </table:table-cell>
          <table:table-cell office:value-type="float" office:value="0.48176999999999998" table:style-name="ce1">
            <text:p>0.48177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7"/>
          <table:table-cell office:value-type="float" table:style-name="ce1" office:value="98"/>
          <table:table-cell office:value-type="float" office:value="19.441300234159659" table:style-name="ce1">
            <text:p>19.44130023</text:p>
          </table:table-cell>
          <table:table-cell office:value-type="float" office:value="-206.94184027027728" table:style-name="ce1">
            <text:p>-206.9418403</text:p>
          </table:table-cell>
          <table:table-cell office:value-type="float" office:value="0" table:style-name="ce1">
            <text:p>0</text:p>
          </table:table-cell>
          <table:table-cell office:value-type="float" office:value="0.14279" table:style-name="ce1">
            <text:p>0.1427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8"/>
          <table:table-cell office:value-type="float" table:style-name="ce1" office:value="91"/>
          <table:table-cell office:value-type="float" office:value="6.5972385844210919" table:style-name="ce1">
            <text:p>6.597238584</text:p>
          </table:table-cell>
          <table:table-cell office:value-type="float" office:value="-68.328542481504172" table:style-name="ce1">
            <text:p>-68.32854248</text:p>
          </table:table-cell>
          <table:table-cell office:value-type="float" office:value="0" table:style-name="ce1">
            <text:p>0</text:p>
          </table:table-cell>
          <table:table-cell office:value-type="float" office:value="0.44012000000000001" table:style-name="ce1">
            <text:p>0.44012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8"/>
          <table:table-cell office:value-type="float" table:style-name="ce1" office:value="101"/>
          <table:table-cell office:value-type="float" office:value="9.7897095091966797" table:style-name="ce1">
            <text:p>9.789709509</text:p>
          </table:table-cell>
          <table:table-cell office:value-type="float" office:value="-86.224749138693838" table:style-name="ce1">
            <text:p>-86.22474914</text:p>
          </table:table-cell>
          <table:table-cell office:value-type="float" office:value="0" table:style-name="ce1">
            <text:p>0</text:p>
          </table:table-cell>
          <table:table-cell office:value-type="float" office:value="0.38502999999999998" table:style-name="ce1">
            <text:p>0.38503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8"/>
          <table:table-cell office:value-type="float" table:style-name="ce1" office:value="101"/>
          <table:table-cell office:value-type="float" office:value="9.7897095091966797" table:style-name="ce1">
            <text:p>9.789709509</text:p>
          </table:table-cell>
          <table:table-cell office:value-type="float" office:value="-86.224749138693838" table:style-name="ce1">
            <text:p>-86.22474914</text:p>
          </table:table-cell>
          <table:table-cell office:value-type="float" office:value="0" table:style-name="ce1">
            <text:p>0</text:p>
          </table:table-cell>
          <table:table-cell office:value-type="float" office:value="0.38502999999999998" table:style-name="ce1">
            <text:p>0.38503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8"/>
          <table:table-cell office:value-type="float" table:style-name="ce1" office:value="259"/>
          <table:table-cell office:value-type="float" office:value="29.349256148163143" table:style-name="ce1">
            <text:p>29.34925615</text:p>
          </table:table-cell>
          <table:table-cell office:value-type="float" office:value="-316.76955773707118" table:style-name="ce1">
            <text:p>-316.7695577</text:p>
          </table:table-cell>
          <table:table-cell office:value-type="float" office:value="0" table:style-name="ce1">
            <text:p>0</text:p>
          </table:table-cell>
          <table:table-cell office:value-type="float" office:value="8.8650000000000007E-2" table:style-name="ce1">
            <text:p>0.08865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8"/>
          <table:table-cell office:value-type="float" table:style-name="ce1" office:value="302"/>
          <table:table-cell office:value-type="float" office:value="35.490740143253532" table:style-name="ce1">
            <text:p>35.49074014</text:p>
          </table:table-cell>
          <table:table-cell office:value-type="float" office:value="-400.07743434213074" table:style-name="ce1">
            <text:p>-400.0774343</text:p>
          </table:table-cell>
          <table:table-cell office:value-type="float" office:value="0" table:style-name="ce1">
            <text:p>0</text:p>
          </table:table-cell>
          <table:table-cell office:value-type="float" office:value="6.6409999999999997E-2" table:style-name="ce1">
            <text:p>0.06641</text:p>
          </table:table-cell>
          <table:table-cell office:value-type="float" office:value="16.309999999999999" table:style-name="ce1">
            <text:p>16.3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8"/>
          <table:table-cell office:value-type="float" table:style-name="ce1" office:value="301"/>
          <table:table-cell office:value-type="float" office:value="10.302066772655008" table:style-name="ce1">
            <text:p>10.30206677</text:p>
          </table:table-cell>
          <table:table-cell office:value-type="float" office:value="-112.30524642289349" table:style-name="ce1">
            <text:p>-112.3052464</text:p>
          </table:table-cell>
          <table:table-cell office:value-type="float" office:value="0" table:style-name="ce1">
            <text:p>0</text:p>
          </table:table-cell>
          <table:table-cell office:value-type="float" office:value="0.24845" table:style-name="ce1">
            <text:p>0.24845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9"/>
          <table:table-cell office:value-type="float" table:style-name="ce1" office:value="102"/>
          <table:table-cell office:value-type="float" office:value="16.315197755028787" table:style-name="ce1">
            <text:p>16.31519776</text:p>
          </table:table-cell>
          <table:table-cell office:value-type="float" office:value="-171.45789640739346" table:style-name="ce1">
            <text:p>-171.4578964</text:p>
          </table:table-cell>
          <table:table-cell office:value-type="float" office:value="0" table:style-name="ce1">
            <text:p>0</text:p>
          </table:table-cell>
          <table:table-cell office:value-type="float" office:value="0.21834000000000001" table:style-name="ce1">
            <text:p>0.21834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9"/>
          <table:table-cell office:value-type="float" table:style-name="ce1" office:value="102"/>
          <table:table-cell office:value-type="float" office:value="20.102592541244974" table:style-name="ce1">
            <text:p>20.10259254</text:p>
          </table:table-cell>
          <table:table-cell office:value-type="float" office:value="-185.08248994870374" table:style-name="ce1">
            <text:p>-185.0824899</text:p>
          </table:table-cell>
          <table:table-cell office:value-type="float" office:value="0" table:style-name="ce1">
            <text:p>0</text:p>
          </table:table-cell>
          <table:table-cell office:value-type="float" office:value="0.23072000000000001" table:style-name="ce1">
            <text:p>0.23072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9"/>
          <table:table-cell office:value-type="float" table:style-name="ce1" office:value="226"/>
          <table:table-cell office:value-type="float" office:value="69.344120196475004" table:style-name="ce1">
            <text:p>69.3441202</text:p>
          </table:table-cell>
          <table:table-cell office:value-type="float" office:value="-757.00664547818553" table:style-name="ce1">
            <text:p>-757.0066455</text:p>
          </table:table-cell>
          <table:table-cell office:value-type="float" office:value="0" table:style-name="ce1">
            <text:p>0</text:p>
          </table:table-cell>
          <table:table-cell office:value-type="float" office:value="3.755E-2" table:style-name="ce1">
            <text:p>0.03755</text:p>
          </table:table-cell>
          <table:table-cell office:value-type="float" office:value="16.309999999999999" table:style-name="ce1">
            <text:p>16.3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9"/>
          <table:table-cell office:value-type="float" table:style-name="ce1" office:value="225"/>
          <table:table-cell office:value-type="float" office:value="257.51072961373387" table:style-name="ce1">
            <text:p>257.5107296</text:p>
          </table:table-cell>
          <table:table-cell office:value-type="float" office:value="-2918.4549356223174" table:style-name="ce1">
            <text:p>-2918.454936</text:p>
          </table:table-cell>
          <table:table-cell office:value-type="float" office:value="0" table:style-name="ce1">
            <text:p>0</text:p>
          </table:table-cell>
          <table:table-cell office:value-type="float" office:value="9.7599999999999996E-3" table:style-name="ce1">
            <text:p>0.00976</text:p>
          </table:table-cell>
          <table:table-cell office:value-type="float" office:value="16.309999999999999" table:style-name="ce1">
            <text:p>16.3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9"/>
          <table:table-cell office:value-type="float" table:style-name="ce1" office:value="225"/>
          <table:table-cell office:value-type="float" office:value="145.20813165537268" table:style-name="ce1">
            <text:p>145.2081317</text:p>
          </table:table-cell>
          <table:table-cell office:value-type="float" office:value="-1548.8867376573087" table:style-name="ce1">
            <text:p>-1548.886738</text:p>
          </table:table-cell>
          <table:table-cell office:value-type="float" office:value="0" table:style-name="ce1">
            <text:p>0</text:p>
          </table:table-cell>
          <table:table-cell office:value-type="float" office:value="1.7729999999999999E-2" table:style-name="ce1">
            <text:p>0.01773</text:p>
          </table:table-cell>
          <table:table-cell office:value-type="float" office:value="16.309999999999999" table:style-name="ce1">
            <text:p>16.3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0"/>
          <table:table-cell office:value-type="float" table:style-name="ce1" office:value="308"/>
          <table:table-cell office:value-type="float" office:value="4.2053758491469644" table:style-name="ce1">
            <text:p>4.205375849</text:p>
          </table:table-cell>
          <table:table-cell office:value-type="float" office:value="-47.752847073920172" table:style-name="ce1">
            <text:p>-47.75284707</text:p>
          </table:table-cell>
          <table:table-cell office:value-type="float" office:value="0" table:style-name="ce1">
            <text:p>0</text:p>
          </table:table-cell>
          <table:table-cell office:value-type="float" office:value="0.56001999999999996" table:style-name="ce1">
            <text:p>0.56002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0"/>
          <table:table-cell office:value-type="float" table:style-name="ce1" office:value="93"/>
          <table:table-cell office:value-type="float" office:value="3.8077666810661528" table:style-name="ce1">
            <text:p>3.807766681</text:p>
          </table:table-cell>
          <table:table-cell office:value-type="float" office:value="-43.142184071192858" table:style-name="ce1">
            <text:p>-43.14218407</text:p>
          </table:table-cell>
          <table:table-cell office:value-type="float" office:value="0" table:style-name="ce1">
            <text:p>0</text:p>
          </table:table-cell>
          <table:table-cell office:value-type="float" office:value="0.61990000000000001" table:style-name="ce1">
            <text:p>0.619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0"/>
          <table:table-cell office:value-type="float" table:style-name="ce1" office:value="91"/>
          <table:table-cell office:value-type="float" office:value="18.4705504663814" table:style-name="ce1">
            <text:p>18.47055047</text:p>
          </table:table-cell>
          <table:table-cell office:value-type="float" office:value="-208.89313027455154" table:style-name="ce1">
            <text:p>-208.8931303</text:p>
          </table:table-cell>
          <table:table-cell office:value-type="float" office:value="0" table:style-name="ce1">
            <text:p>0</text:p>
          </table:table-cell>
          <table:table-cell office:value-type="float" office:value="0.12570999999999999" table:style-name="ce1">
            <text:p>0.12571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0"/>
          <table:table-cell office:value-type="float" table:style-name="ce1" office:value="308"/>
          <table:table-cell office:value-type="float" office:value="4.2053758491469644" table:style-name="ce1">
            <text:p>4.205375849</text:p>
          </table:table-cell>
          <table:table-cell office:value-type="float" office:value="-47.752847073920172" table:style-name="ce1">
            <text:p>-47.75284707</text:p>
          </table:table-cell>
          <table:table-cell office:value-type="float" office:value="0" table:style-name="ce1">
            <text:p>0</text:p>
          </table:table-cell>
          <table:table-cell office:value-type="float" office:value="0.56001999999999996" table:style-name="ce1">
            <text:p>0.56002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1"/>
          <table:table-cell office:value-type="float" table:style-name="ce1" office:value="92"/>
          <table:table-cell office:value-type="float" office:value="10.695628194191372" table:style-name="ce1">
            <text:p>10.69562819</text:p>
          </table:table-cell>
          <table:table-cell office:value-type="float" office:value="-113.01284248561244" table:style-name="ce1">
            <text:p>-113.0128425</text:p>
          </table:table-cell>
          <table:table-cell office:value-type="float" office:value="0" table:style-name="ce1">
            <text:p>0</text:p>
          </table:table-cell>
          <table:table-cell office:value-type="float" office:value="0.26932" table:style-name="ce1">
            <text:p>0.26932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1"/>
          <table:table-cell office:value-type="float" table:style-name="ce1" office:value="99"/>
          <table:table-cell office:value-type="float" office:value="4.8841179584260068" table:style-name="ce1">
            <text:p>4.884117958</text:p>
          </table:table-cell>
          <table:table-cell office:value-type="float" office:value="-56.103926418542898" table:style-name="ce1">
            <text:p>-56.10392642</text:p>
          </table:table-cell>
          <table:table-cell office:value-type="float" office:value="0" table:style-name="ce1">
            <text:p>0</text:p>
          </table:table-cell>
          <table:table-cell office:value-type="float" office:value="0.46840999999999999" table:style-name="ce1">
            <text:p>0.46841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2"/>
          <table:table-cell office:value-type="float" table:style-name="ce1" office:value="303"/>
          <table:table-cell office:value-type="float" office:value="10.138936860049247" table:style-name="ce1">
            <text:p>10.13893686</text:p>
          </table:table-cell>
          <table:table-cell office:value-type="float" office:value="-105.06612592336747" table:style-name="ce1">
            <text:p>-105.0661259</text:p>
          </table:table-cell>
          <table:table-cell office:value-type="float" office:value="0" table:style-name="ce1">
            <text:p>0</text:p>
          </table:table-cell>
          <table:table-cell office:value-type="float" office:value="0.29801" table:style-name="ce1">
            <text:p>0.29801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3"/>
          <table:table-cell office:value-type="float" table:style-name="ce1" office:value="232"/>
          <table:table-cell office:value-type="float" office:value="40.228779318909268" table:style-name="ce1">
            <text:p>40.22877932</text:p>
          </table:table-cell>
          <table:table-cell office:value-type="float" office:value="-416.28041208262636" table:style-name="ce1">
            <text:p>-416.2804121</text:p>
          </table:table-cell>
          <table:table-cell office:value-type="float" office:value="0" table:style-name="ce1">
            <text:p>0</text:p>
          </table:table-cell>
          <table:table-cell office:value-type="float" office:value="7.5509999999999994E-2" table:style-name="ce1">
            <text:p>0.07551</text:p>
          </table:table-cell>
          <table:table-cell office:value-type="float" office:value="5.28" table:style-name="ce1">
            <text:p>5.28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3"/>
          <table:table-cell office:value-type="float" table:style-name="ce1" office:value="233"/>
          <table:table-cell office:value-type="float" office:value="43.339031613415834" table:style-name="ce1">
            <text:p>43.33903161</text:p>
          </table:table-cell>
          <table:table-cell office:value-type="float" office:value="-488.76796764018968" table:style-name="ce1">
            <text:p>-488.7679676</text:p>
          </table:table-cell>
          <table:table-cell office:value-type="float" office:value="0" table:style-name="ce1">
            <text:p>0</text:p>
          </table:table-cell>
          <table:table-cell office:value-type="float" office:value="5.5989999999999998E-2" table:style-name="ce1">
            <text:p>0.05599</text:p>
          </table:table-cell>
          <table:table-cell office:value-type="float" office:value="5.28" table:style-name="ce1">
            <text:p>5.28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3"/>
          <table:table-cell office:value-type="float" table:style-name="ce1" office:value="99"/>
          <table:table-cell office:value-type="float" office:value="7.7785102175346079" table:style-name="ce1">
            <text:p>7.778510218</text:p>
          </table:table-cell>
          <table:table-cell office:value-type="float" office:value="-80.817402768622287" table:style-name="ce1">
            <text:p>-80.81740277</text:p>
          </table:table-cell>
          <table:table-cell office:value-type="float" office:value="0" table:style-name="ce1">
            <text:p>0</text:p>
          </table:table-cell>
          <table:table-cell office:value-type="float" office:value="0.38323000000000002" table:style-name="ce1">
            <text:p>0.38323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4"/>
          <table:table-cell office:value-type="float" table:style-name="ce1" office:value="229"/>
          <table:table-cell office:value-type="float" office:value="0" table:style-name="ce1">
            <text:p>0</text:p>
          </table:table-cell>
          <table:table-cell office:value-type="float" office:value="-12499.999999999998" table:style-name="ce1">
            <text:p>-12500</text:p>
          </table:table-cell>
          <table:table-cell office:value-type="float" office:value="0" table:style-name="ce1">
            <text:p>0</text:p>
          </table:table-cell>
          <table:table-cell office:value-type="float" office:value="2.3600000000000001E-3" table:style-name="ce1">
            <text:p>0.00236</text:p>
          </table:table-cell>
          <table:table-cell office:value-type="float" office:value="3.5" table:style-name="ce1">
            <text:p>3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4"/>
          <table:table-cell office:value-type="float" table:style-name="ce1" office:value="102"/>
          <table:table-cell office:value-type="float" office:value="10.849888082661284" table:style-name="ce1">
            <text:p>10.84988808</text:p>
          </table:table-cell>
          <table:table-cell office:value-type="float" office:value="-121.42956936348315" table:style-name="ce1">
            <text:p>-121.4295694</text:p>
          </table:table-cell>
          <table:table-cell office:value-type="float" office:value="0" table:style-name="ce1">
            <text:p>0</text:p>
          </table:table-cell>
          <table:table-cell office:value-type="float" office:value="0.21485000000000001" table:style-name="ce1">
            <text:p>0.21485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4"/>
          <table:table-cell office:value-type="float" table:style-name="ce1" office:value="1"/>
          <table:table-cell office:value-type="float" office:value="9.8424766295860451" table:style-name="ce1">
            <text:p>9.84247663</text:p>
          </table:table-cell>
          <table:table-cell office:value-type="float" office:value="-104.1115305707324" table:style-name="ce1">
            <text:p>-104.1115306</text:p>
          </table:table-cell>
          <table:table-cell office:value-type="float" office:value="0" table:style-name="ce1">
            <text:p>0</text:p>
          </table:table-cell>
          <table:table-cell office:value-type="float" office:value="0.28795999999999999" table:style-name="ce1">
            <text:p>0.28796</text:p>
          </table:table-cell>
          <table:table-cell office:value-type="float" office:value="13.9" table:style-name="ce1">
            <text:p>13.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4"/>
          <table:table-cell office:value-type="float" table:style-name="ce1" office:value="1"/>
          <table:table-cell office:value-type="float" office:value="9.8424766295860451" table:style-name="ce1">
            <text:p>9.84247663</text:p>
          </table:table-cell>
          <table:table-cell office:value-type="float" office:value="-104.1115305707324" table:style-name="ce1">
            <text:p>-104.1115306</text:p>
          </table:table-cell>
          <table:table-cell office:value-type="float" office:value="0" table:style-name="ce1">
            <text:p>0</text:p>
          </table:table-cell>
          <table:table-cell office:value-type="float" office:value="0.28795999999999999" table:style-name="ce1">
            <text:p>0.28796</text:p>
          </table:table-cell>
          <table:table-cell office:value-type="float" office:value="13.9" table:style-name="ce1">
            <text:p>13.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4"/>
          <table:table-cell office:value-type="float" table:style-name="ce1" office:value="228"/>
          <table:table-cell office:value-type="float" office:value="0" table:style-name="ce1">
            <text:p>0</text:p>
          </table:table-cell>
          <table:table-cell office:value-type="float" office:value="-11111.111111111109" table:style-name="ce1">
            <text:p>-11111.11111</text:p>
          </table:table-cell>
          <table:table-cell office:value-type="float" office:value="0" table:style-name="ce1">
            <text:p>0</text:p>
          </table:table-cell>
          <table:table-cell office:value-type="float" office:value="2.47E-3" table:style-name="ce1">
            <text:p>0.00247</text:p>
          </table:table-cell>
          <table:table-cell office:value-type="float" office:value="3.5" table:style-name="ce1">
            <text:p>3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6"/>
          <table:table-cell office:value-type="float" table:style-name="ce1" office:value="97"/>
          <table:table-cell office:value-type="float" office:value="10.4708533326632" table:style-name="ce1">
            <text:p>10.47085333</text:p>
          </table:table-cell>
          <table:table-cell office:value-type="float" office:value="-117.69239145913436" table:style-name="ce1">
            <text:p>-117.6923915</text:p>
          </table:table-cell>
          <table:table-cell office:value-type="float" office:value="0" table:style-name="ce1">
            <text:p>0</text:p>
          </table:table-cell>
          <table:table-cell office:value-type="float" office:value="0.22417999999999999" table:style-name="ce1">
            <text:p>0.22418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6"/>
          <table:table-cell office:value-type="float" table:style-name="ce1" office:value="3"/>
          <table:table-cell office:value-type="float" office:value="15.817779183802596" table:style-name="ce1">
            <text:p>15.81777918</text:p>
          </table:table-cell>
          <table:table-cell office:value-type="float" office:value="-177.15912685858908" table:style-name="ce1">
            <text:p>-177.1591269</text:p>
          </table:table-cell>
          <table:table-cell office:value-type="float" office:value="0" table:style-name="ce1">
            <text:p>0</text:p>
          </table:table-cell>
          <table:table-cell office:value-type="float" office:value="0.14990000000000001" table:style-name="ce1">
            <text:p>0.149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6"/>
          <table:table-cell office:value-type="float" table:style-name="ce1" office:value="309"/>
          <table:table-cell office:value-type="float" office:value="4.2166735433206526" table:style-name="ce1">
            <text:p>4.216673543</text:p>
          </table:table-cell>
          <table:table-cell office:value-type="float" office:value="-47.426242218423681" table:style-name="ce1">
            <text:p>-47.42624222</text:p>
          </table:table-cell>
          <table:table-cell office:value-type="float" office:value="0" table:style-name="ce1">
            <text:p>0</text:p>
          </table:table-cell>
          <table:table-cell office:value-type="float" office:value="0.55633999999999995" table:style-name="ce1">
            <text:p>0.55634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6"/>
          <table:table-cell office:value-type="float" table:style-name="ce1" office:value="307"/>
          <table:table-cell office:value-type="float" office:value="4.8289585832368775" table:style-name="ce1">
            <text:p>4.828958583</text:p>
          </table:table-cell>
          <table:table-cell office:value-type="float" office:value="-54.214688388487644" table:style-name="ce1">
            <text:p>-54.21468839</text:p>
          </table:table-cell>
          <table:table-cell office:value-type="float" office:value="0" table:style-name="ce1">
            <text:p>0</text:p>
          </table:table-cell>
          <table:table-cell office:value-type="float" office:value="0.48673" table:style-name="ce1">
            <text:p>0.48673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7"/>
          <table:table-cell office:value-type="float" table:style-name="ce1" office:value="234"/>
          <table:table-cell office:value-type="float" office:value="0" table:style-name="ce1">
            <text:p>0</text:p>
          </table:table-cell>
          <table:table-cell office:value-type="float" office:value="-33333.333333333336" table:style-name="ce1">
            <text:p>-33333.33333</text:p>
          </table:table-cell>
          <table:table-cell office:value-type="float" office:value="0" table:style-name="ce1">
            <text:p>0</text:p>
          </table:table-cell>
          <table:table-cell office:value-type="float" office:value="8.4999999999999995E-4" table:style-name="ce1">
            <text:p>0.00085</text:p>
          </table:table-cell>
          <table:table-cell office:value-type="float" office:value="5.05" table:style-name="ce1">
            <text:p>5.0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7"/>
          <table:table-cell office:value-type="float" table:style-name="ce1" office:value="304"/>
          <table:table-cell office:value-type="float" office:value="3.7269794986099778" table:style-name="ce1">
            <text:p>3.726979499</text:p>
          </table:table-cell>
          <table:table-cell office:value-type="float" office:value="-41.862281572064681" table:style-name="ce1">
            <text:p>-41.86228157</text:p>
          </table:table-cell>
          <table:table-cell office:value-type="float" office:value="0" table:style-name="ce1">
            <text:p>0</text:p>
          </table:table-cell>
          <table:table-cell office:value-type="float" office:value="0.63032999999999995" table:style-name="ce1">
            <text:p>0.63033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7"/>
          <table:table-cell office:value-type="float" table:style-name="ce1" office:value="235"/>
          <table:table-cell office:value-type="float" office:value="0" table:style-name="ce1">
            <text:p>0</text:p>
          </table:table-cell>
          <table:table-cell office:value-type="float" office:value="-24999.999999999996" table:style-name="ce1">
            <text:p>-25000</text:p>
          </table:table-cell>
          <table:table-cell office:value-type="float" office:value="0" table:style-name="ce1">
            <text:p>0</text:p>
          </table:table-cell>
          <table:table-cell office:value-type="float" office:value="1.1199999999999999E-3" table:style-name="ce1">
            <text:p>0.00112</text:p>
          </table:table-cell>
          <table:table-cell office:value-type="float" office:value="5.05" table:style-name="ce1">
            <text:p>5.0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8"/>
          <table:table-cell office:value-type="float" table:style-name="ce1" office:value="231"/>
          <table:table-cell office:value-type="float" office:value="0" table:style-name="ce1">
            <text:p>0</text:p>
          </table:table-cell>
          <table:table-cell office:value-type="float" office:value="-20000" table:style-name="ce1">
            <text:p>-20000</text:p>
          </table:table-cell>
          <table:table-cell office:value-type="float" office:value="0" table:style-name="ce1">
            <text:p>0</text:p>
          </table:table-cell>
          <table:table-cell office:value-type="float" office:value="1.47E-3" table:style-name="ce1">
            <text:p>0.00147</text:p>
          </table:table-cell>
          <table:table-cell office:value-type="float" office:value="4.38" table:style-name="ce1">
            <text:p>4.38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8"/>
          <table:table-cell office:value-type="float" table:style-name="ce1" office:value="230"/>
          <table:table-cell office:value-type="float" office:value="2702.7027027027029" table:style-name="ce1">
            <text:p>2702.702703</text:p>
          </table:table-cell>
          <table:table-cell office:value-type="float" office:value="-16216.216216216217" table:style-name="ce1">
            <text:p>-16216.21622</text:p>
          </table:table-cell>
          <table:table-cell office:value-type="float" office:value="0" table:style-name="ce1">
            <text:p>0</text:p>
          </table:table-cell>
          <table:table-cell office:value-type="float" office:value="1.89E-3" table:style-name="ce1">
            <text:p>0.00189</text:p>
          </table:table-cell>
          <table:table-cell office:value-type="float" office:value="4.38" table:style-name="ce1">
            <text:p>4.38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9"/>
          <table:table-cell office:value-type="float" table:style-name="ce1" office:value="101"/>
          <table:table-cell office:value-type="float" office:value="8.635722208646726" table:style-name="ce1">
            <text:p>8.635722209</text:p>
          </table:table-cell>
          <table:table-cell office:value-type="float" office:value="-79.512612632206512" table:style-name="ce1">
            <text:p>-79.51261263</text:p>
          </table:table-cell>
          <table:table-cell office:value-type="float" office:value="0" table:style-name="ce1">
            <text:p>0</text:p>
          </table:table-cell>
          <table:table-cell office:value-type="float" office:value="0.34410000000000002" table:style-name="ce1">
            <text:p>0.3441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9"/>
          <table:table-cell office:value-type="float" table:style-name="ce1" office:value="101"/>
          <table:table-cell office:value-type="float" office:value="8.635722208646726" table:style-name="ce1">
            <text:p>8.635722209</text:p>
          </table:table-cell>
          <table:table-cell office:value-type="float" office:value="-79.512612632206512" table:style-name="ce1">
            <text:p>-79.51261263</text:p>
          </table:table-cell>
          <table:table-cell office:value-type="float" office:value="0" table:style-name="ce1">
            <text:p>0</text:p>
          </table:table-cell>
          <table:table-cell office:value-type="float" office:value="0.34410000000000002" table:style-name="ce1">
            <text:p>0.3441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00"/>
          <table:table-cell office:value-type="float" table:style-name="ce1" office:value="105"/>
          <table:table-cell office:value-type="float" office:value="6.0426217139161569" table:style-name="ce1">
            <text:p>6.042621714</text:p>
          </table:table-cell>
          <table:table-cell office:value-type="float" office:value="-63.610842096495766" table:style-name="ce1">
            <text:p>-63.6108421</text:p>
          </table:table-cell>
          <table:table-cell office:value-type="float" office:value="0" table:style-name="ce1">
            <text:p>0</text:p>
          </table:table-cell>
          <table:table-cell office:value-type="float" office:value="0.48415999999999998" table:style-name="ce1">
            <text:p>0.48416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02"/>
          <table:table-cell office:value-type="float" table:style-name="ce1" office:value="303"/>
          <table:table-cell office:value-type="float" office:value="12.729453002490546" table:style-name="ce1">
            <text:p>12.729453</text:p>
          </table:table-cell>
          <table:table-cell office:value-type="float" office:value="-135.22737754819667" table:style-name="ce1">
            <text:p>-135.2273775</text:p>
          </table:table-cell>
          <table:table-cell office:value-type="float" office:value="0" table:style-name="ce1">
            <text:p>0</text:p>
          </table:table-cell>
          <table:table-cell office:value-type="float" office:value="0.2205" table:style-name="ce1">
            <text:p>0.2205</text:p>
          </table:table-cell>
          <table:table-cell office:value-type="float" office:value="16.309999999999999" table:style-name="ce1">
            <text:p>16.3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03"/>
          <table:table-cell office:value-type="float" table:style-name="ce1" office:value="223"/>
          <table:table-cell office:value-type="float" office:value="317.96502384737681" table:style-name="ce1">
            <text:p>317.9650238</text:p>
          </table:table-cell>
          <table:table-cell office:value-type="float" office:value="-3974.56279809221" table:style-name="ce1">
            <text:p>-3974.562798</text:p>
          </table:table-cell>
          <table:table-cell office:value-type="float" office:value="0" table:style-name="ce1">
            <text:p>0</text:p>
          </table:table-cell>
          <table:table-cell office:value-type="float" office:value="7.2899999999999996E-3" table:style-name="ce1">
            <text:p>0.0072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03"/>
          <table:table-cell office:value-type="float" table:style-name="ce1" office:value="224"/>
          <table:table-cell office:value-type="float" office:value="769.23076923076917" table:style-name="ce1">
            <text:p>769.2307692</text:p>
          </table:table-cell>
          <table:table-cell office:value-type="float" office:value="-6153.8461538461534" table:style-name="ce1">
            <text:p>-6153.846154</text:p>
          </table:table-cell>
          <table:table-cell office:value-type="float" office:value="0" table:style-name="ce1">
            <text:p>0</text:p>
          </table:table-cell>
          <table:table-cell office:value-type="float" office:value="4.8999999999999998E-3" table:style-name="ce1">
            <text:p>0.004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03"/>
          <table:table-cell office:value-type="float" table:style-name="ce1" office:value="4"/>
          <table:table-cell office:value-type="float" office:value="6.4974699245899705" table:style-name="ce1">
            <text:p>6.497469925</text:p>
          </table:table-cell>
          <table:table-cell office:value-type="float" office:value="-62.415089881667292" table:style-name="ce1">
            <text:p>-62.41508988</text:p>
          </table:table-cell>
          <table:table-cell office:value-type="float" office:value="0" table:style-name="ce1">
            <text:p>0</text:p>
          </table:table-cell>
          <table:table-cell office:value-type="float" office:value="0.47305999999999998" table:style-name="ce1">
            <text:p>0.47306</text:p>
          </table:table-cell>
          <table:table-cell office:value-type="float" office:value="12.8" table:style-name="ce1">
            <text:p>12.8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03"/>
          <table:table-cell office:value-type="float" table:style-name="ce1" office:value="304"/>
          <table:table-cell office:value-type="float" office:value="5.728137608128975" table:style-name="ce1">
            <text:p>5.728137608</text:p>
          </table:table-cell>
          <table:table-cell office:value-type="float" office:value="-64.171744508459383" table:style-name="ce1">
            <text:p>-64.17174451</text:p>
          </table:table-cell>
          <table:table-cell office:value-type="float" office:value="0" table:style-name="ce1">
            <text:p>0</text:p>
          </table:table-cell>
          <table:table-cell office:value-type="float" office:value="0.41109000000000001" table:style-name="ce1">
            <text:p>0.4110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04"/>
          <table:table-cell office:value-type="float" table:style-name="ce1" office:value="221"/>
          <table:table-cell office:value-type="float" office:value="16.134236850596963" table:style-name="ce1">
            <text:p>16.13423685</text:p>
          </table:table-cell>
          <table:table-cell office:value-type="float" office:value="-172.09852640636763" table:style-name="ce1">
            <text:p>-172.0985264</text:p>
          </table:table-cell>
          <table:table-cell office:value-type="float" office:value="0" table:style-name="ce1">
            <text:p>0</text:p>
          </table:table-cell>
          <table:table-cell office:value-type="float" office:value="0.17268" table:style-name="ce1">
            <text:p>0.17268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04"/>
          <table:table-cell office:value-type="float" table:style-name="ce1" office:value="2"/>
          <table:table-cell office:value-type="float" office:value="85.758039816232753" table:style-name="ce1">
            <text:p>85.75803982</text:p>
          </table:table-cell>
          <table:table-cell office:value-type="float" office:value="-777.9479326186829" table:style-name="ce1">
            <text:p>-777.9479326</text:p>
          </table:table-cell>
          <table:table-cell office:value-type="float" office:value="0" table:style-name="ce1">
            <text:p>0</text:p>
          </table:table-cell>
          <table:table-cell office:value-type="float" office:value="3.4799999999999998E-2" table:style-name="ce1">
            <text:p>0.0348</text:p>
          </table:table-cell>
          <table:table-cell office:value-type="float" office:value="14.69" table:style-name="ce1">
            <text:p>14.6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04"/>
          <table:table-cell office:value-type="float" table:style-name="ce1" office:value="308"/>
          <table:table-cell office:value-type="float" office:value="2.953142831981415" table:style-name="ce1">
            <text:p>2.953142832</text:p>
          </table:table-cell>
          <table:table-cell office:value-type="float" office:value="-32.399893221129432" table:style-name="ce1">
            <text:p>-32.39989322</text:p>
          </table:table-cell>
          <table:table-cell office:value-type="float" office:value="0" table:style-name="ce1">
            <text:p>0</text:p>
          </table:table-cell>
          <table:table-cell office:value-type="float" office:value="0.86180999999999996" table:style-name="ce1">
            <text:p>0.86181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04"/>
          <table:table-cell office:value-type="float" table:style-name="ce1" office:value="301"/>
          <table:table-cell office:value-type="float" office:value="10.302066772655008" table:style-name="ce1">
            <text:p>10.30206677</text:p>
          </table:table-cell>
          <table:table-cell office:value-type="float" office:value="-112.30524642289349" table:style-name="ce1">
            <text:p>-112.3052464</text:p>
          </table:table-cell>
          <table:table-cell office:value-type="float" office:value="0" table:style-name="ce1">
            <text:p>0</text:p>
          </table:table-cell>
          <table:table-cell office:value-type="float" office:value="0.24845" table:style-name="ce1">
            <text:p>0.24845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05"/>
          <table:table-cell office:value-type="float" table:style-name="ce1" office:value="7"/>
          <table:table-cell office:value-type="float" office:value="9.4624164646046491" table:style-name="ce1">
            <text:p>9.462416465</text:p>
          </table:table-cell>
          <table:table-cell office:value-type="float" office:value="-85.457448695960736" table:style-name="ce1">
            <text:p>-85.4574487</text:p>
          </table:table-cell>
          <table:table-cell office:value-type="float" office:value="0" table:style-name="ce1">
            <text:p>0</text:p>
          </table:table-cell>
          <table:table-cell office:value-type="float" office:value="0.34478999999999999" table:style-name="ce1">
            <text:p>0.3447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05"/>
          <table:table-cell office:value-type="float" table:style-name="ce1" office:value="305"/>
          <table:table-cell office:value-type="float" office:value="7.620448529812732" table:style-name="ce1">
            <text:p>7.62044853</text:p>
          </table:table-cell>
          <table:table-cell office:value-type="float" office:value="-83.265634853274904" table:style-name="ce1">
            <text:p>-83.26563485</text:p>
          </table:table-cell>
          <table:table-cell office:value-type="float" office:value="0" table:style-name="ce1">
            <text:p>0</text:p>
          </table:table-cell>
          <table:table-cell office:value-type="float" office:value="0.31609999999999999" table:style-name="ce1">
            <text:p>0.3161</text:p>
          </table:table-cell>
          <table:table-cell office:value-type="float" office:value="13.61" table:style-name="ce1">
            <text:p>13.6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13"/>
          <table:table-cell office:value-type="float" table:style-name="ce1" office:value="260"/>
          <table:table-cell office:value-type="float" office:value="2.5118504355160431" table:style-name="ce1">
            <text:p>2.511850436</text:p>
          </table:table-cell>
          <table:table-cell office:value-type="float" office:value="-6.7266241034847729" table:style-name="ce1">
            <text:p>-6.726624103</text:p>
          </table:table-cell>
          <table:table-cell office:value-type="float" office:value="0" table:style-name="ce1">
            <text:p>0</text:p>
          </table:table-cell>
          <table:table-cell office:value-type="float" office:value="6.5799999999999999E-3" table:style-name="ce1">
            <text:p>0.00658</text:p>
          </table:table-cell>
          <table:table-cell office:value-type="float" office:value="0.68400000000000005" table:style-name="ce1">
            <text:p>0.68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14"/>
          <table:table-cell office:value-type="float" table:style-name="ce1" office:value="270"/>
          <table:table-cell office:value-type="float" office:value="34.867156135125171" table:style-name="ce1">
            <text:p>34.86715614</text:p>
          </table:table-cell>
          <table:table-cell office:value-type="float" office:value="-153.91358922505256" table:style-name="ce1">
            <text:p>-153.9135892</text:p>
          </table:table-cell>
          <table:table-cell office:value-type="float" office:value="0" table:style-name="ce1">
            <text:p>0</text:p>
          </table:table-cell>
          <table:table-cell office:value-type="float" office:value="6.9999999999999994E-5" table:style-name="ce1">
            <text:p>0.00007</text:p>
          </table:table-cell>
          <table:table-cell office:value-type="float" office:value="1.419" table:style-name="ce1">
            <text:p>1.41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28"/>
          <table:table-cell office:value-type="float" table:style-name="ce1" office:value="271"/>
          <table:table-cell office:value-type="float" office:value="12.064528605801627" table:style-name="ce1">
            <text:p>12.06452861</text:p>
          </table:table-cell>
          <table:table-cell office:value-type="float" office:value="-40.518942739781167" table:style-name="ce1">
            <text:p>-40.51894274</text:p>
          </table:table-cell>
          <table:table-cell office:value-type="float" office:value="0" table:style-name="ce1">
            <text:p>0</text:p>
          </table:table-cell>
          <table:table-cell office:value-type="float" office:value="1.24E-3" table:style-name="ce1">
            <text:p>0.00124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28"/>
          <table:table-cell office:value-type="float" table:style-name="ce1" office:value="271"/>
          <table:table-cell office:value-type="float" office:value="10.65077786227457" table:style-name="ce1">
            <text:p>10.65077786</text:p>
          </table:table-cell>
          <table:table-cell office:value-type="float" office:value="-35.786055984893743" table:style-name="ce1">
            <text:p>-35.78605598</text:p>
          </table:table-cell>
          <table:table-cell office:value-type="float" office:value="0" table:style-name="ce1">
            <text:p>0</text:p>
          </table:table-cell>
          <table:table-cell office:value-type="float" office:value="1.41E-3" table:style-name="ce1">
            <text:p>0.00141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30"/>
          <table:table-cell office:value-type="float" table:style-name="ce1" office:value="274"/>
          <table:table-cell office:value-type="float" office:value="405.40540540540536" table:style-name="ce1">
            <text:p>405.4054054</text:p>
          </table:table-cell>
          <table:table-cell office:value-type="float" office:value="-2567.567567567567" table:style-name="ce1">
            <text:p>-2567.5675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8199999999999998" table:style-name="ce1">
            <text:p>0.9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43"/>
          <table:table-cell office:value-type="float" table:style-name="ce1" office:value="277"/>
          <table:table-cell office:value-type="float" office:value="211.71489061397318" table:style-name="ce1">
            <text:p>211.7148906</text:p>
          </table:table-cell>
          <table:table-cell office:value-type="float" office:value="-705.71630204657731" table:style-name="ce1">
            <text:p>-705.716302</text:p>
          </table:table-cell>
          <table:table-cell office:value-type="float" office:value="0" table:style-name="ce1">
            <text:p>0</text:p>
          </table:table-cell>
          <table:table-cell office:value-type="float" office:value="6.9999999999999994E-5" table:style-name="ce1">
            <text:p>0.00007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46"/>
          <table:table-cell office:value-type="float" table:style-name="ce1" office:value="170"/>
          <table:table-cell office:value-type="float" office:value="3.8777095356758893" table:style-name="ce1">
            <text:p>3.877709536</text:p>
          </table:table-cell>
          <table:table-cell office:value-type="float" office:value="-13.030434807681132" table:style-name="ce1">
            <text:p>-13.03043481</text:p>
          </table:table-cell>
          <table:table-cell office:value-type="float" office:value="0" table:style-name="ce1">
            <text:p>0</text:p>
          </table:table-cell>
          <table:table-cell office:value-type="float" office:value="9.7000000000000005E-4" table:style-name="ce1">
            <text:p>0.00097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46"/>
          <table:table-cell office:value-type="float" table:style-name="ce1" office:value="285"/>
          <table:table-cell office:value-type="float" office:value="2.7599990020680196" table:style-name="ce1">
            <text:p>2.759999002</text:p>
          </table:table-cell>
          <table:table-cell office:value-type="float" office:value="-7.3911204669724109" table:style-name="ce1">
            <text:p>-7.391120467</text:p>
          </table:table-cell>
          <table:table-cell office:value-type="float" office:value="0" table:style-name="ce1">
            <text:p>0</text:p>
          </table:table-cell>
          <table:table-cell office:value-type="float" office:value="1.5E-3" table:style-name="ce1">
            <text:p>0.0015</text:p>
          </table:table-cell>
          <table:table-cell office:value-type="float" office:value="0.34200000000000003" table:style-name="ce1">
            <text:p>0.34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63"/>
          <table:table-cell office:value-type="float" table:style-name="ce1" office:value="291"/>
          <table:table-cell office:value-type="float" office:value="0.86742235623393227" table:style-name="ce1">
            <text:p>0.867422356</text:p>
          </table:table-cell>
          <table:table-cell office:value-type="float" office:value="-2.9143061277818991" table:style-name="ce1">
            <text:p>-2.914306128</text:p>
          </table:table-cell>
          <table:table-cell office:value-type="float" office:value="0" table:style-name="ce1">
            <text:p>0</text:p>
          </table:table-cell>
          <table:table-cell office:value-type="float" office:value="4.3200000000000001E-3" table:style-name="ce1">
            <text:p>0.00432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63"/>
          <table:table-cell office:value-type="float" table:style-name="ce1" office:value="263"/>
          <table:table-cell office:value-type="float" office:value="2.2962799131521541" table:style-name="ce1">
            <text:p>2.296279913</text:p>
          </table:table-cell>
          <table:table-cell office:value-type="float" office:value="-7.7149562432005352" table:style-name="ce1">
            <text:p>-7.714956243</text:p>
          </table:table-cell>
          <table:table-cell office:value-type="float" office:value="0" table:style-name="ce1">
            <text:p>0</text:p>
          </table:table-cell>
          <table:table-cell office:value-type="float" office:value="1.6299999999999999E-3" table:style-name="ce1">
            <text:p>0.00163</text:p>
          </table:table-cell>
          <table:table-cell office:value-type="float" office:value="0.39899999999999997" table:style-name="ce1">
            <text:p>0.39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63"/>
          <table:table-cell office:value-type="float" table:style-name="ce1" office:value="289"/>
          <table:table-cell office:value-type="float" office:value="0.74352498293694402" table:style-name="ce1">
            <text:p>0.743524983</text:p>
          </table:table-cell>
          <table:table-cell office:value-type="float" office:value="-2.497841853703211" table:style-name="ce1">
            <text:p>-2.497841854</text:p>
          </table:table-cell>
          <table:table-cell office:value-type="float" office:value="0" table:style-name="ce1">
            <text:p>0</text:p>
          </table:table-cell>
          <table:table-cell office:value-type="float" office:value="5.0400000000000002E-3" table:style-name="ce1">
            <text:p>0.00504</text:p>
          </table:table-cell>
          <table:table-cell office:value-type="float" office:value="0.39899999999999997" table:style-name="ce1">
            <text:p>0.39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65"/>
          <table:table-cell office:value-type="float" table:style-name="ce1" office:value="288"/>
          <table:table-cell office:value-type="float" office:value="17.475425183335936" table:style-name="ce1">
            <text:p>17.47542518</text:p>
          </table:table-cell>
          <table:table-cell office:value-type="float" office:value="-46.809174598221254" table:style-name="ce1">
            <text:p>-46.8091746</text:p>
          </table:table-cell>
          <table:table-cell office:value-type="float" office:value="0" table:style-name="ce1">
            <text:p>0</text:p>
          </table:table-cell>
          <table:table-cell office:value-type="float" office:value="2.4000000000000001E-4" table:style-name="ce1">
            <text:p>0.00024</text:p>
          </table:table-cell>
          <table:table-cell office:value-type="float" office:value="0.34200000000000003" table:style-name="ce1">
            <text:p>0.34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70"/>
          <table:table-cell office:value-type="float" table:style-name="ce1" office:value="295"/>
          <table:table-cell office:value-type="float" office:value="2.504944587195884" table:style-name="ce1">
            <text:p>2.504944587</text:p>
          </table:table-cell>
          <table:table-cell office:value-type="float" office:value="-8.4143015564361434" table:style-name="ce1">
            <text:p>-8.414301556</text:p>
          </table:table-cell>
          <table:table-cell office:value-type="float" office:value="0" table:style-name="ce1">
            <text:p>0</text:p>
          </table:table-cell>
          <table:table-cell office:value-type="float" office:value="1.5E-3" table:style-name="ce1">
            <text:p>0.0015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71"/>
          <table:table-cell office:value-type="float" table:style-name="ce1" office:value="172"/>
          <table:table-cell office:value-type="float" office:value="10.315155134504193" table:style-name="ce1">
            <text:p>10.31515513</text:p>
          </table:table-cell>
          <table:table-cell office:value-type="float" office:value="-69.491571432449305" table:style-name="ce1">
            <text:p>-69.49157143</text:p>
          </table:table-cell>
          <table:table-cell office:value-type="float" office:value="0" table:style-name="ce1">
            <text:p>0</text:p>
          </table:table-cell>
          <table:table-cell office:value-type="float" office:value="5.2199999999999998E-3" table:style-name="ce1">
            <text:p>0.00522</text:p>
          </table:table-cell>
          <table:table-cell office:value-type="float" office:value="2.74" table:style-name="ce1">
            <text:p>2.7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73"/>
          <table:table-cell office:value-type="float" table:style-name="ce1" office:value="174"/>
          <table:table-cell office:value-type="float" office:value="13.724310996699494" table:style-name="ce1">
            <text:p>13.724311</text:p>
          </table:table-cell>
          <table:table-cell office:value-type="float" office:value="-46.843742047762504" table:style-name="ce1">
            <text:p>-46.84374205</text:p>
          </table:table-cell>
          <table:table-cell office:value-type="float" office:value="0" table:style-name="ce1">
            <text:p>0</text:p>
          </table:table-cell>
          <table:table-cell office:value-type="float" office:value="6.3200000000000001E-3" table:style-name="ce1">
            <text:p>0.00632</text:p>
          </table:table-cell>
          <table:table-cell office:value-type="float" office:value="0.96" table:style-name="ce1">
            <text:p>0.9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78"/>
          <table:table-cell office:value-type="float" table:style-name="ce1" office:value="240"/>
          <table:table-cell office:value-type="float" office:value="20.291398558255082" table:style-name="ce1">
            <text:p>20.29139856</text:p>
          </table:table-cell>
          <table:table-cell office:value-type="float" office:value="-106.38322827940671" table:style-name="ce1">
            <text:p>-106.3832283</text:p>
          </table:table-cell>
          <table:table-cell office:value-type="float" office:value="0" table:style-name="ce1">
            <text:p>0</text:p>
          </table:table-cell>
          <table:table-cell office:value-type="float" office:value="3.0999999999999999E-3" table:style-name="ce1">
            <text:p>0.0031</text:p>
          </table:table-cell>
          <table:table-cell office:value-type="float" office:value="1.36" table:style-name="ce1">
            <text:p>1.3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82"/>
          <table:table-cell office:value-type="float" table:style-name="ce1" office:value="238"/>
          <table:table-cell office:value-type="float" office:value="17.376110743745805" table:style-name="ce1">
            <text:p>17.37611074</text:p>
          </table:table-cell>
          <table:table-cell office:value-type="float" office:value="-58.403038888701175" table:style-name="ce1">
            <text:p>-58.40303889</text:p>
          </table:table-cell>
          <table:table-cell office:value-type="float" office:value="0" table:style-name="ce1">
            <text:p>0</text:p>
          </table:table-cell>
          <table:table-cell office:value-type="float" office:value="5.2500000000000003E-3" table:style-name="ce1">
            <text:p>0.00525</text:p>
          </table:table-cell>
          <table:table-cell office:value-type="float" office:value="1.71" table:style-name="ce1">
            <text:p>1.7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83"/>
          <table:table-cell office:value-type="float" table:style-name="ce1" office:value="238"/>
          <table:table-cell office:value-type="float" office:value="21.286317689933014" table:style-name="ce1">
            <text:p>21.28631769</text:p>
          </table:table-cell>
          <table:table-cell office:value-type="float" office:value="-71.548774643649196" table:style-name="ce1">
            <text:p>-71.54877464</text:p>
          </table:table-cell>
          <table:table-cell office:value-type="float" office:value="0" table:style-name="ce1">
            <text:p>0</text:p>
          </table:table-cell>
          <table:table-cell office:value-type="float" office:value="4.28E-3" table:style-name="ce1">
            <text:p>0.00428</text:p>
          </table:table-cell>
          <table:table-cell office:value-type="float" office:value="1.71" table:style-name="ce1">
            <text:p>1.7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87"/>
          <table:table-cell office:value-type="float" table:style-name="ce1" office:value="247"/>
          <table:table-cell office:value-type="float" office:value="113.27834613614642" table:style-name="ce1">
            <text:p>113.2783461</text:p>
          </table:table-cell>
          <table:table-cell office:value-type="float" office:value="-584.091472264505" table:style-name="ce1">
            <text:p>-584.0914723</text:p>
          </table:table-cell>
          <table:table-cell office:value-type="float" office:value="0" table:style-name="ce1">
            <text:p>0</text:p>
          </table:table-cell>
          <table:table-cell office:value-type="float" office:value="2.5999999999999999E-3" table:style-name="ce1">
            <text:p>0.0026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90"/>
          <table:table-cell office:value-type="float" table:style-name="ce1" office:value="216"/>
          <table:table-cell office:value-type="float" office:value="15.322877884945894" table:style-name="ce1">
            <text:p>15.32287788</text:p>
          </table:table-cell>
          <table:table-cell office:value-type="float" office:value="-202.92459901685103" table:style-name="ce1">
            <text:p>-202.924599</text:p>
          </table:table-cell>
          <table:table-cell office:value-type="float" office:value="0" table:style-name="ce1">
            <text:p>0</text:p>
          </table:table-cell>
          <table:table-cell office:value-type="float" office:value="1.932E-2" table:style-name="ce1">
            <text:p>0.01932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92"/>
          <table:table-cell office:value-type="float" table:style-name="ce1" office:value="249"/>
          <table:table-cell office:value-type="float" office:value="13.59119607622169" table:style-name="ce1">
            <text:p>13.59119608</text:p>
          </table:table-cell>
          <table:table-cell office:value-type="float" office:value="-74.015388631757304" table:style-name="ce1">
            <text:p>-74.01538863</text:p>
          </table:table-cell>
          <table:table-cell office:value-type="float" office:value="0" table:style-name="ce1">
            <text:p>0</text:p>
          </table:table-cell>
          <table:table-cell office:value-type="float" office:value="2.0070000000000001E-2" table:style-name="ce1">
            <text:p>0.02007</text:p>
          </table:table-cell>
          <table:table-cell office:value-type="float" office:value="1.99" table:style-name="ce1">
            <text:p>1.9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04"/>
          <table:table-cell office:value-type="float" table:style-name="ce1" office:value="206"/>
          <table:table-cell office:value-type="float" office:value="61.786726757287212" table:style-name="ce1">
            <text:p>61.78672676</text:p>
          </table:table-cell>
          <table:table-cell office:value-type="float" office:value="-599.69470087955233" table:style-name="ce1">
            <text:p>-599.6947009</text:p>
          </table:table-cell>
          <table:table-cell office:value-type="float" office:value="0" table:style-name="ce1">
            <text:p>0</text:p>
          </table:table-cell>
          <table:table-cell office:value-type="float" office:value="4.9199999999999999E-3" table:style-name="ce1">
            <text:p>0.00492</text:p>
          </table:table-cell>
          <table:table-cell office:value-type="float" office:value="8.9700000000000006" table:style-name="ce1">
            <text:p>8.9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05"/>
          <table:table-cell office:value-type="float" table:style-name="ce1" office:value="207"/>
          <table:table-cell office:value-type="float" office:value="58.927519151443732" table:style-name="ce1">
            <text:p>58.92751915</text:p>
          </table:table-cell>
          <table:table-cell office:value-type="float" office:value="-604.00707130229819" table:style-name="ce1">
            <text:p>-604.0070713</text:p>
          </table:table-cell>
          <table:table-cell office:value-type="float" office:value="0" table:style-name="ce1">
            <text:p>0</text:p>
          </table:table-cell>
          <table:table-cell office:value-type="float" office:value="4.8399999999999997E-3" table:style-name="ce1">
            <text:p>0.00484</text:p>
          </table:table-cell>
          <table:table-cell office:value-type="float" office:value="8.9700000000000006" table:style-name="ce1">
            <text:p>8.9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08"/>
          <table:table-cell office:value-type="float" table:style-name="ce1" office:value="254"/>
          <table:table-cell office:value-type="float" office:value="17.080841669095662" table:style-name="ce1">
            <text:p>17.08084167</text:p>
          </table:table-cell>
          <table:table-cell office:value-type="float" office:value="-90.587946364457579" table:style-name="ce1">
            <text:p>-90.58794636</text:p>
          </table:table-cell>
          <table:table-cell office:value-type="float" office:value="0" table:style-name="ce1">
            <text:p>0</text:p>
          </table:table-cell>
          <table:table-cell office:value-type="float" office:value="1.6639999999999999E-2" table:style-name="ce1">
            <text:p>0.01664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08"/>
          <table:table-cell office:value-type="float" table:style-name="ce1" office:value="300"/>
          <table:table-cell office:value-type="float" office:value="34.003311922581268" table:style-name="ce1">
            <text:p>34.00331192</text:p>
          </table:table-cell>
          <table:table-cell office:value-type="float" office:value="-181.23765254735812" table:style-name="ce1">
            <text:p>-181.2376525</text:p>
          </table:table-cell>
          <table:table-cell office:value-type="float" office:value="0" table:style-name="ce1">
            <text:p>0</text:p>
          </table:table-cell>
          <table:table-cell office:value-type="float" office:value="8.3199999999999993E-3" table:style-name="ce1">
            <text:p>0.00832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08"/>
          <table:table-cell office:value-type="float" table:style-name="ce1" office:value="257"/>
          <table:table-cell office:value-type="float" office:value="2702.7027027027029" table:style-name="ce1">
            <text:p>2702.702703</text:p>
          </table:table-cell>
          <table:table-cell office:value-type="float" office:value="-16216.216216216217" table:style-name="ce1">
            <text:p>-16216.21622</text:p>
          </table:table-cell>
          <table:table-cell office:value-type="float" office:value="0" table:style-name="ce1">
            <text:p>0</text:p>
          </table:table-cell>
          <table:table-cell office:value-type="float" office:value="1E-4" table:style-name="ce1">
            <text:p>0.0001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16"/>
          <table:table-cell office:value-type="float" table:style-name="ce1" office:value="217"/>
          <table:table-cell office:value-type="float" office:value="161.46393972012919" table:style-name="ce1">
            <text:p>161.4639397</text:p>
          </table:table-cell>
          <table:table-cell office:value-type="float" office:value="-2314.3164693218514" table:style-name="ce1">
            <text:p>-2314.316469</text:p>
          </table:table-cell>
          <table:table-cell office:value-type="float" office:value="0" table:style-name="ce1">
            <text:p>0</text:p>
          </table:table-cell>
          <table:table-cell office:value-type="float" office:value="1.7099999999999999E-3" table:style-name="ce1">
            <text:p>0.00171</text:p>
          </table:table-cell>
          <table:table-cell office:value-type="float" office:value="12.04" table:style-name="ce1">
            <text:p>12.0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19"/>
          <table:table-cell office:value-type="float" table:style-name="ce1" office:value="256"/>
          <table:table-cell office:value-type="float" office:value="2000.0000000000005" table:style-name="ce1">
            <text:p>2000</text:p>
          </table:table-cell>
          <table:table-cell office:value-type="float" office:value="-14000" table:style-name="ce1">
            <text:p>-14000</text:p>
          </table:table-cell>
          <table:table-cell office:value-type="float" office:value="0" table:style-name="ce1">
            <text:p>0</text:p>
          </table:table-cell>
          <table:table-cell office:value-type="float" office:value="1.1E-4" table:style-name="ce1">
            <text:p>0.00011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19"/>
          <table:table-cell office:value-type="float" table:style-name="ce1" office:value="253"/>
          <table:table-cell office:value-type="float" office:value="15.924279293659636" table:style-name="ce1">
            <text:p>15.92427929</text:p>
          </table:table-cell>
          <table:table-cell office:value-type="float" office:value="-85.611958678770137" table:style-name="ce1">
            <text:p>-85.61195868</text:p>
          </table:table-cell>
          <table:table-cell office:value-type="float" office:value="0" table:style-name="ce1">
            <text:p>0</text:p>
          </table:table-cell>
          <table:table-cell office:value-type="float" office:value="1.7670000000000002E-2" table:style-name="ce1">
            <text:p>0.01767</text:p>
          </table:table-cell>
          <table:table-cell office:value-type="float" office:value="3.42" table:style-name="ce1">
            <text:p>3.4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20"/>
          <table:table-cell office:value-type="float" table:style-name="ce1" office:value="255"/>
          <table:table-cell office:value-type="float" office:value="60.172841299318378" table:style-name="ce1">
            <text:p>60.1728413</text:p>
          </table:table-cell>
          <table:table-cell office:value-type="float" office:value="-316.42614821193285" table:style-name="ce1">
            <text:p>-316.4261482</text:p>
          </table:table-cell>
          <table:table-cell office:value-type="float" office:value="0" table:style-name="ce1">
            <text:p>0</text:p>
          </table:table-cell>
          <table:table-cell office:value-type="float" office:value="4.81E-3" table:style-name="ce1">
            <text:p>0.00481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27"/>
          <table:table-cell office:value-type="float" table:style-name="ce1" office:value="302"/>
          <table:table-cell office:value-type="float" office:value="14.957699625459199" table:style-name="ce1">
            <text:p>14.95769963</text:p>
          </table:table-cell>
          <table:table-cell office:value-type="float" office:value="-172.31269968528997" table:style-name="ce1">
            <text:p>-172.3126997</text:p>
          </table:table-cell>
          <table:table-cell office:value-type="float" office:value="0" table:style-name="ce1">
            <text:p>0</text:p>
          </table:table-cell>
          <table:table-cell office:value-type="float" office:value="0.15386" table:style-name="ce1">
            <text:p>0.15386</text:p>
          </table:table-cell>
          <table:table-cell office:value-type="float" office:value="16.309999999999999" table:style-name="ce1">
            <text:p>16.3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52"/>
          <table:table-cell office:value-type="float" table:style-name="ce1" office:value="300"/>
          <table:table-cell office:value-type="float" office:value="10.657525019093415" table:style-name="ce1">
            <text:p>10.65752502</text:p>
          </table:table-cell>
          <table:table-cell office:value-type="float" office:value="-55.216731998032941" table:style-name="ce1">
            <text:p>-55.216732</text:p>
          </table:table-cell>
          <table:table-cell office:value-type="float" office:value="0" table:style-name="ce1">
            <text:p>0</text:p>
          </table:table-cell>
          <table:table-cell office:value-type="float" office:value="2.9530000000000001E-2" table:style-name="ce1">
            <text:p>0.02953</text:p>
          </table:table-cell>
          <table:table-cell office:value-type="float" office:value="3.7" table:style-name="ce1">
            <text:p>3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60"/>
          <table:table-cell office:value-type="float" table:style-name="ce1" office:value="261"/>
          <table:table-cell office:value-type="float" office:value="684.93150684931516" table:style-name="ce1">
            <text:p>684.9315068</text:p>
          </table:table-cell>
          <table:table-cell office:value-type="float" office:value="-1826.4840182648402" table:style-name="ce1">
            <text:p>-1826.484018</text:p>
          </table:table-cell>
          <table:table-cell office:value-type="float" office:value="0" table:style-name="ce1">
            <text:p>0</text:p>
          </table:table-cell>
          <table:table-cell office:value-type="float" office:value="2.0000000000000002E-5" table:style-name="ce1">
            <text:p>0.00002</text:p>
          </table:table-cell>
          <table:table-cell office:value-type="float" office:value="0.68400000000000005" table:style-name="ce1">
            <text:p>0.68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61"/>
          <table:table-cell office:value-type="float" table:style-name="ce1" office:value="262"/>
          <table:table-cell office:value-type="float" office:value="2.6920790381586177" table:style-name="ce1">
            <text:p>2.692079038</text:p>
          </table:table-cell>
          <table:table-cell office:value-type="float" office:value="-9.0430353404812305" table:style-name="ce1">
            <text:p>-9.04303534</text:p>
          </table:table-cell>
          <table:table-cell office:value-type="float" office:value="0" table:style-name="ce1">
            <text:p>0</text:p>
          </table:table-cell>
          <table:table-cell office:value-type="float" office:value="1.39E-3" table:style-name="ce1">
            <text:p>0.00139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62"/>
          <table:table-cell office:value-type="float" table:style-name="ce1" office:value="263"/>
          <table:table-cell office:value-type="float" office:value="1.2794108568242868" table:style-name="ce1">
            <text:p>1.279410857</text:p>
          </table:table-cell>
          <table:table-cell office:value-type="float" office:value="-4.2984262570652154" table:style-name="ce1">
            <text:p>-4.298426257</text:p>
          </table:table-cell>
          <table:table-cell office:value-type="float" office:value="0" table:style-name="ce1">
            <text:p>0</text:p>
          </table:table-cell>
          <table:table-cell office:value-type="float" office:value="2.9299999999999999E-3" table:style-name="ce1">
            <text:p>0.00293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64"/>
          <table:table-cell office:value-type="float" table:style-name="ce1" office:value="265"/>
          <table:table-cell office:value-type="float" office:value="40.522069407652019" table:style-name="ce1">
            <text:p>40.52206941</text:p>
          </table:table-cell>
          <table:table-cell office:value-type="float" office:value="-136.08157636898065" table:style-name="ce1">
            <text:p>-136.0815764</text:p>
          </table:table-cell>
          <table:table-cell office:value-type="float" office:value="0" table:style-name="ce1">
            <text:p>0</text:p>
          </table:table-cell>
          <table:table-cell office:value-type="float" office:value="9.0000000000000006E-5" table:style-name="ce1">
            <text:p>0.00009</text:p>
          </table:table-cell>
          <table:table-cell office:value-type="float" office:value="0.39899999999999997" table:style-name="ce1">
            <text:p>0.39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64"/>
          <table:table-cell office:value-type="float" table:style-name="ce1" office:value="273"/>
          <table:table-cell office:value-type="float" office:value="26.846310771123395" table:style-name="ce1">
            <text:p>26.84631077</text:p>
          </table:table-cell>
          <table:table-cell office:value-type="float" office:value="-118.44828323742905" table:style-name="ce1">
            <text:p>-118.4482832</text:p>
          </table:table-cell>
          <table:table-cell office:value-type="float" office:value="0" table:style-name="ce1">
            <text:p>0</text:p>
          </table:table-cell>
          <table:table-cell office:value-type="float" office:value="9.0000000000000006E-5" table:style-name="ce1">
            <text:p>0.00009</text:p>
          </table:table-cell>
          <table:table-cell office:value-type="float" office:value="1.419" table:style-name="ce1">
            <text:p>1.41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65"/>
          <table:table-cell office:value-type="float" table:style-name="ce1" office:value="266"/>
          <table:table-cell office:value-type="float" office:value="28.966175547393711" table:style-name="ce1">
            <text:p>28.96617555</text:p>
          </table:table-cell>
          <table:table-cell office:value-type="float" office:value="-97.309856643201655" table:style-name="ce1">
            <text:p>-97.30985664</text:p>
          </table:table-cell>
          <table:table-cell office:value-type="float" office:value="0" table:style-name="ce1">
            <text:p>0</text:p>
          </table:table-cell>
          <table:table-cell office:value-type="float" office:value="1.2999999999999999E-4" table:style-name="ce1">
            <text:p>0.00013</text:p>
          </table:table-cell>
          <table:table-cell office:value-type="float" office:value="0.39899999999999997" table:style-name="ce1">
            <text:p>0.39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66"/>
          <table:table-cell office:value-type="float" table:style-name="ce1" office:value="267"/>
          <table:table-cell office:value-type="float" office:value="3.1309172831402652" table:style-name="ce1">
            <text:p>3.130917283</text:p>
          </table:table-cell>
          <table:table-cell office:value-type="float" office:value="-10.517473673441184" table:style-name="ce1">
            <text:p>-10.51747367</text:p>
          </table:table-cell>
          <table:table-cell office:value-type="float" office:value="0" table:style-name="ce1">
            <text:p>0</text:p>
          </table:table-cell>
          <table:table-cell office:value-type="float" office:value="4.79E-3" table:style-name="ce1">
            <text:p>0.00479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67"/>
          <table:table-cell office:value-type="float" table:style-name="ce1" office:value="268"/>
          <table:table-cell office:value-type="float" office:value="35.391421427197535" table:style-name="ce1">
            <text:p>35.39142143</text:p>
          </table:table-cell>
          <table:table-cell office:value-type="float" office:value="-156.18388151567606" table:style-name="ce1">
            <text:p>-156.1838815</text:p>
          </table:table-cell>
          <table:table-cell office:value-type="float" office:value="0" table:style-name="ce1">
            <text:p>0</text:p>
          </table:table-cell>
          <table:table-cell office:value-type="float" office:value="6.9999999999999994E-5" table:style-name="ce1">
            <text:p>0.00007</text:p>
          </table:table-cell>
          <table:table-cell office:value-type="float" office:value="1.419" table:style-name="ce1">
            <text:p>1.41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68"/>
          <table:table-cell office:value-type="float" table:style-name="ce1" office:value="269"/>
          <table:table-cell office:value-type="float" office:value="18.49148867385836" table:style-name="ce1">
            <text:p>18.49148867</text:p>
          </table:table-cell>
          <table:table-cell office:value-type="float" office:value="-62.057603712721935" table:style-name="ce1">
            <text:p>-62.05760371</text:p>
          </table:table-cell>
          <table:table-cell office:value-type="float" office:value="0" table:style-name="ce1">
            <text:p>0</text:p>
          </table:table-cell>
          <table:table-cell office:value-type="float" office:value="2.0000000000000001E-4" table:style-name="ce1">
            <text:p>0.0002</text:p>
          </table:table-cell>
          <table:table-cell office:value-type="float" office:value="0.39899999999999997" table:style-name="ce1">
            <text:p>0.39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69"/>
          <table:table-cell office:value-type="float" table:style-name="ce1" office:value="270"/>
          <table:table-cell office:value-type="float" office:value="9.0060133839531797" table:style-name="ce1">
            <text:p>9.006013384</text:p>
          </table:table-cell>
          <table:table-cell office:value-type="float" office:value="-30.269380531891361" table:style-name="ce1">
            <text:p>-30.26938053</text:p>
          </table:table-cell>
          <table:table-cell office:value-type="float" office:value="0" table:style-name="ce1">
            <text:p>0</text:p>
          </table:table-cell>
          <table:table-cell office:value-type="float" office:value="1.66E-3" table:style-name="ce1">
            <text:p>0.00166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71"/>
          <table:table-cell office:value-type="float" table:style-name="ce1" office:value="272"/>
          <table:table-cell office:value-type="float" office:value="15.104192255592132" table:style-name="ce1">
            <text:p>15.10419226</text:p>
          </table:table-cell>
          <table:table-cell office:value-type="float" office:value="-50.787144591758668" table:style-name="ce1">
            <text:p>-50.78714459</text:p>
          </table:table-cell>
          <table:table-cell office:value-type="float" office:value="0" table:style-name="ce1">
            <text:p>0</text:p>
          </table:table-cell>
          <table:table-cell office:value-type="float" office:value="9.8999999999999999E-4" table:style-name="ce1">
            <text:p>0.00099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72"/>
          <table:table-cell office:value-type="float" table:style-name="ce1" office:value="273"/>
          <table:table-cell office:value-type="float" office:value="13.753154823049828" table:style-name="ce1">
            <text:p>13.75315482</text:p>
          </table:table-cell>
          <table:table-cell office:value-type="float" office:value="-60.614325610576344" table:style-name="ce1">
            <text:p>-60.61432561</text:p>
          </table:table-cell>
          <table:table-cell office:value-type="float" office:value="0" table:style-name="ce1">
            <text:p>0</text:p>
          </table:table-cell>
          <table:table-cell office:value-type="float" office:value="1.7000000000000001E-4" table:style-name="ce1">
            <text:p>0.00017</text:p>
          </table:table-cell>
          <table:table-cell office:value-type="float" office:value="1.419" table:style-name="ce1">
            <text:p>1.41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74"/>
          <table:table-cell office:value-type="float" table:style-name="ce1" office:value="275"/>
          <table:table-cell office:value-type="float" office:value="2.5577740306587073" table:style-name="ce1">
            <text:p>2.557774031</text:p>
          </table:table-cell>
          <table:table-cell office:value-type="float" office:value="-11.450788152324613" table:style-name="ce1">
            <text:p>-11.45078815</text:p>
          </table:table-cell>
          <table:table-cell office:value-type="float" office:value="0" table:style-name="ce1">
            <text:p>0</text:p>
          </table:table-cell>
          <table:table-cell office:value-type="float" office:value="4.4200000000000003E-3" table:style-name="ce1">
            <text:p>0.00442</text:p>
          </table:table-cell>
          <table:table-cell office:value-type="float" office:value="0.89500000000000002" table:style-name="ce1">
            <text:p>0.89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75"/>
          <table:table-cell office:value-type="float" table:style-name="ce1" office:value="276"/>
          <table:table-cell office:value-type="float" office:value="204.54080589077518" table:style-name="ce1">
            <text:p>204.5408059</text:p>
          </table:table-cell>
          <table:table-cell office:value-type="float" office:value="-685.2116997340969" table:style-name="ce1">
            <text:p>-685.2116997</text:p>
          </table:table-cell>
          <table:table-cell office:value-type="float" office:value="0" table:style-name="ce1">
            <text:p>0</text:p>
          </table:table-cell>
          <table:table-cell office:value-type="float" office:value="6.9999999999999994E-5" table:style-name="ce1">
            <text:p>0.00007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76"/>
          <table:table-cell office:value-type="float" table:style-name="ce1" office:value="277"/>
          <table:table-cell office:value-type="float" office:value="7.4116759837610173" table:style-name="ce1">
            <text:p>7.411675984</text:p>
          </table:table-cell>
          <table:table-cell office:value-type="float" office:value="-33.213573002229062" table:style-name="ce1">
            <text:p>-33.213573</text:p>
          </table:table-cell>
          <table:table-cell office:value-type="float" office:value="0" table:style-name="ce1">
            <text:p>0</text:p>
          </table:table-cell>
          <table:table-cell office:value-type="float" office:value="1.5200000000000001E-3" table:style-name="ce1">
            <text:p>0.00152</text:p>
          </table:table-cell>
          <table:table-cell office:value-type="float" office:value="0.89500000000000002" table:style-name="ce1">
            <text:p>0.89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78"/>
          <table:table-cell office:value-type="float" table:style-name="ce1" office:value="279"/>
          <table:table-cell office:value-type="float" office:value="1538.4615384615383" table:style-name="ce1">
            <text:p>1538.461538</text:p>
          </table:table-cell>
          <table:table-cell office:value-type="float" office:value="-12307.692307692307" table:style-name="ce1">
            <text:p>-12307.69231</text:p>
          </table:table-cell>
          <table:table-cell office:value-type="float" office:value="0" table:style-name="ce1">
            <text:p>0</text:p>
          </table:table-cell>
          <table:table-cell office:value-type="float" office:value="4.0000000000000003E-5" table:style-name="ce1">
            <text:p>0.00004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78"/>
          <table:table-cell office:value-type="float" table:style-name="ce1" office:value="280"/>
          <table:table-cell office:value-type="float" office:value="25.898348980252511" table:style-name="ce1">
            <text:p>25.89834898</text:p>
          </table:table-cell>
          <table:table-cell office:value-type="float" office:value="-178.051149239236" table:style-name="ce1">
            <text:p>-178.0511492</text:p>
          </table:table-cell>
          <table:table-cell office:value-type="float" office:value="0" table:style-name="ce1">
            <text:p>0</text:p>
          </table:table-cell>
          <table:table-cell office:value-type="float" office:value="2.5699999999999998E-3" table:style-name="ce1">
            <text:p>0.00257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80"/>
          <table:table-cell office:value-type="float" table:style-name="ce1" office:value="281"/>
          <table:table-cell office:value-type="float" office:value="28.257554057088004" table:style-name="ce1">
            <text:p>28.25755406</text:p>
          </table:table-cell>
          <table:table-cell office:value-type="float" office:value="-194.70616014678447" table:style-name="ce1">
            <text:p>-194.7061601</text:p>
          </table:table-cell>
          <table:table-cell office:value-type="float" office:value="0" table:style-name="ce1">
            <text:p>0</text:p>
          </table:table-cell>
          <table:table-cell office:value-type="float" office:value="2.3500000000000001E-3" table:style-name="ce1">
            <text:p>0.00235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81"/>
          <table:table-cell office:value-type="float" table:style-name="ce1" office:value="282"/>
          <table:table-cell office:value-type="float" office:value="90.220844937826072" table:style-name="ce1">
            <text:p>90.22084494</text:p>
          </table:table-cell>
          <table:table-cell office:value-type="float" office:value="-619.7779782685443" table:style-name="ce1">
            <text:p>-619.7779783</text:p>
          </table:table-cell>
          <table:table-cell office:value-type="float" office:value="0" table:style-name="ce1">
            <text:p>0</text:p>
          </table:table-cell>
          <table:table-cell office:value-type="float" office:value="7.3999999999999999E-4" table:style-name="ce1">
            <text:p>0.00074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82"/>
          <table:table-cell office:value-type="float" table:style-name="ce1" office:value="283"/>
          <table:table-cell office:value-type="float" office:value="512.82051282051282" table:style-name="ce1">
            <text:p>512.8205128</text:p>
          </table:table-cell>
          <table:table-cell office:value-type="float" office:value="-4102.5641025641025" table:style-name="ce1">
            <text:p>-4102.564103</text:p>
          </table:table-cell>
          <table:table-cell office:value-type="float" office:value="0" table:style-name="ce1">
            <text:p>0</text:p>
          </table:table-cell>
          <table:table-cell office:value-type="float" office:value="1.1E-4" table:style-name="ce1">
            <text:p>0.00011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83"/>
          <table:table-cell office:value-type="float" table:style-name="ce1" office:value="284"/>
          <table:table-cell office:value-type="float" office:value="31.599859596078385" table:style-name="ce1">
            <text:p>31.5998596</text:p>
          </table:table-cell>
          <table:table-cell office:value-type="float" office:value="-89.323466755960212" table:style-name="ce1">
            <text:p>-89.32346676</text:p>
          </table:table-cell>
          <table:table-cell office:value-type="float" office:value="0" table:style-name="ce1">
            <text:p>0</text:p>
          </table:table-cell>
          <table:table-cell office:value-type="float" office:value="0.25805" table:style-name="ce1">
            <text:p>0.2580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85"/>
          <table:table-cell office:value-type="float" table:style-name="ce1" office:value="286"/>
          <table:table-cell office:value-type="float" office:value="2.1383280811404899" table:style-name="ce1">
            <text:p>2.138328081</text:p>
          </table:table-cell>
          <table:table-cell office:value-type="float" office:value="-5.7263701155965663" table:style-name="ce1">
            <text:p>-5.726370116</text:p>
          </table:table-cell>
          <table:table-cell office:value-type="float" office:value="0" table:style-name="ce1">
            <text:p>0</text:p>
          </table:table-cell>
          <table:table-cell office:value-type="float" office:value="1.9300000000000001E-3" table:style-name="ce1">
            <text:p>0.00193</text:p>
          </table:table-cell>
          <table:table-cell office:value-type="float" office:value="0.34200000000000003" table:style-name="ce1">
            <text:p>0.34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86"/>
          <table:table-cell office:value-type="float" table:style-name="ce1" office:value="287"/>
          <table:table-cell office:value-type="float" office:value="11.006243728919117" table:style-name="ce1">
            <text:p>11.00624373</text:p>
          </table:table-cell>
          <table:table-cell office:value-type="float" office:value="-28.530203582780139" table:style-name="ce1">
            <text:p>-28.53020358</text:p>
          </table:table-cell>
          <table:table-cell office:value-type="float" office:value="0" table:style-name="ce1">
            <text:p>0</text:p>
          </table:table-cell>
          <table:table-cell office:value-type="float" office:value="3.8999999999999999E-4" table:style-name="ce1">
            <text:p>0.00039</text:p>
          </table:table-cell>
          <table:table-cell office:value-type="float" office:value="0.34200000000000003" table:style-name="ce1">
            <text:p>0.34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87"/>
          <table:table-cell office:value-type="float" table:style-name="ce1" office:value="288"/>
          <table:table-cell office:value-type="float" office:value="29.63111769580393" table:style-name="ce1">
            <text:p>29.6311177</text:p>
          </table:table-cell>
          <table:table-cell office:value-type="float" office:value="-79.351128744695274" table:style-name="ce1">
            <text:p>-79.35112874</text:p>
          </table:table-cell>
          <table:table-cell office:value-type="float" office:value="0" table:style-name="ce1">
            <text:p>0</text:p>
          </table:table-cell>
          <table:table-cell office:value-type="float" office:value="1.3999999999999999E-4" table:style-name="ce1">
            <text:p>0.00014</text:p>
          </table:table-cell>
          <table:table-cell office:value-type="float" office:value="0.34200000000000003" table:style-name="ce1">
            <text:p>0.34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89"/>
          <table:table-cell office:value-type="float" table:style-name="ce1" office:value="290"/>
          <table:table-cell office:value-type="float" office:value="369.1275167785235" table:style-name="ce1">
            <text:p>369.1275168</text:p>
          </table:table-cell>
          <table:table-cell office:value-type="float" office:value="-1241.6107382550335" table:style-name="ce1">
            <text:p>-1241.610738</text:p>
          </table:table-cell>
          <table:table-cell office:value-type="float" office:value="0" table:style-name="ce1">
            <text:p>0</text:p>
          </table:table-cell>
          <table:table-cell office:value-type="float" office:value="1.0000000000000001E-5" table:style-name="ce1">
            <text:p>0.0000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90"/>
          <table:table-cell office:value-type="float" table:style-name="ce1" office:value="291"/>
          <table:table-cell office:value-type="float" office:value="119.48309773717396" table:style-name="ce1">
            <text:p>119.4830977</text:p>
          </table:table-cell>
          <table:table-cell office:value-type="float" office:value="-411.75713681733794" table:style-name="ce1">
            <text:p>-411.7571368</text:p>
          </table:table-cell>
          <table:table-cell office:value-type="float" office:value="0" table:style-name="ce1">
            <text:p>0</text:p>
          </table:table-cell>
          <table:table-cell office:value-type="float" office:value="3.0699999999999998E-3" table:style-name="ce1">
            <text:p>0.00307</text:p>
          </table:table-cell>
          <table:table-cell office:value-type="float" office:value="0.753" table:style-name="ce1">
            <text:p>0.75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90"/>
          <table:table-cell office:value-type="float" table:style-name="ce1" office:value="292"/>
          <table:table-cell office:value-type="float" office:value="1.6501080178373868" table:style-name="ce1">
            <text:p>1.650108018</text:p>
          </table:table-cell>
          <table:table-cell office:value-type="float" office:value="-5.5438543908283648" table:style-name="ce1">
            <text:p>-5.543854391</text:p>
          </table:table-cell>
          <table:table-cell office:value-type="float" office:value="0" table:style-name="ce1">
            <text:p>0</text:p>
          </table:table-cell>
          <table:table-cell office:value-type="float" office:value="2.2699999999999999E-3" table:style-name="ce1">
            <text:p>0.00227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92"/>
          <table:table-cell office:value-type="float" table:style-name="ce1" office:value="293"/>
          <table:table-cell office:value-type="float" office:value="1.7560858110441213" table:style-name="ce1">
            <text:p>1.756085811</text:p>
          </table:table-cell>
          <table:table-cell office:value-type="float" office:value="-5.8994632500038859" table:style-name="ce1">
            <text:p>-5.89946325</text:p>
          </table:table-cell>
          <table:table-cell office:value-type="float" office:value="0" table:style-name="ce1">
            <text:p>0</text:p>
          </table:table-cell>
          <table:table-cell office:value-type="float" office:value="2.1299999999999999E-3" table:style-name="ce1">
            <text:p>0.00213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93"/>
          <table:table-cell office:value-type="float" table:style-name="ce1" office:value="294"/>
          <table:table-cell office:value-type="float" office:value="1.5281511859705619" table:style-name="ce1">
            <text:p>1.528151186</text:p>
          </table:table-cell>
          <table:table-cell office:value-type="float" office:value="-5.1339108468965948" table:style-name="ce1">
            <text:p>-5.133910847</text:p>
          </table:table-cell>
          <table:table-cell office:value-type="float" office:value="0" table:style-name="ce1">
            <text:p>0</text:p>
          </table:table-cell>
          <table:table-cell office:value-type="float" office:value="2.4499999999999999E-3" table:style-name="ce1">
            <text:p>0.00245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94"/>
          <table:table-cell office:value-type="float" table:style-name="ce1" office:value="295"/>
          <table:table-cell office:value-type="float" office:value="1511.3350125944582" table:style-name="ce1">
            <text:p>1511.335013</text:p>
          </table:table-cell>
          <table:table-cell office:value-type="float" office:value="-4785.8942065491183" table:style-name="ce1">
            <text:p>-4785.8942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97"/>
          <table:table-cell office:value-type="float" table:style-name="ce1" office:value="298"/>
          <table:table-cell office:value-type="float" office:value="53.627637663700298" table:style-name="ce1">
            <text:p>53.62763766</text:p>
          </table:table-cell>
          <table:table-cell office:value-type="float" office:value="-273.57867329887694" table:style-name="ce1">
            <text:p>-273.5786733</text:p>
          </table:table-cell>
          <table:table-cell office:value-type="float" office:value="0" table:style-name="ce1">
            <text:p>0</text:p>
          </table:table-cell>
          <table:table-cell office:value-type="float" office:value="1.31E-3" table:style-name="ce1">
            <text:p>0.00131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01"/>
          <table:table-cell office:value-type="float" table:style-name="ce1" office:value="309"/>
          <table:table-cell office:value-type="float" office:value="3.4582324380755742" table:style-name="ce1">
            <text:p>3.458232438</text:p>
          </table:table-cell>
          <table:table-cell office:value-type="float" office:value="-37.881391309129086" table:style-name="ce1">
            <text:p>-37.88139131</text:p>
          </table:table-cell>
          <table:table-cell office:value-type="float" office:value="0" table:style-name="ce1">
            <text:p>0</text:p>
          </table:table-cell>
          <table:table-cell office:value-type="float" office:value="0.73707" table:style-name="ce1">
            <text:p>0.73707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03"/>
          <table:table-cell office:value-type="float" table:style-name="ce1" office:value="296"/>
          <table:table-cell office:value-type="float" office:value="7.2081625426140281" table:style-name="ce1">
            <text:p>7.208162543</text:p>
          </table:table-cell>
          <table:table-cell office:value-type="float" office:value="-69.179009637168193" table:style-name="ce1">
            <text:p>-69.17900964</text:p>
          </table:table-cell>
          <table:table-cell office:value-type="float" office:value="0" table:style-name="ce1">
            <text:p>0</text:p>
          </table:table-cell>
          <table:table-cell office:value-type="float" office:value="0.42681999999999998" table:style-name="ce1">
            <text:p>0.42682</text:p>
          </table:table-cell>
          <table:table-cell office:value-type="float" office:value="12.8" table:style-name="ce1">
            <text:p>12.8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04"/>
          <table:table-cell office:value-type="float" table:style-name="ce1" office:value="307"/>
          <table:table-cell office:value-type="float" office:value="8.2327707606646889" table:style-name="ce1">
            <text:p>8.232770761</text:p>
          </table:table-cell>
          <table:table-cell office:value-type="float" office:value="-92.726996988539128" table:style-name="ce1">
            <text:p>-92.72699699</text:p>
          </table:table-cell>
          <table:table-cell office:value-type="float" office:value="0" table:style-name="ce1">
            <text:p>0</text:p>
          </table:table-cell>
          <table:table-cell office:value-type="float" office:value="0.28447" table:style-name="ce1">
            <text:p>0.28447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04"/>
          <table:table-cell office:value-type="float" table:style-name="ce1" office:value="306"/>
          <table:table-cell office:value-type="float" office:value="6.5754538858998508" table:style-name="ce1">
            <text:p>6.575453886</text:p>
          </table:table-cell>
          <table:table-cell office:value-type="float" office:value="-74.042926110132768" table:style-name="ce1">
            <text:p>-74.04292611</text:p>
          </table:table-cell>
          <table:table-cell office:value-type="float" office:value="0" table:style-name="ce1">
            <text:p>0</text:p>
          </table:table-cell>
          <table:table-cell office:value-type="float" office:value="0.35627999999999999" table:style-name="ce1">
            <text:p>0.35628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Gens" table:style-name="ta1">
        <table:table-column table:style-name="co1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Pg (pu)</text:p>
          </table:table-cell>
          <table:table-cell office:value-type="string" table:style-name="ce1">
            <text:p>Qg (pu)</text:p>
          </table:table-cell>
          <table:table-cell office:value-type="string" table:style-name="ce1">
            <text:p>Q_max (pu)</text:p>
          </table:table-cell>
          <table:table-cell office:value-type="string" table:style-name="ce1">
            <text:p>Q_min (pu)</text:p>
          </table:table-cell>
          <table:table-cell office:value-type="string" table:style-name="ce1">
            <text:p>V_set (pu)</text:p>
          </table:table-cell>
          <table:table-cell office:value-type="string" table:style-name="ce1">
            <text:p>P_max (pu)</text:p>
          </table:table-cell>
          <table:table-cell office:value-type="string" table:style-name="ce1">
            <text:p>P_min (pu)</text:p>
          </table:table-cell>
          <table:table-cell office:value-type="string" table:style-name="ce1">
            <text:p>cost_a</text:p>
          </table:table-cell>
          <table:table-cell office:value-type="string" table:style-name="ce1">
            <text:p>cost_b</text:p>
          </table:table-cell>
          <table:table-cell office:value-type="string" table:style-name="ce1">
            <text:p>cost_c</text:p>
          </table:table-cell>
          <table:table-cell/>
        </table:table-row>
        <table:table-row table:style-name="ro1">
          <table:table-cell office:value-type="float" table:style-name="ce1" office:value="1"/>
          <table:table-cell office:value-type="float" table:style-name="ce1" office:value="4.2716"/>
          <table:table-cell office:value-type="float" office:value="-0.47515999999999997" table:style-name="ce1">
            <text:p>-0.47516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483" table:style-name="ce1">
            <text:p>1.0483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"/>
          <table:table-cell office:value-type="float" table:style-name="ce1" office:value="0.50843"/>
          <table:table-cell office:value-type="float" office:value="-0.69852000000000003" table:style-name="ce1">
            <text:p>-0.69852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485" table:style-name="ce1">
            <text:p>1.0485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"/>
          <table:table-cell office:value-type="float" table:style-name="ce1" office:value="0.15539999999999998"/>
          <table:table-cell office:value-type="float" office:value="-0.80918999999999996" table:style-name="ce1">
            <text:p>-0.80919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430999999999999" table:style-name="ce1">
            <text:p>1.0431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4"/>
          <table:table-cell office:value-type="float" table:style-name="ce1" office:value="0.23870999999999998"/>
          <table:table-cell office:value-type="float" office:value="-0.63297999999999999" table:style-name="ce1">
            <text:p>-0.63298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368999999999999" table:style-name="ce1">
            <text:p>1.0369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5"/>
          <table:table-cell office:value-type="float" table:style-name="ce1" office:value="1.3423699999999998"/>
          <table:table-cell office:value-type="float" office:value="-0.19242999999999999" table:style-name="ce1">
            <text:p>-0.19243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484" table:style-name="ce1">
            <text:p>1.0484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6"/>
          <table:table-cell office:value-type="float" table:style-name="ce1" office:value="0.86417"/>
          <table:table-cell office:value-type="float" office:value="-0.12758" table:style-name="ce1">
            <text:p>-0.12758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479000000000001" table:style-name="ce1">
            <text:p>1.0479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7"/>
          <table:table-cell office:value-type="float" table:style-name="ce1" office:value="0"/>
          <table:table-cell office:value-type="float" office:value="0.28371999999999997" table:style-name="ce1">
            <text:p>0.28372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338000000000001" table:style-name="ce1">
            <text:p>1.0338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0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49613999999999997" table:style-name="ce1">
            <text:p>0.49614</text:p>
          </table:table-cell>
          <table:table-cell office:value-type="float" office:value="-0.49613999999999997" table:style-name="ce1">
            <text:p>-0.49614</text:p>
          </table:table-cell>
          <table:table-cell office:value-type="float" office:value="1.0373000000000001" table:style-name="ce1">
            <text:p>1.0373</text:p>
          </table:table-cell>
          <table:table-cell office:value-type="float" office:value="1.2403500000000001" table:style-name="ce1">
            <text:p>1.240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57159000000000004" table:style-name="ce1">
            <text:p>0.57159</text:p>
          </table:table-cell>
          <table:table-cell office:value-type="float" office:value="-0.57159000000000004" table:style-name="ce1">
            <text:p>-0.57159</text:p>
          </table:table-cell>
          <table:table-cell office:value-type="float" office:value="1.0337000000000001" table:style-name="ce1">
            <text:p>1.0337</text:p>
          </table:table-cell>
          <table:table-cell office:value-type="float" office:value="1.4289699999999999" table:style-name="ce1">
            <text:p>1.428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2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48466000000000004" table:style-name="ce1">
            <text:p>0.48466</text:p>
          </table:table-cell>
          <table:table-cell office:value-type="float" office:value="-0.48466000000000004" table:style-name="ce1">
            <text:p>-0.48466</text:p>
          </table:table-cell>
          <table:table-cell office:value-type="float" office:value="1.0302" table:style-name="ce1">
            <text:p>1.0302</text:p>
          </table:table-cell>
          <table:table-cell office:value-type="float" office:value="1.2116400000000001" table:style-name="ce1">
            <text:p>1.211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2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35979" table:style-name="ce1">
            <text:p>0.35979</text:p>
          </table:table-cell>
          <table:table-cell office:value-type="float" office:value="-0.35979" table:style-name="ce1">
            <text:p>-0.35979</text:p>
          </table:table-cell>
          <table:table-cell office:value-type="float" office:value="1.0302" table:style-name="ce1">
            <text:p>1.0302</text:p>
          </table:table-cell>
          <table:table-cell office:value-type="float" office:value="0.89945999999999993" table:style-name="ce1">
            <text:p>0.899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4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57159000000000004" table:style-name="ce1">
            <text:p>0.57159</text:p>
          </table:table-cell>
          <table:table-cell office:value-type="float" office:value="-0.57159000000000004" table:style-name="ce1">
            <text:p>-0.57159</text:p>
          </table:table-cell>
          <table:table-cell office:value-type="float" office:value="1.0235000000000001" table:style-name="ce1">
            <text:p>1.0235</text:p>
          </table:table-cell>
          <table:table-cell office:value-type="float" office:value="1.4289699999999999" table:style-name="ce1">
            <text:p>1.428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9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37211" table:style-name="ce1">
            <text:p>0.37211</text:p>
          </table:table-cell>
          <table:table-cell office:value-type="float" office:value="-0.37211" table:style-name="ce1">
            <text:p>-0.37211</text:p>
          </table:table-cell>
          <table:table-cell office:value-type="float" office:value="1.0263" table:style-name="ce1">
            <text:p>1.0263</text:p>
          </table:table-cell>
          <table:table-cell office:value-type="float" office:value="0.93025999999999998" table:style-name="ce1">
            <text:p>0.93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"/>
          <table:table-cell office:value-type="float" table:style-name="ce1" office:value="0.31"/>
          <table:table-cell office:value-type="float" office:value="3.773E-2" table:style-name="ce1">
            <text:p>0.03773</text:p>
          </table:table-cell>
          <table:table-cell office:value-type="float" office:value="0.155" table:style-name="ce1">
            <text:p>0.155</text:p>
          </table:table-cell>
          <table:table-cell office:value-type="float" office:value="-0.124" table:style-name="ce1">
            <text:p>-0.124</text:p>
          </table:table-cell>
          <table:table-cell office:value-type="float" office:value="1.0374000000000001" table:style-name="ce1">
            <text:p>1.0374</text:p>
          </table:table-cell>
          <table:table-cell office:value-type="float" office:value="0.31" table:style-name="ce1">
            <text:p>0.31</text:p>
          </table:table-cell>
          <table:table-cell office:value-type="float" office:value="0.155" table:style-name="ce1">
            <text:p>0.15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155" table:style-name="ce1">
            <text:p>0.155</text:p>
          </table:table-cell>
          <table:table-cell office:value-type="float" office:value="-0.124" table:style-name="ce1">
            <text:p>-0.124</text:p>
          </table:table-cell>
          <table:table-cell office:value-type="float" office:value="1.0374000000000001" table:style-name="ce1">
            <text:p>1.0374</text:p>
          </table:table-cell>
          <table:table-cell office:value-type="float" office:value="0.31" table:style-name="ce1">
            <text:p>0.31</text:p>
          </table:table-cell>
          <table:table-cell office:value-type="float" office:value="0.155" table:style-name="ce1">
            <text:p>0.15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4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62017999999999995" table:style-name="ce1">
            <text:p>0.62018</text:p>
          </table:table-cell>
          <table:table-cell office:value-type="float" office:value="-0.62017999999999995" table:style-name="ce1">
            <text:p>-0.62018</text:p>
          </table:table-cell>
          <table:table-cell office:value-type="float" office:value="1.0318000000000001" table:style-name="ce1">
            <text:p>1.0318</text:p>
          </table:table-cell>
          <table:table-cell office:value-type="float" office:value="1.55044" table:style-name="ce1">
            <text:p>1.550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60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office:value-type="float" office:value="-0.24" table:style-name="ce1">
            <text:p>-0.24</text:p>
          </table:table-cell>
          <table:table-cell office:value-type="float" office:value="1.0322" table:style-name="ce1">
            <text:p>1.0322</text:p>
          </table:table-cell>
          <table:table-cell office:value-type="float" office:value="0.6" table:style-name="ce1">
            <text:p>0.6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60"/>
          <table:table-cell office:value-type="float" table:style-name="ce1" office:value="0.58"/>
          <table:table-cell office:value-type="float" office:value="4.462E-2" table:style-name="ce1">
            <text:p>0.04462</text:p>
          </table:table-cell>
          <table:table-cell office:value-type="float" office:value="0.3" table:style-name="ce1">
            <text:p>0.3</text:p>
          </table:table-cell>
          <table:table-cell office:value-type="float" office:value="-0.24" table:style-name="ce1">
            <text:p>-0.24</text:p>
          </table:table-cell>
          <table:table-cell office:value-type="float" office:value="1.0322" table:style-name="ce1">
            <text:p>1.0322</text:p>
          </table:table-cell>
          <table:table-cell office:value-type="float" office:value="0.6" table:style-name="ce1">
            <text:p>0.6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60"/>
          <table:table-cell office:value-type="float" table:style-name="ce1" office:value="0.59"/>
          <table:table-cell office:value-type="float" office:value="4.462E-2" table:style-name="ce1">
            <text:p>0.04462</text:p>
          </table:table-cell>
          <table:table-cell office:value-type="float" office:value="0.3" table:style-name="ce1">
            <text:p>0.3</text:p>
          </table:table-cell>
          <table:table-cell office:value-type="float" office:value="-0.24" table:style-name="ce1">
            <text:p>-0.24</text:p>
          </table:table-cell>
          <table:table-cell office:value-type="float" office:value="1.0322" table:style-name="ce1">
            <text:p>1.0322</text:p>
          </table:table-cell>
          <table:table-cell office:value-type="float" office:value="0.6" table:style-name="ce1">
            <text:p>0.6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63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39582000000000001" table:style-name="ce1">
            <text:p>0.39582</text:p>
          </table:table-cell>
          <table:table-cell office:value-type="float" office:value="-0.39582000000000001" table:style-name="ce1">
            <text:p>-0.39582</text:p>
          </table:table-cell>
          <table:table-cell office:value-type="float" office:value="1.0221" table:style-name="ce1">
            <text:p>1.0221</text:p>
          </table:table-cell>
          <table:table-cell office:value-type="float" office:value="0.98956" table:style-name="ce1">
            <text:p>0.989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64"/>
          <table:table-cell office:value-type="float" table:style-name="ce1" office:value="0.01724"/>
          <table:table-cell office:value-type="float" office:value="6.3200000000000006E-2" table:style-name="ce1">
            <text:p>0.0632</text:p>
          </table:table-cell>
          <table:table-cell office:value-type="float" office:value="0.19899" table:style-name="ce1">
            <text:p>0.19899</text:p>
          </table:table-cell>
          <table:table-cell office:value-type="float" office:value="-0.19899" table:style-name="ce1">
            <text:p>-0.19899</text:p>
          </table:table-cell>
          <table:table-cell office:value-type="float" office:value="1.0361" table:style-name="ce1">
            <text:p>1.0361</text:p>
          </table:table-cell>
          <table:table-cell office:value-type="float" office:value="0.49747000000000002" table:style-name="ce1">
            <text:p>0.497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71"/>
          <table:table-cell office:value-type="float" table:style-name="ce1" office:value="0.028319999999999998"/>
          <table:table-cell office:value-type="float" office:value="7.7149999999999996E-2" table:style-name="ce1">
            <text:p>0.07715</text:p>
          </table:table-cell>
          <table:table-cell office:value-type="float" office:value="0.32697999999999999" table:style-name="ce1">
            <text:p>0.32698</text:p>
          </table:table-cell>
          <table:table-cell office:value-type="float" office:value="-0.32697999999999999" table:style-name="ce1">
            <text:p>-0.32698</text:p>
          </table:table-cell>
          <table:table-cell office:value-type="float" office:value="1.0305" table:style-name="ce1">
            <text:p>1.0305</text:p>
          </table:table-cell>
          <table:table-cell office:value-type="float" office:value="0.81745999999999996" table:style-name="ce1">
            <text:p>0.817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95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57159000000000004" table:style-name="ce1">
            <text:p>0.57159</text:p>
          </table:table-cell>
          <table:table-cell office:value-type="float" office:value="-0.57159000000000004" table:style-name="ce1">
            <text:p>-0.57159</text:p>
          </table:table-cell>
          <table:table-cell office:value-type="float" office:value="1.0414000000000001" table:style-name="ce1">
            <text:p>1.0414</text:p>
          </table:table-cell>
          <table:table-cell office:value-type="float" office:value="1.4289699999999999" table:style-name="ce1">
            <text:p>1.428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05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99227999999999994" table:style-name="ce1">
            <text:p>0.99228</text:p>
          </table:table-cell>
          <table:table-cell office:value-type="float" office:value="-0.99227999999999994" table:style-name="ce1">
            <text:p>-0.99228</text:p>
          </table:table-cell>
          <table:table-cell office:value-type="float" office:value="1.0286" table:style-name="ce1">
            <text:p>1.0286</text:p>
          </table:table-cell>
          <table:table-cell office:value-type="float" office:value="2.4807000000000001" table:style-name="ce1">
            <text:p>2.48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06"/>
          <table:table-cell office:value-type="float" table:style-name="ce1" office:value="0.00814"/>
          <table:table-cell office:value-type="float" office:value="2.0830000000000001E-2" table:style-name="ce1">
            <text:p>0.02083</text:p>
          </table:table-cell>
          <table:table-cell office:value-type="float" office:value="9.3960000000000002E-2" table:style-name="ce1">
            <text:p>0.09396</text:p>
          </table:table-cell>
          <table:table-cell office:value-type="float" office:value="-9.3960000000000002E-2" table:style-name="ce1">
            <text:p>-0.09396</text:p>
          </table:table-cell>
          <table:table-cell office:value-type="float" office:value="1.0098" table:style-name="ce1">
            <text:p>1.0098</text:p>
          </table:table-cell>
          <table:table-cell office:value-type="float" office:value="0.23491000000000001" table:style-name="ce1">
            <text:p>0.234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06"/>
          <table:table-cell office:value-type="float" table:style-name="ce1" office:value="0.09477000000000001"/>
          <table:table-cell office:value-type="float" office:value="2.0590000000000001E-2" table:style-name="ce1">
            <text:p>0.02059</text:p>
          </table:table-cell>
          <table:table-cell office:value-type="float" office:value="9.2850000000000002E-2" table:style-name="ce1">
            <text:p>0.09285</text:p>
          </table:table-cell>
          <table:table-cell office:value-type="float" office:value="-9.2850000000000002E-2" table:style-name="ce1">
            <text:p>-0.09285</text:p>
          </table:table-cell>
          <table:table-cell office:value-type="float" office:value="1.0098" table:style-name="ce1">
            <text:p>1.0098</text:p>
          </table:table-cell>
          <table:table-cell office:value-type="float" office:value="0.23211999999999999" table:style-name="ce1">
            <text:p>0.232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07"/>
          <table:table-cell office:value-type="float" table:style-name="ce1" office:value="0.39539"/>
          <table:table-cell office:value-type="float" office:value="8.208E-2" table:style-name="ce1">
            <text:p>0.08208</text:p>
          </table:table-cell>
          <table:table-cell office:value-type="float" office:value="0.24038000000000001" table:style-name="ce1">
            <text:p>0.24038</text:p>
          </table:table-cell>
          <table:table-cell office:value-type="float" office:value="-0.24038000000000001" table:style-name="ce1">
            <text:p>-0.24038</text:p>
          </table:table-cell>
          <table:table-cell office:value-type="float" office:value="1.0206999999999999" table:style-name="ce1">
            <text:p>1.0207</text:p>
          </table:table-cell>
          <table:table-cell office:value-type="float" office:value="0.60094999999999998" table:style-name="ce1">
            <text:p>0.600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07"/>
          <table:table-cell office:value-type="float" table:style-name="ce1" office:value="0.059519999999999997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06999999999999" table:style-name="ce1">
            <text:p>1.0207</text:p>
          </table:table-cell>
          <table:table-cell office:value-type="float" office:value="0.157" table:style-name="ce1">
            <text:p>0.1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07"/>
          <table:table-cell office:value-type="float" table:style-name="ce1" office:value="0.28"/>
          <table:table-cell office:value-type="float" office:value="5.7350000000000005E-2" table:style-name="ce1">
            <text:p>0.05735</text:p>
          </table:table-cell>
          <table:table-cell office:value-type="float" office:value="0.15" table:style-name="ce1">
            <text:p>0.15</text:p>
          </table:table-cell>
          <table:table-cell office:value-type="float" office:value="-0.12" table:style-name="ce1">
            <text:p>-0.12</text:p>
          </table:table-cell>
          <table:table-cell office:value-type="float" office:value="1.0206999999999999" table:style-name="ce1">
            <text:p>1.0207</text:p>
          </table:table-cell>
          <table:table-cell office:value-type="float" office:value="0.3" table:style-name="ce1">
            <text:p>0.3</text:p>
          </table:table-cell>
          <table:table-cell office:value-type="float" office:value="0.15" table:style-name="ce1">
            <text:p>0.1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07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5.842E-2" table:style-name="ce1">
            <text:p>0.05842</text:p>
          </table:table-cell>
          <table:table-cell office:value-type="float" office:value="-5.842E-2" table:style-name="ce1">
            <text:p>-0.05842</text:p>
          </table:table-cell>
          <table:table-cell office:value-type="float" office:value="1.0206999999999999" table:style-name="ce1">
            <text:p>1.0207</text:p>
          </table:table-cell>
          <table:table-cell office:value-type="float" office:value="0.14606" table:style-name="ce1">
            <text:p>0.146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07"/>
          <table:table-cell office:value-type="float" table:style-name="ce1" office:value="0.15"/>
          <table:table-cell office:value-type="float" office:value="2.963E-2" table:style-name="ce1">
            <text:p>0.02963</text:p>
          </table:table-cell>
          <table:table-cell office:value-type="float" office:value="7.7499999999999999E-2" table:style-name="ce1">
            <text:p>0.0775</text:p>
          </table:table-cell>
          <table:table-cell office:value-type="float" office:value="-6.2E-2" table:style-name="ce1">
            <text:p>-0.062</text:p>
          </table:table-cell>
          <table:table-cell office:value-type="float" office:value="1.0206999999999999" table:style-name="ce1">
            <text:p>1.0207</text:p>
          </table:table-cell>
          <table:table-cell office:value-type="float" office:value="0.155" table:style-name="ce1">
            <text:p>0.155</text:p>
          </table:table-cell>
          <table:table-cell office:value-type="float" office:value="7.7499999999999999E-2" table:style-name="ce1">
            <text:p>0.077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07"/>
          <table:table-cell office:value-type="float" table:style-name="ce1" office:value="0.016659999999999998"/>
          <table:table-cell office:value-type="float" office:value="6.5700000000000008E-2" table:style-name="ce1">
            <text:p>0.0657</text:p>
          </table:table-cell>
          <table:table-cell office:value-type="float" office:value="0.19238" table:style-name="ce1">
            <text:p>0.19238</text:p>
          </table:table-cell>
          <table:table-cell office:value-type="float" office:value="-0.19238" table:style-name="ce1">
            <text:p>-0.19238</text:p>
          </table:table-cell>
          <table:table-cell office:value-type="float" office:value="1.0206999999999999" table:style-name="ce1">
            <text:p>1.0207</text:p>
          </table:table-cell>
          <table:table-cell office:value-type="float" office:value="0.48094999999999999" table:style-name="ce1">
            <text:p>0.480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08"/>
          <table:table-cell office:value-type="float" table:style-name="ce1" office:value="0.11439"/>
          <table:table-cell office:value-type="float" office:value="-8.1700000000000002E-3" table:style-name="ce1">
            <text:p>-0.00817</text:p>
          </table:table-cell>
          <table:table-cell office:value-type="float" office:value="6.9539999999999991E-2" table:style-name="ce1">
            <text:p>0.06954</text:p>
          </table:table-cell>
          <table:table-cell office:value-type="float" office:value="-6.9539999999999991E-2" table:style-name="ce1">
            <text:p>-0.06954</text:p>
          </table:table-cell>
          <table:table-cell office:value-type="float" office:value="1.028" table:style-name="ce1">
            <text:p>1.028</text:p>
          </table:table-cell>
          <table:table-cell office:value-type="float" office:value="0.17385" table:style-name="ce1">
            <text:p>0.173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08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4.1909999999999996E-2" table:style-name="ce1">
            <text:p>0.04191</text:p>
          </table:table-cell>
          <table:table-cell office:value-type="float" office:value="-4.1909999999999996E-2" table:style-name="ce1">
            <text:p>-0.04191</text:p>
          </table:table-cell>
          <table:table-cell office:value-type="float" office:value="1.028" table:style-name="ce1">
            <text:p>1.028</text:p>
          </table:table-cell>
          <table:table-cell office:value-type="float" office:value="0.10477" table:style-name="ce1">
            <text:p>0.104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09"/>
          <table:table-cell office:value-type="float" table:style-name="ce1" office:value="0.042910000000000004"/>
          <table:table-cell office:value-type="float" office:value="4.1999999999999997E-3" table:style-name="ce1">
            <text:p>0.0042</text:p>
          </table:table-cell>
          <table:table-cell office:value-type="float" office:value="2.6089999999999999E-2" table:style-name="ce1">
            <text:p>0.02609</text:p>
          </table:table-cell>
          <table:table-cell office:value-type="float" office:value="-2.6089999999999999E-2" table:style-name="ce1">
            <text:p>-0.02609</text:p>
          </table:table-cell>
          <table:table-cell office:value-type="float" office:value="1.026" table:style-name="ce1">
            <text:p>1.026</text:p>
          </table:table-cell>
          <table:table-cell office:value-type="float" office:value="6.522E-2" table:style-name="ce1">
            <text:p>0.065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0"/>
          <table:table-cell office:value-type="float" table:style-name="ce1" office:value="1.28119"/>
          <table:table-cell office:value-type="float" office:value="0.15590000000000001" table:style-name="ce1">
            <text:p>0.1559</text:p>
          </table:table-cell>
          <table:table-cell office:value-type="float" office:value="0.77890000000000004" table:style-name="ce1">
            <text:p>0.7789</text:p>
          </table:table-cell>
          <table:table-cell office:value-type="float" office:value="-0.77890000000000004" table:style-name="ce1">
            <text:p>-0.7789</text:p>
          </table:table-cell>
          <table:table-cell office:value-type="float" office:value="1.0268999999999999" table:style-name="ce1">
            <text:p>1.0269</text:p>
          </table:table-cell>
          <table:table-cell office:value-type="float" office:value="1.9472399999999999" table:style-name="ce1">
            <text:p>1.947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0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15975" table:style-name="ce1">
            <text:p>0.15975</text:p>
          </table:table-cell>
          <table:table-cell office:value-type="float" office:value="-0.15975" table:style-name="ce1">
            <text:p>-0.15975</text:p>
          </table:table-cell>
          <table:table-cell office:value-type="float" office:value="1.0268999999999999" table:style-name="ce1">
            <text:p>1.0269</text:p>
          </table:table-cell>
          <table:table-cell office:value-type="float" office:value="0.39938000000000001" table:style-name="ce1">
            <text:p>0.399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1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35588000000000003" table:style-name="ce1">
            <text:p>0.35588</text:p>
          </table:table-cell>
          <table:table-cell office:value-type="float" office:value="-0.35588000000000003" table:style-name="ce1">
            <text:p>-0.35588</text:p>
          </table:table-cell>
          <table:table-cell office:value-type="float" office:value="1.0281" table:style-name="ce1">
            <text:p>1.0281</text:p>
          </table:table-cell>
          <table:table-cell office:value-type="float" office:value="0.88971" table:style-name="ce1">
            <text:p>0.889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1"/>
          <table:table-cell office:value-type="float" table:style-name="ce1" office:value="0.01176"/>
          <table:table-cell office:value-type="float" office:value="3.7999999999999997E-4" table:style-name="ce1">
            <text:p>0.00038</text:p>
          </table:table-cell>
          <table:table-cell office:value-type="float" office:value="7.1500000000000001E-3" table:style-name="ce1">
            <text:p>0.00715</text:p>
          </table:table-cell>
          <table:table-cell office:value-type="float" office:value="-7.1500000000000001E-3" table:style-name="ce1">
            <text:p>-0.00715</text:p>
          </table:table-cell>
          <table:table-cell office:value-type="float" office:value="1.0281" table:style-name="ce1">
            <text:p>1.0281</text:p>
          </table:table-cell>
          <table:table-cell office:value-type="float" office:value="1.787E-2" table:style-name="ce1">
            <text:p>0.017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1"/>
          <table:table-cell office:value-type="float" table:style-name="ce1" office:value="0.0254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81" table:style-name="ce1">
            <text:p>1.0281</text:p>
          </table:table-cell>
          <table:table-cell office:value-type="float" office:value="6.7000000000000004E-2" table:style-name="ce1">
            <text:p>0.0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2"/>
          <table:table-cell office:value-type="float" table:style-name="ce1" office:value="0.04439"/>
          <table:table-cell office:value-type="float" office:value="0.23876999999999998" table:style-name="ce1">
            <text:p>0.23877</text:p>
          </table:table-cell>
          <table:table-cell office:value-type="float" office:value="0.51251999999999998" table:style-name="ce1">
            <text:p>0.51252</text:p>
          </table:table-cell>
          <table:table-cell office:value-type="float" office:value="-0.51251999999999998" table:style-name="ce1">
            <text:p>-0.51252</text:p>
          </table:table-cell>
          <table:table-cell office:value-type="float" office:value="1.0325" table:style-name="ce1">
            <text:p>1.0325</text:p>
          </table:table-cell>
          <table:table-cell office:value-type="float" office:value="1.2812999999999999" table:style-name="ce1">
            <text:p>1.28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2"/>
          <table:table-cell office:value-type="float" table:style-name="ce1" office:value="0.10236"/>
          <table:table-cell office:value-type="float" office:value="4.6719999999999998E-2" table:style-name="ce1">
            <text:p>0.04672</text:p>
          </table:table-cell>
          <table:table-cell office:value-type="float" office:value="0.10028000000000001" table:style-name="ce1">
            <text:p>0.10028</text:p>
          </table:table-cell>
          <table:table-cell office:value-type="float" office:value="-0.10028000000000001" table:style-name="ce1">
            <text:p>-0.10028</text:p>
          </table:table-cell>
          <table:table-cell office:value-type="float" office:value="1.0325" table:style-name="ce1">
            <text:p>1.0325</text:p>
          </table:table-cell>
          <table:table-cell office:value-type="float" office:value="0.25068999999999997" table:style-name="ce1">
            <text:p>0.250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2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6.0229999999999999E-2" table:style-name="ce1">
            <text:p>0.06023</text:p>
          </table:table-cell>
          <table:table-cell office:value-type="float" office:value="-6.0229999999999999E-2" table:style-name="ce1">
            <text:p>-0.06023</text:p>
          </table:table-cell>
          <table:table-cell office:value-type="float" office:value="1.0325" table:style-name="ce1">
            <text:p>1.0325</text:p>
          </table:table-cell>
          <table:table-cell office:value-type="float" office:value="0.15057999999999999" table:style-name="ce1">
            <text:p>0.150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2"/>
          <table:table-cell office:value-type="float" table:style-name="ce1" office:value="0.17853000000000002"/>
          <table:table-cell office:value-type="float" office:value="5.0560000000000001E-2" table:style-name="ce1">
            <text:p>0.05056</text:p>
          </table:table-cell>
          <table:table-cell office:value-type="float" office:value="0.10854" table:style-name="ce1">
            <text:p>0.10854</text:p>
          </table:table-cell>
          <table:table-cell office:value-type="float" office:value="-0.10854" table:style-name="ce1">
            <text:p>-0.10854</text:p>
          </table:table-cell>
          <table:table-cell office:value-type="float" office:value="1.0325" table:style-name="ce1">
            <text:p>1.0325</text:p>
          </table:table-cell>
          <table:table-cell office:value-type="float" office:value="0.27134000000000003" table:style-name="ce1">
            <text:p>0.271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2"/>
          <table:table-cell office:value-type="float" table:style-name="ce1" office:value="0.05118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325" table:style-name="ce1">
            <text:p>1.0325</text:p>
          </table:table-cell>
          <table:table-cell office:value-type="float" office:value="0.13500000000000001" table:style-name="ce1">
            <text:p>0.1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3"/>
          <table:table-cell office:value-type="float" table:style-name="ce1" office:value="0.00614"/>
          <table:table-cell office:value-type="float" office:value="4.0000000000000002E-4" table:style-name="ce1">
            <text:p>0.0004</text:p>
          </table:table-cell>
          <table:table-cell office:value-type="float" office:value="7.0940000000000003E-2" table:style-name="ce1">
            <text:p>0.07094</text:p>
          </table:table-cell>
          <table:table-cell office:value-type="float" office:value="-7.0940000000000003E-2" table:style-name="ce1">
            <text:p>-0.07094</text:p>
          </table:table-cell>
          <table:table-cell office:value-type="float" office:value="1.0183" table:style-name="ce1">
            <text:p>1.0183</text:p>
          </table:table-cell>
          <table:table-cell office:value-type="float" office:value="0.17734000000000003" table:style-name="ce1">
            <text:p>0.177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3"/>
          <table:table-cell office:value-type="float" table:style-name="ce1" office:value="0.16"/>
          <table:table-cell office:value-type="float" office:value="7.1999999999999998E-3" table:style-name="ce1">
            <text:p>0.0072</text:p>
          </table:table-cell>
          <table:table-cell office:value-type="float" office:value="0.09" table:style-name="ce1">
            <text:p>0.09</text:p>
          </table:table-cell>
          <table:table-cell office:value-type="float" office:value="-7.2000000000000008E-2" table:style-name="ce1">
            <text:p>-0.072</text:p>
          </table:table-cell>
          <table:table-cell office:value-type="float" office:value="1.0183" table:style-name="ce1">
            <text:p>1.0183</text:p>
          </table:table-cell>
          <table:table-cell office:value-type="float" office:value="0.18" table:style-name="ce1">
            <text:p>0.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3"/>
          <table:table-cell office:value-type="float" table:style-name="ce1" office:value="0.03867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183" table:style-name="ce1">
            <text:p>1.0183</text:p>
          </table:table-cell>
          <table:table-cell office:value-type="float" office:value="0.10199999999999999" table:style-name="ce1">
            <text:p>0.1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3"/>
          <table:table-cell office:value-type="float" table:style-name="ce1" office:value="0.014199999999999999"/>
          <table:table-cell office:value-type="float" office:value="5.0000000000000002E-5" table:style-name="ce1">
            <text:p>0.00005</text:p>
          </table:table-cell>
          <table:table-cell office:value-type="float" office:value="8.6300000000000005E-3" table:style-name="ce1">
            <text:p>0.00863</text:p>
          </table:table-cell>
          <table:table-cell office:value-type="float" office:value="-8.6300000000000005E-3" table:style-name="ce1">
            <text:p>-0.00863</text:p>
          </table:table-cell>
          <table:table-cell office:value-type="float" office:value="1.0183" table:style-name="ce1">
            <text:p>1.0183</text:p>
          </table:table-cell>
          <table:table-cell office:value-type="float" office:value="2.1579999999999998E-2" table:style-name="ce1">
            <text:p>0.021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3"/>
          <table:table-cell office:value-type="float" table:style-name="ce1" office:value="0.16"/>
          <table:table-cell office:value-type="float" office:value="7.1999999999999998E-3" table:style-name="ce1">
            <text:p>0.0072</text:p>
          </table:table-cell>
          <table:table-cell office:value-type="float" office:value="0.09" table:style-name="ce1">
            <text:p>0.09</text:p>
          </table:table-cell>
          <table:table-cell office:value-type="float" office:value="-7.2000000000000008E-2" table:style-name="ce1">
            <text:p>-0.072</text:p>
          </table:table-cell>
          <table:table-cell office:value-type="float" office:value="1.0183" table:style-name="ce1">
            <text:p>1.0183</text:p>
          </table:table-cell>
          <table:table-cell office:value-type="float" office:value="0.18" table:style-name="ce1">
            <text:p>0.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4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5.0730000000000004E-2" table:style-name="ce1">
            <text:p>0.05073</text:p>
          </table:table-cell>
          <table:table-cell office:value-type="float" office:value="-5.0730000000000004E-2" table:style-name="ce1">
            <text:p>-0.05073</text:p>
          </table:table-cell>
          <table:table-cell office:value-type="float" office:value="1.0198" table:style-name="ce1">
            <text:p>1.0198</text:p>
          </table:table-cell>
          <table:table-cell office:value-type="float" office:value="0.12683" table:style-name="ce1">
            <text:p>0.126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4"/>
          <table:table-cell office:value-type="float" table:style-name="ce1" office:value="0.0068200000000000005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198" table:style-name="ce1">
            <text:p>1.0198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4"/>
          <table:table-cell office:value-type="float" table:style-name="ce1" office:value="0.42716"/>
          <table:table-cell office:value-type="float" office:value="0.15026" table:style-name="ce1">
            <text:p>0.15026</text:p>
          </table:table-cell>
          <table:table-cell office:value-type="float" office:value="0.25969000000000003" table:style-name="ce1">
            <text:p>0.25969</text:p>
          </table:table-cell>
          <table:table-cell office:value-type="float" office:value="-0.25969000000000003" table:style-name="ce1">
            <text:p>-0.25969</text:p>
          </table:table-cell>
          <table:table-cell office:value-type="float" office:value="1.0198" table:style-name="ce1">
            <text:p>1.0198</text:p>
          </table:table-cell>
          <table:table-cell office:value-type="float" office:value="0.64922999999999997" table:style-name="ce1">
            <text:p>0.649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5"/>
          <table:table-cell office:value-type="float" table:style-name="ce1" office:value="0.00809"/>
          <table:table-cell office:value-type="float" office:value="-4.2000000000000002E-4" table:style-name="ce1">
            <text:p>-0.00042</text:p>
          </table:table-cell>
          <table:table-cell office:value-type="float" office:value="4.9199999999999999E-3" table:style-name="ce1">
            <text:p>0.00492</text:p>
          </table:table-cell>
          <table:table-cell office:value-type="float" office:value="-4.9199999999999999E-3" table:style-name="ce1">
            <text:p>-0.00492</text:p>
          </table:table-cell>
          <table:table-cell office:value-type="float" office:value="1.0163" table:style-name="ce1">
            <text:p>1.0163</text:p>
          </table:table-cell>
          <table:table-cell office:value-type="float" office:value="1.23E-2" table:style-name="ce1">
            <text:p>0.01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5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11451" table:style-name="ce1">
            <text:p>0.11451</text:p>
          </table:table-cell>
          <table:table-cell office:value-type="float" office:value="-0.11451" table:style-name="ce1">
            <text:p>-0.11451</text:p>
          </table:table-cell>
          <table:table-cell office:value-type="float" office:value="1.0163" table:style-name="ce1">
            <text:p>1.0163</text:p>
          </table:table-cell>
          <table:table-cell office:value-type="float" office:value="0.28628999999999999" table:style-name="ce1">
            <text:p>0.286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6"/>
          <table:table-cell office:value-type="float" table:style-name="ce1" office:value="0.09288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35000000000001" table:style-name="ce1">
            <text:p>1.0235</text:p>
          </table:table-cell>
          <table:table-cell office:value-type="float" office:value="0.245" table:style-name="ce1">
            <text:p>0.2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6"/>
          <table:table-cell office:value-type="float" table:style-name="ce1" office:value="0.2445"/>
          <table:table-cell office:value-type="float" office:value="7.168999999999999E-2" table:style-name="ce1">
            <text:p>0.07169</text:p>
          </table:table-cell>
          <table:table-cell office:value-type="float" office:value="0.14865" table:style-name="ce1">
            <text:p>0.14865</text:p>
          </table:table-cell>
          <table:table-cell office:value-type="float" office:value="-0.14865" table:style-name="ce1">
            <text:p>-0.14865</text:p>
          </table:table-cell>
          <table:table-cell office:value-type="float" office:value="1.0235000000000001" table:style-name="ce1">
            <text:p>1.0235</text:p>
          </table:table-cell>
          <table:table-cell office:value-type="float" office:value="0.37162000000000001" table:style-name="ce1">
            <text:p>0.371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6"/>
          <table:table-cell office:value-type="float" table:style-name="ce1" office:value="0.0038900000000000002"/>
          <table:table-cell office:value-type="float" office:value="2.1669999999999998E-2" table:style-name="ce1">
            <text:p>0.02167</text:p>
          </table:table-cell>
          <table:table-cell office:value-type="float" office:value="4.4940000000000001E-2" table:style-name="ce1">
            <text:p>0.04494</text:p>
          </table:table-cell>
          <table:table-cell office:value-type="float" office:value="-4.4940000000000001E-2" table:style-name="ce1">
            <text:p>-0.04494</text:p>
          </table:table-cell>
          <table:table-cell office:value-type="float" office:value="1.0235000000000001" table:style-name="ce1">
            <text:p>1.0235</text:p>
          </table:table-cell>
          <table:table-cell office:value-type="float" office:value="0.11234999999999999" table:style-name="ce1">
            <text:p>0.112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6"/>
          <table:table-cell office:value-type="float" table:style-name="ce1" office:value="0.30138000000000004"/>
          <table:table-cell office:value-type="float" office:value="0.1424" table:style-name="ce1">
            <text:p>0.1424</text:p>
          </table:table-cell>
          <table:table-cell office:value-type="float" office:value="0.29526000000000002" table:style-name="ce1">
            <text:p>0.29526</text:p>
          </table:table-cell>
          <table:table-cell office:value-type="float" office:value="-0.29526000000000002" table:style-name="ce1">
            <text:p>-0.29526</text:p>
          </table:table-cell>
          <table:table-cell office:value-type="float" office:value="1.0235000000000001" table:style-name="ce1">
            <text:p>1.0235</text:p>
          </table:table-cell>
          <table:table-cell office:value-type="float" office:value="0.73813999999999991" table:style-name="ce1">
            <text:p>0.738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7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5.0730000000000004E-2" table:style-name="ce1">
            <text:p>0.05073</text:p>
          </table:table-cell>
          <table:table-cell office:value-type="float" office:value="-5.0730000000000004E-2" table:style-name="ce1">
            <text:p>-0.05073</text:p>
          </table:table-cell>
          <table:table-cell office:value-type="float" office:value="1.0379" table:style-name="ce1">
            <text:p>1.0379</text:p>
          </table:table-cell>
          <table:table-cell office:value-type="float" office:value="0.12683" table:style-name="ce1">
            <text:p>0.126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7"/>
          <table:table-cell office:value-type="float" table:style-name="ce1" office:value="0.03986"/>
          <table:table-cell office:value-type="float" office:value="5.6200000000000009E-3" table:style-name="ce1">
            <text:p>0.00562</text:p>
          </table:table-cell>
          <table:table-cell office:value-type="float" office:value="2.4230000000000002E-2" table:style-name="ce1">
            <text:p>0.02423</text:p>
          </table:table-cell>
          <table:table-cell office:value-type="float" office:value="-2.4230000000000002E-2" table:style-name="ce1">
            <text:p>-0.02423</text:p>
          </table:table-cell>
          <table:table-cell office:value-type="float" office:value="1.0379" table:style-name="ce1">
            <text:p>1.0379</text:p>
          </table:table-cell>
          <table:table-cell office:value-type="float" office:value="6.0579999999999995E-2" table:style-name="ce1">
            <text:p>0.060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7"/>
          <table:table-cell office:value-type="float" table:style-name="ce1" office:value="0.01518"/>
          <table:table-cell office:value-type="float" office:value="4.0689999999999997E-2" table:style-name="ce1">
            <text:p>0.04069</text:p>
          </table:table-cell>
          <table:table-cell office:value-type="float" office:value="0.17530000000000001" table:style-name="ce1">
            <text:p>0.1753</text:p>
          </table:table-cell>
          <table:table-cell office:value-type="float" office:value="-0.17530000000000001" table:style-name="ce1">
            <text:p>-0.1753</text:p>
          </table:table-cell>
          <table:table-cell office:value-type="float" office:value="1.0379" table:style-name="ce1">
            <text:p>1.0379</text:p>
          </table:table-cell>
          <table:table-cell office:value-type="float" office:value="0.43823999999999996" table:style-name="ce1">
            <text:p>0.438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8"/>
          <table:table-cell office:value-type="float" table:style-name="ce1" office:value="0.0176"/>
          <table:table-cell office:value-type="float" office:value="0.11522" table:style-name="ce1">
            <text:p>0.11522</text:p>
          </table:table-cell>
          <table:table-cell office:value-type="float" office:value="0.20315000000000003" table:style-name="ce1">
            <text:p>0.20315</text:p>
          </table:table-cell>
          <table:table-cell office:value-type="float" office:value="-0.20315000000000003" table:style-name="ce1">
            <text:p>-0.20315</text:p>
          </table:table-cell>
          <table:table-cell office:value-type="float" office:value="1.0269999999999999" table:style-name="ce1">
            <text:p>1.027</text:p>
          </table:table-cell>
          <table:table-cell office:value-type="float" office:value="0.50788" table:style-name="ce1">
            <text:p>0.507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8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6.1589999999999999E-2" table:style-name="ce1">
            <text:p>0.06159</text:p>
          </table:table-cell>
          <table:table-cell office:value-type="float" office:value="-6.1589999999999999E-2" table:style-name="ce1">
            <text:p>-0.06159</text:p>
          </table:table-cell>
          <table:table-cell office:value-type="float" office:value="1.0269999999999999" table:style-name="ce1">
            <text:p>1.027</text:p>
          </table:table-cell>
          <table:table-cell office:value-type="float" office:value="0.15397" table:style-name="ce1">
            <text:p>0.153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8"/>
          <table:table-cell office:value-type="float" table:style-name="ce1" office:value="0.07582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69999999999999" table:style-name="ce1">
            <text:p>1.027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8"/>
          <table:table-cell office:value-type="float" table:style-name="ce1" office:value="0.17609000000000002"/>
          <table:table-cell office:value-type="float" office:value="6.0720000000000003E-2" table:style-name="ce1">
            <text:p>0.06072</text:p>
          </table:table-cell>
          <table:table-cell office:value-type="float" office:value="0.10705000000000001" table:style-name="ce1">
            <text:p>0.10705</text:p>
          </table:table-cell>
          <table:table-cell office:value-type="float" office:value="-0.10705000000000001" table:style-name="ce1">
            <text:p>-0.10705</text:p>
          </table:table-cell>
          <table:table-cell office:value-type="float" office:value="1.0269999999999999" table:style-name="ce1">
            <text:p>1.027</text:p>
          </table:table-cell>
          <table:table-cell office:value-type="float" office:value="0.26763000000000003" table:style-name="ce1">
            <text:p>0.267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9"/>
          <table:table-cell office:value-type="float" table:style-name="ce1" office:value="0.00557"/>
          <table:table-cell office:value-type="float" office:value="3.2259999999999997E-2" table:style-name="ce1">
            <text:p>0.03226</text:p>
          </table:table-cell>
          <table:table-cell office:value-type="float" office:value="6.4250000000000002E-2" table:style-name="ce1">
            <text:p>0.06425</text:p>
          </table:table-cell>
          <table:table-cell office:value-type="float" office:value="-6.4250000000000002E-2" table:style-name="ce1">
            <text:p>-0.06425</text:p>
          </table:table-cell>
          <table:table-cell office:value-type="float" office:value="1.0203" table:style-name="ce1">
            <text:p>1.0203</text:p>
          </table:table-cell>
          <table:table-cell office:value-type="float" office:value="0.16063" table:style-name="ce1">
            <text:p>0.160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9"/>
          <table:table-cell office:value-type="float" table:style-name="ce1" office:value="0.00379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03" table:style-name="ce1">
            <text:p>1.0203</text:p>
          </table:table-cell>
          <table:table-cell office:value-type="float" office:value="0.01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9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15609000000000001" table:style-name="ce1">
            <text:p>0.15609</text:p>
          </table:table-cell>
          <table:table-cell office:value-type="float" office:value="-0.15609000000000001" table:style-name="ce1">
            <text:p>-0.15609</text:p>
          </table:table-cell>
          <table:table-cell office:value-type="float" office:value="1.0203" table:style-name="ce1">
            <text:p>1.0203</text:p>
          </table:table-cell>
          <table:table-cell office:value-type="float" office:value="0.39022000000000001" table:style-name="ce1">
            <text:p>0.390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0"/>
          <table:table-cell office:value-type="float" table:style-name="ce1" office:value="0.13821"/>
          <table:table-cell office:value-type="float" office:value="4.7889999999999995E-2" table:style-name="ce1">
            <text:p>0.04789</text:p>
          </table:table-cell>
          <table:table-cell office:value-type="float" office:value="8.4019999999999997E-2" table:style-name="ce1">
            <text:p>0.08402</text:p>
          </table:table-cell>
          <table:table-cell office:value-type="float" office:value="-8.4019999999999997E-2" table:style-name="ce1">
            <text:p>-0.08402</text:p>
          </table:table-cell>
          <table:table-cell office:value-type="float" office:value="1.0351999999999999" table:style-name="ce1">
            <text:p>1.0352</text:p>
          </table:table-cell>
          <table:table-cell office:value-type="float" office:value="0.21006" table:style-name="ce1">
            <text:p>0.210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0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4.2140000000000004E-2" table:style-name="ce1">
            <text:p>0.04214</text:p>
          </table:table-cell>
          <table:table-cell office:value-type="float" office:value="-4.2140000000000004E-2" table:style-name="ce1">
            <text:p>-0.04214</text:p>
          </table:table-cell>
          <table:table-cell office:value-type="float" office:value="1.0351999999999999" table:style-name="ce1">
            <text:p>1.0352</text:p>
          </table:table-cell>
          <table:table-cell office:value-type="float" office:value="0.10535" table:style-name="ce1">
            <text:p>0.105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0"/>
          <table:table-cell office:value-type="float" table:style-name="ce1" office:value="0.049640000000000004"/>
          <table:table-cell office:value-type="float" office:value="0.32661999999999997" table:style-name="ce1">
            <text:p>0.32662</text:p>
          </table:table-cell>
          <table:table-cell office:value-type="float" office:value="0.57306000000000001" table:style-name="ce1">
            <text:p>0.57306</text:p>
          </table:table-cell>
          <table:table-cell office:value-type="float" office:value="-0.57306000000000001" table:style-name="ce1">
            <text:p>-0.57306</text:p>
          </table:table-cell>
          <table:table-cell office:value-type="float" office:value="1.0351999999999999" table:style-name="ce1">
            <text:p>1.0352</text:p>
          </table:table-cell>
          <table:table-cell office:value-type="float" office:value="1.4326400000000001" table:style-name="ce1">
            <text:p>1.432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1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12762999999999999" table:style-name="ce1">
            <text:p>0.12763</text:p>
          </table:table-cell>
          <table:table-cell office:value-type="float" office:value="-0.12762999999999999" table:style-name="ce1">
            <text:p>-0.12763</text:p>
          </table:table-cell>
          <table:table-cell office:value-type="float" office:value="1.0327" table:style-name="ce1">
            <text:p>1.0327</text:p>
          </table:table-cell>
          <table:table-cell office:value-type="float" office:value="0.31908000000000003" table:style-name="ce1">
            <text:p>0.319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1"/>
          <table:table-cell office:value-type="float" table:style-name="ce1" office:value="0.27933"/>
          <table:table-cell office:value-type="float" office:value="3.4470000000000001E-2" table:style-name="ce1">
            <text:p>0.03447</text:p>
          </table:table-cell>
          <table:table-cell office:value-type="float" office:value="0.16982" table:style-name="ce1">
            <text:p>0.16982</text:p>
          </table:table-cell>
          <table:table-cell office:value-type="float" office:value="-0.16982" table:style-name="ce1">
            <text:p>-0.16982</text:p>
          </table:table-cell>
          <table:table-cell office:value-type="float" office:value="1.0327" table:style-name="ce1">
            <text:p>1.0327</text:p>
          </table:table-cell>
          <table:table-cell office:value-type="float" office:value="0.42454000000000003" table:style-name="ce1">
            <text:p>0.424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2"/>
          <table:table-cell office:value-type="float" table:style-name="ce1" office:value="0.07373"/>
          <table:table-cell office:value-type="float" office:value="0.54710000000000003" table:style-name="ce1">
            <text:p>0.5471</text:p>
          </table:table-cell>
          <table:table-cell office:value-type="float" office:value="0.85123000000000004" table:style-name="ce1">
            <text:p>0.85123</text:p>
          </table:table-cell>
          <table:table-cell office:value-type="float" office:value="-0.85123000000000004" table:style-name="ce1">
            <text:p>-0.85123</text:p>
          </table:table-cell>
          <table:table-cell office:value-type="float" office:value="1.0279" table:style-name="ce1">
            <text:p>1.0279</text:p>
          </table:table-cell>
          <table:table-cell office:value-type="float" office:value="2.1280699999999997" table:style-name="ce1">
            <text:p>2.128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2"/>
          <table:table-cell office:value-type="float" table:style-name="ce1" office:value="0.0087"/>
          <table:table-cell office:value-type="float" office:value="3.4000000000000002E-3" table:style-name="ce1">
            <text:p>0.0034</text:p>
          </table:table-cell>
          <table:table-cell office:value-type="float" office:value="5.2900000000000004E-3" table:style-name="ce1">
            <text:p>0.00529</text:p>
          </table:table-cell>
          <table:table-cell office:value-type="float" office:value="-5.2900000000000004E-3" table:style-name="ce1">
            <text:p>-0.00529</text:p>
          </table:table-cell>
          <table:table-cell office:value-type="float" office:value="1.0279" table:style-name="ce1">
            <text:p>1.0279</text:p>
          </table:table-cell>
          <table:table-cell office:value-type="float" office:value="1.3220000000000001E-2" table:style-name="ce1">
            <text:p>0.013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2"/>
          <table:table-cell office:value-type="float" table:style-name="ce1" office:value="0.00493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79" table:style-name="ce1">
            <text:p>1.0279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3"/>
          <table:table-cell office:value-type="float" table:style-name="ce1" office:value="0.00898"/>
          <table:table-cell office:value-type="float" office:value="9.4699999999999993E-3" table:style-name="ce1">
            <text:p>0.00947</text:p>
          </table:table-cell>
          <table:table-cell office:value-type="float" office:value="0.10362" table:style-name="ce1">
            <text:p>0.10362</text:p>
          </table:table-cell>
          <table:table-cell office:value-type="float" office:value="-0.10362" table:style-name="ce1">
            <text:p>-0.10362</text:p>
          </table:table-cell>
          <table:table-cell office:value-type="float" office:value="1.0237000000000001" table:style-name="ce1">
            <text:p>1.0237</text:p>
          </table:table-cell>
          <table:table-cell office:value-type="float" office:value="0.25905" table:style-name="ce1">
            <text:p>0.259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4"/>
          <table:table-cell office:value-type="float" table:style-name="ce1" office:value="0.01"/>
          <table:table-cell office:value-type="float" office:value="-4.79E-3" table:style-name="ce1">
            <text:p>-0.00479</text:p>
          </table:table-cell>
          <table:table-cell office:value-type="float" office:value="0.11550000000000001" table:style-name="ce1">
            <text:p>0.1155</text:p>
          </table:table-cell>
          <table:table-cell office:value-type="float" office:value="-0.11550000000000001" table:style-name="ce1">
            <text:p>-0.1155</text:p>
          </table:table-cell>
          <table:table-cell office:value-type="float" office:value="1.0319" table:style-name="ce1">
            <text:p>1.0319</text:p>
          </table:table-cell>
          <table:table-cell office:value-type="float" office:value="0.28876000000000002" table:style-name="ce1">
            <text:p>0.288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4"/>
          <table:table-cell office:value-type="float" table:style-name="ce1" office:value="0.2274"/>
          <table:table-cell office:value-type="float" office:value="-5.7399999999999994E-3" table:style-name="ce1">
            <text:p>-0.00574</text:p>
          </table:table-cell>
          <table:table-cell office:value-type="float" office:value="0.13824999999999998" table:style-name="ce1">
            <text:p>0.13825</text:p>
          </table:table-cell>
          <table:table-cell office:value-type="float" office:value="-0.13824999999999998" table:style-name="ce1">
            <text:p>-0.13825</text:p>
          </table:table-cell>
          <table:table-cell office:value-type="float" office:value="1.0319" table:style-name="ce1">
            <text:p>1.0319</text:p>
          </table:table-cell>
          <table:table-cell office:value-type="float" office:value="0.34561999999999998" table:style-name="ce1">
            <text:p>0.345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4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14516000000000001" table:style-name="ce1">
            <text:p>0.14516</text:p>
          </table:table-cell>
          <table:table-cell office:value-type="float" office:value="-0.14516000000000001" table:style-name="ce1">
            <text:p>-0.14516</text:p>
          </table:table-cell>
          <table:table-cell office:value-type="float" office:value="1.0319" table:style-name="ce1">
            <text:p>1.0319</text:p>
          </table:table-cell>
          <table:table-cell office:value-type="float" office:value="0.36290999999999995" table:style-name="ce1">
            <text:p>0.362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5"/>
          <table:table-cell office:value-type="float" table:style-name="ce1" office:value="0.01359"/>
          <table:table-cell office:value-type="float" office:value="2.4099999999999998E-3" table:style-name="ce1">
            <text:p>0.00241</text:p>
          </table:table-cell>
          <table:table-cell office:value-type="float" office:value="8.26E-3" table:style-name="ce1">
            <text:p>0.00826</text:p>
          </table:table-cell>
          <table:table-cell office:value-type="float" office:value="-8.26E-3" table:style-name="ce1">
            <text:p>-0.00826</text:p>
          </table:table-cell>
          <table:table-cell office:value-type="float" office:value="1.0306" table:style-name="ce1">
            <text:p>1.0306</text:p>
          </table:table-cell>
          <table:table-cell office:value-type="float" office:value="2.0649999999999998E-2" table:style-name="ce1">
            <text:p>0.020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5"/>
          <table:table-cell office:value-type="float" table:style-name="ce1" office:value="0.174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306" table:style-name="ce1">
            <text:p>1.0306</text:p>
          </table:table-cell>
          <table:table-cell office:value-type="float" office:value="0.45899999999999996" table:style-name="ce1">
            <text:p>0.4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5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4.1909999999999996E-2" table:style-name="ce1">
            <text:p>0.04191</text:p>
          </table:table-cell>
          <table:table-cell office:value-type="float" office:value="-4.1909999999999996E-2" table:style-name="ce1">
            <text:p>-0.04191</text:p>
          </table:table-cell>
          <table:table-cell office:value-type="float" office:value="1.0306" table:style-name="ce1">
            <text:p>1.0306</text:p>
          </table:table-cell>
          <table:table-cell office:value-type="float" office:value="0.10477" table:style-name="ce1">
            <text:p>0.104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5"/>
          <table:table-cell office:value-type="float" table:style-name="ce1" office:value="0.11657000000000001"/>
          <table:table-cell office:value-type="float" office:value="3.3300000000000003E-2" table:style-name="ce1">
            <text:p>0.0333</text:p>
          </table:table-cell>
          <table:table-cell office:value-type="float" office:value="0.1142" table:style-name="ce1">
            <text:p>0.1142</text:p>
          </table:table-cell>
          <table:table-cell office:value-type="float" office:value="-0.1142" table:style-name="ce1">
            <text:p>-0.1142</text:p>
          </table:table-cell>
          <table:table-cell office:value-type="float" office:value="1.0306" table:style-name="ce1">
            <text:p>1.0306</text:p>
          </table:table-cell>
          <table:table-cell office:value-type="float" office:value="0.28550999999999999" table:style-name="ce1">
            <text:p>0.285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5"/>
          <table:table-cell office:value-type="float" table:style-name="ce1" office:value="0.11246"/>
          <table:table-cell office:value-type="float" office:value="0.37866" table:style-name="ce1">
            <text:p>0.37866</text:p>
          </table:table-cell>
          <table:table-cell office:value-type="float" office:value="1.2983799999999999" table:style-name="ce1">
            <text:p>1.29838</text:p>
          </table:table-cell>
          <table:table-cell office:value-type="float" office:value="-1.2983799999999999" table:style-name="ce1">
            <text:p>-1.29838</text:p>
          </table:table-cell>
          <table:table-cell office:value-type="float" office:value="1.0306" table:style-name="ce1">
            <text:p>1.0306</text:p>
          </table:table-cell>
          <table:table-cell office:value-type="float" office:value="3.2459600000000002" table:style-name="ce1">
            <text:p>3.245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6"/>
          <table:table-cell office:value-type="float" table:style-name="ce1" office:value="0.99529"/>
          <table:table-cell office:value-type="float" office:value="0.37154000000000004" table:style-name="ce1">
            <text:p>0.37154</text:p>
          </table:table-cell>
          <table:table-cell office:value-type="float" office:value="0.60509000000000002" table:style-name="ce1">
            <text:p>0.60509</text:p>
          </table:table-cell>
          <table:table-cell office:value-type="float" office:value="-0.60509000000000002" table:style-name="ce1">
            <text:p>-0.60509</text:p>
          </table:table-cell>
          <table:table-cell office:value-type="float" office:value="1.0310999999999999" table:style-name="ce1">
            <text:p>1.0311</text:p>
          </table:table-cell>
          <table:table-cell office:value-type="float" office:value="1.5127099999999998" table:style-name="ce1">
            <text:p>1.512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6"/>
          <table:table-cell office:value-type="float" table:style-name="ce1" office:value="0.00418"/>
          <table:table-cell office:value-type="float" office:value="2.9649999999999999E-2" table:style-name="ce1">
            <text:p>0.02965</text:p>
          </table:table-cell>
          <table:table-cell office:value-type="float" office:value="4.8280000000000003E-2" table:style-name="ce1">
            <text:p>0.04828</text:p>
          </table:table-cell>
          <table:table-cell office:value-type="float" office:value="-4.8280000000000003E-2" table:style-name="ce1">
            <text:p>-0.04828</text:p>
          </table:table-cell>
          <table:table-cell office:value-type="float" office:value="1.0310999999999999" table:style-name="ce1">
            <text:p>1.0311</text:p>
          </table:table-cell>
          <table:table-cell office:value-type="float" office:value="0.1207" table:style-name="ce1">
            <text:p>0.12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6"/>
          <table:table-cell office:value-type="float" table:style-name="ce1" office:value="0.17248999999999998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310999999999999" table:style-name="ce1">
            <text:p>1.0311</text:p>
          </table:table-cell>
          <table:table-cell office:value-type="float" office:value="0.45500000000000002" table:style-name="ce1">
            <text:p>0.4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6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5.3449999999999998E-2" table:style-name="ce1">
            <text:p>0.05345</text:p>
          </table:table-cell>
          <table:table-cell office:value-type="float" office:value="-5.3449999999999998E-2" table:style-name="ce1">
            <text:p>-0.05345</text:p>
          </table:table-cell>
          <table:table-cell office:value-type="float" office:value="1.0310999999999999" table:style-name="ce1">
            <text:p>1.0311</text:p>
          </table:table-cell>
          <table:table-cell office:value-type="float" office:value="0.13361999999999999" table:style-name="ce1">
            <text:p>0.133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7"/>
          <table:table-cell office:value-type="float" table:style-name="ce1" office:value="0.58"/>
          <table:table-cell office:value-type="float" office:value="0.20784" table:style-name="ce1">
            <text:p>0.20784</text:p>
          </table:table-cell>
          <table:table-cell office:value-type="float" office:value="0.375" table:style-name="ce1">
            <text:p>0.375</text:p>
          </table:table-cell>
          <table:table-cell office:value-type="float" office:value="-0.3" table:style-name="ce1">
            <text:p>-0.3</text:p>
          </table:table-cell>
          <table:table-cell office:value-type="float" office:value="1.0273000000000001" table:style-name="ce1">
            <text:p>1.0273</text:p>
          </table:table-cell>
          <table:table-cell office:value-type="float" office:value="0.75" table:style-name="ce1">
            <text:p>0.75</text:p>
          </table:table-cell>
          <table:table-cell office:value-type="float" office:value="0.375" table:style-name="ce1">
            <text:p>0.37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7"/>
          <table:table-cell office:value-type="float" table:style-name="ce1" office:value="0.44366"/>
          <table:table-cell office:value-type="float" office:value="0.14362" table:style-name="ce1">
            <text:p>0.14362</text:p>
          </table:table-cell>
          <table:table-cell office:value-type="float" office:value="0.26972000000000002" table:style-name="ce1">
            <text:p>0.26972</text:p>
          </table:table-cell>
          <table:table-cell office:value-type="float" office:value="-0.26972000000000002" table:style-name="ce1">
            <text:p>-0.26972</text:p>
          </table:table-cell>
          <table:table-cell office:value-type="float" office:value="1.0273000000000001" table:style-name="ce1">
            <text:p>1.0273</text:p>
          </table:table-cell>
          <table:table-cell office:value-type="float" office:value="0.67430000000000012" table:style-name="ce1">
            <text:p>0.67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7"/>
          <table:table-cell office:value-type="float" table:style-name="ce1" office:value="0.014539999999999999"/>
          <table:table-cell office:value-type="float" office:value="8.9389999999999997E-2" table:style-name="ce1">
            <text:p>0.08939</text:p>
          </table:table-cell>
          <table:table-cell office:value-type="float" office:value="0.16786999999999999" table:style-name="ce1">
            <text:p>0.16787</text:p>
          </table:table-cell>
          <table:table-cell office:value-type="float" office:value="-0.16786999999999999" table:style-name="ce1">
            <text:p>-0.16787</text:p>
          </table:table-cell>
          <table:table-cell office:value-type="float" office:value="1.0273000000000001" table:style-name="ce1">
            <text:p>1.0273</text:p>
          </table:table-cell>
          <table:table-cell office:value-type="float" office:value="0.41966999999999999" table:style-name="ce1">
            <text:p>0.419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7"/>
          <table:table-cell office:value-type="float" table:style-name="ce1" office:value="0.06937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73000000000001" table:style-name="ce1">
            <text:p>1.0273</text:p>
          </table:table-cell>
          <table:table-cell office:value-type="float" office:value="0.183" table:style-name="ce1">
            <text:p>0.1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8"/>
          <table:table-cell office:value-type="float" table:style-name="ce1" office:value="0.060629999999999996"/>
          <table:table-cell office:value-type="float" office:value="1.3300000000000001E-2" table:style-name="ce1">
            <text:p>0.0133</text:p>
          </table:table-cell>
          <table:table-cell office:value-type="float" office:value="3.6859999999999997E-2" table:style-name="ce1">
            <text:p>0.03686</text:p>
          </table:table-cell>
          <table:table-cell office:value-type="float" office:value="-3.6859999999999997E-2" table:style-name="ce1">
            <text:p>-0.03686</text:p>
          </table:table-cell>
          <table:table-cell office:value-type="float" office:value="1.0165999999999999" table:style-name="ce1">
            <text:p>1.0166</text:p>
          </table:table-cell>
          <table:table-cell office:value-type="float" office:value="9.2149999999999996E-2" table:style-name="ce1">
            <text:p>0.092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9"/>
          <table:table-cell office:value-type="float" table:style-name="ce1" office:value="0.02239"/>
          <table:table-cell office:value-type="float" office:value="1.3460000000000001E-2" table:style-name="ce1">
            <text:p>0.01346</text:p>
          </table:table-cell>
          <table:table-cell office:value-type="float" office:value="0.25849" table:style-name="ce1">
            <text:p>0.25849</text:p>
          </table:table-cell>
          <table:table-cell office:value-type="float" office:value="-0.25849" table:style-name="ce1">
            <text:p>-0.25849</text:p>
          </table:table-cell>
          <table:table-cell office:value-type="float" office:value="1.0287999999999999" table:style-name="ce1">
            <text:p>1.0288</text:p>
          </table:table-cell>
          <table:table-cell office:value-type="float" office:value="0.64622000000000002" table:style-name="ce1">
            <text:p>0.646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9"/>
          <table:table-cell office:value-type="float" table:style-name="ce1" office:value="0.52368"/>
          <table:table-cell office:value-type="float" office:value="1.6570000000000001E-2" table:style-name="ce1">
            <text:p>0.01657</text:p>
          </table:table-cell>
          <table:table-cell office:value-type="float" office:value="0.31836999999999999" table:style-name="ce1">
            <text:p>0.31837</text:p>
          </table:table-cell>
          <table:table-cell office:value-type="float" office:value="-0.31836999999999999" table:style-name="ce1">
            <text:p>-0.31837</text:p>
          </table:table-cell>
          <table:table-cell office:value-type="float" office:value="1.0287999999999999" table:style-name="ce1">
            <text:p>1.0288</text:p>
          </table:table-cell>
          <table:table-cell office:value-type="float" office:value="0.79593000000000003" table:style-name="ce1">
            <text:p>0.795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9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12447" table:style-name="ce1">
            <text:p>0.12447</text:p>
          </table:table-cell>
          <table:table-cell office:value-type="float" office:value="-0.12447" table:style-name="ce1">
            <text:p>-0.12447</text:p>
          </table:table-cell>
          <table:table-cell office:value-type="float" office:value="1.0287999999999999" table:style-name="ce1">
            <text:p>1.0288</text:p>
          </table:table-cell>
          <table:table-cell office:value-type="float" office:value="0.31117" table:style-name="ce1">
            <text:p>0.311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0"/>
          <table:table-cell office:value-type="float" table:style-name="ce1" office:value="0.01039"/>
          <table:table-cell office:value-type="float" office:value="3.9289999999999999E-2" table:style-name="ce1">
            <text:p>0.03929</text:p>
          </table:table-cell>
          <table:table-cell office:value-type="float" office:value="0.11996000000000001" table:style-name="ce1">
            <text:p>0.11996</text:p>
          </table:table-cell>
          <table:table-cell office:value-type="float" office:value="-0.11996000000000001" table:style-name="ce1">
            <text:p>-0.11996</text:p>
          </table:table-cell>
          <table:table-cell office:value-type="float" office:value="1.0124" table:style-name="ce1">
            <text:p>1.0124</text:p>
          </table:table-cell>
          <table:table-cell office:value-type="float" office:value="0.2999" table:style-name="ce1">
            <text:p>0.29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0"/>
          <table:table-cell office:value-type="float" table:style-name="ce1" office:value="0.21091000000000001"/>
          <table:table-cell office:value-type="float" office:value="4.2000000000000003E-2" table:style-name="ce1">
            <text:p>0.042</text:p>
          </table:table-cell>
          <table:table-cell office:value-type="float" office:value="0.12822" table:style-name="ce1">
            <text:p>0.12822</text:p>
          </table:table-cell>
          <table:table-cell office:value-type="float" office:value="-0.12822" table:style-name="ce1">
            <text:p>-0.12822</text:p>
          </table:table-cell>
          <table:table-cell office:value-type="float" office:value="1.0124" table:style-name="ce1">
            <text:p>1.0124</text:p>
          </table:table-cell>
          <table:table-cell office:value-type="float" office:value="0.32055" table:style-name="ce1">
            <text:p>0.320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0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4.1909999999999996E-2" table:style-name="ce1">
            <text:p>0.04191</text:p>
          </table:table-cell>
          <table:table-cell office:value-type="float" office:value="-4.1909999999999996E-2" table:style-name="ce1">
            <text:p>-0.04191</text:p>
          </table:table-cell>
          <table:table-cell office:value-type="float" office:value="1.0124" table:style-name="ce1">
            <text:p>1.0124</text:p>
          </table:table-cell>
          <table:table-cell office:value-type="float" office:value="0.10477" table:style-name="ce1">
            <text:p>0.104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1"/>
          <table:table-cell office:value-type="float" table:style-name="ce1" office:value="0.0633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86999999999999" table:style-name="ce1">
            <text:p>1.0287</text:p>
          </table:table-cell>
          <table:table-cell office:value-type="float" office:value="0.16699999999999998" table:style-name="ce1">
            <text:p>0.1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1"/>
          <table:table-cell office:value-type="float" table:style-name="ce1" office:value="0.8456199999999999"/>
          <table:table-cell office:value-type="float" office:value="0.28597" table:style-name="ce1">
            <text:p>0.28597</text:p>
          </table:table-cell>
          <table:table-cell office:value-type="float" office:value="0.51408999999999994" table:style-name="ce1">
            <text:p>0.51409</text:p>
          </table:table-cell>
          <table:table-cell office:value-type="float" office:value="-0.51408999999999994" table:style-name="ce1">
            <text:p>-0.51409</text:p>
          </table:table-cell>
          <table:table-cell office:value-type="float" office:value="1.0286999999999999" table:style-name="ce1">
            <text:p>1.0287</text:p>
          </table:table-cell>
          <table:table-cell office:value-type="float" office:value="1.2852399999999999" table:style-name="ce1">
            <text:p>1.285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1"/>
          <table:table-cell office:value-type="float" table:style-name="ce1" office:value="0.04391"/>
          <table:table-cell office:value-type="float" office:value="0.28199999999999997" table:style-name="ce1">
            <text:p>0.282</text:p>
          </table:table-cell>
          <table:table-cell office:value-type="float" office:value="0.50695000000000001" table:style-name="ce1">
            <text:p>0.50695</text:p>
          </table:table-cell>
          <table:table-cell office:value-type="float" office:value="-0.50695000000000001" table:style-name="ce1">
            <text:p>-0.50695</text:p>
          </table:table-cell>
          <table:table-cell office:value-type="float" office:value="1.0286999999999999" table:style-name="ce1">
            <text:p>1.0287</text:p>
          </table:table-cell>
          <table:table-cell office:value-type="float" office:value="1.2673699999999999" table:style-name="ce1">
            <text:p>1.267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2"/>
          <table:table-cell office:value-type="float" table:style-name="ce1" office:value="1.1419"/>
          <table:table-cell office:value-type="float" office:value="0.46798000000000001" table:style-name="ce1">
            <text:p>0.46798</text:p>
          </table:table-cell>
          <table:table-cell office:value-type="float" office:value="0.69421999999999995" table:style-name="ce1">
            <text:p>0.69422</text:p>
          </table:table-cell>
          <table:table-cell office:value-type="float" office:value="-0.69421999999999995" table:style-name="ce1">
            <text:p>-0.69422</text:p>
          </table:table-cell>
          <table:table-cell office:value-type="float" office:value="1.0250999999999999" table:style-name="ce1">
            <text:p>1.0251</text:p>
          </table:table-cell>
          <table:table-cell office:value-type="float" office:value="1.7355500000000001" table:style-name="ce1">
            <text:p>1.735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2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4.7110000000000006E-2" table:style-name="ce1">
            <text:p>0.04711</text:p>
          </table:table-cell>
          <table:table-cell office:value-type="float" office:value="-4.7110000000000006E-2" table:style-name="ce1">
            <text:p>-0.04711</text:p>
          </table:table-cell>
          <table:table-cell office:value-type="float" office:value="1.0250999999999999" table:style-name="ce1">
            <text:p>1.0251</text:p>
          </table:table-cell>
          <table:table-cell office:value-type="float" office:value="0.11779000000000001" table:style-name="ce1">
            <text:p>0.117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3"/>
          <table:table-cell office:value-type="float" table:style-name="ce1" office:value="0.00295"/>
          <table:table-cell office:value-type="float" office:value="9.7999999999999997E-4" table:style-name="ce1">
            <text:p>0.00098</text:p>
          </table:table-cell>
          <table:table-cell office:value-type="float" office:value="3.4049999999999997E-2" table:style-name="ce1">
            <text:p>0.03405</text:p>
          </table:table-cell>
          <table:table-cell office:value-type="float" office:value="-3.4049999999999997E-2" table:style-name="ce1">
            <text:p>-0.03405</text:p>
          </table:table-cell>
          <table:table-cell office:value-type="float" office:value="1.0270999999999999" table:style-name="ce1">
            <text:p>1.0271</text:p>
          </table:table-cell>
          <table:table-cell office:value-type="float" office:value="8.5109999999999991E-2" table:style-name="ce1">
            <text:p>0.085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4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5.978E-2" table:style-name="ce1">
            <text:p>0.05978</text:p>
          </table:table-cell>
          <table:table-cell office:value-type="float" office:value="-5.978E-2" table:style-name="ce1">
            <text:p>-0.05978</text:p>
          </table:table-cell>
          <table:table-cell office:value-type="float" office:value="1.0321" table:style-name="ce1">
            <text:p>1.0321</text:p>
          </table:table-cell>
          <table:table-cell office:value-type="float" office:value="0.14945" table:style-name="ce1">
            <text:p>0.149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4"/>
          <table:table-cell office:value-type="float" table:style-name="ce1" office:value="0.04108"/>
          <table:table-cell office:value-type="float" office:value="-1.65E-3" table:style-name="ce1">
            <text:p>-0.00165</text:p>
          </table:table-cell>
          <table:table-cell office:value-type="float" office:value="2.4969999999999999E-2" table:style-name="ce1">
            <text:p>0.02497</text:p>
          </table:table-cell>
          <table:table-cell office:value-type="float" office:value="-2.4969999999999999E-2" table:style-name="ce1">
            <text:p>-0.02497</text:p>
          </table:table-cell>
          <table:table-cell office:value-type="float" office:value="1.0321" table:style-name="ce1">
            <text:p>1.0321</text:p>
          </table:table-cell>
          <table:table-cell office:value-type="float" office:value="6.2430000000000006E-2" table:style-name="ce1">
            <text:p>0.062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5"/>
          <table:table-cell office:value-type="float" table:style-name="ce1" office:value="0.01737"/>
          <table:table-cell office:value-type="float" office:value="0.10486000000000001" table:style-name="ce1">
            <text:p>0.10486</text:p>
          </table:table-cell>
          <table:table-cell office:value-type="float" office:value="0.20055000000000001" table:style-name="ce1">
            <text:p>0.20055</text:p>
          </table:table-cell>
          <table:table-cell office:value-type="float" office:value="-0.20055000000000001" table:style-name="ce1">
            <text:p>-0.20055</text:p>
          </table:table-cell>
          <table:table-cell office:value-type="float" office:value="1.0286" table:style-name="ce1">
            <text:p>1.0286</text:p>
          </table:table-cell>
          <table:table-cell office:value-type="float" office:value="0.50137999999999994" table:style-name="ce1">
            <text:p>0.501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5"/>
          <table:table-cell office:value-type="float" table:style-name="ce1" office:value="0.01858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86" table:style-name="ce1">
            <text:p>1.0286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5"/>
          <table:table-cell office:value-type="float" table:style-name="ce1" office:value="0.18036000000000002"/>
          <table:table-cell office:value-type="float" office:value="5.7340000000000002E-2" table:style-name="ce1">
            <text:p>0.05734</text:p>
          </table:table-cell>
          <table:table-cell office:value-type="float" office:value="0.10965" table:style-name="ce1">
            <text:p>0.10965</text:p>
          </table:table-cell>
          <table:table-cell office:value-type="float" office:value="-0.10965" table:style-name="ce1">
            <text:p>-0.10965</text:p>
          </table:table-cell>
          <table:table-cell office:value-type="float" office:value="1.0286" table:style-name="ce1">
            <text:p>1.0286</text:p>
          </table:table-cell>
          <table:table-cell office:value-type="float" office:value="0.27412999999999998" table:style-name="ce1">
            <text:p>0.274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6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6.7919999999999994E-2" table:style-name="ce1">
            <text:p>0.06792</text:p>
          </table:table-cell>
          <table:table-cell office:value-type="float" office:value="-6.7919999999999994E-2" table:style-name="ce1">
            <text:p>-0.06792</text:p>
          </table:table-cell>
          <table:table-cell office:value-type="float" office:value="1.0236000000000001" table:style-name="ce1">
            <text:p>1.0236</text:p>
          </table:table-cell>
          <table:table-cell office:value-type="float" office:value="0.16981000000000002" table:style-name="ce1">
            <text:p>0.169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6"/>
          <table:table-cell office:value-type="float" table:style-name="ce1" office:value="0.025019999999999997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36000000000001" table:style-name="ce1">
            <text:p>1.0236</text:p>
          </table:table-cell>
          <table:table-cell office:value-type="float" office:value="6.6000000000000003E-2" table:style-name="ce1">
            <text:p>0.0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6"/>
          <table:table-cell office:value-type="float" table:style-name="ce1" office:value="0.04108"/>
          <table:table-cell office:value-type="float" office:value="4.8500000000000001E-3" table:style-name="ce1">
            <text:p>0.00485</text:p>
          </table:table-cell>
          <table:table-cell office:value-type="float" office:value="2.4969999999999999E-2" table:style-name="ce1">
            <text:p>0.02497</text:p>
          </table:table-cell>
          <table:table-cell office:value-type="float" office:value="-2.4969999999999999E-2" table:style-name="ce1">
            <text:p>-0.02497</text:p>
          </table:table-cell>
          <table:table-cell office:value-type="float" office:value="1.0236000000000001" table:style-name="ce1">
            <text:p>1.0236</text:p>
          </table:table-cell>
          <table:table-cell office:value-type="float" office:value="6.2430000000000006E-2" table:style-name="ce1">
            <text:p>0.062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7"/>
          <table:table-cell office:value-type="float" table:style-name="ce1" office:value="0.061239999999999996"/>
          <table:table-cell office:value-type="float" office:value="1.32E-3" table:style-name="ce1">
            <text:p>0.00132</text:p>
          </table:table-cell>
          <table:table-cell office:value-type="float" office:value="3.7229999999999999E-2" table:style-name="ce1">
            <text:p>0.03723</text:p>
          </table:table-cell>
          <table:table-cell office:value-type="float" office:value="-3.7229999999999999E-2" table:style-name="ce1">
            <text:p>-0.03723</text:p>
          </table:table-cell>
          <table:table-cell office:value-type="float" office:value="1.0263" table:style-name="ce1">
            <text:p>1.0263</text:p>
          </table:table-cell>
          <table:table-cell office:value-type="float" office:value="9.307E-2" table:style-name="ce1">
            <text:p>0.093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7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4.1909999999999996E-2" table:style-name="ce1">
            <text:p>0.04191</text:p>
          </table:table-cell>
          <table:table-cell office:value-type="float" office:value="-4.1909999999999996E-2" table:style-name="ce1">
            <text:p>-0.04191</text:p>
          </table:table-cell>
          <table:table-cell office:value-type="float" office:value="1.0263" table:style-name="ce1">
            <text:p>1.0263</text:p>
          </table:table-cell>
          <table:table-cell office:value-type="float" office:value="0.10477" table:style-name="ce1">
            <text:p>0.104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8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49313000000000001" table:style-name="ce1">
            <text:p>0.49313</text:p>
          </table:table-cell>
          <table:table-cell office:value-type="float" office:value="-0.49313000000000001" table:style-name="ce1">
            <text:p>-0.49313</text:p>
          </table:table-cell>
          <table:table-cell office:value-type="float" office:value="1.0185999999999999" table:style-name="ce1">
            <text:p>1.0186</text:p>
          </table:table-cell>
          <table:table-cell office:value-type="float" office:value="1.2328400000000002" table:style-name="ce1">
            <text:p>1.232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8"/>
          <table:table-cell office:value-type="float" table:style-name="ce1" office:value="0.026160000000000003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185999999999999" table:style-name="ce1">
            <text:p>1.0186</text:p>
          </table:table-cell>
          <table:table-cell office:value-type="float" office:value="6.9000000000000006E-2" table:style-name="ce1">
            <text:p>0.0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9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4.1909999999999996E-2" table:style-name="ce1">
            <text:p>0.04191</text:p>
          </table:table-cell>
          <table:table-cell office:value-type="float" office:value="-4.1909999999999996E-2" table:style-name="ce1">
            <text:p>-0.04191</text:p>
          </table:table-cell>
          <table:table-cell office:value-type="float" office:value="1.0247999999999999" table:style-name="ce1">
            <text:p>1.0248</text:p>
          </table:table-cell>
          <table:table-cell office:value-type="float" office:value="0.10477" table:style-name="ce1">
            <text:p>0.104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9"/>
          <table:table-cell office:value-type="float" table:style-name="ce1" office:value="0.08262"/>
          <table:table-cell office:value-type="float" office:value="7.7099999999999998E-3" table:style-name="ce1">
            <text:p>0.00771</text:p>
          </table:table-cell>
          <table:table-cell office:value-type="float" office:value="5.0229999999999997E-2" table:style-name="ce1">
            <text:p>0.05023</text:p>
          </table:table-cell>
          <table:table-cell office:value-type="float" office:value="-5.0229999999999997E-2" table:style-name="ce1">
            <text:p>-0.05023</text:p>
          </table:table-cell>
          <table:table-cell office:value-type="float" office:value="1.0247999999999999" table:style-name="ce1">
            <text:p>1.0248</text:p>
          </table:table-cell>
          <table:table-cell office:value-type="float" office:value="0.12557000000000001" table:style-name="ce1">
            <text:p>0.125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0"/>
          <table:table-cell office:value-type="float" table:style-name="ce1" office:value="0.12233000000000001"/>
          <table:table-cell office:value-type="float" office:value="3.986E-2" table:style-name="ce1">
            <text:p>0.03986</text:p>
          </table:table-cell>
          <table:table-cell office:value-type="float" office:value="7.4370000000000006E-2" table:style-name="ce1">
            <text:p>0.07437</text:p>
          </table:table-cell>
          <table:table-cell office:value-type="float" office:value="-7.4370000000000006E-2" table:style-name="ce1">
            <text:p>-0.07437</text:p>
          </table:table-cell>
          <table:table-cell office:value-type="float" office:value="1.0277000000000001" table:style-name="ce1">
            <text:p>1.0277</text:p>
          </table:table-cell>
          <table:table-cell office:value-type="float" office:value="0.18591999999999997" table:style-name="ce1">
            <text:p>0.185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0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4.2140000000000004E-2" table:style-name="ce1">
            <text:p>0.04214</text:p>
          </table:table-cell>
          <table:table-cell office:value-type="float" office:value="-4.2140000000000004E-2" table:style-name="ce1">
            <text:p>-0.04214</text:p>
          </table:table-cell>
          <table:table-cell office:value-type="float" office:value="1.0277000000000001" table:style-name="ce1">
            <text:p>1.0277</text:p>
          </table:table-cell>
          <table:table-cell office:value-type="float" office:value="0.10535" table:style-name="ce1">
            <text:p>0.105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0"/>
          <table:table-cell office:value-type="float" table:style-name="ce1" office:value="0.10462999999999999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77000000000001" table:style-name="ce1">
            <text:p>1.0277</text:p>
          </table:table-cell>
          <table:table-cell office:value-type="float" office:value="0.27600000000000002" table:style-name="ce1">
            <text:p>0.2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0"/>
          <table:table-cell office:value-type="float" table:style-name="ce1" office:value="0.039529999999999996"/>
          <table:table-cell office:value-type="float" office:value="0.24460999999999999" table:style-name="ce1">
            <text:p>0.24461</text:p>
          </table:table-cell>
          <table:table-cell office:value-type="float" office:value="0.45643999999999996" table:style-name="ce1">
            <text:p>0.45644</text:p>
          </table:table-cell>
          <table:table-cell office:value-type="float" office:value="-0.45643999999999996" table:style-name="ce1">
            <text:p>-0.45644</text:p>
          </table:table-cell>
          <table:table-cell office:value-type="float" office:value="1.0277000000000001" table:style-name="ce1">
            <text:p>1.0277</text:p>
          </table:table-cell>
          <table:table-cell office:value-type="float" office:value="1.1411" table:style-name="ce1">
            <text:p>1.14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2"/>
          <table:table-cell office:value-type="float" table:style-name="ce1" office:value="0.014199999999999999"/>
          <table:table-cell office:value-type="float" office:value="2.5600000000000002E-3" table:style-name="ce1">
            <text:p>0.00256</text:p>
          </table:table-cell>
          <table:table-cell office:value-type="float" office:value="8.6300000000000005E-3" table:style-name="ce1">
            <text:p>0.00863</text:p>
          </table:table-cell>
          <table:table-cell office:value-type="float" office:value="-8.6300000000000005E-3" table:style-name="ce1">
            <text:p>-0.00863</text:p>
          </table:table-cell>
          <table:table-cell office:value-type="float" office:value="1.0266" table:style-name="ce1">
            <text:p>1.0266</text:p>
          </table:table-cell>
          <table:table-cell office:value-type="float" office:value="2.1579999999999998E-2" table:style-name="ce1">
            <text:p>0.021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2"/>
          <table:table-cell office:value-type="float" table:style-name="ce1" office:value="0.03889"/>
          <table:table-cell office:value-type="float" office:value="0.13324999999999998" table:style-name="ce1">
            <text:p>0.13325</text:p>
          </table:table-cell>
          <table:table-cell office:value-type="float" office:value="0.44901000000000002" table:style-name="ce1">
            <text:p>0.44901</text:p>
          </table:table-cell>
          <table:table-cell office:value-type="float" office:value="-0.44901000000000002" table:style-name="ce1">
            <text:p>-0.44901</text:p>
          </table:table-cell>
          <table:table-cell office:value-type="float" office:value="1.0266" table:style-name="ce1">
            <text:p>1.0266</text:p>
          </table:table-cell>
          <table:table-cell office:value-type="float" office:value="1.12253" table:style-name="ce1">
            <text:p>1.122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3"/>
          <table:table-cell office:value-type="float" table:style-name="ce1" office:value="0.00614"/>
          <table:table-cell office:value-type="float" office:value="2.6610000000000002E-2" table:style-name="ce1">
            <text:p>0.02661</text:p>
          </table:table-cell>
          <table:table-cell office:value-type="float" office:value="7.0940000000000003E-2" table:style-name="ce1">
            <text:p>0.07094</text:p>
          </table:table-cell>
          <table:table-cell office:value-type="float" office:value="-7.0940000000000003E-2" table:style-name="ce1">
            <text:p>-0.07094</text:p>
          </table:table-cell>
          <table:table-cell office:value-type="float" office:value="1.0279" table:style-name="ce1">
            <text:p>1.0279</text:p>
          </table:table-cell>
          <table:table-cell office:value-type="float" office:value="0.17734000000000003" table:style-name="ce1">
            <text:p>0.177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3"/>
          <table:table-cell office:value-type="float" table:style-name="ce1" office:value="2.4712"/>
          <table:table-cell office:value-type="float" office:value="0.5635" table:style-name="ce1">
            <text:p>0.5635</text:p>
          </table:table-cell>
          <table:table-cell office:value-type="float" office:value="1.50237" table:style-name="ce1">
            <text:p>1.50237</text:p>
          </table:table-cell>
          <table:table-cell office:value-type="float" office:value="-1.50237" table:style-name="ce1">
            <text:p>-1.50237</text:p>
          </table:table-cell>
          <table:table-cell office:value-type="float" office:value="1.0279" table:style-name="ce1">
            <text:p>1.0279</text:p>
          </table:table-cell>
          <table:table-cell office:value-type="float" office:value="3.7559100000000001" table:style-name="ce1">
            <text:p>3.755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4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11082" table:style-name="ce1">
            <text:p>0.11082</text:p>
          </table:table-cell>
          <table:table-cell office:value-type="float" office:value="-0.11082" table:style-name="ce1">
            <text:p>-0.11082</text:p>
          </table:table-cell>
          <table:table-cell office:value-type="float" office:value="1.0199" table:style-name="ce1">
            <text:p>1.0199</text:p>
          </table:table-cell>
          <table:table-cell office:value-type="float" office:value="0.27705999999999997" table:style-name="ce1">
            <text:p>0.277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5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5.978E-2" table:style-name="ce1">
            <text:p>0.05978</text:p>
          </table:table-cell>
          <table:table-cell office:value-type="float" office:value="-5.978E-2" table:style-name="ce1">
            <text:p>-0.05978</text:p>
          </table:table-cell>
          <table:table-cell office:value-type="float" office:value="1.0259" table:style-name="ce1">
            <text:p>1.0259</text:p>
          </table:table-cell>
          <table:table-cell office:value-type="float" office:value="0.14945" table:style-name="ce1">
            <text:p>0.149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5"/>
          <table:table-cell office:value-type="float" table:style-name="ce1" office:value="0.03802"/>
          <table:table-cell office:value-type="float" office:value="-7.000000000000001E-4" table:style-name="ce1">
            <text:p>-0.0007</text:p>
          </table:table-cell>
          <table:table-cell office:value-type="float" office:value="2.3119999999999998E-2" table:style-name="ce1">
            <text:p>0.02312</text:p>
          </table:table-cell>
          <table:table-cell office:value-type="float" office:value="-2.3119999999999998E-2" table:style-name="ce1">
            <text:p>-0.02312</text:p>
          </table:table-cell>
          <table:table-cell office:value-type="float" office:value="1.0259" table:style-name="ce1">
            <text:p>1.0259</text:p>
          </table:table-cell>
          <table:table-cell office:value-type="float" office:value="5.7790000000000001E-2" table:style-name="ce1">
            <text:p>0.057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7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10146000000000001" table:style-name="ce1">
            <text:p>0.10146</text:p>
          </table:table-cell>
          <table:table-cell office:value-type="float" office:value="-0.10146000000000001" table:style-name="ce1">
            <text:p>-0.10146</text:p>
          </table:table-cell>
          <table:table-cell office:value-type="float" office:value="1.0233000000000001" table:style-name="ce1">
            <text:p>1.0233</text:p>
          </table:table-cell>
          <table:table-cell office:value-type="float" office:value="0.25364999999999999" table:style-name="ce1">
            <text:p>0.253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7"/>
          <table:table-cell office:value-type="float" table:style-name="ce1" office:value="0.01481"/>
          <table:table-cell office:value-type="float" office:value="1.7499999999999998E-3" table:style-name="ce1">
            <text:p>0.00175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-9.0000000000000011E-3" table:style-name="ce1">
            <text:p>-0.009</text:p>
          </table:table-cell>
          <table:table-cell office:value-type="float" office:value="1.0233000000000001" table:style-name="ce1">
            <text:p>1.0233</text:p>
          </table:table-cell>
          <table:table-cell office:value-type="float" office:value="2.2509999999999999E-2" table:style-name="ce1">
            <text:p>0.022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8"/>
          <table:table-cell office:value-type="float" table:style-name="ce1" office:value="0.32942"/>
          <table:table-cell office:value-type="float" office:value="4.8300000000000001E-3" table:style-name="ce1">
            <text:p>0.00483</text:p>
          </table:table-cell>
          <table:table-cell office:value-type="float" office:value="0.20027" table:style-name="ce1">
            <text:p>0.20027</text:p>
          </table:table-cell>
          <table:table-cell office:value-type="float" office:value="-0.20027" table:style-name="ce1">
            <text:p>-0.20027</text:p>
          </table:table-cell>
          <table:table-cell office:value-type="float" office:value="1.0154000000000001" table:style-name="ce1">
            <text:p>1.0154</text:p>
          </table:table-cell>
          <table:table-cell office:value-type="float" office:value="0.50066999999999995" table:style-name="ce1">
            <text:p>0.500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8"/>
          <table:table-cell office:value-type="float" table:style-name="ce1" office:value="0.08"/>
          <table:table-cell office:value-type="float" office:value="4.2599999999999999E-3" table:style-name="ce1">
            <text:p>0.00426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-3.5200000000000002E-2" table:style-name="ce1">
            <text:p>-0.0352</text:p>
          </table:table-cell>
          <table:table-cell office:value-type="float" office:value="1.0154000000000001" table:style-name="ce1">
            <text:p>1.0154</text:p>
          </table:table-cell>
          <table:table-cell office:value-type="float" office:value="8.8000000000000009E-2" table:style-name="ce1">
            <text:p>0.088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8"/>
          <table:table-cell office:value-type="float" table:style-name="ce1" office:value="0.08"/>
          <table:table-cell office:value-type="float" office:value="4.2599999999999999E-3" table:style-name="ce1">
            <text:p>0.00426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-3.5200000000000002E-2" table:style-name="ce1">
            <text:p>-0.0352</text:p>
          </table:table-cell>
          <table:table-cell office:value-type="float" office:value="1.0154000000000001" table:style-name="ce1">
            <text:p>1.0154</text:p>
          </table:table-cell>
          <table:table-cell office:value-type="float" office:value="8.8000000000000009E-2" table:style-name="ce1">
            <text:p>0.088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8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15024999999999999" table:style-name="ce1">
            <text:p>0.15025</text:p>
          </table:table-cell>
          <table:table-cell office:value-type="float" office:value="-0.15024999999999999" table:style-name="ce1">
            <text:p>-0.15025</text:p>
          </table:table-cell>
          <table:table-cell office:value-type="float" office:value="1.0154000000000001" table:style-name="ce1">
            <text:p>1.0154</text:p>
          </table:table-cell>
          <table:table-cell office:value-type="float" office:value="0.37563000000000002" table:style-name="ce1">
            <text:p>0.375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8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125" table:style-name="ce1">
            <text:p>0.125</text:p>
          </table:table-cell>
          <table:table-cell office:value-type="float" office:value="-0.1" table:style-name="ce1">
            <text:p>-0.1</text:p>
          </table:table-cell>
          <table:table-cell office:value-type="float" office:value="1.0154000000000001" table:style-name="ce1">
            <text:p>1.0154</text:p>
          </table:table-cell>
          <table:table-cell office:value-type="float" office:value="0.25" table:style-name="ce1">
            <text:p>0.25</text:p>
          </table:table-cell>
          <table:table-cell office:value-type="float" office:value="0.125" table:style-name="ce1">
            <text:p>0.12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8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04" table:style-name="ce1">
            <text:p>0.04</text:p>
          </table:table-cell>
          <table:table-cell office:value-type="float" office:value="-3.2000000000000001E-2" table:style-name="ce1">
            <text:p>-0.032</text:p>
          </table:table-cell>
          <table:table-cell office:value-type="float" office:value="1.0154000000000001" table:style-name="ce1">
            <text:p>1.0154</text:p>
          </table:table-cell>
          <table:table-cell office:value-type="float" office:value="0.08" table:style-name="ce1">
            <text:p>0.08</text:p>
          </table:table-cell>
          <table:table-cell office:value-type="float" office:value="0.04" table:style-name="ce1">
            <text:p>0.0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8"/>
          <table:table-cell office:value-type="float" table:style-name="ce1" office:value="0.08"/>
          <table:table-cell office:value-type="float" office:value="4.2599999999999999E-3" table:style-name="ce1">
            <text:p>0.00426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-3.5200000000000002E-2" table:style-name="ce1">
            <text:p>-0.0352</text:p>
          </table:table-cell>
          <table:table-cell office:value-type="float" office:value="1.0154000000000001" table:style-name="ce1">
            <text:p>1.0154</text:p>
          </table:table-cell>
          <table:table-cell office:value-type="float" office:value="8.8000000000000009E-2" table:style-name="ce1">
            <text:p>0.088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8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04" table:style-name="ce1">
            <text:p>0.04</text:p>
          </table:table-cell>
          <table:table-cell office:value-type="float" office:value="-3.2000000000000001E-2" table:style-name="ce1">
            <text:p>-0.032</text:p>
          </table:table-cell>
          <table:table-cell office:value-type="float" office:value="1.0154000000000001" table:style-name="ce1">
            <text:p>1.0154</text:p>
          </table:table-cell>
          <table:table-cell office:value-type="float" office:value="0.08" table:style-name="ce1">
            <text:p>0.08</text:p>
          </table:table-cell>
          <table:table-cell office:value-type="float" office:value="0.04" table:style-name="ce1">
            <text:p>0.0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8"/>
          <table:table-cell office:value-type="float" table:style-name="ce1" office:value="0.02319"/>
          <table:table-cell office:value-type="float" office:value="6.4600000000000005E-3" table:style-name="ce1">
            <text:p>0.00646</text:p>
          </table:table-cell>
          <table:table-cell office:value-type="float" office:value="0.26777000000000001" table:style-name="ce1">
            <text:p>0.26777</text:p>
          </table:table-cell>
          <table:table-cell office:value-type="float" office:value="-0.26777000000000001" table:style-name="ce1">
            <text:p>-0.26777</text:p>
          </table:table-cell>
          <table:table-cell office:value-type="float" office:value="1.0154000000000001" table:style-name="ce1">
            <text:p>1.0154</text:p>
          </table:table-cell>
          <table:table-cell office:value-type="float" office:value="0.66942999999999997" table:style-name="ce1">
            <text:p>0.669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8"/>
          <table:table-cell office:value-type="float" table:style-name="ce1" office:value="0.021230000000000002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154000000000001" table:style-name="ce1">
            <text:p>1.0154</text:p>
          </table:table-cell>
          <table:table-cell office:value-type="float" office:value="5.5999999999999994E-2" table:style-name="ce1">
            <text:p>0.0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8"/>
          <table:table-cell office:value-type="float" table:style-name="ce1" office:value="0.08"/>
          <table:table-cell office:value-type="float" office:value="4.2599999999999999E-3" table:style-name="ce1">
            <text:p>0.00426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-3.5200000000000002E-2" table:style-name="ce1">
            <text:p>-0.0352</text:p>
          </table:table-cell>
          <table:table-cell office:value-type="float" office:value="1.0154000000000001" table:style-name="ce1">
            <text:p>1.0154</text:p>
          </table:table-cell>
          <table:table-cell office:value-type="float" office:value="8.8000000000000009E-2" table:style-name="ce1">
            <text:p>0.088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9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4.1909999999999996E-2" table:style-name="ce1">
            <text:p>0.04191</text:p>
          </table:table-cell>
          <table:table-cell office:value-type="float" office:value="-4.1909999999999996E-2" table:style-name="ce1">
            <text:p>-0.04191</text:p>
          </table:table-cell>
          <table:table-cell office:value-type="float" office:value="1.0237000000000001" table:style-name="ce1">
            <text:p>1.0237</text:p>
          </table:table-cell>
          <table:table-cell office:value-type="float" office:value="0.10477" table:style-name="ce1">
            <text:p>0.104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9"/>
          <table:table-cell office:value-type="float" table:style-name="ce1" office:value="0.17303000000000002"/>
          <table:table-cell office:value-type="float" office:value="5.8310000000000001E-2" table:style-name="ce1">
            <text:p>0.05831</text:p>
          </table:table-cell>
          <table:table-cell office:value-type="float" office:value="0.10519000000000001" table:style-name="ce1">
            <text:p>0.10519</text:p>
          </table:table-cell>
          <table:table-cell office:value-type="float" office:value="-0.10519000000000001" table:style-name="ce1">
            <text:p>-0.10519</text:p>
          </table:table-cell>
          <table:table-cell office:value-type="float" office:value="1.0237000000000001" table:style-name="ce1">
            <text:p>1.0237</text:p>
          </table:table-cell>
          <table:table-cell office:value-type="float" office:value="0.26297999999999999" table:style-name="ce1">
            <text:p>0.262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9"/>
          <table:table-cell office:value-type="float" table:style-name="ce1" office:value="0.042460000000000005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37000000000001" table:style-name="ce1">
            <text:p>1.0237</text:p>
          </table:table-cell>
          <table:table-cell office:value-type="float" office:value="0.11199999999999999" table:style-name="ce1">
            <text:p>0.1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0"/>
          <table:table-cell office:value-type="float" table:style-name="ce1" office:value="0.03468"/>
          <table:table-cell office:value-type="float" office:value="2.4760000000000001E-2" table:style-name="ce1">
            <text:p>0.02476</text:p>
          </table:table-cell>
          <table:table-cell office:value-type="float" office:value="0.40035999999999999" table:style-name="ce1">
            <text:p>0.40036</text:p>
          </table:table-cell>
          <table:table-cell office:value-type="float" office:value="-0.40035999999999999" table:style-name="ce1">
            <text:p>-0.40036</text:p>
          </table:table-cell>
          <table:table-cell office:value-type="float" office:value="1.0207999999999999" table:style-name="ce1">
            <text:p>1.0208</text:p>
          </table:table-cell>
          <table:table-cell office:value-type="float" office:value="1.0009000000000001" table:style-name="ce1">
            <text:p>1.00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0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4.2140000000000004E-2" table:style-name="ce1">
            <text:p>0.04214</text:p>
          </table:table-cell>
          <table:table-cell office:value-type="float" office:value="-4.2140000000000004E-2" table:style-name="ce1">
            <text:p>-0.04214</text:p>
          </table:table-cell>
          <table:table-cell office:value-type="float" office:value="1.0207999999999999" table:style-name="ce1">
            <text:p>1.0208</text:p>
          </table:table-cell>
          <table:table-cell office:value-type="float" office:value="0.10535" table:style-name="ce1">
            <text:p>0.105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0"/>
          <table:table-cell office:value-type="float" table:style-name="ce1" office:value="0.1016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07999999999999" table:style-name="ce1">
            <text:p>1.0208</text:p>
          </table:table-cell>
          <table:table-cell office:value-type="float" office:value="0.26800000000000002" table:style-name="ce1">
            <text:p>0.2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0"/>
          <table:table-cell office:value-type="float" table:style-name="ce1" office:value="0.16387000000000002"/>
          <table:table-cell office:value-type="float" office:value="6.1599999999999997E-3" table:style-name="ce1">
            <text:p>0.00616</text:p>
          </table:table-cell>
          <table:table-cell office:value-type="float" office:value="9.962E-2" table:style-name="ce1">
            <text:p>0.09962</text:p>
          </table:table-cell>
          <table:table-cell office:value-type="float" office:value="-9.962E-2" table:style-name="ce1">
            <text:p>-0.09962</text:p>
          </table:table-cell>
          <table:table-cell office:value-type="float" office:value="1.0207999999999999" table:style-name="ce1">
            <text:p>1.0208</text:p>
          </table:table-cell>
          <table:table-cell office:value-type="float" office:value="0.24905999999999998" table:style-name="ce1">
            <text:p>0.249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0"/>
          <table:table-cell office:value-type="float" table:style-name="ce1" office:value="0.1251"/>
          <table:table-cell office:value-type="float" office:value="7.5799999999999999E-3" table:style-name="ce1">
            <text:p>0.00758</text:p>
          </table:table-cell>
          <table:table-cell office:value-type="float" office:value="0.12256" table:style-name="ce1">
            <text:p>0.12256</text:p>
          </table:table-cell>
          <table:table-cell office:value-type="float" office:value="-0.12256" table:style-name="ce1">
            <text:p>-0.12256</text:p>
          </table:table-cell>
          <table:table-cell office:value-type="float" office:value="1.0207999999999999" table:style-name="ce1">
            <text:p>1.0208</text:p>
          </table:table-cell>
          <table:table-cell office:value-type="float" office:value="0.30640000000000001" table:style-name="ce1">
            <text:p>0.30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1"/>
          <table:table-cell office:value-type="float" table:style-name="ce1" office:value="0.00486"/>
          <table:table-cell office:value-type="float" office:value="5.6299999999999996E-3" table:style-name="ce1">
            <text:p>0.00563</text:p>
          </table:table-cell>
          <table:table-cell office:value-type="float" office:value="5.6079999999999998E-2" table:style-name="ce1">
            <text:p>0.05608</text:p>
          </table:table-cell>
          <table:table-cell office:value-type="float" office:value="-5.6079999999999998E-2" table:style-name="ce1">
            <text:p>-0.05608</text:p>
          </table:table-cell>
          <table:table-cell office:value-type="float" office:value="1.0278" table:style-name="ce1">
            <text:p>1.0278</text:p>
          </table:table-cell>
          <table:table-cell office:value-type="float" office:value="0.14019999999999999" table:style-name="ce1">
            <text:p>0.14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1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4.2140000000000004E-2" table:style-name="ce1">
            <text:p>0.04214</text:p>
          </table:table-cell>
          <table:table-cell office:value-type="float" office:value="-4.2140000000000004E-2" table:style-name="ce1">
            <text:p>-0.04214</text:p>
          </table:table-cell>
          <table:table-cell office:value-type="float" office:value="1.0278" table:style-name="ce1">
            <text:p>1.0278</text:p>
          </table:table-cell>
          <table:table-cell office:value-type="float" office:value="0.10535" table:style-name="ce1">
            <text:p>0.105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2"/>
          <table:table-cell office:value-type="float" table:style-name="ce1" office:value="0.03314"/>
          <table:table-cell office:value-type="float" office:value="1.14E-3" table:style-name="ce1">
            <text:p>0.00114</text:p>
          </table:table-cell>
          <table:table-cell office:value-type="float" office:value="2.0150000000000001E-2" table:style-name="ce1">
            <text:p>0.02015</text:p>
          </table:table-cell>
          <table:table-cell office:value-type="float" office:value="-2.0150000000000001E-2" table:style-name="ce1">
            <text:p>-0.02015</text:p>
          </table:table-cell>
          <table:table-cell office:value-type="float" office:value="1.0213000000000001" table:style-name="ce1">
            <text:p>1.0213</text:p>
          </table:table-cell>
          <table:table-cell office:value-type="float" office:value="5.0359999999999995E-2" table:style-name="ce1">
            <text:p>0.050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2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4.938E-2" table:style-name="ce1">
            <text:p>0.04938</text:p>
          </table:table-cell>
          <table:table-cell office:value-type="float" office:value="-4.938E-2" table:style-name="ce1">
            <text:p>-0.04938</text:p>
          </table:table-cell>
          <table:table-cell office:value-type="float" office:value="1.0213000000000001" table:style-name="ce1">
            <text:p>1.0213</text:p>
          </table:table-cell>
          <table:table-cell office:value-type="float" office:value="0.12343999999999999" table:style-name="ce1">
            <text:p>0.123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3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-0.16" table:style-name="ce1">
            <text:p>-0.16</text:p>
          </table:table-cell>
          <table:table-cell office:value-type="float" office:value="1.0327" table:style-name="ce1">
            <text:p>1.0327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3"/>
          <table:table-cell office:value-type="float" table:style-name="ce1" office:value="0.00992"/>
          <table:table-cell office:value-type="float" office:value="2.7800000000000004E-3" table:style-name="ce1">
            <text:p>0.00278</text:p>
          </table:table-cell>
          <table:table-cell office:value-type="float" office:value="6.0299999999999998E-3" table:style-name="ce1">
            <text:p>0.00603</text:p>
          </table:table-cell>
          <table:table-cell office:value-type="float" office:value="-6.0299999999999998E-3" table:style-name="ce1">
            <text:p>-0.00603</text:p>
          </table:table-cell>
          <table:table-cell office:value-type="float" office:value="1.0327" table:style-name="ce1">
            <text:p>1.0327</text:p>
          </table:table-cell>
          <table:table-cell office:value-type="float" office:value="1.508E-2" table:style-name="ce1">
            <text:p>0.015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3"/>
          <table:table-cell office:value-type="float" table:style-name="ce1" office:value="0.0765800000000000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327" table:style-name="ce1">
            <text:p>1.0327</text:p>
          </table:table-cell>
          <table:table-cell office:value-type="float" office:value="0.20199999999999999" table:style-name="ce1">
            <text:p>0.2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3"/>
          <table:table-cell office:value-type="float" table:style-name="ce1" office:value="0.08650000000000001"/>
          <table:table-cell office:value-type="float" office:value="0.46037999999999996" table:style-name="ce1">
            <text:p>0.46038</text:p>
          </table:table-cell>
          <table:table-cell office:value-type="float" office:value="0.99867000000000006" table:style-name="ce1">
            <text:p>0.99867</text:p>
          </table:table-cell>
          <table:table-cell office:value-type="float" office:value="-0.99867000000000006" table:style-name="ce1">
            <text:p>-0.99867</text:p>
          </table:table-cell>
          <table:table-cell office:value-type="float" office:value="1.0327" table:style-name="ce1">
            <text:p>1.0327</text:p>
          </table:table-cell>
          <table:table-cell office:value-type="float" office:value="2.49668" table:style-name="ce1">
            <text:p>2.496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4"/>
          <table:table-cell office:value-type="float" table:style-name="ce1" office:value="0.03677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82" table:style-name="ce1">
            <text:p>1.0282</text:p>
          </table:table-cell>
          <table:table-cell office:value-type="float" office:value="9.6999999999999989E-2" table:style-name="ce1">
            <text:p>0.0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4"/>
          <table:table-cell office:value-type="float" table:style-name="ce1" office:value="0.07772"/>
          <table:table-cell office:value-type="float" office:value="0.23039000000000001" table:style-name="ce1">
            <text:p>0.23039</text:p>
          </table:table-cell>
          <table:table-cell office:value-type="float" office:value="0.89727999999999997" table:style-name="ce1">
            <text:p>0.89728</text:p>
          </table:table-cell>
          <table:table-cell office:value-type="float" office:value="-0.89727999999999997" table:style-name="ce1">
            <text:p>-0.89728</text:p>
          </table:table-cell>
          <table:table-cell office:value-type="float" office:value="1.0282" table:style-name="ce1">
            <text:p>1.0282</text:p>
          </table:table-cell>
          <table:table-cell office:value-type="float" office:value="2.2431999999999999" table:style-name="ce1">
            <text:p>2.24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5"/>
          <table:table-cell office:value-type="float" table:style-name="ce1" office:value="0.11683"/>
          <table:table-cell office:value-type="float" office:value="2.6939999999999999E-2" table:style-name="ce1">
            <text:p>0.02694</text:p>
          </table:table-cell>
          <table:table-cell office:value-type="float" office:value="7.1029999999999996E-2" table:style-name="ce1">
            <text:p>0.07103</text:p>
          </table:table-cell>
          <table:table-cell office:value-type="float" office:value="-7.1029999999999996E-2" table:style-name="ce1">
            <text:p>-0.07103</text:p>
          </table:table-cell>
          <table:table-cell office:value-type="float" office:value="1.0207999999999999" table:style-name="ce1">
            <text:p>1.0208</text:p>
          </table:table-cell>
          <table:table-cell office:value-type="float" office:value="0.17757000000000001" table:style-name="ce1">
            <text:p>0.177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6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4.1909999999999996E-2" table:style-name="ce1">
            <text:p>0.04191</text:p>
          </table:table-cell>
          <table:table-cell office:value-type="float" office:value="-4.1909999999999996E-2" table:style-name="ce1">
            <text:p>-0.04191</text:p>
          </table:table-cell>
          <table:table-cell office:value-type="float" office:value="1.0282" table:style-name="ce1">
            <text:p>1.0282</text:p>
          </table:table-cell>
          <table:table-cell office:value-type="float" office:value="0.10477" table:style-name="ce1">
            <text:p>0.104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6"/>
          <table:table-cell office:value-type="float" table:style-name="ce1" office:value="0.023610000000000003"/>
          <table:table-cell office:value-type="float" office:value="0.14050000000000001" table:style-name="ce1">
            <text:p>0.1405</text:p>
          </table:table-cell>
          <table:table-cell office:value-type="float" office:value="0.27260000000000001" table:style-name="ce1">
            <text:p>0.2726</text:p>
          </table:table-cell>
          <table:table-cell office:value-type="float" office:value="-0.27260000000000001" table:style-name="ce1">
            <text:p>-0.2726</text:p>
          </table:table-cell>
          <table:table-cell office:value-type="float" office:value="1.0282" table:style-name="ce1">
            <text:p>1.0282</text:p>
          </table:table-cell>
          <table:table-cell office:value-type="float" office:value="0.68150000000000011" table:style-name="ce1">
            <text:p>0.68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6"/>
          <table:table-cell office:value-type="float" table:style-name="ce1" office:value="0.0252"/>
          <table:table-cell office:value-type="float" office:value="7.9000000000000008E-3" table:style-name="ce1">
            <text:p>0.0079</text:p>
          </table:table-cell>
          <table:table-cell office:value-type="float" office:value="1.532E-2" table:style-name="ce1">
            <text:p>0.01532</text:p>
          </table:table-cell>
          <table:table-cell office:value-type="float" office:value="-1.532E-2" table:style-name="ce1">
            <text:p>-0.01532</text:p>
          </table:table-cell>
          <table:table-cell office:value-type="float" office:value="1.0282" table:style-name="ce1">
            <text:p>1.0282</text:p>
          </table:table-cell>
          <table:table-cell office:value-type="float" office:value="3.8290000000000005E-2" table:style-name="ce1">
            <text:p>0.038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7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3.4340000000000002E-2" table:style-name="ce1">
            <text:p>0.03434</text:p>
          </table:table-cell>
          <table:table-cell office:value-type="float" office:value="-3.4340000000000002E-2" table:style-name="ce1">
            <text:p>-0.03434</text:p>
          </table:table-cell>
          <table:table-cell office:value-type="float" office:value="1.032" table:style-name="ce1">
            <text:p>1.032</text:p>
          </table:table-cell>
          <table:table-cell office:value-type="float" office:value="8.585000000000001E-2" table:style-name="ce1">
            <text:p>0.085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7"/>
          <table:table-cell office:value-type="float" table:style-name="ce1" office:value="0.01024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32" table:style-name="ce1">
            <text:p>1.032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7"/>
          <table:table-cell office:value-type="float" table:style-name="ce1" office:value="0.05739"/>
          <table:table-cell office:value-type="float" office:value="0.44011" table:style-name="ce1">
            <text:p>0.44011</text:p>
          </table:table-cell>
          <table:table-cell office:value-type="float" office:value="0.66256000000000004" table:style-name="ce1">
            <text:p>0.66256</text:p>
          </table:table-cell>
          <table:table-cell office:value-type="float" office:value="-0.66256000000000004" table:style-name="ce1">
            <text:p>-0.66256</text:p>
          </table:table-cell>
          <table:table-cell office:value-type="float" office:value="1.032" table:style-name="ce1">
            <text:p>1.032</text:p>
          </table:table-cell>
          <table:table-cell office:value-type="float" office:value="1.6563999999999999" table:style-name="ce1">
            <text:p>1.65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7"/>
          <table:table-cell office:value-type="float" table:style-name="ce1" office:value="0.05146"/>
          <table:table-cell office:value-type="float" office:value="2.0790000000000003E-2" table:style-name="ce1">
            <text:p>0.02079</text:p>
          </table:table-cell>
          <table:table-cell office:value-type="float" office:value="3.1289999999999998E-2" table:style-name="ce1">
            <text:p>0.03129</text:p>
          </table:table-cell>
          <table:table-cell office:value-type="float" office:value="-3.1289999999999998E-2" table:style-name="ce1">
            <text:p>-0.03129</text:p>
          </table:table-cell>
          <table:table-cell office:value-type="float" office:value="1.032" table:style-name="ce1">
            <text:p>1.032</text:p>
          </table:table-cell>
          <table:table-cell office:value-type="float" office:value="7.8219999999999998E-2" table:style-name="ce1">
            <text:p>0.078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8"/>
          <table:table-cell office:value-type="float" table:style-name="ce1" office:value="0.20964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358000000000001" table:style-name="ce1">
            <text:p>1.0358</text:p>
          </table:table-cell>
          <table:table-cell office:value-type="float" office:value="0.55299999999999994" table:style-name="ce1">
            <text:p>0.5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8"/>
          <table:table-cell office:value-type="float" table:style-name="ce1" office:value="0.16875"/>
          <table:table-cell office:value-type="float" office:value="3.986E-2" table:style-name="ce1">
            <text:p>0.03986</text:p>
          </table:table-cell>
          <table:table-cell office:value-type="float" office:value="0.10259" table:style-name="ce1">
            <text:p>0.10259</text:p>
          </table:table-cell>
          <table:table-cell office:value-type="float" office:value="-0.10259" table:style-name="ce1">
            <text:p>-0.10259</text:p>
          </table:table-cell>
          <table:table-cell office:value-type="float" office:value="1.0358000000000001" table:style-name="ce1">
            <text:p>1.0358</text:p>
          </table:table-cell>
          <table:table-cell office:value-type="float" office:value="0.25649" table:style-name="ce1">
            <text:p>0.256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8"/>
          <table:table-cell office:value-type="float" table:style-name="ce1" office:value="0.06549"/>
          <table:table-cell office:value-type="float" office:value="0.29374" table:style-name="ce1">
            <text:p>0.29374</text:p>
          </table:table-cell>
          <table:table-cell office:value-type="float" office:value="0.75614999999999999" table:style-name="ce1">
            <text:p>0.75615</text:p>
          </table:table-cell>
          <table:table-cell office:value-type="float" office:value="-0.75614999999999999" table:style-name="ce1">
            <text:p>-0.75615</text:p>
          </table:table-cell>
          <table:table-cell office:value-type="float" office:value="1.0358000000000001" table:style-name="ce1">
            <text:p>1.0358</text:p>
          </table:table-cell>
          <table:table-cell office:value-type="float" office:value="1.8903800000000002" table:style-name="ce1">
            <text:p>1.890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9"/>
          <table:table-cell office:value-type="float" table:style-name="ce1" office:value="0.0754"/>
          <table:table-cell office:value-type="float" office:value="0.2238" table:style-name="ce1">
            <text:p>0.2238</text:p>
          </table:table-cell>
          <table:table-cell office:value-type="float" office:value="0.87053999999999998" table:style-name="ce1">
            <text:p>0.87054</text:p>
          </table:table-cell>
          <table:table-cell office:value-type="float" office:value="-0.87053999999999998" table:style-name="ce1">
            <text:p>-0.87054</text:p>
          </table:table-cell>
          <table:table-cell office:value-type="float" office:value="1.0243" table:style-name="ce1">
            <text:p>1.0243</text:p>
          </table:table-cell>
          <table:table-cell office:value-type="float" office:value="2.1763499999999998" table:style-name="ce1">
            <text:p>2.176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0"/>
          <table:table-cell office:value-type="float" table:style-name="ce1" office:value="0.36668"/>
          <table:table-cell office:value-type="float" office:value="8.6919999999999997E-2" table:style-name="ce1">
            <text:p>0.08692</text:p>
          </table:table-cell>
          <table:table-cell office:value-type="float" office:value="0.22292000000000001" table:style-name="ce1">
            <text:p>0.22292</text:p>
          </table:table-cell>
          <table:table-cell office:value-type="float" office:value="-0.22292000000000001" table:style-name="ce1">
            <text:p>-0.22292</text:p>
          </table:table-cell>
          <table:table-cell office:value-type="float" office:value="1.0159" table:style-name="ce1">
            <text:p>1.0159</text:p>
          </table:table-cell>
          <table:table-cell office:value-type="float" office:value="0.55730999999999997" table:style-name="ce1">
            <text:p>0.557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0"/>
          <table:table-cell office:value-type="float" table:style-name="ce1" office:value="0.01213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159" table:style-name="ce1">
            <text:p>1.0159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0"/>
          <table:table-cell office:value-type="float" table:style-name="ce1" office:value="0.017079999999999998"/>
          <table:table-cell office:value-type="float" office:value="7.690000000000001E-2" table:style-name="ce1">
            <text:p>0.0769</text:p>
          </table:table-cell>
          <table:table-cell office:value-type="float" office:value="0.19721" table:style-name="ce1">
            <text:p>0.19721</text:p>
          </table:table-cell>
          <table:table-cell office:value-type="float" office:value="-0.19721" table:style-name="ce1">
            <text:p>-0.19721</text:p>
          </table:table-cell>
          <table:table-cell office:value-type="float" office:value="1.0159" table:style-name="ce1">
            <text:p>1.0159</text:p>
          </table:table-cell>
          <table:table-cell office:value-type="float" office:value="0.49302000000000001" table:style-name="ce1">
            <text:p>0.493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1"/>
          <table:table-cell office:value-type="float" table:style-name="ce1" office:value="0.0273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79" table:style-name="ce1">
            <text:p>1.0279</text:p>
          </table:table-cell>
          <table:table-cell office:value-type="float" office:value="7.2000000000000008E-2" table:style-name="ce1">
            <text:p>0.0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1"/>
          <table:table-cell office:value-type="float" table:style-name="ce1" office:value="0.07289"/>
          <table:table-cell office:value-type="float" office:value="9.8909999999999998E-2" table:style-name="ce1">
            <text:p>0.09891</text:p>
          </table:table-cell>
          <table:table-cell office:value-type="float" office:value="0.84156999999999993" table:style-name="ce1">
            <text:p>0.84157</text:p>
          </table:table-cell>
          <table:table-cell office:value-type="float" office:value="-0.84156999999999993" table:style-name="ce1">
            <text:p>-0.84157</text:p>
          </table:table-cell>
          <table:table-cell office:value-type="float" office:value="1.0279" table:style-name="ce1">
            <text:p>1.0279</text:p>
          </table:table-cell>
          <table:table-cell office:value-type="float" office:value="2.1039300000000001" table:style-name="ce1">
            <text:p>2.103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2"/>
          <table:table-cell office:value-type="float" table:style-name="ce1" office:value="0.05118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64" table:style-name="ce1">
            <text:p>1.0264</text:p>
          </table:table-cell>
          <table:table-cell office:value-type="float" office:value="0.13500000000000001" table:style-name="ce1">
            <text:p>0.1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2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35901000000000005" table:style-name="ce1">
            <text:p>0.35901</text:p>
          </table:table-cell>
          <table:table-cell office:value-type="float" office:value="-0.35901000000000005" table:style-name="ce1">
            <text:p>-0.35901</text:p>
          </table:table-cell>
          <table:table-cell office:value-type="float" office:value="1.0264" table:style-name="ce1">
            <text:p>1.0264</text:p>
          </table:table-cell>
          <table:table-cell office:value-type="float" office:value="0.89751000000000003" table:style-name="ce1">
            <text:p>0.897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3"/>
          <table:table-cell office:value-type="float" table:style-name="ce1" office:value="0.027469999999999998"/>
          <table:table-cell office:value-type="float" office:value="7.0660000000000001E-2" table:style-name="ce1">
            <text:p>0.07066</text:p>
          </table:table-cell>
          <table:table-cell office:value-type="float" office:value="0.31717000000000001" table:style-name="ce1">
            <text:p>0.31717</text:p>
          </table:table-cell>
          <table:table-cell office:value-type="float" office:value="-0.31717000000000001" table:style-name="ce1">
            <text:p>-0.31717</text:p>
          </table:table-cell>
          <table:table-cell office:value-type="float" office:value="1.0078" table:style-name="ce1">
            <text:p>1.0078</text:p>
          </table:table-cell>
          <table:table-cell office:value-type="float" office:value="0.79292000000000007" table:style-name="ce1">
            <text:p>0.792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3"/>
          <table:table-cell office:value-type="float" table:style-name="ce1" office:value="0.07998999999999999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078" table:style-name="ce1">
            <text:p>1.0078</text:p>
          </table:table-cell>
          <table:table-cell office:value-type="float" office:value="0.21100000000000002" table:style-name="ce1">
            <text:p>0.2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4"/>
          <table:table-cell office:value-type="float" table:style-name="ce1" office:value="0.12477"/>
          <table:table-cell office:value-type="float" office:value="2.7069999999999997E-2" table:style-name="ce1">
            <text:p>0.02707</text:p>
          </table:table-cell>
          <table:table-cell office:value-type="float" office:value="7.5850000000000001E-2" table:style-name="ce1">
            <text:p>0.07585</text:p>
          </table:table-cell>
          <table:table-cell office:value-type="float" office:value="-7.5850000000000001E-2" table:style-name="ce1">
            <text:p>-0.07585</text:p>
          </table:table-cell>
          <table:table-cell office:value-type="float" office:value="1.0288999999999999" table:style-name="ce1">
            <text:p>1.0289</text:p>
          </table:table-cell>
          <table:table-cell office:value-type="float" office:value="0.18963999999999998" table:style-name="ce1">
            <text:p>0.189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4"/>
          <table:table-cell office:value-type="float" table:style-name="ce1" office:value="0.07884000000000001"/>
          <table:table-cell office:value-type="float" office:value="0.32479999999999998" table:style-name="ce1">
            <text:p>0.3248</text:p>
          </table:table-cell>
          <table:table-cell office:value-type="float" office:value="0.91028000000000009" table:style-name="ce1">
            <text:p>0.91028</text:p>
          </table:table-cell>
          <table:table-cell office:value-type="float" office:value="-0.91028000000000009" table:style-name="ce1">
            <text:p>-0.91028</text:p>
          </table:table-cell>
          <table:table-cell office:value-type="float" office:value="1.0288999999999999" table:style-name="ce1">
            <text:p>1.0289</text:p>
          </table:table-cell>
          <table:table-cell office:value-type="float" office:value="2.2757000000000001" table:style-name="ce1">
            <text:p>2.27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4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4.2590000000000003E-2" table:style-name="ce1">
            <text:p>0.04259</text:p>
          </table:table-cell>
          <table:table-cell office:value-type="float" office:value="-4.2590000000000003E-2" table:style-name="ce1">
            <text:p>-0.04259</text:p>
          </table:table-cell>
          <table:table-cell office:value-type="float" office:value="1.0288999999999999" table:style-name="ce1">
            <text:p>1.0289</text:p>
          </table:table-cell>
          <table:table-cell office:value-type="float" office:value="0.10647999999999999" table:style-name="ce1">
            <text:p>0.106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5"/>
          <table:table-cell office:value-type="float" table:style-name="ce1" office:value="0.04092"/>
          <table:table-cell office:value-type="float" office:value="-1.315E-2" table:style-name="ce1">
            <text:p>-0.01315</text:p>
          </table:table-cell>
          <table:table-cell office:value-type="float" office:value="0.47241" table:style-name="ce1">
            <text:p>0.47241</text:p>
          </table:table-cell>
          <table:table-cell office:value-type="float" office:value="-0.47241" table:style-name="ce1">
            <text:p>-0.47241</text:p>
          </table:table-cell>
          <table:table-cell office:value-type="float" office:value="1.0086999999999999" table:style-name="ce1">
            <text:p>1.0087</text:p>
          </table:table-cell>
          <table:table-cell office:value-type="float" office:value="1.18102" table:style-name="ce1">
            <text:p>1.181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5"/>
          <table:table-cell office:value-type="float" table:style-name="ce1" office:value="0.01359"/>
          <table:table-cell office:value-type="float" office:value="-2.3000000000000001E-4" table:style-name="ce1">
            <text:p>-0.00023</text:p>
          </table:table-cell>
          <table:table-cell office:value-type="float" office:value="8.26E-3" table:style-name="ce1">
            <text:p>0.00826</text:p>
          </table:table-cell>
          <table:table-cell office:value-type="float" office:value="-8.26E-3" table:style-name="ce1">
            <text:p>-0.00826</text:p>
          </table:table-cell>
          <table:table-cell office:value-type="float" office:value="1.0086999999999999" table:style-name="ce1">
            <text:p>1.0087</text:p>
          </table:table-cell>
          <table:table-cell office:value-type="float" office:value="2.0649999999999998E-2" table:style-name="ce1">
            <text:p>0.020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5"/>
          <table:table-cell office:value-type="float" table:style-name="ce1" office:value="0.1414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086999999999999" table:style-name="ce1">
            <text:p>1.0087</text:p>
          </table:table-cell>
          <table:table-cell office:value-type="float" office:value="0.373" table:style-name="ce1">
            <text:p>0.3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6"/>
          <table:table-cell office:value-type="float" table:style-name="ce1" office:value="0.03619"/>
          <table:table-cell office:value-type="float" office:value="1.5100000000000001E-3" table:style-name="ce1">
            <text:p>0.00151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-2.2000000000000002E-2" table:style-name="ce1">
            <text:p>-0.022</text:p>
          </table:table-cell>
          <table:table-cell office:value-type="float" office:value="1.0281" table:style-name="ce1">
            <text:p>1.0281</text:p>
          </table:table-cell>
          <table:table-cell office:value-type="float" office:value="5.5010000000000003E-2" table:style-name="ce1">
            <text:p>0.055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6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4.1909999999999996E-2" table:style-name="ce1">
            <text:p>0.04191</text:p>
          </table:table-cell>
          <table:table-cell office:value-type="float" office:value="-4.1909999999999996E-2" table:style-name="ce1">
            <text:p>-0.04191</text:p>
          </table:table-cell>
          <table:table-cell office:value-type="float" office:value="1.0281" table:style-name="ce1">
            <text:p>1.0281</text:p>
          </table:table-cell>
          <table:table-cell office:value-type="float" office:value="0.10477" table:style-name="ce1">
            <text:p>0.104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7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5.151E-2" table:style-name="ce1">
            <text:p>0.05151</text:p>
          </table:table-cell>
          <table:table-cell office:value-type="float" office:value="-5.151E-2" table:style-name="ce1">
            <text:p>-0.05151</text:p>
          </table:table-cell>
          <table:table-cell office:value-type="float" office:value="1.0270999999999999" table:style-name="ce1">
            <text:p>1.0271</text:p>
          </table:table-cell>
          <table:table-cell office:value-type="float" office:value="0.12877" table:style-name="ce1">
            <text:p>0.128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7"/>
          <table:table-cell office:value-type="float" table:style-name="ce1" office:value="0.05256"/>
          <table:table-cell office:value-type="float" office:value="0.39302999999999999" table:style-name="ce1">
            <text:p>0.39303</text:p>
          </table:table-cell>
          <table:table-cell office:value-type="float" office:value="0.60685" table:style-name="ce1">
            <text:p>0.60685</text:p>
          </table:table-cell>
          <table:table-cell office:value-type="float" office:value="-0.60685" table:style-name="ce1">
            <text:p>-0.60685</text:p>
          </table:table-cell>
          <table:table-cell office:value-type="float" office:value="1.0270999999999999" table:style-name="ce1">
            <text:p>1.0271</text:p>
          </table:table-cell>
          <table:table-cell office:value-type="float" office:value="1.5171299999999999" table:style-name="ce1">
            <text:p>1.517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8"/>
          <table:table-cell office:value-type="float" table:style-name="ce1" office:value="0.01516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2" table:style-name="ce1">
            <text:p>1.022</text:p>
          </table:table-cell>
          <table:table-cell office:value-type="float" office:value="0.04" table:style-name="ce1">
            <text:p>0.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8"/>
          <table:table-cell office:value-type="float" table:style-name="ce1" office:value="0.03345"/>
          <table:table-cell office:value-type="float" office:value="0.22021999999999997" table:style-name="ce1">
            <text:p>0.22022</text:p>
          </table:table-cell>
          <table:table-cell office:value-type="float" office:value="0.38624999999999998" table:style-name="ce1">
            <text:p>0.38625</text:p>
          </table:table-cell>
          <table:table-cell office:value-type="float" office:value="-0.38624999999999998" table:style-name="ce1">
            <text:p>-0.38625</text:p>
          </table:table-cell>
          <table:table-cell office:value-type="float" office:value="1.022" table:style-name="ce1">
            <text:p>1.022</text:p>
          </table:table-cell>
          <table:table-cell office:value-type="float" office:value="0.96561999999999992" table:style-name="ce1">
            <text:p>0.965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9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9.597E-2" table:style-name="ce1">
            <text:p>0.09597</text:p>
          </table:table-cell>
          <table:table-cell office:value-type="float" office:value="-9.597E-2" table:style-name="ce1">
            <text:p>-0.09597</text:p>
          </table:table-cell>
          <table:table-cell office:value-type="float" office:value="1.0259" table:style-name="ce1">
            <text:p>1.0259</text:p>
          </table:table-cell>
          <table:table-cell office:value-type="float" office:value="0.23992000000000002" table:style-name="ce1">
            <text:p>0.239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9"/>
          <table:table-cell office:value-type="float" table:style-name="ce1" office:value="0.00402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59" table:style-name="ce1">
            <text:p>1.0259</text:p>
          </table:table-cell>
          <table:table-cell office:value-type="float" office:value="1.06E-2" table:style-name="ce1">
            <text:p>0.01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0"/>
          <table:table-cell office:value-type="float" table:style-name="ce1" office:value="0.020720000000000002"/>
          <table:table-cell office:value-type="float" office:value="3.0990000000000004E-2" table:style-name="ce1">
            <text:p>0.03099</text:p>
          </table:table-cell>
          <table:table-cell office:value-type="float" office:value="0.23918" table:style-name="ce1">
            <text:p>0.23918</text:p>
          </table:table-cell>
          <table:table-cell office:value-type="float" office:value="-0.23918" table:style-name="ce1">
            <text:p>-0.23918</text:p>
          </table:table-cell>
          <table:table-cell office:value-type="float" office:value="1.0075000000000001" table:style-name="ce1">
            <text:p>1.0075</text:p>
          </table:table-cell>
          <table:table-cell office:value-type="float" office:value="0.59793999999999992" table:style-name="ce1">
            <text:p>0.597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0"/>
          <table:table-cell office:value-type="float" table:style-name="ce1" office:value="0.12662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075000000000001" table:style-name="ce1">
            <text:p>1.0075</text:p>
          </table:table-cell>
          <table:table-cell office:value-type="float" office:value="0.33399999999999996" table:style-name="ce1">
            <text:p>0.3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1"/>
          <table:table-cell office:value-type="float" table:style-name="ce1" office:value="0.3"/>
          <table:table-cell office:value-type="float" office:value="7.9699999999999997E-3" table:style-name="ce1">
            <text:p>0.00797</text:p>
          </table:table-cell>
          <table:table-cell office:value-type="float" office:value="0.15" table:style-name="ce1">
            <text:p>0.15</text:p>
          </table:table-cell>
          <table:table-cell office:value-type="float" office:value="-0.12" table:style-name="ce1">
            <text:p>-0.12</text:p>
          </table:table-cell>
          <table:table-cell office:value-type="float" office:value="1.0418000000000001" table:style-name="ce1">
            <text:p>1.0418</text:p>
          </table:table-cell>
          <table:table-cell office:value-type="float" office:value="0.3" table:style-name="ce1">
            <text:p>0.3</text:p>
          </table:table-cell>
          <table:table-cell office:value-type="float" office:value="0.15" table:style-name="ce1">
            <text:p>0.1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1"/>
          <table:table-cell office:value-type="float" table:style-name="ce1" office:value="0.3"/>
          <table:table-cell office:value-type="float" office:value="7.9699999999999997E-3" table:style-name="ce1">
            <text:p>0.00797</text:p>
          </table:table-cell>
          <table:table-cell office:value-type="float" office:value="0.15" table:style-name="ce1">
            <text:p>0.15</text:p>
          </table:table-cell>
          <table:table-cell office:value-type="float" office:value="-0.12" table:style-name="ce1">
            <text:p>-0.12</text:p>
          </table:table-cell>
          <table:table-cell office:value-type="float" office:value="1.0418000000000001" table:style-name="ce1">
            <text:p>1.0418</text:p>
          </table:table-cell>
          <table:table-cell office:value-type="float" office:value="0.3" table:style-name="ce1">
            <text:p>0.3</text:p>
          </table:table-cell>
          <table:table-cell office:value-type="float" office:value="0.15" table:style-name="ce1">
            <text:p>0.1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1"/>
          <table:table-cell office:value-type="float" table:style-name="ce1" office:value="0.3"/>
          <table:table-cell office:value-type="float" office:value="7.9699999999999997E-3" table:style-name="ce1">
            <text:p>0.00797</text:p>
          </table:table-cell>
          <table:table-cell office:value-type="float" office:value="0.15" table:style-name="ce1">
            <text:p>0.15</text:p>
          </table:table-cell>
          <table:table-cell office:value-type="float" office:value="-0.12" table:style-name="ce1">
            <text:p>-0.12</text:p>
          </table:table-cell>
          <table:table-cell office:value-type="float" office:value="1.0418000000000001" table:style-name="ce1">
            <text:p>1.0418</text:p>
          </table:table-cell>
          <table:table-cell office:value-type="float" office:value="0.3" table:style-name="ce1">
            <text:p>0.3</text:p>
          </table:table-cell>
          <table:table-cell office:value-type="float" office:value="0.15" table:style-name="ce1">
            <text:p>0.1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1"/>
          <table:table-cell office:value-type="float" table:style-name="ce1" office:value="0.54"/>
          <table:table-cell office:value-type="float" office:value="1.4339999999999999E-2" table:style-name="ce1">
            <text:p>0.01434</text:p>
          </table:table-cell>
          <table:table-cell office:value-type="float" office:value="0.27" table:style-name="ce1">
            <text:p>0.27</text:p>
          </table:table-cell>
          <table:table-cell office:value-type="float" office:value="-0.21600000000000003" table:style-name="ce1">
            <text:p>-0.216</text:p>
          </table:table-cell>
          <table:table-cell office:value-type="float" office:value="1.0418000000000001" table:style-name="ce1">
            <text:p>1.0418</text:p>
          </table:table-cell>
          <table:table-cell office:value-type="float" office:value="0.54" table:style-name="ce1">
            <text:p>0.54</text:p>
          </table:table-cell>
          <table:table-cell office:value-type="float" office:value="0.27" table:style-name="ce1">
            <text:p>0.27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2"/>
          <table:table-cell office:value-type="float" table:style-name="ce1" office:value="0.2"/>
          <table:table-cell office:value-type="float" office:value="1.2159999999999999E-2" table:style-name="ce1">
            <text:p>0.01216</text:p>
          </table:table-cell>
          <table:table-cell office:value-type="float" office:value="0.105" table:style-name="ce1">
            <text:p>0.105</text:p>
          </table:table-cell>
          <table:table-cell office:value-type="float" office:value="-8.4000000000000005E-2" table:style-name="ce1">
            <text:p>-0.084</text:p>
          </table:table-cell>
          <table:table-cell office:value-type="float" office:value="1.0405" table:style-name="ce1">
            <text:p>1.0405</text:p>
          </table:table-cell>
          <table:table-cell office:value-type="float" office:value="0.21" table:style-name="ce1">
            <text:p>0.21</text:p>
          </table:table-cell>
          <table:table-cell office:value-type="float" office:value="0.105" table:style-name="ce1">
            <text:p>0.10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2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105" table:style-name="ce1">
            <text:p>0.105</text:p>
          </table:table-cell>
          <table:table-cell office:value-type="float" office:value="-8.4000000000000005E-2" table:style-name="ce1">
            <text:p>-0.084</text:p>
          </table:table-cell>
          <table:table-cell office:value-type="float" office:value="1.0405" table:style-name="ce1">
            <text:p>1.0405</text:p>
          </table:table-cell>
          <table:table-cell office:value-type="float" office:value="0.21" table:style-name="ce1">
            <text:p>0.21</text:p>
          </table:table-cell>
          <table:table-cell office:value-type="float" office:value="0.105" table:style-name="ce1">
            <text:p>0.10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3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27" table:style-name="ce1">
            <text:p>0.27</text:p>
          </table:table-cell>
          <table:table-cell office:value-type="float" office:value="-0.21600000000000003" table:style-name="ce1">
            <text:p>-0.216</text:p>
          </table:table-cell>
          <table:table-cell office:value-type="float" office:value="1.0123" table:style-name="ce1">
            <text:p>1.0123</text:p>
          </table:table-cell>
          <table:table-cell office:value-type="float" office:value="0.54" table:style-name="ce1">
            <text:p>0.54</text:p>
          </table:table-cell>
          <table:table-cell office:value-type="float" office:value="0.27" table:style-name="ce1">
            <text:p>0.27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3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27" table:style-name="ce1">
            <text:p>0.27</text:p>
          </table:table-cell>
          <table:table-cell office:value-type="float" office:value="-0.21600000000000003" table:style-name="ce1">
            <text:p>-0.216</text:p>
          </table:table-cell>
          <table:table-cell office:value-type="float" office:value="1.0123" table:style-name="ce1">
            <text:p>1.0123</text:p>
          </table:table-cell>
          <table:table-cell office:value-type="float" office:value="0.54" table:style-name="ce1">
            <text:p>0.54</text:p>
          </table:table-cell>
          <table:table-cell office:value-type="float" office:value="0.27" table:style-name="ce1">
            <text:p>0.27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4"/>
          <table:table-cell office:value-type="float" table:style-name="ce1" office:value="0.21"/>
          <table:table-cell office:value-type="float" office:value="5.94E-3" table:style-name="ce1">
            <text:p>0.00594</text:p>
          </table:table-cell>
          <table:table-cell office:value-type="float" office:value="0.11" table:style-name="ce1">
            <text:p>0.11</text:p>
          </table:table-cell>
          <table:table-cell office:value-type="float" office:value="-8.8000000000000009E-2" table:style-name="ce1">
            <text:p>-0.088</text:p>
          </table:table-cell>
          <table:table-cell office:value-type="float" office:value="1.0123" table:style-name="ce1">
            <text:p>1.0123</text:p>
          </table:table-cell>
          <table:table-cell office:value-type="float" office:value="0.22" table:style-name="ce1">
            <text:p>0.22</text:p>
          </table:table-cell>
          <table:table-cell office:value-type="float" office:value="0.11" table:style-name="ce1">
            <text:p>0.1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4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11" table:style-name="ce1">
            <text:p>0.11</text:p>
          </table:table-cell>
          <table:table-cell office:value-type="float" office:value="-8.8000000000000009E-2" table:style-name="ce1">
            <text:p>-0.088</text:p>
          </table:table-cell>
          <table:table-cell office:value-type="float" office:value="1.0123" table:style-name="ce1">
            <text:p>1.0123</text:p>
          </table:table-cell>
          <table:table-cell office:value-type="float" office:value="0.22" table:style-name="ce1">
            <text:p>0.22</text:p>
          </table:table-cell>
          <table:table-cell office:value-type="float" office:value="0.11" table:style-name="ce1">
            <text:p>0.1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5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17" table:style-name="ce1">
            <text:p>0.17</text:p>
          </table:table-cell>
          <table:table-cell office:value-type="float" office:value="-0.13600000000000001" table:style-name="ce1">
            <text:p>-0.136</text:p>
          </table:table-cell>
          <table:table-cell office:value-type="float" office:value="1.0435000000000001" table:style-name="ce1">
            <text:p>1.0435</text:p>
          </table:table-cell>
          <table:table-cell office:value-type="float" office:value="0.34" table:style-name="ce1">
            <text:p>0.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5"/>
          <table:table-cell office:value-type="float" table:style-name="ce1" office:value="0.32"/>
          <table:table-cell office:value-type="float" office:value="-4.9499999999999995E-3" table:style-name="ce1">
            <text:p>-0.00495</text:p>
          </table:table-cell>
          <table:table-cell office:value-type="float" office:value="0.17" table:style-name="ce1">
            <text:p>0.17</text:p>
          </table:table-cell>
          <table:table-cell office:value-type="float" office:value="-0.13600000000000001" table:style-name="ce1">
            <text:p>-0.136</text:p>
          </table:table-cell>
          <table:table-cell office:value-type="float" office:value="1.0435000000000001" table:style-name="ce1">
            <text:p>1.0435</text:p>
          </table:table-cell>
          <table:table-cell office:value-type="float" office:value="0.34" table:style-name="ce1">
            <text:p>0.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6"/>
          <table:table-cell office:value-type="float" table:style-name="ce1" office:value="0.29"/>
          <table:table-cell office:value-type="float" office:value="6.3499999999999997E-3" table:style-name="ce1">
            <text:p>0.00635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-0.11599999999999999" table:style-name="ce1">
            <text:p>-0.116</text:p>
          </table:table-cell>
          <table:table-cell office:value-type="float" office:value="1.0294000000000001" table:style-name="ce1">
            <text:p>1.0294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6"/>
          <table:table-cell office:value-type="float" table:style-name="ce1" office:value="0.29"/>
          <table:table-cell office:value-type="float" office:value="6.3499999999999997E-3" table:style-name="ce1">
            <text:p>0.00635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-0.11599999999999999" table:style-name="ce1">
            <text:p>-0.116</text:p>
          </table:table-cell>
          <table:table-cell office:value-type="float" office:value="1.0294000000000001" table:style-name="ce1">
            <text:p>1.0294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7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3125" table:style-name="ce1">
            <text:p>0.3125</text:p>
          </table:table-cell>
          <table:table-cell office:value-type="float" office:value="-0.25" table:style-name="ce1">
            <text:p>-0.25</text:p>
          </table:table-cell>
          <table:table-cell office:value-type="float" office:value="1.0402" table:style-name="ce1">
            <text:p>1.0402</text:p>
          </table:table-cell>
          <table:table-cell office:value-type="float" office:value="0.625" table:style-name="ce1">
            <text:p>0.6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7"/>
          <table:table-cell office:value-type="float" table:style-name="ce1" office:value="0.61"/>
          <table:table-cell office:value-type="float" office:value="3.3059999999999999E-2" table:style-name="ce1">
            <text:p>0.03306</text:p>
          </table:table-cell>
          <table:table-cell office:value-type="float" office:value="0.3125" table:style-name="ce1">
            <text:p>0.3125</text:p>
          </table:table-cell>
          <table:table-cell office:value-type="float" office:value="-0.25" table:style-name="ce1">
            <text:p>-0.25</text:p>
          </table:table-cell>
          <table:table-cell office:value-type="float" office:value="1.0402" table:style-name="ce1">
            <text:p>1.0402</text:p>
          </table:table-cell>
          <table:table-cell office:value-type="float" office:value="0.625" table:style-name="ce1">
            <text:p>0.625</text:p>
          </table:table-cell>
          <table:table-cell office:value-type="float" office:value="0.3125" table:style-name="ce1">
            <text:p>0.312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9"/>
          <table:table-cell office:value-type="float" table:style-name="ce1" office:value="0.42"/>
          <table:table-cell office:value-type="float" office:value="-4.5799999999999999E-3" table:style-name="ce1">
            <text:p>-0.00458</text:p>
          </table:table-cell>
          <table:table-cell office:value-type="float" office:value="0.22" table:style-name="ce1">
            <text:p>0.22</text:p>
          </table:table-cell>
          <table:table-cell office:value-type="float" office:value="-0.17600000000000002" table:style-name="ce1">
            <text:p>-0.176</text:p>
          </table:table-cell>
          <table:table-cell office:value-type="float" office:value="1.0284" table:style-name="ce1">
            <text:p>1.0284</text:p>
          </table:table-cell>
          <table:table-cell office:value-type="float" office:value="0.44" table:style-name="ce1">
            <text:p>0.44</text:p>
          </table:table-cell>
          <table:table-cell office:value-type="float" office:value="0.22" table:style-name="ce1">
            <text:p>0.22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9"/>
          <table:table-cell office:value-type="float" table:style-name="ce1" office:value="0.41"/>
          <table:table-cell office:value-type="float" office:value="-4.5799999999999999E-3" table:style-name="ce1">
            <text:p>-0.00458</text:p>
          </table:table-cell>
          <table:table-cell office:value-type="float" office:value="0.22" table:style-name="ce1">
            <text:p>0.22</text:p>
          </table:table-cell>
          <table:table-cell office:value-type="float" office:value="-0.17600000000000002" table:style-name="ce1">
            <text:p>-0.176</text:p>
          </table:table-cell>
          <table:table-cell office:value-type="float" office:value="1.0284" table:style-name="ce1">
            <text:p>1.0284</text:p>
          </table:table-cell>
          <table:table-cell office:value-type="float" office:value="0.44" table:style-name="ce1">
            <text:p>0.44</text:p>
          </table:table-cell>
          <table:table-cell office:value-type="float" office:value="0.22" table:style-name="ce1">
            <text:p>0.22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9"/>
          <table:table-cell office:value-type="float" table:style-name="ce1" office:value="0.41"/>
          <table:table-cell office:value-type="float" office:value="-4.5799999999999999E-3" table:style-name="ce1">
            <text:p>-0.00458</text:p>
          </table:table-cell>
          <table:table-cell office:value-type="float" office:value="0.22" table:style-name="ce1">
            <text:p>0.22</text:p>
          </table:table-cell>
          <table:table-cell office:value-type="float" office:value="-0.17600000000000002" table:style-name="ce1">
            <text:p>-0.176</text:p>
          </table:table-cell>
          <table:table-cell office:value-type="float" office:value="1.0284" table:style-name="ce1">
            <text:p>1.0284</text:p>
          </table:table-cell>
          <table:table-cell office:value-type="float" office:value="0.44" table:style-name="ce1">
            <text:p>0.44</text:p>
          </table:table-cell>
          <table:table-cell office:value-type="float" office:value="0.22" table:style-name="ce1">
            <text:p>0.22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80"/>
          <table:table-cell office:value-type="float" table:style-name="ce1" office:value="0.9"/>
          <table:table-cell office:value-type="float" office:value="3.8159999999999999E-2" table:style-name="ce1">
            <text:p>0.03816</text:p>
          </table:table-cell>
          <table:table-cell office:value-type="float" office:value="0.47749999999999998" table:style-name="ce1">
            <text:p>0.4775</text:p>
          </table:table-cell>
          <table:table-cell office:value-type="float" office:value="-0.38200000000000001" table:style-name="ce1">
            <text:p>-0.382</text:p>
          </table:table-cell>
          <table:table-cell office:value-type="float" office:value="1.0415000000000001" table:style-name="ce1">
            <text:p>1.0415</text:p>
          </table:table-cell>
          <table:table-cell office:value-type="float" office:value="0.95499999999999996" table:style-name="ce1">
            <text:p>0.9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80"/>
          <table:table-cell office:value-type="float" table:style-name="ce1" office:value="0.9"/>
          <table:table-cell office:value-type="float" office:value="3.8159999999999999E-2" table:style-name="ce1">
            <text:p>0.03816</text:p>
          </table:table-cell>
          <table:table-cell office:value-type="float" office:value="0.47749999999999998" table:style-name="ce1">
            <text:p>0.4775</text:p>
          </table:table-cell>
          <table:table-cell office:value-type="float" office:value="-0.38200000000000001" table:style-name="ce1">
            <text:p>-0.382</text:p>
          </table:table-cell>
          <table:table-cell office:value-type="float" office:value="1.0415000000000001" table:style-name="ce1">
            <text:p>1.0415</text:p>
          </table:table-cell>
          <table:table-cell office:value-type="float" office:value="0.95499999999999996" table:style-name="ce1">
            <text:p>0.9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84"/>
          <table:table-cell office:value-type="float" table:style-name="ce1" office:value="0.52"/>
          <table:table-cell office:value-type="float" office:value="9.6099999999999991E-2" table:style-name="ce1">
            <text:p>0.0961</text:p>
          </table:table-cell>
          <table:table-cell office:value-type="float" office:value="0.26500000000000001" table:style-name="ce1">
            <text:p>0.265</text:p>
          </table:table-cell>
          <table:table-cell office:value-type="float" office:value="-0.21199999999999999" table:style-name="ce1">
            <text:p>-0.212</text:p>
          </table:table-cell>
          <table:table-cell office:value-type="float" office:value="1.0222" table:style-name="ce1">
            <text:p>1.0222</text:p>
          </table:table-cell>
          <table:table-cell office:value-type="float" office:value="0.53" table:style-name="ce1">
            <text:p>0.53</text:p>
          </table:table-cell>
          <table:table-cell office:value-type="float" office:value="0.26500000000000001" table:style-name="ce1">
            <text:p>0.26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85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26500000000000001" table:style-name="ce1">
            <text:p>0.265</text:p>
          </table:table-cell>
          <table:table-cell office:value-type="float" office:value="-0.21199999999999999" table:style-name="ce1">
            <text:p>-0.212</text:p>
          </table:table-cell>
          <table:table-cell office:value-type="float" office:value="1.0221" table:style-name="ce1">
            <text:p>1.0221</text:p>
          </table:table-cell>
          <table:table-cell office:value-type="float" office:value="0.53" table:style-name="ce1">
            <text:p>0.53</text:p>
          </table:table-cell>
          <table:table-cell office:value-type="float" office:value="0.26500000000000001" table:style-name="ce1">
            <text:p>0.26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86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26500000000000001" table:style-name="ce1">
            <text:p>0.265</text:p>
          </table:table-cell>
          <table:table-cell office:value-type="float" office:value="-0.21199999999999999" table:style-name="ce1">
            <text:p>-0.212</text:p>
          </table:table-cell>
          <table:table-cell office:value-type="float" office:value="1.0221" table:style-name="ce1">
            <text:p>1.0221</text:p>
          </table:table-cell>
          <table:table-cell office:value-type="float" office:value="0.53" table:style-name="ce1">
            <text:p>0.53</text:p>
          </table:table-cell>
          <table:table-cell office:value-type="float" office:value="0.26500000000000001" table:style-name="ce1">
            <text:p>0.26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88"/>
          <table:table-cell office:value-type="float" table:style-name="ce1" office:value="0.6"/>
          <table:table-cell office:value-type="float" office:value="-4.1919999999999999E-2" table:style-name="ce1">
            <text:p>-0.04192</text:p>
          </table:table-cell>
          <table:table-cell office:value-type="float" office:value="0.3" table:style-name="ce1">
            <text:p>0.3</text:p>
          </table:table-cell>
          <table:table-cell office:value-type="float" office:value="-0.24" table:style-name="ce1">
            <text:p>-0.24</text:p>
          </table:table-cell>
          <table:table-cell office:value-type="float" office:value="1.0489999999999999" table:style-name="ce1">
            <text:p>1.049</text:p>
          </table:table-cell>
          <table:table-cell office:value-type="float" office:value="0.6" table:style-name="ce1">
            <text:p>0.6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88"/>
          <table:table-cell office:value-type="float" table:style-name="ce1" office:value="0.6"/>
          <table:table-cell office:value-type="float" office:value="-4.1919999999999999E-2" table:style-name="ce1">
            <text:p>-0.04192</text:p>
          </table:table-cell>
          <table:table-cell office:value-type="float" office:value="0.3" table:style-name="ce1">
            <text:p>0.3</text:p>
          </table:table-cell>
          <table:table-cell office:value-type="float" office:value="-0.24" table:style-name="ce1">
            <text:p>-0.24</text:p>
          </table:table-cell>
          <table:table-cell office:value-type="float" office:value="1.0489999999999999" table:style-name="ce1">
            <text:p>1.049</text:p>
          </table:table-cell>
          <table:table-cell office:value-type="float" office:value="0.6" table:style-name="ce1">
            <text:p>0.6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88"/>
          <table:table-cell office:value-type="float" table:style-name="ce1" office:value="0.6"/>
          <table:table-cell office:value-type="float" office:value="-4.1919999999999999E-2" table:style-name="ce1">
            <text:p>-0.04192</text:p>
          </table:table-cell>
          <table:table-cell office:value-type="float" office:value="0.3" table:style-name="ce1">
            <text:p>0.3</text:p>
          </table:table-cell>
          <table:table-cell office:value-type="float" office:value="-0.24" table:style-name="ce1">
            <text:p>-0.24</text:p>
          </table:table-cell>
          <table:table-cell office:value-type="float" office:value="1.0489999999999999" table:style-name="ce1">
            <text:p>1.049</text:p>
          </table:table-cell>
          <table:table-cell office:value-type="float" office:value="0.6" table:style-name="ce1">
            <text:p>0.6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88"/>
          <table:table-cell office:value-type="float" table:style-name="ce1" office:value="1.79"/>
          <table:table-cell office:value-type="float" office:value="-0.13205" table:style-name="ce1">
            <text:p>-0.13205</text:p>
          </table:table-cell>
          <table:table-cell office:value-type="float" office:value="0.94499999999999995" table:style-name="ce1">
            <text:p>0.945</text:p>
          </table:table-cell>
          <table:table-cell office:value-type="float" office:value="-0.75599999999999989" table:style-name="ce1">
            <text:p>-0.756</text:p>
          </table:table-cell>
          <table:table-cell office:value-type="float" office:value="1.0489999999999999" table:style-name="ce1">
            <text:p>1.049</text:p>
          </table:table-cell>
          <table:table-cell office:value-type="float" office:value="1.89" table:style-name="ce1">
            <text:p>1.89</text:p>
          </table:table-cell>
          <table:table-cell office:value-type="float" office:value="0.94499999999999995" table:style-name="ce1">
            <text:p>0.94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89"/>
          <table:table-cell office:value-type="float" table:style-name="ce1" office:value="0.8"/>
          <table:table-cell office:value-type="float" office:value="7.4120000000000005E-2" table:style-name="ce1">
            <text:p>0.07412</text:p>
          </table:table-cell>
          <table:table-cell office:value-type="float" office:value="0.4" table:style-name="ce1">
            <text:p>0.4</text:p>
          </table:table-cell>
          <table:table-cell office:value-type="float" office:value="-0.32" table:style-name="ce1">
            <text:p>-0.32</text:p>
          </table:table-cell>
          <table:table-cell office:value-type="float" office:value="1.0441" table:style-name="ce1">
            <text:p>1.0441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89"/>
          <table:table-cell office:value-type="float" table:style-name="ce1" office:value="0.8"/>
          <table:table-cell office:value-type="float" office:value="7.4120000000000005E-2" table:style-name="ce1">
            <text:p>0.07412</text:p>
          </table:table-cell>
          <table:table-cell office:value-type="float" office:value="0.4" table:style-name="ce1">
            <text:p>0.4</text:p>
          </table:table-cell>
          <table:table-cell office:value-type="float" office:value="-0.32" table:style-name="ce1">
            <text:p>-0.32</text:p>
          </table:table-cell>
          <table:table-cell office:value-type="float" office:value="1.0441" table:style-name="ce1">
            <text:p>1.0441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89"/>
          <table:table-cell office:value-type="float" table:style-name="ce1" office:value="0.8"/>
          <table:table-cell office:value-type="float" office:value="7.4120000000000005E-2" table:style-name="ce1">
            <text:p>0.07412</text:p>
          </table:table-cell>
          <table:table-cell office:value-type="float" office:value="0.4" table:style-name="ce1">
            <text:p>0.4</text:p>
          </table:table-cell>
          <table:table-cell office:value-type="float" office:value="-0.32" table:style-name="ce1">
            <text:p>-0.32</text:p>
          </table:table-cell>
          <table:table-cell office:value-type="float" office:value="1.0441" table:style-name="ce1">
            <text:p>1.0441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91"/>
          <table:table-cell office:value-type="float" table:style-name="ce1" office:value="0.77"/>
          <table:table-cell office:value-type="float" office:value="0.10154000000000001" table:style-name="ce1">
            <text:p>0.10154</text:p>
          </table:table-cell>
          <table:table-cell office:value-type="float" office:value="0.4" table:style-name="ce1">
            <text:p>0.4</text:p>
          </table:table-cell>
          <table:table-cell office:value-type="float" office:value="-0.32" table:style-name="ce1">
            <text:p>-0.32</text:p>
          </table:table-cell>
          <table:table-cell office:value-type="float" office:value="1.0439000000000001" table:style-name="ce1">
            <text:p>1.0439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91"/>
          <table:table-cell office:value-type="float" table:style-name="ce1" office:value="0.78"/>
          <table:table-cell office:value-type="float" office:value="0.10154000000000001" table:style-name="ce1">
            <text:p>0.10154</text:p>
          </table:table-cell>
          <table:table-cell office:value-type="float" office:value="0.4" table:style-name="ce1">
            <text:p>0.4</text:p>
          </table:table-cell>
          <table:table-cell office:value-type="float" office:value="-0.32" table:style-name="ce1">
            <text:p>-0.32</text:p>
          </table:table-cell>
          <table:table-cell office:value-type="float" office:value="1.0439000000000001" table:style-name="ce1">
            <text:p>1.0439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91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-0.32" table:style-name="ce1">
            <text:p>-0.32</text:p>
          </table:table-cell>
          <table:table-cell office:value-type="float" office:value="1.0439000000000001" table:style-name="ce1">
            <text:p>1.0439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92"/>
          <table:table-cell office:value-type="float" table:style-name="ce1" office:value="0.91"/>
          <table:table-cell office:value-type="float" office:value="0.14205999999999999" table:style-name="ce1">
            <text:p>0.14206</text:p>
          </table:table-cell>
          <table:table-cell office:value-type="float" office:value="0.56000000000000005" table:style-name="ce1">
            <text:p>0.56</text:p>
          </table:table-cell>
          <table:table-cell office:value-type="float" office:value="-0.44799999999999995" table:style-name="ce1">
            <text:p>-0.448</text:p>
          </table:table-cell>
          <table:table-cell office:value-type="float" office:value="1.0306" table:style-name="ce1">
            <text:p>1.0306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92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56000000000000005" table:style-name="ce1">
            <text:p>0.56</text:p>
          </table:table-cell>
          <table:table-cell office:value-type="float" office:value="-0.44799999999999995" table:style-name="ce1">
            <text:p>-0.448</text:p>
          </table:table-cell>
          <table:table-cell office:value-type="float" office:value="1.0306" table:style-name="ce1">
            <text:p>1.0306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92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56000000000000005" table:style-name="ce1">
            <text:p>0.56</text:p>
          </table:table-cell>
          <table:table-cell office:value-type="float" office:value="-0.44799999999999995" table:style-name="ce1">
            <text:p>-0.448</text:p>
          </table:table-cell>
          <table:table-cell office:value-type="float" office:value="1.0306" table:style-name="ce1">
            <text:p>1.0306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93"/>
          <table:table-cell office:value-type="float" table:style-name="ce1" office:value="0.59"/>
          <table:table-cell office:value-type="float" office:value="5.117E-2" table:style-name="ce1">
            <text:p>0.05117</text:p>
          </table:table-cell>
          <table:table-cell office:value-type="float" office:value="0.31" table:style-name="ce1">
            <text:p>0.31</text:p>
          </table:table-cell>
          <table:table-cell office:value-type="float" office:value="-0.248" table:style-name="ce1">
            <text:p>-0.248</text:p>
          </table:table-cell>
          <table:table-cell office:value-type="float" office:value="1.0472999999999999" table:style-name="ce1">
            <text:p>1.0473</text:p>
          </table:table-cell>
          <table:table-cell office:value-type="float" office:value="0.62" table:style-name="ce1">
            <text:p>0.62</text:p>
          </table:table-cell>
          <table:table-cell office:value-type="float" office:value="0.31" table:style-name="ce1">
            <text:p>0.3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93"/>
          <table:table-cell office:value-type="float" table:style-name="ce1" office:value="0.61"/>
          <table:table-cell office:value-type="float" office:value="5.117E-2" table:style-name="ce1">
            <text:p>0.05117</text:p>
          </table:table-cell>
          <table:table-cell office:value-type="float" office:value="0.31" table:style-name="ce1">
            <text:p>0.31</text:p>
          </table:table-cell>
          <table:table-cell office:value-type="float" office:value="-0.248" table:style-name="ce1">
            <text:p>-0.248</text:p>
          </table:table-cell>
          <table:table-cell office:value-type="float" office:value="1.0472999999999999" table:style-name="ce1">
            <text:p>1.0473</text:p>
          </table:table-cell>
          <table:table-cell office:value-type="float" office:value="0.62" table:style-name="ce1">
            <text:p>0.62</text:p>
          </table:table-cell>
          <table:table-cell office:value-type="float" office:value="0.31" table:style-name="ce1">
            <text:p>0.3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93"/>
          <table:table-cell office:value-type="float" table:style-name="ce1" office:value="0.6"/>
          <table:table-cell office:value-type="float" office:value="5.117E-2" table:style-name="ce1">
            <text:p>0.05117</text:p>
          </table:table-cell>
          <table:table-cell office:value-type="float" office:value="0.31" table:style-name="ce1">
            <text:p>0.31</text:p>
          </table:table-cell>
          <table:table-cell office:value-type="float" office:value="-0.248" table:style-name="ce1">
            <text:p>-0.248</text:p>
          </table:table-cell>
          <table:table-cell office:value-type="float" office:value="1.0472999999999999" table:style-name="ce1">
            <text:p>1.0473</text:p>
          </table:table-cell>
          <table:table-cell office:value-type="float" office:value="0.62" table:style-name="ce1">
            <text:p>0.62</text:p>
          </table:table-cell>
          <table:table-cell office:value-type="float" office:value="0.31" table:style-name="ce1">
            <text:p>0.3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94"/>
          <table:table-cell office:value-type="float" table:style-name="ce1" office:value="0.76"/>
          <table:table-cell office:value-type="float" office:value="-5.2380000000000003E-2" table:style-name="ce1">
            <text:p>-0.05238</text:p>
          </table:table-cell>
          <table:table-cell office:value-type="float" office:value="0.38250000000000001" table:style-name="ce1">
            <text:p>0.3825</text:p>
          </table:table-cell>
          <table:table-cell office:value-type="float" office:value="-0.30599999999999999" table:style-name="ce1">
            <text:p>-0.306</text:p>
          </table:table-cell>
          <table:table-cell office:value-type="float" office:value="1.0484" table:style-name="ce1">
            <text:p>1.0484</text:p>
          </table:table-cell>
          <table:table-cell office:value-type="float" office:value="0.76500000000000001" table:style-name="ce1">
            <text:p>0.7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94"/>
          <table:table-cell office:value-type="float" table:style-name="ce1" office:value="0.76"/>
          <table:table-cell office:value-type="float" office:value="-5.2380000000000003E-2" table:style-name="ce1">
            <text:p>-0.05238</text:p>
          </table:table-cell>
          <table:table-cell office:value-type="float" office:value="0.38250000000000001" table:style-name="ce1">
            <text:p>0.3825</text:p>
          </table:table-cell>
          <table:table-cell office:value-type="float" office:value="-0.30599999999999999" table:style-name="ce1">
            <text:p>-0.306</text:p>
          </table:table-cell>
          <table:table-cell office:value-type="float" office:value="1.0484" table:style-name="ce1">
            <text:p>1.0484</text:p>
          </table:table-cell>
          <table:table-cell office:value-type="float" office:value="0.76500000000000001" table:style-name="ce1">
            <text:p>0.7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96"/>
          <table:table-cell office:value-type="float" table:style-name="ce1" office:value="0.65"/>
          <table:table-cell office:value-type="float" office:value="-1.967E-2" table:style-name="ce1">
            <text:p>-0.01967</text:p>
          </table:table-cell>
          <table:table-cell office:value-type="float" office:value="0.32500000000000001" table:style-name="ce1">
            <text:p>0.325</text:p>
          </table:table-cell>
          <table:table-cell office:value-type="float" office:value="-0.26" table:style-name="ce1">
            <text:p>-0.26</text:p>
          </table:table-cell>
          <table:table-cell office:value-type="float" office:value="1.0470999999999999" table:style-name="ce1">
            <text:p>1.0471</text:p>
          </table:table-cell>
          <table:table-cell office:value-type="float" office:value="0.65" table:style-name="ce1">
            <text:p>0.65</text:p>
          </table:table-cell>
          <table:table-cell office:value-type="float" office:value="0.32500000000000001" table:style-name="ce1">
            <text:p>0.32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97"/>
          <table:table-cell office:value-type="float" table:style-name="ce1" office:value="0.65"/>
          <table:table-cell office:value-type="float" office:value="-1.967E-2" table:style-name="ce1">
            <text:p>-0.01967</text:p>
          </table:table-cell>
          <table:table-cell office:value-type="float" office:value="0.32500000000000001" table:style-name="ce1">
            <text:p>0.325</text:p>
          </table:table-cell>
          <table:table-cell office:value-type="float" office:value="-0.26" table:style-name="ce1">
            <text:p>-0.26</text:p>
          </table:table-cell>
          <table:table-cell office:value-type="float" office:value="1.0470999999999999" table:style-name="ce1">
            <text:p>1.0471</text:p>
          </table:table-cell>
          <table:table-cell office:value-type="float" office:value="0.65" table:style-name="ce1">
            <text:p>0.65</text:p>
          </table:table-cell>
          <table:table-cell office:value-type="float" office:value="0.32500000000000001" table:style-name="ce1">
            <text:p>0.32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98"/>
          <table:table-cell office:value-type="float" table:style-name="ce1" office:value="0.65"/>
          <table:table-cell office:value-type="float" office:value="-1.967E-2" table:style-name="ce1">
            <text:p>-0.01967</text:p>
          </table:table-cell>
          <table:table-cell office:value-type="float" office:value="0.32500000000000001" table:style-name="ce1">
            <text:p>0.325</text:p>
          </table:table-cell>
          <table:table-cell office:value-type="float" office:value="-0.26" table:style-name="ce1">
            <text:p>-0.26</text:p>
          </table:table-cell>
          <table:table-cell office:value-type="float" office:value="1.0470999999999999" table:style-name="ce1">
            <text:p>1.0471</text:p>
          </table:table-cell>
          <table:table-cell office:value-type="float" office:value="0.65" table:style-name="ce1">
            <text:p>0.65</text:p>
          </table:table-cell>
          <table:table-cell office:value-type="float" office:value="0.32500000000000001" table:style-name="ce1">
            <text:p>0.32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99"/>
          <table:table-cell office:value-type="float" table:style-name="ce1" office:value="2.44"/>
          <table:table-cell office:value-type="float" office:value="4.4500000000000005E-2" table:style-name="ce1">
            <text:p>0.0445</text:p>
          </table:table-cell>
          <table:table-cell office:value-type="float" office:value="1.2250000000000001" table:style-name="ce1">
            <text:p>1.225</text:p>
          </table:table-cell>
          <table:table-cell office:value-type="float" office:value="-0.98" table:style-name="ce1">
            <text:p>-0.98</text:p>
          </table:table-cell>
          <table:table-cell office:value-type="float" office:value="1.0471999999999999" table:style-name="ce1">
            <text:p>1.0472</text:p>
          </table:table-cell>
          <table:table-cell office:value-type="float" office:value="2.4500000000000002" table:style-name="ce1">
            <text:p>2.45</text:p>
          </table:table-cell>
          <table:table-cell office:value-type="float" office:value="1.2250000000000001" table:style-name="ce1">
            <text:p>1.22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02"/>
          <table:table-cell office:value-type="float" table:style-name="ce1" office:value="0.66"/>
          <table:table-cell office:value-type="float" office:value="0.11329" table:style-name="ce1">
            <text:p>0.11329</text:p>
          </table:table-cell>
          <table:table-cell office:value-type="float" office:value="0.35" table:style-name="ce1">
            <text:p>0.35</text:p>
          </table:table-cell>
          <table:table-cell office:value-type="float" office:value="-0.28000000000000003" table:style-name="ce1">
            <text:p>-0.28</text:p>
          </table:table-cell>
          <table:table-cell office:value-type="float" office:value="1.0327" table:style-name="ce1">
            <text:p>1.0327</text:p>
          </table:table-cell>
          <table:table-cell office:value-type="float" office:value="0.7" table:style-name="ce1">
            <text:p>0.7</text:p>
          </table:table-cell>
          <table:table-cell office:value-type="float" office:value="0.35" table:style-name="ce1">
            <text:p>0.3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03"/>
          <table:table-cell office:value-type="float" table:style-name="ce1" office:value="0.68"/>
          <table:table-cell office:value-type="float" office:value="9.1039999999999996E-2" table:style-name="ce1">
            <text:p>0.09104</text:p>
          </table:table-cell>
          <table:table-cell office:value-type="float" office:value="0.35" table:style-name="ce1">
            <text:p>0.35</text:p>
          </table:table-cell>
          <table:table-cell office:value-type="float" office:value="-0.28000000000000003" table:style-name="ce1">
            <text:p>-0.28</text:p>
          </table:table-cell>
          <table:table-cell office:value-type="float" office:value="1.0327" table:style-name="ce1">
            <text:p>1.0327</text:p>
          </table:table-cell>
          <table:table-cell office:value-type="float" office:value="0.7" table:style-name="ce1">
            <text:p>0.7</text:p>
          </table:table-cell>
          <table:table-cell office:value-type="float" office:value="0.35" table:style-name="ce1">
            <text:p>0.3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14"/>
          <table:table-cell office:value-type="float" table:style-name="ce1" office:value="0.64"/>
          <table:table-cell office:value-type="float" office:value="0.10615000000000001" table:style-name="ce1">
            <text:p>0.10615</text:p>
          </table:table-cell>
          <table:table-cell office:value-type="float" office:value="0.33500000000000002" table:style-name="ce1">
            <text:p>0.335</text:p>
          </table:table-cell>
          <table:table-cell office:value-type="float" office:value="-0.26800000000000002" table:style-name="ce1">
            <text:p>-0.268</text:p>
          </table:table-cell>
          <table:table-cell office:value-type="float" office:value="1.0341" table:style-name="ce1">
            <text:p>1.0341</text:p>
          </table:table-cell>
          <table:table-cell office:value-type="float" office:value="0.67" table:style-name="ce1">
            <text:p>0.67</text:p>
          </table:table-cell>
          <table:table-cell office:value-type="float" office:value="0.33500000000000002" table:style-name="ce1">
            <text:p>0.33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14"/>
          <table:table-cell office:value-type="float" table:style-name="ce1" office:value="0.64"/>
          <table:table-cell office:value-type="float" office:value="0.10615000000000001" table:style-name="ce1">
            <text:p>0.10615</text:p>
          </table:table-cell>
          <table:table-cell office:value-type="float" office:value="0.33500000000000002" table:style-name="ce1">
            <text:p>0.335</text:p>
          </table:table-cell>
          <table:table-cell office:value-type="float" office:value="-0.26800000000000002" table:style-name="ce1">
            <text:p>-0.268</text:p>
          </table:table-cell>
          <table:table-cell office:value-type="float" office:value="1.0341" table:style-name="ce1">
            <text:p>1.0341</text:p>
          </table:table-cell>
          <table:table-cell office:value-type="float" office:value="0.67" table:style-name="ce1">
            <text:p>0.67</text:p>
          </table:table-cell>
          <table:table-cell office:value-type="float" office:value="0.33500000000000002" table:style-name="ce1">
            <text:p>0.33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14"/>
          <table:table-cell office:value-type="float" table:style-name="ce1" office:value="0.65"/>
          <table:table-cell office:value-type="float" office:value="0.10615000000000001" table:style-name="ce1">
            <text:p>0.10615</text:p>
          </table:table-cell>
          <table:table-cell office:value-type="float" office:value="0.33500000000000002" table:style-name="ce1">
            <text:p>0.335</text:p>
          </table:table-cell>
          <table:table-cell office:value-type="float" office:value="-0.26800000000000002" table:style-name="ce1">
            <text:p>-0.268</text:p>
          </table:table-cell>
          <table:table-cell office:value-type="float" office:value="1.0341" table:style-name="ce1">
            <text:p>1.0341</text:p>
          </table:table-cell>
          <table:table-cell office:value-type="float" office:value="0.67" table:style-name="ce1">
            <text:p>0.67</text:p>
          </table:table-cell>
          <table:table-cell office:value-type="float" office:value="0.33500000000000002" table:style-name="ce1">
            <text:p>0.33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18"/>
          <table:table-cell office:value-type="float" table:style-name="ce1" office:value="2.71"/>
          <table:table-cell office:value-type="float" office:value="0.63007000000000002" table:style-name="ce1">
            <text:p>0.63007</text:p>
          </table:table-cell>
          <table:table-cell office:value-type="float" office:value="2.3519999999999999" table:style-name="ce1">
            <text:p>2.352</text:p>
          </table:table-cell>
          <table:table-cell office:value-type="float" office:value="-1.1759999999999999" table:style-name="ce1">
            <text:p>-1.176</text:p>
          </table:table-cell>
          <table:table-cell office:value-type="float" office:value="1.0262" table:style-name="ce1">
            <text:p>1.0262</text:p>
          </table:table-cell>
          <table:table-cell office:value-type="float" office:value="3.92" table:style-name="ce1">
            <text:p>3.92</text:p>
          </table:table-cell>
          <table:table-cell office:value-type="float" office:value="2.3519999999999999" table:style-name="ce1">
            <text:p>2.35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21"/>
          <table:table-cell office:value-type="float" table:style-name="ce1" office:value="1.91"/>
          <table:table-cell office:value-type="float" office:value="-0.32898000000000005" table:style-name="ce1">
            <text:p>-0.32898</text:p>
          </table:table-cell>
          <table:table-cell office:value-type="float" office:value="0.95499999999999996" table:style-name="ce1">
            <text:p>0.955</text:p>
          </table:table-cell>
          <table:table-cell office:value-type="float" office:value="-0.76400000000000001" table:style-name="ce1">
            <text:p>-0.764</text:p>
          </table:table-cell>
          <table:table-cell office:value-type="float" office:value="1.0488999999999999" table:style-name="ce1">
            <text:p>1.0489</text:p>
          </table:table-cell>
          <table:table-cell office:value-type="float" office:value="1.91" table:style-name="ce1">
            <text:p>1.91</text:p>
          </table:table-cell>
          <table:table-cell office:value-type="float" office:value="0.95499999999999996" table:style-name="ce1">
            <text:p>0.95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23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6" table:style-name="ce1">
            <text:p>0.6</text:p>
          </table:table-cell>
          <table:table-cell office:value-type="float" office:value="-0.48" table:style-name="ce1">
            <text:p>-0.48</text:p>
          </table:table-cell>
          <table:table-cell office:value-type="float" office:value="1.0422" table:style-name="ce1">
            <text:p>1.0422</text:p>
          </table:table-cell>
          <table:table-cell office:value-type="float" office:value="1.2" table:style-name="ce1">
            <text:p>1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23"/>
          <table:table-cell office:value-type="float" table:style-name="ce1" office:value="0.88"/>
          <table:table-cell office:value-type="float" office:value="-0.36" table:style-name="ce1">
            <text:p>-0.36</text:p>
          </table:table-cell>
          <table:table-cell office:value-type="float" office:value="0.6" table:style-name="ce1">
            <text:p>0.6</text:p>
          </table:table-cell>
          <table:table-cell office:value-type="float" office:value="-0.48" table:style-name="ce1">
            <text:p>-0.48</text:p>
          </table:table-cell>
          <table:table-cell office:value-type="float" office:value="1.0422" table:style-name="ce1">
            <text:p>1.0422</text:p>
          </table:table-cell>
          <table:table-cell office:value-type="float" office:value="1.2" table:style-name="ce1">
            <text:p>1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24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64" table:style-name="ce1">
            <text:p>0.64</text:p>
          </table:table-cell>
          <table:table-cell office:value-type="float" office:value="-0.51200000000000001" table:style-name="ce1">
            <text:p>-0.512</text:p>
          </table:table-cell>
          <table:table-cell office:value-type="float" office:value="1.0423" table:style-name="ce1">
            <text:p>1.0423</text:p>
          </table:table-cell>
          <table:table-cell office:value-type="float" office:value="1.28" table:style-name="ce1">
            <text:p>1.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24"/>
          <table:table-cell office:value-type="float" table:style-name="ce1" office:value="0.89"/>
          <table:table-cell office:value-type="float" office:value="-0.22617000000000001" table:style-name="ce1">
            <text:p>-0.22617</text:p>
          </table:table-cell>
          <table:table-cell office:value-type="float" office:value="0.64" table:style-name="ce1">
            <text:p>0.64</text:p>
          </table:table-cell>
          <table:table-cell office:value-type="float" office:value="-0.51200000000000001" table:style-name="ce1">
            <text:p>-0.512</text:p>
          </table:table-cell>
          <table:table-cell office:value-type="float" office:value="1.0423" table:style-name="ce1">
            <text:p>1.0423</text:p>
          </table:table-cell>
          <table:table-cell office:value-type="float" office:value="1.28" table:style-name="ce1">
            <text:p>1.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25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1.95" table:style-name="ce1">
            <text:p>1.95</text:p>
          </table:table-cell>
          <table:table-cell office:value-type="float" office:value="-1.56" table:style-name="ce1">
            <text:p>-1.56</text:p>
          </table:table-cell>
          <table:table-cell office:value-type="float" office:value="1.044" table:style-name="ce1">
            <text:p>1.044</text:p>
          </table:table-cell>
          <table:table-cell office:value-type="float" office:value="3.9" table:style-name="ce1">
            <text:p>3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25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1.95" table:style-name="ce1">
            <text:p>1.95</text:p>
          </table:table-cell>
          <table:table-cell office:value-type="float" office:value="-1.56" table:style-name="ce1">
            <text:p>-1.56</text:p>
          </table:table-cell>
          <table:table-cell office:value-type="float" office:value="1.044" table:style-name="ce1">
            <text:p>1.044</text:p>
          </table:table-cell>
          <table:table-cell office:value-type="float" office:value="3.9" table:style-name="ce1">
            <text:p>3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26"/>
          <table:table-cell office:value-type="float" table:style-name="ce1" office:value="1.25"/>
          <table:table-cell office:value-type="float" office:value="0.46609" table:style-name="ce1">
            <text:p>0.46609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-0.88" table:style-name="ce1">
            <text:p>-0.88</text:p>
          </table:table-cell>
          <table:table-cell office:value-type="float" office:value="1.0448" table:style-name="ce1">
            <text:p>1.0448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27"/>
          <table:table-cell office:value-type="float" table:style-name="ce1" office:value="1.19"/>
          <table:table-cell office:value-type="float" office:value="-0.10132999999999999" table:style-name="ce1">
            <text:p>-0.10133</text:p>
          </table:table-cell>
          <table:table-cell office:value-type="float" office:value="0.65249999999999997" table:style-name="ce1">
            <text:p>0.6525</text:p>
          </table:table-cell>
          <table:table-cell office:value-type="float" office:value="-0.52200000000000002" table:style-name="ce1">
            <text:p>-0.522</text:p>
          </table:table-cell>
          <table:table-cell office:value-type="float" office:value="1.0486" table:style-name="ce1">
            <text:p>1.0486</text:p>
          </table:table-cell>
          <table:table-cell office:value-type="float" office:value="1.3049999999999999" table:style-name="ce1">
            <text:p>1.3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27"/>
          <table:table-cell office:value-type="float" table:style-name="ce1" office:value="1.18"/>
          <table:table-cell office:value-type="float" office:value="-0.10132999999999999" table:style-name="ce1">
            <text:p>-0.10133</text:p>
          </table:table-cell>
          <table:table-cell office:value-type="float" office:value="0.65249999999999997" table:style-name="ce1">
            <text:p>0.6525</text:p>
          </table:table-cell>
          <table:table-cell office:value-type="float" office:value="-0.52200000000000002" table:style-name="ce1">
            <text:p>-0.522</text:p>
          </table:table-cell>
          <table:table-cell office:value-type="float" office:value="1.0486" table:style-name="ce1">
            <text:p>1.0486</text:p>
          </table:table-cell>
          <table:table-cell office:value-type="float" office:value="1.3049999999999999" table:style-name="ce1">
            <text:p>1.3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28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1.575" table:style-name="ce1">
            <text:p>1.575</text:p>
          </table:table-cell>
          <table:table-cell office:value-type="float" office:value="-1.26" table:style-name="ce1">
            <text:p>-1.26</text:p>
          </table:table-cell>
          <table:table-cell office:value-type="float" office:value="1.0474000000000001" table:style-name="ce1">
            <text:p>1.0474</text:p>
          </table:table-cell>
          <table:table-cell office:value-type="float" office:value="3.15" table:style-name="ce1">
            <text:p>3.15</text:p>
          </table:table-cell>
          <table:table-cell office:value-type="float" office:value="1.575" table:style-name="ce1">
            <text:p>1.57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29"/>
          <table:table-cell office:value-type="float" table:style-name="ce1" office:value="2.63"/>
          <table:table-cell office:value-type="float" office:value="0.4194" table:style-name="ce1">
            <text:p>0.4194</text:p>
          </table:table-cell>
          <table:table-cell office:value-type="float" office:value="1.575" table:style-name="ce1">
            <text:p>1.575</text:p>
          </table:table-cell>
          <table:table-cell office:value-type="float" office:value="-1.26" table:style-name="ce1">
            <text:p>-1.26</text:p>
          </table:table-cell>
          <table:table-cell office:value-type="float" office:value="1.0474000000000001" table:style-name="ce1">
            <text:p>1.0474</text:p>
          </table:table-cell>
          <table:table-cell office:value-type="float" office:value="3.15" table:style-name="ce1">
            <text:p>3.15</text:p>
          </table:table-cell>
          <table:table-cell office:value-type="float" office:value="1.575" table:style-name="ce1">
            <text:p>1.57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30"/>
          <table:table-cell office:value-type="float" table:style-name="ce1" office:value="2.737"/>
          <table:table-cell office:value-type="float" office:value="0.69921000000000011" table:style-name="ce1">
            <text:p>0.69921</text:p>
          </table:table-cell>
          <table:table-cell office:value-type="float" office:value="2.3519999999999999" table:style-name="ce1">
            <text:p>2.352</text:p>
          </table:table-cell>
          <table:table-cell office:value-type="float" office:value="-1.1759999999999999" table:style-name="ce1">
            <text:p>-1.176</text:p>
          </table:table-cell>
          <table:table-cell office:value-type="float" office:value="1.0446" table:style-name="ce1">
            <text:p>1.0446</text:p>
          </table:table-cell>
          <table:table-cell office:value-type="float" office:value="3.92" table:style-name="ce1">
            <text:p>3.92</text:p>
          </table:table-cell>
          <table:table-cell office:value-type="float" office:value="2.3519999999999999" table:style-name="ce1">
            <text:p>2.35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31"/>
          <table:table-cell office:value-type="float" table:style-name="ce1" office:value="2.71"/>
          <table:table-cell office:value-type="float" office:value="-0.70230999999999999" table:style-name="ce1">
            <text:p>-0.70231</text:p>
          </table:table-cell>
          <table:table-cell office:value-type="float" office:value="2.3519999999999999" table:style-name="ce1">
            <text:p>2.352</text:p>
          </table:table-cell>
          <table:table-cell office:value-type="float" office:value="-1.1759999999999999" table:style-name="ce1">
            <text:p>-1.176</text:p>
          </table:table-cell>
          <table:table-cell office:value-type="float" office:value="1.0445" table:style-name="ce1">
            <text:p>1.0445</text:p>
          </table:table-cell>
          <table:table-cell office:value-type="float" office:value="3.92" table:style-name="ce1">
            <text:p>3.92</text:p>
          </table:table-cell>
          <table:table-cell office:value-type="float" office:value="2.3519999999999999" table:style-name="ce1">
            <text:p>2.35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32"/>
          <table:table-cell office:value-type="float" table:style-name="ce1" office:value="4"/>
          <table:table-cell office:value-type="float" office:value="0.16693000000000002" table:style-name="ce1">
            <text:p>0.16693</text:p>
          </table:table-cell>
          <table:table-cell office:value-type="float" office:value="2.4780000000000002" table:style-name="ce1">
            <text:p>2.478</text:p>
          </table:table-cell>
          <table:table-cell office:value-type="float" office:value="-1.2390000000000001" table:style-name="ce1">
            <text:p>-1.239</text:p>
          </table:table-cell>
          <table:table-cell office:value-type="float" office:value="1.0488999999999999" table:style-name="ce1">
            <text:p>1.0489</text:p>
          </table:table-cell>
          <table:table-cell office:value-type="float" office:value="4.13" table:style-name="ce1">
            <text:p>4.13</text:p>
          </table:table-cell>
          <table:table-cell office:value-type="float" office:value="2.4780000000000002" table:style-name="ce1">
            <text:p>2.478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33"/>
          <table:table-cell office:value-type="float" table:style-name="ce1" office:value="4"/>
          <table:table-cell office:value-type="float" office:value="0.30658000000000002" table:style-name="ce1">
            <text:p>0.30658</text:p>
          </table:table-cell>
          <table:table-cell office:value-type="float" office:value="2.4780000000000002" table:style-name="ce1">
            <text:p>2.478</text:p>
          </table:table-cell>
          <table:table-cell office:value-type="float" office:value="-1.2390000000000001" table:style-name="ce1">
            <text:p>-1.239</text:p>
          </table:table-cell>
          <table:table-cell office:value-type="float" office:value="1.0488999999999999" table:style-name="ce1">
            <text:p>1.0489</text:p>
          </table:table-cell>
          <table:table-cell office:value-type="float" office:value="4.13" table:style-name="ce1">
            <text:p>4.13</text:p>
          </table:table-cell>
          <table:table-cell office:value-type="float" office:value="2.4780000000000002" table:style-name="ce1">
            <text:p>2.478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34"/>
          <table:table-cell office:value-type="float" table:style-name="ce1" office:value="4"/>
          <table:table-cell office:value-type="float" office:value="-0.26728000000000002" table:style-name="ce1">
            <text:p>-0.26728</text:p>
          </table:table-cell>
          <table:table-cell office:value-type="float" office:value="2.5110000000000001" table:style-name="ce1">
            <text:p>2.511</text:p>
          </table:table-cell>
          <table:table-cell office:value-type="float" office:value="-1.2555000000000001" table:style-name="ce1">
            <text:p>-1.2555</text:p>
          </table:table-cell>
          <table:table-cell office:value-type="float" office:value="1.0482" table:style-name="ce1">
            <text:p>1.0482</text:p>
          </table:table-cell>
          <table:table-cell office:value-type="float" office:value="4.1849999999999996" table:style-name="ce1">
            <text:p>4.185</text:p>
          </table:table-cell>
          <table:table-cell office:value-type="float" office:value="2.5110000000000001" table:style-name="ce1">
            <text:p>2.51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35"/>
          <table:table-cell office:value-type="float" table:style-name="ce1" office:value="4"/>
          <table:table-cell office:value-type="float" office:value="-0.2006" table:style-name="ce1">
            <text:p>-0.2006</text:p>
          </table:table-cell>
          <table:table-cell office:value-type="float" office:value="2.5110000000000001" table:style-name="ce1">
            <text:p>2.511</text:p>
          </table:table-cell>
          <table:table-cell office:value-type="float" office:value="-1.2555000000000001" table:style-name="ce1">
            <text:p>-1.2555</text:p>
          </table:table-cell>
          <table:table-cell office:value-type="float" office:value="1.0482" table:style-name="ce1">
            <text:p>1.0482</text:p>
          </table:table-cell>
          <table:table-cell office:value-type="float" office:value="4.1849999999999996" table:style-name="ce1">
            <text:p>4.185</text:p>
          </table:table-cell>
          <table:table-cell office:value-type="float" office:value="2.5110000000000001" table:style-name="ce1">
            <text:p>2.51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41"/>
          <table:table-cell office:value-type="float" table:style-name="ce1" office:value="0.31598"/>
          <table:table-cell office:value-type="float" office:value="-3.1400000000000004E-2" table:style-name="ce1">
            <text:p>-0.0314</text:p>
          </table:table-cell>
          <table:table-cell office:value-type="float" office:value="0.19210000000000002" table:style-name="ce1">
            <text:p>0.1921</text:p>
          </table:table-cell>
          <table:table-cell office:value-type="float" office:value="-0.19210000000000002" table:style-name="ce1">
            <text:p>-0.1921</text:p>
          </table:table-cell>
          <table:table-cell office:value-type="float" office:value="1.0391999999999999" table:style-name="ce1">
            <text:p>1.0392</text:p>
          </table:table-cell>
          <table:table-cell office:value-type="float" office:value="0.48025000000000001" table:style-name="ce1">
            <text:p>0.48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42"/>
          <table:table-cell office:value-type="float" table:style-name="ce1" office:value="0.04015"/>
          <table:table-cell office:value-type="float" office:value="5.3869999999999994E-2" table:style-name="ce1">
            <text:p>0.05387</text:p>
          </table:table-cell>
          <table:table-cell office:value-type="float" office:value="0.46350000000000002" table:style-name="ce1">
            <text:p>0.4635</text:p>
          </table:table-cell>
          <table:table-cell office:value-type="float" office:value="-0.46350000000000002" table:style-name="ce1">
            <text:p>-0.4635</text:p>
          </table:table-cell>
          <table:table-cell office:value-type="float" office:value="1.0310999999999999" table:style-name="ce1">
            <text:p>1.0311</text:p>
          </table:table-cell>
          <table:table-cell office:value-type="float" office:value="1.1587399999999999" table:style-name="ce1">
            <text:p>1.158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43"/>
          <table:table-cell office:value-type="float" table:style-name="ce1" office:value="0.06157"/>
          <table:table-cell office:value-type="float" office:value="-3.3989999999999999E-2" table:style-name="ce1">
            <text:p>-0.03399</text:p>
          </table:table-cell>
          <table:table-cell office:value-type="float" office:value="0.71084000000000003" table:style-name="ce1">
            <text:p>0.71084</text:p>
          </table:table-cell>
          <table:table-cell office:value-type="float" office:value="-0.71084000000000003" table:style-name="ce1">
            <text:p>-0.71084</text:p>
          </table:table-cell>
          <table:table-cell office:value-type="float" office:value="1.0227999999999999" table:style-name="ce1">
            <text:p>1.0228</text:p>
          </table:table-cell>
          <table:table-cell office:value-type="float" office:value="1.7771100000000002" table:style-name="ce1">
            <text:p>1.777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44"/>
          <table:table-cell office:value-type="float" table:style-name="ce1" office:value="0.042910000000000004"/>
          <table:table-cell office:value-type="float" office:value="2.8389999999999999E-2" table:style-name="ce1">
            <text:p>0.02839</text:p>
          </table:table-cell>
          <table:table-cell office:value-type="float" office:value="0.49543999999999999" table:style-name="ce1">
            <text:p>0.49544</text:p>
          </table:table-cell>
          <table:table-cell office:value-type="float" office:value="-0.49543999999999999" table:style-name="ce1">
            <text:p>-0.49544</text:p>
          </table:table-cell>
          <table:table-cell office:value-type="float" office:value="1.0221" table:style-name="ce1">
            <text:p>1.0221</text:p>
          </table:table-cell>
          <table:table-cell office:value-type="float" office:value="1.2385899999999999" table:style-name="ce1">
            <text:p>1.238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45"/>
          <table:table-cell office:value-type="float" table:style-name="ce1" office:value="0.08647"/>
          <table:table-cell office:value-type="float" office:value="2.8299999999999996E-3" table:style-name="ce1">
            <text:p>0.00283</text:p>
          </table:table-cell>
          <table:table-cell office:value-type="float" office:value="0.99829999999999997" table:style-name="ce1">
            <text:p>0.9983</text:p>
          </table:table-cell>
          <table:table-cell office:value-type="float" office:value="-0.99829999999999997" table:style-name="ce1">
            <text:p>-0.9983</text:p>
          </table:table-cell>
          <table:table-cell office:value-type="float" office:value="1.0341" table:style-name="ce1">
            <text:p>1.0341</text:p>
          </table:table-cell>
          <table:table-cell office:value-type="float" office:value="2.4957499999999997" table:style-name="ce1">
            <text:p>2.495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46"/>
          <table:table-cell office:value-type="float" table:style-name="ce1" office:value="1.24698"/>
          <table:table-cell office:value-type="float" office:value="-1.575E-2" table:style-name="ce1">
            <text:p>-0.01575</text:p>
          </table:table-cell>
          <table:table-cell office:value-type="float" office:value="0.7581" table:style-name="ce1">
            <text:p>0.7581</text:p>
          </table:table-cell>
          <table:table-cell office:value-type="float" office:value="-0.7581" table:style-name="ce1">
            <text:p>-0.7581</text:p>
          </table:table-cell>
          <table:table-cell office:value-type="float" office:value="1.0408999999999999" table:style-name="ce1">
            <text:p>1.0409</text:p>
          </table:table-cell>
          <table:table-cell office:value-type="float" office:value="1.8952500000000001" table:style-name="ce1">
            <text:p>1.895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53"/>
          <table:table-cell office:value-type="float" table:style-name="ce1" office:value="0.08019"/>
          <table:table-cell office:value-type="float" office:value="6.8010000000000001E-2" table:style-name="ce1">
            <text:p>0.06801</text:p>
          </table:table-cell>
          <table:table-cell office:value-type="float" office:value="0.92587999999999993" table:style-name="ce1">
            <text:p>0.92588</text:p>
          </table:table-cell>
          <table:table-cell office:value-type="float" office:value="-0.92587999999999993" table:style-name="ce1">
            <text:p>-0.92588</text:p>
          </table:table-cell>
          <table:table-cell office:value-type="float" office:value="1.0306" table:style-name="ce1">
            <text:p>1.0306</text:p>
          </table:table-cell>
          <table:table-cell office:value-type="float" office:value="2.3146900000000001" table:style-name="ce1">
            <text:p>2.314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54"/>
          <table:table-cell office:value-type="float" table:style-name="ce1" office:value="0.04626"/>
          <table:table-cell office:value-type="float" office:value="-5.6939999999999998E-2" table:style-name="ce1">
            <text:p>-0.05694</text:p>
          </table:table-cell>
          <table:table-cell office:value-type="float" office:value="0.53405999999999998" table:style-name="ce1">
            <text:p>0.53406</text:p>
          </table:table-cell>
          <table:table-cell office:value-type="float" office:value="-0.53405999999999998" table:style-name="ce1">
            <text:p>-0.53406</text:p>
          </table:table-cell>
          <table:table-cell office:value-type="float" office:value="1.0314000000000001" table:style-name="ce1">
            <text:p>1.0314</text:p>
          </table:table-cell>
          <table:table-cell office:value-type="float" office:value="1.3351499999999998" table:style-name="ce1">
            <text:p>1.335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55"/>
          <table:table-cell office:value-type="float" table:style-name="ce1" office:value="0.09197"/>
          <table:table-cell office:value-type="float" office:value="7.1300000000000002E-2" table:style-name="ce1">
            <text:p>0.0713</text:p>
          </table:table-cell>
          <table:table-cell office:value-type="float" office:value="1.0618099999999999" table:style-name="ce1">
            <text:p>1.06181</text:p>
          </table:table-cell>
          <table:table-cell office:value-type="float" office:value="-1.0618099999999999" table:style-name="ce1">
            <text:p>-1.06181</text:p>
          </table:table-cell>
          <table:table-cell office:value-type="float" office:value="1.0323" table:style-name="ce1">
            <text:p>1.0323</text:p>
          </table:table-cell>
          <table:table-cell office:value-type="float" office:value="2.6545199999999998" table:style-name="ce1">
            <text:p>2.654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56"/>
          <table:table-cell office:value-type="float" table:style-name="ce1" office:value="0.03867"/>
          <table:table-cell office:value-type="float" office:value="0.15608" table:style-name="ce1">
            <text:p>0.15608</text:p>
          </table:table-cell>
          <table:table-cell office:value-type="float" office:value="0.44640999999999997" table:style-name="ce1">
            <text:p>0.44641</text:p>
          </table:table-cell>
          <table:table-cell office:value-type="float" office:value="-0.44640999999999997" table:style-name="ce1">
            <text:p>-0.44641</text:p>
          </table:table-cell>
          <table:table-cell office:value-type="float" office:value="1.0296000000000001" table:style-name="ce1">
            <text:p>1.0296</text:p>
          </table:table-cell>
          <table:table-cell office:value-type="float" office:value="1.1160299999999999" table:style-name="ce1">
            <text:p>1.116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57"/>
          <table:table-cell office:value-type="float" table:style-name="ce1" office:value="0.04851"/>
          <table:table-cell office:value-type="float" office:value="-0.12917999999999999" table:style-name="ce1">
            <text:p>-0.12918</text:p>
          </table:table-cell>
          <table:table-cell office:value-type="float" office:value="0.56006" table:style-name="ce1">
            <text:p>0.56006</text:p>
          </table:table-cell>
          <table:table-cell office:value-type="float" office:value="-0.56006" table:style-name="ce1">
            <text:p>-0.56006</text:p>
          </table:table-cell>
          <table:table-cell office:value-type="float" office:value="1.0318000000000001" table:style-name="ce1">
            <text:p>1.0318</text:p>
          </table:table-cell>
          <table:table-cell office:value-type="float" office:value="1.4001499999999998" table:style-name="ce1">
            <text:p>1.40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58"/>
          <table:table-cell office:value-type="float" table:style-name="ce1" office:value="0.06138"/>
          <table:table-cell office:value-type="float" office:value="9.2600000000000002E-2" table:style-name="ce1">
            <text:p>0.0926</text:p>
          </table:table-cell>
          <table:table-cell office:value-type="float" office:value="0.70861000000000007" table:style-name="ce1">
            <text:p>0.70861</text:p>
          </table:table-cell>
          <table:table-cell office:value-type="float" office:value="-0.70861000000000007" table:style-name="ce1">
            <text:p>-0.70861</text:p>
          </table:table-cell>
          <table:table-cell office:value-type="float" office:value="1.0337000000000001" table:style-name="ce1">
            <text:p>1.0337</text:p>
          </table:table-cell>
          <table:table-cell office:value-type="float" office:value="1.7715399999999999" table:style-name="ce1">
            <text:p>1.771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59"/>
          <table:table-cell office:value-type="float" table:style-name="ce1" office:value="0.05378"/>
          <table:table-cell office:value-type="float" office:value="0.19641999999999998" table:style-name="ce1">
            <text:p>0.19642</text:p>
          </table:table-cell>
          <table:table-cell office:value-type="float" office:value="0.62097000000000002" table:style-name="ce1">
            <text:p>0.62097</text:p>
          </table:table-cell>
          <table:table-cell office:value-type="float" office:value="-0.62097000000000002" table:style-name="ce1">
            <text:p>-0.62097</text:p>
          </table:table-cell>
          <table:table-cell office:value-type="float" office:value="1.0471999999999999" table:style-name="ce1">
            <text:p>1.0472</text:p>
          </table:table-cell>
          <table:table-cell office:value-type="float" office:value="1.5524199999999999" table:style-name="ce1">
            <text:p>1.552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64"/>
          <table:table-cell office:value-type="float" table:style-name="ce1" office:value="0.37"/>
          <table:table-cell office:value-type="float" office:value="4.2750000000000003E-2" table:style-name="ce1">
            <text:p>0.04275</text:p>
          </table:table-cell>
          <table:table-cell office:value-type="float" office:value="0.19500000000000001" table:style-name="ce1">
            <text:p>0.195</text:p>
          </table:table-cell>
          <table:table-cell office:value-type="float" office:value="-0.156" table:style-name="ce1">
            <text:p>-0.156</text:p>
          </table:table-cell>
          <table:table-cell office:value-type="float" office:value="1.0330999999999999" table:style-name="ce1">
            <text:p>1.0331</text:p>
          </table:table-cell>
          <table:table-cell office:value-type="float" office:value="0.39" table:style-name="ce1">
            <text:p>0.39</text:p>
          </table:table-cell>
          <table:table-cell office:value-type="float" office:value="0.19500000000000001" table:style-name="ce1">
            <text:p>0.19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64"/>
          <table:table-cell office:value-type="float" table:style-name="ce1" office:value="0.35"/>
          <table:table-cell office:value-type="float" office:value="4.2750000000000003E-2" table:style-name="ce1">
            <text:p>0.04275</text:p>
          </table:table-cell>
          <table:table-cell office:value-type="float" office:value="0.19500000000000001" table:style-name="ce1">
            <text:p>0.195</text:p>
          </table:table-cell>
          <table:table-cell office:value-type="float" office:value="-0.156" table:style-name="ce1">
            <text:p>-0.156</text:p>
          </table:table-cell>
          <table:table-cell office:value-type="float" office:value="1.0330999999999999" table:style-name="ce1">
            <text:p>1.0331</text:p>
          </table:table-cell>
          <table:table-cell office:value-type="float" office:value="0.39" table:style-name="ce1">
            <text:p>0.39</text:p>
          </table:table-cell>
          <table:table-cell office:value-type="float" office:value="0.19500000000000001" table:style-name="ce1">
            <text:p>0.19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64"/>
          <table:table-cell office:value-type="float" table:style-name="ce1" office:value="0.36"/>
          <table:table-cell office:value-type="float" office:value="4.2750000000000003E-2" table:style-name="ce1">
            <text:p>0.04275</text:p>
          </table:table-cell>
          <table:table-cell office:value-type="float" office:value="0.19500000000000001" table:style-name="ce1">
            <text:p>0.195</text:p>
          </table:table-cell>
          <table:table-cell office:value-type="float" office:value="-0.156" table:style-name="ce1">
            <text:p>-0.156</text:p>
          </table:table-cell>
          <table:table-cell office:value-type="float" office:value="1.0330999999999999" table:style-name="ce1">
            <text:p>1.0331</text:p>
          </table:table-cell>
          <table:table-cell office:value-type="float" office:value="0.39" table:style-name="ce1">
            <text:p>0.39</text:p>
          </table:table-cell>
          <table:table-cell office:value-type="float" office:value="0.19500000000000001" table:style-name="ce1">
            <text:p>0.19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84"/>
          <table:table-cell office:value-type="float" table:style-name="ce1" office:value="0.05835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367999999999999" table:style-name="ce1">
            <text:p>1.0368</text:p>
          </table:table-cell>
          <table:table-cell office:value-type="float" office:value="1.05" table:style-name="ce1">
            <text:p>1.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84"/>
          <table:table-cell office:value-type="float" table:style-name="ce1" office:value="1.16727"/>
          <table:table-cell office:value-type="float" office:value="-0.14227000000000001" table:style-name="ce1">
            <text:p>-0.14227</text:p>
          </table:table-cell>
          <table:table-cell office:value-type="float" office:value="0.8" table:style-name="ce1">
            <text:p>0.8</text:p>
          </table:table-cell>
          <table:table-cell office:value-type="float" office:value="-0.8" table:style-name="ce1">
            <text:p>-0.8</text:p>
          </table:table-cell>
          <table:table-cell office:value-type="float" office:value="1.0367999999999999" table:style-name="ce1">
            <text:p>1.036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96"/>
          <table:table-cell office:value-type="float" table:style-name="ce1" office:value="1.3024700000000002"/>
          <table:table-cell office:value-type="float" office:value="-9.1359999999999997E-2" table:style-name="ce1">
            <text:p>-0.09136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46" table:style-name="ce1">
            <text:p>1.046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0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71447999999999989" table:style-name="ce1">
            <text:p>0.71448</text:p>
          </table:table-cell>
          <table:table-cell office:value-type="float" office:value="-0.71447999999999989" table:style-name="ce1">
            <text:p>-0.71448</text:p>
          </table:table-cell>
          <table:table-cell office:value-type="float" office:value="1.0325" table:style-name="ce1">
            <text:p>1.0325</text:p>
          </table:table-cell>
          <table:table-cell office:value-type="float" office:value="1.7862100000000001" table:style-name="ce1">
            <text:p>1.786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2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1.3875" table:style-name="ce1">
            <text:p>1.3875</text:p>
          </table:table-cell>
          <table:table-cell office:value-type="float" office:value="-1.1100000000000001" table:style-name="ce1">
            <text:p>-1.11</text:p>
          </table:table-cell>
          <table:table-cell office:value-type="float" office:value="1.0482" table:style-name="ce1">
            <text:p>1.0482</text:p>
          </table:table-cell>
          <table:table-cell office:value-type="float" office:value="2.7749999999999999" table:style-name="ce1">
            <text:p>2.7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2"/>
          <table:table-cell office:value-type="float" table:style-name="ce1" office:value="2.21"/>
          <table:table-cell office:value-type="float" office:value="0.38235999999999998" table:style-name="ce1">
            <text:p>0.38236</text:p>
          </table:table-cell>
          <table:table-cell office:value-type="float" office:value="1.3875" table:style-name="ce1">
            <text:p>1.3875</text:p>
          </table:table-cell>
          <table:table-cell office:value-type="float" office:value="-1.1100000000000001" table:style-name="ce1">
            <text:p>-1.11</text:p>
          </table:table-cell>
          <table:table-cell office:value-type="float" office:value="1.0482" table:style-name="ce1">
            <text:p>1.0482</text:p>
          </table:table-cell>
          <table:table-cell office:value-type="float" office:value="2.7749999999999999" table:style-name="ce1">
            <text:p>2.7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4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85738000000000003" table:style-name="ce1">
            <text:p>0.85738</text:p>
          </table:table-cell>
          <table:table-cell office:value-type="float" office:value="-0.85738000000000003" table:style-name="ce1">
            <text:p>-0.85738</text:p>
          </table:table-cell>
          <table:table-cell office:value-type="float" office:value="1.0487" table:style-name="ce1">
            <text:p>1.0487</text:p>
          </table:table-cell>
          <table:table-cell office:value-type="float" office:value="2.1434500000000001" table:style-name="ce1">
            <text:p>2.143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5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99227999999999994" table:style-name="ce1">
            <text:p>0.99228</text:p>
          </table:table-cell>
          <table:table-cell office:value-type="float" office:value="-0.99227999999999994" table:style-name="ce1">
            <text:p>-0.99228</text:p>
          </table:table-cell>
          <table:table-cell office:value-type="float" office:value="1.0367999999999999" table:style-name="ce1">
            <text:p>1.0368</text:p>
          </table:table-cell>
          <table:table-cell office:value-type="float" office:value="2.4807000000000001" table:style-name="ce1">
            <text:p>2.48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6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57159000000000004" table:style-name="ce1">
            <text:p>0.57159</text:p>
          </table:table-cell>
          <table:table-cell office:value-type="float" office:value="-0.57159000000000004" table:style-name="ce1">
            <text:p>-0.57159</text:p>
          </table:table-cell>
          <table:table-cell office:value-type="float" office:value="1.0477000000000001" table:style-name="ce1">
            <text:p>1.0477</text:p>
          </table:table-cell>
          <table:table-cell office:value-type="float" office:value="1.4289699999999999" table:style-name="ce1">
            <text:p>1.428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7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85738000000000003" table:style-name="ce1">
            <text:p>0.85738</text:p>
          </table:table-cell>
          <table:table-cell office:value-type="float" office:value="-0.85738000000000003" table:style-name="ce1">
            <text:p>-0.85738</text:p>
          </table:table-cell>
          <table:table-cell office:value-type="float" office:value="1.0488999999999999" table:style-name="ce1">
            <text:p>1.0489</text:p>
          </table:table-cell>
          <table:table-cell office:value-type="float" office:value="2.1434500000000001" table:style-name="ce1">
            <text:p>2.143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8"/>
          <table:table-cell office:value-type="float" table:style-name="ce1" office:value="1.62"/>
          <table:table-cell office:value-type="float" office:value="-6.9360000000000005E-2" table:style-name="ce1">
            <text:p>-0.06936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-0.88" table:style-name="ce1">
            <text:p>-0.88</text:p>
          </table:table-cell>
          <table:table-cell office:value-type="float" office:value="1.0495000000000001" table:style-name="ce1">
            <text:p>1.0495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8"/>
          <table:table-cell office:value-type="float" table:style-name="ce1" office:value="0.43"/>
          <table:table-cell office:value-type="float" office:value="-1.797E-2" table:style-name="ce1">
            <text:p>-0.01797</text:p>
          </table:table-cell>
          <table:table-cell office:value-type="float" office:value="0.28499999999999998" table:style-name="ce1">
            <text:p>0.285</text:p>
          </table:table-cell>
          <table:table-cell office:value-type="float" office:value="-0.22800000000000001" table:style-name="ce1">
            <text:p>-0.228</text:p>
          </table:table-cell>
          <table:table-cell office:value-type="float" office:value="1.0495000000000001" table:style-name="ce1">
            <text:p>1.0495</text:p>
          </table:table-cell>
          <table:table-cell office:value-type="float" office:value="0.56999999999999995" table:style-name="ce1">
            <text:p>0.57</text:p>
          </table:table-cell>
          <table:table-cell office:value-type="float" office:value="0.28499999999999998" table:style-name="ce1">
            <text:p>0.28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8"/>
          <table:table-cell office:value-type="float" table:style-name="ce1" office:value="1.62"/>
          <table:table-cell office:value-type="float" office:value="-6.9360000000000005E-2" table:style-name="ce1">
            <text:p>-0.06936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-0.88" table:style-name="ce1">
            <text:p>-0.88</text:p>
          </table:table-cell>
          <table:table-cell office:value-type="float" office:value="1.0495000000000001" table:style-name="ce1">
            <text:p>1.0495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8"/>
          <table:table-cell office:value-type="float" table:style-name="ce1" office:value="1.63"/>
          <table:table-cell office:value-type="float" office:value="-6.9360000000000005E-2" table:style-name="ce1">
            <text:p>-0.06936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-0.88" table:style-name="ce1">
            <text:p>-0.88</text:p>
          </table:table-cell>
          <table:table-cell office:value-type="float" office:value="1.0495000000000001" table:style-name="ce1">
            <text:p>1.0495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8"/>
          <table:table-cell office:value-type="float" table:style-name="ce1" office:value="0.68"/>
          <table:table-cell office:value-type="float" office:value="-2.5219999999999999E-2" table:style-name="ce1">
            <text:p>-0.02522</text:p>
          </table:table-cell>
          <table:table-cell office:value-type="float" office:value="0.4" table:style-name="ce1">
            <text:p>0.4</text:p>
          </table:table-cell>
          <table:table-cell office:value-type="float" office:value="-0.32" table:style-name="ce1">
            <text:p>-0.32</text:p>
          </table:table-cell>
          <table:table-cell office:value-type="float" office:value="1.0495000000000001" table:style-name="ce1">
            <text:p>1.0495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8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28499999999999998" table:style-name="ce1">
            <text:p>0.285</text:p>
          </table:table-cell>
          <table:table-cell office:value-type="float" office:value="-0.22800000000000001" table:style-name="ce1">
            <text:p>-0.228</text:p>
          </table:table-cell>
          <table:table-cell office:value-type="float" office:value="1.0495000000000001" table:style-name="ce1">
            <text:p>1.0495</text:p>
          </table:table-cell>
          <table:table-cell office:value-type="float" office:value="0.56999999999999995" table:style-name="ce1">
            <text:p>0.57</text:p>
          </table:table-cell>
          <table:table-cell office:value-type="float" office:value="0.28499999999999998" table:style-name="ce1">
            <text:p>0.28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8"/>
          <table:table-cell office:value-type="float" table:style-name="ce1" office:value="1.62"/>
          <table:table-cell office:value-type="float" office:value="-6.9360000000000005E-2" table:style-name="ce1">
            <text:p>-0.06936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-0.88" table:style-name="ce1">
            <text:p>-0.88</text:p>
          </table:table-cell>
          <table:table-cell office:value-type="float" office:value="1.0495000000000001" table:style-name="ce1">
            <text:p>1.0495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8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-0.32" table:style-name="ce1">
            <text:p>-0.32</text:p>
          </table:table-cell>
          <table:table-cell office:value-type="float" office:value="1.0495000000000001" table:style-name="ce1">
            <text:p>1.0495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10"/>
          <table:table-cell office:value-type="float" table:style-name="ce1" office:value="0.01064"/>
          <table:table-cell office:value-type="float" office:value="4.4589999999999998E-2" table:style-name="ce1">
            <text:p>0.04459</text:p>
          </table:table-cell>
          <table:table-cell office:value-type="float" office:value="0.12289" table:style-name="ce1">
            <text:p>0.12289</text:p>
          </table:table-cell>
          <table:table-cell office:value-type="float" office:value="-0.12289" table:style-name="ce1">
            <text:p>-0.12289</text:p>
          </table:table-cell>
          <table:table-cell office:value-type="float" office:value="1.0304" table:style-name="ce1">
            <text:p>1.0304</text:p>
          </table:table-cell>
          <table:table-cell office:value-type="float" office:value="0.30724000000000001" table:style-name="ce1">
            <text:p>0.307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11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36143999999999998" table:style-name="ce1">
            <text:p>0.36144</text:p>
          </table:table-cell>
          <table:table-cell office:value-type="float" office:value="-0.36143999999999998" table:style-name="ce1">
            <text:p>-0.36144</text:p>
          </table:table-cell>
          <table:table-cell office:value-type="float" office:value="1.0305" table:style-name="ce1">
            <text:p>1.0305</text:p>
          </table:table-cell>
          <table:table-cell office:value-type="float" office:value="0.90361000000000002" table:style-name="ce1">
            <text:p>0.903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12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20006000000000002" table:style-name="ce1">
            <text:p>0.20006</text:p>
          </table:table-cell>
          <table:table-cell office:value-type="float" office:value="-0.20006000000000002" table:style-name="ce1">
            <text:p>-0.20006</text:p>
          </table:table-cell>
          <table:table-cell office:value-type="float" office:value="1.0253000000000001" table:style-name="ce1">
            <text:p>1.0253</text:p>
          </table:table-cell>
          <table:table-cell office:value-type="float" office:value="0.50014000000000003" table:style-name="ce1">
            <text:p>0.50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Loads" table:style-name="ta1">
        <table:table-column table:style-name="co1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Pd (pu)</text:p>
          </table:table-cell>
          <table:table-cell office:value-type="string" table:style-name="ce1">
            <text:p>Qd (pu)</text:p>
          </table:table-cell>
          <table:table-cell/>
        </table:table-row>
        <table:table-row table:style-name="ro1">
          <table:table-cell office:value-type="float" table:style-name="ce1" office:value="11"/>
          <table:table-cell office:value-type="float" table:style-name="ce1" office:value="0.04478"/>
          <table:table-cell office:value-type="float" office:value="-3.3600000000000001E-3" table:style-name="ce1">
            <text:p>-0.00336</text:p>
          </table:table-cell>
          <table:table-cell/>
        </table:table-row>
        <table:table-row table:style-name="ro1">
          <table:table-cell office:value-type="float" table:style-name="ce1" office:value="13"/>
          <table:table-cell office:value-type="float" table:style-name="ce1" office:value="0.06717"/>
          <table:table-cell office:value-type="float" office:value="2.351E-2" table:style-name="ce1">
            <text:p>0.02351</text:p>
          </table:table-cell>
          <table:table-cell/>
        </table:table-row>
        <table:table-row table:style-name="ro1">
          <table:table-cell office:value-type="float" table:style-name="ce1" office:value="18"/>
          <table:table-cell office:value-type="float" table:style-name="ce1" office:value="0.07836"/>
          <table:table-cell office:value-type="float" office:value="-1.008E-2" table:style-name="ce1">
            <text:p>-0.01008</text:p>
          </table:table-cell>
          <table:table-cell/>
        </table:table-row>
        <table:table-row table:style-name="ro1">
          <table:table-cell office:value-type="float" table:style-name="ce1" office:value="26"/>
          <table:table-cell office:value-type="float" table:style-name="ce1" office:value="0.04478"/>
          <table:table-cell office:value-type="float" office:value="1.1200000000000001E-3" table:style-name="ce1">
            <text:p>0.00112</text:p>
          </table:table-cell>
          <table:table-cell/>
        </table:table-row>
        <table:table-row table:style-name="ro1">
          <table:table-cell office:value-type="float" table:style-name="ce1" office:value="27"/>
          <table:table-cell office:value-type="float" table:style-name="ce1" office:value="0.03358"/>
          <table:table-cell office:value-type="float" office:value="-2.2400000000000002E-3" table:style-name="ce1">
            <text:p>-0.00224</text:p>
          </table:table-cell>
          <table:table-cell/>
        </table:table-row>
        <table:table-row table:style-name="ro1">
          <table:table-cell office:value-type="float" table:style-name="ce1" office:value="28"/>
          <table:table-cell office:value-type="float" table:style-name="ce1" office:value="0.02239"/>
          <table:table-cell office:value-type="float" office:value="-2.2400000000000002E-3" table:style-name="ce1">
            <text:p>-0.00224</text:p>
          </table:table-cell>
          <table:table-cell/>
        </table:table-row>
        <table:table-row table:style-name="ro1">
          <table:table-cell office:value-type="float" table:style-name="ce1" office:value="47"/>
          <table:table-cell office:value-type="float" table:style-name="ce1" office:value="0.44780000000000003"/>
          <table:table-cell office:value-type="float" office:value="8.9560000000000001E-2" table:style-name="ce1">
            <text:p>0.08956</text:p>
          </table:table-cell>
          <table:table-cell/>
        </table:table-row>
        <table:table-row table:style-name="ro1">
          <table:table-cell office:value-type="float" table:style-name="ce1" office:value="66"/>
          <table:table-cell office:value-type="float" table:style-name="ce1" office:value="0.02239"/>
          <table:table-cell office:value-type="float" office:value="-2.2400000000000002E-3" table:style-name="ce1">
            <text:p>-0.00224</text:p>
          </table:table-cell>
          <table:table-cell/>
        </table:table-row>
        <table:table-row table:style-name="ro1">
          <table:table-cell office:value-type="float" table:style-name="ce1" office:value="106"/>
          <table:table-cell office:value-type="float" table:style-name="ce1" office:value="0.51609"/>
          <table:table-cell office:value-type="float" office:value="0.14553000000000002" table:style-name="ce1">
            <text:p>0.14553</text:p>
          </table:table-cell>
          <table:table-cell/>
        </table:table-row>
        <table:table-row table:style-name="ro1">
          <table:table-cell office:value-type="float" table:style-name="ce1" office:value="107"/>
          <table:table-cell office:value-type="float" table:style-name="ce1" office:value="2.6532"/>
          <table:table-cell office:value-type="float" office:value="0.38622999999999996" table:style-name="ce1">
            <text:p>0.38623</text:p>
          </table:table-cell>
          <table:table-cell/>
        </table:table-row>
        <table:table-row table:style-name="ro1">
          <table:table-cell office:value-type="float" table:style-name="ce1" office:value="108"/>
          <table:table-cell office:value-type="float" table:style-name="ce1" office:value="2.07554"/>
          <table:table-cell office:value-type="float" office:value="0.11755" table:style-name="ce1">
            <text:p>0.11755</text:p>
          </table:table-cell>
          <table:table-cell/>
        </table:table-row>
        <table:table-row table:style-name="ro1">
          <table:table-cell office:value-type="float" table:style-name="ce1" office:value="109"/>
          <table:table-cell office:value-type="float" table:style-name="ce1" office:value="1.9893399999999999"/>
          <table:table-cell office:value-type="float" office:value="0.23845" table:style-name="ce1">
            <text:p>0.23845</text:p>
          </table:table-cell>
          <table:table-cell/>
        </table:table-row>
        <table:table-row table:style-name="ro1">
          <table:table-cell office:value-type="float" table:style-name="ce1" office:value="110"/>
          <table:table-cell office:value-type="float" table:style-name="ce1" office:value="2.51774"/>
          <table:table-cell office:value-type="float" office:value="0.35039999999999999" table:style-name="ce1">
            <text:p>0.3504</text:p>
          </table:table-cell>
          <table:table-cell/>
        </table:table-row>
        <table:table-row table:style-name="ro1">
          <table:table-cell office:value-type="float" table:style-name="ce1" office:value="111"/>
          <table:table-cell office:value-type="float" table:style-name="ce1" office:value="1.37138"/>
          <table:table-cell office:value-type="float" office:value="0.19702999999999998" table:style-name="ce1">
            <text:p>0.19703</text:p>
          </table:table-cell>
          <table:table-cell/>
        </table:table-row>
        <table:table-row table:style-name="ro1">
          <table:table-cell office:value-type="float" table:style-name="ce1" office:value="112"/>
          <table:table-cell office:value-type="float" table:style-name="ce1" office:value="2.3834"/>
          <table:table-cell office:value-type="float" office:value="0.32465000000000005" table:style-name="ce1">
            <text:p>0.32465</text:p>
          </table:table-cell>
          <table:table-cell/>
        </table:table-row>
        <table:table-row table:style-name="ro1">
          <table:table-cell office:value-type="float" table:style-name="ce1" office:value="113"/>
          <table:table-cell office:value-type="float" table:style-name="ce1" office:value="0.37951"/>
          <table:table-cell office:value-type="float" office:value="7.0529999999999995E-2" table:style-name="ce1">
            <text:p>0.07053</text:p>
          </table:table-cell>
          <table:table-cell/>
        </table:table-row>
        <table:table-row table:style-name="ro1">
          <table:table-cell office:value-type="float" table:style-name="ce1" office:value="114"/>
          <table:table-cell office:value-type="float" table:style-name="ce1" office:value="3.0147899999999996"/>
          <table:table-cell office:value-type="float" office:value="0.59892999999999996" table:style-name="ce1">
            <text:p>0.59893</text:p>
          </table:table-cell>
          <table:table-cell/>
        </table:table-row>
        <table:table-row table:style-name="ro1">
          <table:table-cell office:value-type="float" table:style-name="ce1" office:value="115"/>
          <table:table-cell office:value-type="float" table:style-name="ce1" office:value="0.76349"/>
          <table:table-cell office:value-type="float" office:value="9.2920000000000003E-2" table:style-name="ce1">
            <text:p>0.09292</text:p>
          </table:table-cell>
          <table:table-cell/>
        </table:table-row>
        <table:table-row table:style-name="ro1">
          <table:table-cell office:value-type="float" table:style-name="ce1" office:value="116"/>
          <table:table-cell office:value-type="float" table:style-name="ce1" office:value="1.10382"/>
          <table:table-cell office:value-type="float" office:value="0.27987000000000001" table:style-name="ce1">
            <text:p>0.27987</text:p>
          </table:table-cell>
          <table:table-cell/>
        </table:table-row>
        <table:table-row table:style-name="ro1">
          <table:table-cell office:value-type="float" table:style-name="ce1" office:value="117"/>
          <table:table-cell office:value-type="float" table:style-name="ce1" office:value="3.1715199999999997"/>
          <table:table-cell office:value-type="float" office:value="0.54966999999999999" table:style-name="ce1">
            <text:p>0.54967</text:p>
          </table:table-cell>
          <table:table-cell/>
        </table:table-row>
        <table:table-row table:style-name="ro1">
          <table:table-cell office:value-type="float" table:style-name="ce1" office:value="118"/>
          <table:table-cell office:value-type="float" table:style-name="ce1" office:value="2.75171"/>
          <table:table-cell office:value-type="float" office:value="0.51273000000000002" table:style-name="ce1">
            <text:p>0.51273</text:p>
          </table:table-cell>
          <table:table-cell/>
        </table:table-row>
        <table:table-row table:style-name="ro1">
          <table:table-cell office:value-type="float" table:style-name="ce1" office:value="119"/>
          <table:table-cell office:value-type="float" table:style-name="ce1" office:value="1.62326"/>
          <table:table-cell office:value-type="float" office:value="0.30786000000000002" table:style-name="ce1">
            <text:p>0.30786</text:p>
          </table:table-cell>
          <table:table-cell/>
        </table:table-row>
        <table:table-row table:style-name="ro1">
          <table:table-cell office:value-type="float" table:style-name="ce1" office:value="120"/>
          <table:table-cell office:value-type="float" table:style-name="ce1" office:value="2.6968599999999996"/>
          <table:table-cell office:value-type="float" office:value="0.54518999999999995" table:style-name="ce1">
            <text:p>0.54519</text:p>
          </table:table-cell>
          <table:table-cell/>
        </table:table-row>
        <table:table-row table:style-name="ro1">
          <table:table-cell office:value-type="float" table:style-name="ce1" office:value="121"/>
          <table:table-cell office:value-type="float" table:style-name="ce1" office:value="2.32966"/>
          <table:table-cell office:value-type="float" office:value="9.8519999999999996E-2" table:style-name="ce1">
            <text:p>0.09852</text:p>
          </table:table-cell>
          <table:table-cell/>
        </table:table-row>
        <table:table-row table:style-name="ro1">
          <table:table-cell office:value-type="float" table:style-name="ce1" office:value="122"/>
          <table:table-cell office:value-type="float" table:style-name="ce1" office:value="1.66245"/>
          <table:table-cell office:value-type="float" office:value="0.43548000000000003" table:style-name="ce1">
            <text:p>0.43548</text:p>
          </table:table-cell>
          <table:table-cell/>
        </table:table-row>
        <table:table-row table:style-name="ro1">
          <table:table-cell office:value-type="float" table:style-name="ce1" office:value="123"/>
          <table:table-cell office:value-type="float" table:style-name="ce1" office:value="1.52363"/>
          <table:table-cell office:value-type="float" office:value="0.13433999999999999" table:style-name="ce1">
            <text:p>0.13434</text:p>
          </table:table-cell>
          <table:table-cell/>
        </table:table-row>
        <table:table-row table:style-name="ro1">
          <table:table-cell office:value-type="float" table:style-name="ce1" office:value="124"/>
          <table:table-cell office:value-type="float" table:style-name="ce1" office:value="1.246"/>
          <table:table-cell office:value-type="float" office:value="0.16456999999999999" table:style-name="ce1">
            <text:p>0.16457</text:p>
          </table:table-cell>
          <table:table-cell/>
        </table:table-row>
        <table:table-row table:style-name="ro1">
          <table:table-cell office:value-type="float" table:style-name="ce1" office:value="125"/>
          <table:table-cell office:value-type="float" table:style-name="ce1" office:value="1.5202699999999998"/>
          <table:table-cell office:value-type="float" office:value="0.28434999999999999" table:style-name="ce1">
            <text:p>0.28435</text:p>
          </table:table-cell>
          <table:table-cell/>
        </table:table-row>
        <table:table-row table:style-name="ro1">
          <table:table-cell office:value-type="float" table:style-name="ce1" office:value="126"/>
          <table:table-cell office:value-type="float" table:style-name="ce1" office:value="3.23421"/>
          <table:table-cell office:value-type="float" office:value="0.72543000000000002" table:style-name="ce1">
            <text:p>0.72543</text:p>
          </table:table-cell>
          <table:table-cell/>
        </table:table-row>
        <table:table-row table:style-name="ro1">
          <table:table-cell office:value-type="float" table:style-name="ce1" office:value="127"/>
          <table:table-cell office:value-type="float" table:style-name="ce1" office:value="2.29832"/>
          <table:table-cell office:value-type="float" office:value="0.32353000000000004" table:style-name="ce1">
            <text:p>0.32353</text:p>
          </table:table-cell>
          <table:table-cell/>
        </table:table-row>
        <table:table-row table:style-name="ro1">
          <table:table-cell office:value-type="float" table:style-name="ce1" office:value="128"/>
          <table:table-cell office:value-type="float" table:style-name="ce1" office:value="3.43572"/>
          <table:table-cell office:value-type="float" office:value="0.68401000000000001" table:style-name="ce1">
            <text:p>0.68401</text:p>
          </table:table-cell>
          <table:table-cell/>
        </table:table-row>
        <table:table-row table:style-name="ro1">
          <table:table-cell office:value-type="float" table:style-name="ce1" office:value="129"/>
          <table:table-cell office:value-type="float" table:style-name="ce1" office:value="1.9087399999999999"/>
          <table:table-cell office:value-type="float" office:value="0.31010000000000004" table:style-name="ce1">
            <text:p>0.3101</text:p>
          </table:table-cell>
          <table:table-cell/>
        </table:table-row>
        <table:table-row table:style-name="ro1">
          <table:table-cell office:value-type="float" table:style-name="ce1" office:value="130"/>
          <table:table-cell office:value-type="float" table:style-name="ce1" office:value="0.6817700000000001"/>
          <table:table-cell office:value-type="float" office:value="0.13322000000000001" table:style-name="ce1">
            <text:p>0.13322</text:p>
          </table:table-cell>
          <table:table-cell/>
        </table:table-row>
        <table:table-row table:style-name="ro1">
          <table:table-cell office:value-type="float" table:style-name="ce1" office:value="131"/>
          <table:table-cell office:value-type="float" table:style-name="ce1" office:value="2.36661"/>
          <table:table-cell office:value-type="float" office:value="0.56421999999999994" table:style-name="ce1">
            <text:p>0.56422</text:p>
          </table:table-cell>
          <table:table-cell/>
        </table:table-row>
        <table:table-row table:style-name="ro1">
          <table:table-cell office:value-type="float" table:style-name="ce1" office:value="132"/>
          <table:table-cell office:value-type="float" table:style-name="ce1" office:value="2.23115"/>
          <table:table-cell office:value-type="float" office:value="0.37390999999999996" table:style-name="ce1">
            <text:p>0.37391</text:p>
          </table:table-cell>
          <table:table-cell/>
        </table:table-row>
        <table:table-row table:style-name="ro1">
          <table:table-cell office:value-type="float" table:style-name="ce1" office:value="133"/>
          <table:table-cell office:value-type="float" table:style-name="ce1" office:value="2.24011"/>
          <table:table-cell office:value-type="float" office:value="0.23174" table:style-name="ce1">
            <text:p>0.23174</text:p>
          </table:table-cell>
          <table:table-cell/>
        </table:table-row>
        <table:table-row table:style-name="ro1">
          <table:table-cell office:value-type="float" table:style-name="ce1" office:value="134"/>
          <table:table-cell office:value-type="float" table:style-name="ce1" office:value="2.9129199999999997"/>
          <table:table-cell office:value-type="float" office:value="0.3448" table:style-name="ce1">
            <text:p>0.3448</text:p>
          </table:table-cell>
          <table:table-cell/>
        </table:table-row>
        <table:table-row table:style-name="ro1">
          <table:table-cell office:value-type="float" table:style-name="ce1" office:value="135"/>
          <table:table-cell office:value-type="float" table:style-name="ce1" office:value="1.64342"/>
          <table:table-cell office:value-type="float" office:value="0.41533000000000003" table:style-name="ce1">
            <text:p>0.41533</text:p>
          </table:table-cell>
          <table:table-cell/>
        </table:table-row>
        <table:table-row table:style-name="ro1">
          <table:table-cell office:value-type="float" table:style-name="ce1" office:value="136"/>
          <table:table-cell office:value-type="float" table:style-name="ce1" office:value="1.75648"/>
          <table:table-cell office:value-type="float" office:value="0.32017000000000001" table:style-name="ce1">
            <text:p>0.32017</text:p>
          </table:table-cell>
          <table:table-cell/>
        </table:table-row>
        <table:table-row table:style-name="ro1">
          <table:table-cell office:value-type="float" table:style-name="ce1" office:value="137"/>
          <table:table-cell office:value-type="float" table:style-name="ce1" office:value="2.15502"/>
          <table:table-cell office:value-type="float" office:value="0.24292999999999998" table:style-name="ce1">
            <text:p>0.24293</text:p>
          </table:table-cell>
          <table:table-cell/>
        </table:table-row>
        <table:table-row table:style-name="ro1">
          <table:table-cell office:value-type="float" table:style-name="ce1" office:value="138"/>
          <table:table-cell office:value-type="float" table:style-name="ce1" office:value="0.5799"/>
          <table:table-cell office:value-type="float" office:value="9.9629999999999996E-2" table:style-name="ce1">
            <text:p>0.09963</text:p>
          </table:table-cell>
          <table:table-cell/>
        </table:table-row>
        <table:table-row table:style-name="ro1">
          <table:table-cell office:value-type="float" table:style-name="ce1" office:value="139"/>
          <table:table-cell office:value-type="float" table:style-name="ce1" office:value="1.21913"/>
          <table:table-cell office:value-type="float" office:value="0.10299" table:style-name="ce1">
            <text:p>0.10299</text:p>
          </table:table-cell>
          <table:table-cell/>
        </table:table-row>
        <table:table-row table:style-name="ro1">
          <table:table-cell office:value-type="float" table:style-name="ce1" office:value="140"/>
          <table:table-cell office:value-type="float" table:style-name="ce1" office:value="1.78335"/>
          <table:table-cell office:value-type="float" office:value="0.30562" table:style-name="ce1">
            <text:p>0.30562</text:p>
          </table:table-cell>
          <table:table-cell/>
        </table:table-row>
        <table:table-row table:style-name="ro1">
          <table:table-cell office:value-type="float" table:style-name="ce1" office:value="141"/>
          <table:table-cell office:value-type="float" table:style-name="ce1" office:value="1.06912"/>
          <table:table-cell office:value-type="float" office:value="0.11307" table:style-name="ce1">
            <text:p>0.11307</text:p>
          </table:table-cell>
          <table:table-cell/>
        </table:table-row>
        <table:table-row table:style-name="ro1">
          <table:table-cell office:value-type="float" table:style-name="ce1" office:value="142"/>
          <table:table-cell office:value-type="float" table:style-name="ce1" office:value="0.8732"/>
          <table:table-cell office:value-type="float" office:value="9.2920000000000003E-2" table:style-name="ce1">
            <text:p>0.09292</text:p>
          </table:table-cell>
          <table:table-cell/>
        </table:table-row>
        <table:table-row table:style-name="ro1">
          <table:table-cell office:value-type="float" table:style-name="ce1" office:value="143"/>
          <table:table-cell office:value-type="float" table:style-name="ce1" office:value="2.27257"/>
          <table:table-cell office:value-type="float" office:value="0.44892000000000004" table:style-name="ce1">
            <text:p>0.44892</text:p>
          </table:table-cell>
          <table:table-cell/>
        </table:table-row>
        <table:table-row table:style-name="ro1">
          <table:table-cell office:value-type="float" table:style-name="ce1" office:value="144"/>
          <table:table-cell office:value-type="float" table:style-name="ce1" office:value="0.2127"/>
          <table:table-cell office:value-type="float" office:value="3.2469999999999999E-2" table:style-name="ce1">
            <text:p>0.03247</text:p>
          </table:table-cell>
          <table:table-cell/>
        </table:table-row>
        <table:table-row table:style-name="ro1">
          <table:table-cell office:value-type="float" table:style-name="ce1" office:value="145"/>
          <table:table-cell office:value-type="float" table:style-name="ce1" office:value="0.8183499999999999"/>
          <table:table-cell office:value-type="float" office:value="0.11307" table:style-name="ce1">
            <text:p>0.11307</text:p>
          </table:table-cell>
          <table:table-cell/>
        </table:table-row>
        <table:table-row table:style-name="ro1">
          <table:table-cell office:value-type="float" table:style-name="ce1" office:value="147"/>
          <table:table-cell office:value-type="float" table:style-name="ce1" office:value="2.11024"/>
          <table:table-cell office:value-type="float" office:value="0.36384" table:style-name="ce1">
            <text:p>0.36384</text:p>
          </table:table-cell>
          <table:table-cell/>
        </table:table-row>
        <table:table-row table:style-name="ro1">
          <table:table-cell office:value-type="float" table:style-name="ce1" office:value="148"/>
          <table:table-cell office:value-type="float" table:style-name="ce1" office:value="0.53064"/>
          <table:table-cell office:value-type="float" office:value="0.11307" table:style-name="ce1">
            <text:p>0.11307</text:p>
          </table:table-cell>
          <table:table-cell/>
        </table:table-row>
        <table:table-row table:style-name="ro1">
          <table:table-cell office:value-type="float" table:style-name="ce1" office:value="149"/>
          <table:table-cell office:value-type="float" table:style-name="ce1" office:value="2.5938600000000003"/>
          <table:table-cell office:value-type="float" office:value="0.65489999999999993" table:style-name="ce1">
            <text:p>0.6549</text:p>
          </table:table-cell>
          <table:table-cell/>
        </table:table-row>
        <table:table-row table:style-name="ro1">
          <table:table-cell office:value-type="float" table:style-name="ce1" office:value="150"/>
          <table:table-cell office:value-type="float" table:style-name="ce1" office:value="0.89447"/>
          <table:table-cell office:value-type="float" office:value="0.21606000000000003" table:style-name="ce1">
            <text:p>0.21606</text:p>
          </table:table-cell>
          <table:table-cell/>
        </table:table-row>
        <table:table-row table:style-name="ro1">
          <table:table-cell office:value-type="float" table:style-name="ce1" office:value="151"/>
          <table:table-cell office:value-type="float" table:style-name="ce1" office:value="0.13546"/>
          <table:table-cell office:value-type="float" office:value="3.4700000000000002E-2" table:style-name="ce1">
            <text:p>0.0347</text:p>
          </table:table-cell>
          <table:table-cell/>
        </table:table-row>
        <table:table-row table:style-name="ro1">
          <table:table-cell office:value-type="float" table:style-name="ce1" office:value="152"/>
          <table:table-cell office:value-type="float" table:style-name="ce1" office:value="1.08703"/>
          <table:table-cell office:value-type="float" office:value="0.10971" table:style-name="ce1">
            <text:p>0.10971</text:p>
          </table:table-cell>
          <table:table-cell/>
        </table:table-row>
        <table:table-row table:style-name="ro1">
          <table:table-cell office:value-type="float" table:style-name="ce1" office:value="153"/>
          <table:table-cell office:value-type="float" table:style-name="ce1" office:value="0.6694599999999999"/>
          <table:table-cell office:value-type="float" office:value="0.16904" table:style-name="ce1">
            <text:p>0.16904</text:p>
          </table:table-cell>
          <table:table-cell/>
        </table:table-row>
        <table:table-row table:style-name="ro1">
          <table:table-cell office:value-type="float" table:style-name="ce1" office:value="154"/>
          <table:table-cell office:value-type="float" table:style-name="ce1" office:value="0.36719"/>
          <table:table-cell office:value-type="float" office:value="7.3889999999999997E-2" table:style-name="ce1">
            <text:p>0.07389</text:p>
          </table:table-cell>
          <table:table-cell/>
        </table:table-row>
        <table:table-row table:style-name="ro1">
          <table:table-cell office:value-type="float" table:style-name="ce1" office:value="155"/>
          <table:table-cell office:value-type="float" table:style-name="ce1" office:value="1.51132"/>
          <table:table-cell office:value-type="float" office:value="0.24292999999999998" table:style-name="ce1">
            <text:p>0.24293</text:p>
          </table:table-cell>
          <table:table-cell/>
        </table:table-row>
        <table:table-row table:style-name="ro1">
          <table:table-cell office:value-type="float" table:style-name="ce1" office:value="156"/>
          <table:table-cell office:value-type="float" table:style-name="ce1" office:value="1.09374"/>
          <table:table-cell office:value-type="float" office:value="0.20487" table:style-name="ce1">
            <text:p>0.20487</text:p>
          </table:table-cell>
          <table:table-cell/>
        </table:table-row>
        <table:table-row table:style-name="ro1">
          <table:table-cell office:value-type="float" table:style-name="ce1" office:value="157"/>
          <table:table-cell office:value-type="float" table:style-name="ce1" office:value="1.18554"/>
          <table:table-cell office:value-type="float" office:value="0.19702999999999998" table:style-name="ce1">
            <text:p>0.19703</text:p>
          </table:table-cell>
          <table:table-cell/>
        </table:table-row>
        <table:table-row table:style-name="ro1">
          <table:table-cell office:value-type="float" table:style-name="ce1" office:value="158"/>
          <table:table-cell office:value-type="float" table:style-name="ce1" office:value="1.2336799999999999"/>
          <table:table-cell office:value-type="float" office:value="0.14553000000000002" table:style-name="ce1">
            <text:p>0.14553</text:p>
          </table:table-cell>
          <table:table-cell/>
        </table:table-row>
        <table:table-row table:style-name="ro1">
          <table:table-cell office:value-type="float" table:style-name="ce1" office:value="159"/>
          <table:table-cell office:value-type="float" table:style-name="ce1" office:value="0.20039"/>
          <table:table-cell office:value-type="float" office:value="5.7089999999999995E-2" table:style-name="ce1">
            <text:p>0.05709</text:p>
          </table:table-cell>
          <table:table-cell/>
        </table:table-row>
        <table:table-row table:style-name="ro1">
          <table:table-cell office:value-type="float" table:style-name="ce1" office:value="160"/>
          <table:table-cell office:value-type="float" table:style-name="ce1" office:value="0.77469"/>
          <table:table-cell office:value-type="float" office:value="0.13769999999999999" table:style-name="ce1">
            <text:p>0.1377</text:p>
          </table:table-cell>
          <table:table-cell/>
        </table:table-row>
        <table:table-row table:style-name="ro1">
          <table:table-cell office:value-type="float" table:style-name="ce1" office:value="161"/>
          <table:table-cell office:value-type="float" table:style-name="ce1" office:value="0.15225"/>
          <table:table-cell office:value-type="float" office:value="0.10299" table:style-name="ce1">
            <text:p>0.10299</text:p>
          </table:table-cell>
          <table:table-cell/>
        </table:table-row>
        <table:table-row table:style-name="ro1">
          <table:table-cell office:value-type="float" table:style-name="ce1" office:value="162"/>
          <table:table-cell office:value-type="float" table:style-name="ce1" office:value="0.47466"/>
          <table:table-cell office:value-type="float" office:value="5.7089999999999995E-2" table:style-name="ce1">
            <text:p>0.05709</text:p>
          </table:table-cell>
          <table:table-cell/>
        </table:table-row>
        <table:table-row table:style-name="ro1">
          <table:table-cell office:value-type="float" table:style-name="ce1" office:value="163"/>
          <table:table-cell office:value-type="float" table:style-name="ce1" office:value="0.58661"/>
          <table:table-cell office:value-type="float" office:value="0.14441000000000001" table:style-name="ce1">
            <text:p>0.14441</text:p>
          </table:table-cell>
          <table:table-cell/>
        </table:table-row>
        <table:table-row table:style-name="ro1">
          <table:table-cell office:value-type="float" table:style-name="ce1" office:value="164"/>
          <table:table-cell office:value-type="float" table:style-name="ce1" office:value="1.51132"/>
          <table:table-cell office:value-type="float" office:value="0.20934999999999998" table:style-name="ce1">
            <text:p>0.20935</text:p>
          </table:table-cell>
          <table:table-cell/>
        </table:table-row>
        <table:table-row table:style-name="ro1">
          <table:table-cell office:value-type="float" table:style-name="ce1" office:value="165"/>
          <table:table-cell office:value-type="float" table:style-name="ce1" office:value="0.43772"/>
          <table:table-cell office:value-type="float" office:value="8.0600000000000005E-2" table:style-name="ce1">
            <text:p>0.0806</text:p>
          </table:table-cell>
          <table:table-cell/>
        </table:table-row>
        <table:table-row table:style-name="ro1">
          <table:table-cell office:value-type="float" table:style-name="ce1" office:value="166"/>
          <table:table-cell office:value-type="float" table:style-name="ce1" office:value="1.6814799999999999"/>
          <table:table-cell office:value-type="float" office:value="0.2989" table:style-name="ce1">
            <text:p>0.2989</text:p>
          </table:table-cell>
          <table:table-cell/>
        </table:table-row>
        <table:table-row table:style-name="ro1">
          <table:table-cell office:value-type="float" table:style-name="ce1" office:value="167"/>
          <table:table-cell office:value-type="float" table:style-name="ce1" office:value="0.21942"/>
          <table:table-cell office:value-type="float" office:value="0.13098000000000001" table:style-name="ce1">
            <text:p>0.13098</text:p>
          </table:table-cell>
          <table:table-cell/>
        </table:table-row>
        <table:table-row table:style-name="ro1">
          <table:table-cell office:value-type="float" table:style-name="ce1" office:value="168"/>
          <table:table-cell office:value-type="float" table:style-name="ce1" office:value="0.43996"/>
          <table:table-cell office:value-type="float" office:value="0.12537999999999999" table:style-name="ce1">
            <text:p>0.12538</text:p>
          </table:table-cell>
          <table:table-cell/>
        </table:table-row>
        <table:table-row table:style-name="ro1">
          <table:table-cell office:value-type="float" table:style-name="ce1" office:value="169"/>
          <table:table-cell office:value-type="float" table:style-name="ce1" office:value="0.7579"/>
          <table:table-cell office:value-type="float" office:value="8.5079999999999989E-2" table:style-name="ce1">
            <text:p>0.08508</text:p>
          </table:table-cell>
          <table:table-cell/>
        </table:table-row>
        <table:table-row table:style-name="ro1">
          <table:table-cell office:value-type="float" table:style-name="ce1" office:value="170"/>
          <table:table-cell office:value-type="float" table:style-name="ce1" office:value="0.46235"/>
          <table:table-cell office:value-type="float" office:value="8.5079999999999989E-2" table:style-name="ce1">
            <text:p>0.08508</text:p>
          </table:table-cell>
          <table:table-cell/>
        </table:table-row>
        <table:table-row table:style-name="ro1">
          <table:table-cell office:value-type="float" table:style-name="ce1" office:value="236"/>
          <table:table-cell office:value-type="float" table:style-name="ce1" office:value="0.38063"/>
          <table:table-cell office:value-type="float" office:value="0.10299" table:style-name="ce1">
            <text:p>0.10299</text:p>
          </table:table-cell>
          <table:table-cell/>
        </table:table-row>
        <table:table-row table:style-name="ro1">
          <table:table-cell office:value-type="float" table:style-name="ce1" office:value="237"/>
          <table:table-cell office:value-type="float" table:style-name="ce1" office:value="0.16792"/>
          <table:table-cell office:value-type="float" office:value="3.4700000000000002E-2" table:style-name="ce1">
            <text:p>0.0347</text:p>
          </table:table-cell>
          <table:table-cell/>
        </table:table-row>
        <table:table-row table:style-name="ro1">
          <table:table-cell office:value-type="float" table:style-name="ce1" office:value="238"/>
          <table:table-cell office:value-type="float" table:style-name="ce1" office:value="0.05038"/>
          <table:table-cell office:value-type="float" office:value="-4.4800000000000005E-3" table:style-name="ce1">
            <text:p>-0.00448</text:p>
          </table:table-cell>
          <table:table-cell/>
        </table:table-row>
        <table:table-row table:style-name="ro1">
          <table:table-cell office:value-type="float" table:style-name="ce1" office:value="239"/>
          <table:table-cell office:value-type="float" table:style-name="ce1" office:value="0.01119"/>
          <table:table-cell office:value-type="float" office:value="-6.7200000000000003E-3" table:style-name="ce1">
            <text:p>-0.00672</text:p>
          </table:table-cell>
          <table:table-cell/>
        </table:table-row>
        <table:table-row table:style-name="ro1">
          <table:table-cell office:value-type="float" table:style-name="ce1" office:value="240"/>
          <table:table-cell office:value-type="float" table:style-name="ce1" office:value="0.06157"/>
          <table:table-cell office:value-type="float" office:value="-2.2400000000000002E-3" table:style-name="ce1">
            <text:p>-0.00224</text:p>
          </table:table-cell>
          <table:table-cell/>
        </table:table-row>
        <table:table-row table:style-name="ro1">
          <table:table-cell office:value-type="float" table:style-name="ce1" office:value="241"/>
          <table:table-cell office:value-type="float" table:style-name="ce1" office:value="0.17912"/>
          <table:table-cell office:value-type="float" office:value="5.9330000000000001E-2" table:style-name="ce1">
            <text:p>0.05933</text:p>
          </table:table-cell>
          <table:table-cell/>
        </table:table-row>
        <table:table-row table:style-name="ro1">
          <table:table-cell office:value-type="float" table:style-name="ce1" office:value="246"/>
          <table:table-cell office:value-type="float" table:style-name="ce1" office:value="0.27987"/>
          <table:table-cell office:value-type="float" office:value="0.10186999999999999" table:style-name="ce1">
            <text:p>0.10187</text:p>
          </table:table-cell>
          <table:table-cell/>
        </table:table-row>
        <table:table-row table:style-name="ro1">
          <table:table-cell office:value-type="float" table:style-name="ce1" office:value="247"/>
          <table:table-cell office:value-type="float" table:style-name="ce1" office:value="1.06352"/>
          <table:table-cell office:value-type="float" office:value="0.30562" table:style-name="ce1">
            <text:p>0.30562</text:p>
          </table:table-cell>
          <table:table-cell/>
        </table:table-row>
        <table:table-row table:style-name="ro1">
          <table:table-cell office:value-type="float" table:style-name="ce1" office:value="248"/>
          <table:table-cell office:value-type="float" table:style-name="ce1" office:value="0.03358"/>
          <table:table-cell office:value-type="float" office:value="-2.6869999999999998E-2" table:style-name="ce1">
            <text:p>-0.02687</text:p>
          </table:table-cell>
          <table:table-cell/>
        </table:table-row>
        <table:table-row table:style-name="ro1">
          <table:table-cell office:value-type="float" table:style-name="ce1" office:value="249"/>
          <table:table-cell office:value-type="float" table:style-name="ce1" office:value="0.03358"/>
          <table:table-cell office:value-type="float" office:value="-2.5750000000000002E-2" table:style-name="ce1">
            <text:p>-0.02575</text:p>
          </table:table-cell>
          <table:table-cell/>
        </table:table-row>
        <table:table-row table:style-name="ro1">
          <table:table-cell office:value-type="float" table:style-name="ce1" office:value="250"/>
          <table:table-cell office:value-type="float" table:style-name="ce1" office:value="0.02799"/>
          <table:table-cell office:value-type="float" office:value="-2.7990000000000001E-2" table:style-name="ce1">
            <text:p>-0.02799</text:p>
          </table:table-cell>
          <table:table-cell/>
        </table:table-row>
        <table:table-row table:style-name="ro1">
          <table:table-cell office:value-type="float" table:style-name="ce1" office:value="251"/>
          <table:table-cell office:value-type="float" table:style-name="ce1" office:value="1.3993700000000002"/>
          <table:table-cell office:value-type="float" office:value="0.36271999999999999" table:style-name="ce1">
            <text:p>0.36272</text:p>
          </table:table-cell>
          <table:table-cell/>
        </table:table-row>
        <table:table-row table:style-name="ro1">
          <table:table-cell office:value-type="float" table:style-name="ce1" office:value="252"/>
          <table:table-cell office:value-type="float" table:style-name="ce1" office:value="0.01119"/>
          <table:table-cell office:value-type="float" office:value="-1.6789999999999999E-2" table:style-name="ce1">
            <text:p>-0.01679</text:p>
          </table:table-cell>
          <table:table-cell/>
        </table:table-row>
        <table:table-row table:style-name="ro1">
          <table:table-cell office:value-type="float" table:style-name="ce1" office:value="299"/>
          <table:table-cell office:value-type="float" table:style-name="ce1" office:value="0.22390000000000002"/>
          <table:table-cell office:value-type="float" office:value="4.478E-2" table:style-name="ce1">
            <text:p>0.04478</text:p>
          </table:table-cell>
          <table:table-cell/>
        </table:table-row>
        <table:table-row table:style-name="ro1">
          <table:table-cell office:value-type="float" table:style-name="ce1" office:value="307"/>
          <table:table-cell office:value-type="float" table:style-name="ce1" office:value="0.19030999999999998"/>
          <table:table-cell office:value-type="float" office:value="-2.4629999999999999E-2" table:style-name="ce1">
            <text:p>-0.02463</text:p>
          </table:table-cell>
          <table:table-cell/>
        </table:table-row>
        <table:table-row table:style-name="ro1">
          <table:table-cell office:value-type="float" table:style-name="ce1" office:value="310"/>
          <table:table-cell office:value-type="float" table:style-name="ce1" office:value="1.74641"/>
          <table:table-cell office:value-type="float" office:value="0.37054999999999999" table:style-name="ce1">
            <text:p>0.37055</text:p>
          </table:table-cell>
          <table:table-cell/>
        </table:table-row>
        <table:table-row table:style-name="ro1">
          <table:table-cell office:value-type="float" table:style-name="ce1" office:value="311"/>
          <table:table-cell office:value-type="float" table:style-name="ce1" office:value="0.49929"/>
          <table:table-cell office:value-type="float" office:value="8.3960000000000007E-2" table:style-name="ce1">
            <text:p>0.08396</text:p>
          </table:table-cell>
          <table:table-cell/>
        </table:table-row>
        <table:table-row table:style-name="ro1">
          <table:table-cell office:value-type="float" table:style-name="ce1" office:value="312"/>
          <table:table-cell office:value-type="float" table:style-name="ce1" office:value="0.28435"/>
          <table:table-cell office:value-type="float" office:value="4.0300000000000002E-2" table:style-name="ce1">
            <text:p>0.0403</text:p>
          </table:table-cell>
          <table:table-cell/>
        </table:table-row>
        <table:table-row table:style-name="ro1">
          <table:table-cell/>
          <table:table-cell/>
          <table:table-cell/>
          <table:table-cell/>
        </table:table-row>
      </table:table>
      <table:table table:name="Transformers" table:style-name="ta1">
        <table:table-column table:style-name="co1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sh</text:p>
          </table:table-cell>
          <table:table-cell office:value-type="string" table:style-name="ce1">
            <text:p>ratio</text:p>
          </table:table-cell>
          <table:table-cell office:value-type="string" table:style-name="ce1">
            <text:p>rmin</text:p>
          </table:table-cell>
          <table:table-cell office:value-type="string" table:style-name="ce1">
            <text:p>rmax</text:p>
          </table:table-cell>
          <table:table-cell office:value-type="string" table:style-name="ce1">
            <text:p>Snom</text:p>
          </table:table-cell>
          <table:table-cell office:value-type="string" table:style-name="ce1">
            <text:p>BStatus0</text:p>
          </table:table-cell>
          <table:table-cell/>
        </table:table-row>
        <table:table-row table:style-name="ro1">
          <table:table-cell office:value-type="float" table:style-name="ce1" office:value="8"/>
          <table:table-cell office:value-type="float" table:style-name="ce1" office:value="107"/>
          <table:table-cell office:value-type="float" office:value="0.17432324844995808" table:style-name="ce1">
            <text:p>0.174323248</text:p>
          </table:table-cell>
          <table:table-cell office:value-type="float" office:value="-10.308456484559107" table:style-name="ce1">
            <text:p>-10.30845648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"/>
          <table:table-cell office:value-type="float" table:style-name="ce1" office:value="35"/>
          <table:table-cell office:value-type="float" office:value="16.62104028157998" table:style-name="ce1">
            <text:p>16.62104028</text:p>
          </table:table-cell>
          <table:table-cell office:value-type="float" office:value="-155.45561204536568" table:style-name="ce1">
            <text:p>-155.455612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"/>
          <table:table-cell office:value-type="float" table:style-name="ce1" office:value="110"/>
          <table:table-cell office:value-type="float" office:value="0.31698171209896764" table:style-name="ce1">
            <text:p>0.316981712</text:p>
          </table:table-cell>
          <table:table-cell office:value-type="float" office:value="-9.9789431440967462" table:style-name="ce1">
            <text:p>-9.97894314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"/>
          <table:table-cell office:value-type="float" table:style-name="ce1" office:value="110"/>
          <table:table-cell office:value-type="float" office:value="0.25027233523198456" table:style-name="ce1">
            <text:p>0.250272335</text:p>
          </table:table-cell>
          <table:table-cell office:value-type="float" office:value="-10.543695402951029" table:style-name="ce1">
            <text:p>-10.543695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"/>
          <table:table-cell office:value-type="float" table:style-name="ce1" office:value="110"/>
          <table:table-cell office:value-type="float" office:value="0.24861745494573384" table:style-name="ce1">
            <text:p>0.248617455</text:p>
          </table:table-cell>
          <table:table-cell office:value-type="float" office:value="-10.700861885682738" table:style-name="ce1">
            <text:p>-10.7008618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"/>
          <table:table-cell office:value-type="float" table:style-name="ce1" office:value="110"/>
          <table:table-cell office:value-type="float" office:value="0.24431045513066532" table:style-name="ce1">
            <text:p>0.244310455</text:p>
          </table:table-cell>
          <table:table-cell office:value-type="float" office:value="-10.236922632792641" table:style-name="ce1">
            <text:p>-10.2369226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0"/>
          <table:table-cell office:value-type="float" table:style-name="ce1" office:value="111"/>
          <table:table-cell office:value-type="float" office:value="0.16288805082466662" table:style-name="ce1">
            <text:p>0.162888051</text:p>
          </table:table-cell>
          <table:table-cell office:value-type="float" office:value="-9.6740523978281896" table:style-name="ce1">
            <text:p>-9.674052398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0"/>
          <table:table-cell office:value-type="float" table:style-name="ce1" office:value="78"/>
          <table:table-cell office:value-type="float" office:value="0.39085895955452965" table:style-name="ce1">
            <text:p>0.39085896</text:p>
          </table:table-cell>
          <table:table-cell office:value-type="float" office:value="-20.952675236344508" table:style-name="ce1">
            <text:p>-20.95267524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0"/>
          <table:table-cell office:value-type="float" table:style-name="ce1" office:value="111"/>
          <table:table-cell office:value-type="float" office:value="0.24986937593712458" table:style-name="ce1">
            <text:p>0.249869376</text:p>
          </table:table-cell>
          <table:table-cell office:value-type="float" office:value="-10.374964217251383" table:style-name="ce1">
            <text:p>-10.3749642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0"/>
          <table:table-cell office:value-type="float" table:style-name="ce1" office:value="78"/>
          <table:table-cell office:value-type="float" office:value="0.38825142464279777" table:style-name="ce1">
            <text:p>0.388251425</text:p>
          </table:table-cell>
          <table:table-cell office:value-type="float" office:value="-20.882691795113182" table:style-name="ce1">
            <text:p>-20.8826918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0"/>
          <table:table-cell office:value-type="float" table:style-name="ce1" office:value="111"/>
          <table:table-cell office:value-type="float" office:value="0.27245193002921492" table:style-name="ce1">
            <text:p>0.27245193</text:p>
          </table:table-cell>
          <table:table-cell office:value-type="float" office:value="-6.0905829815262162" table:style-name="ce1">
            <text:p>-6.090582982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1"/>
          <table:table-cell office:value-type="float" table:style-name="ce1" office:value="115"/>
          <table:table-cell office:value-type="float" office:value="0.21186419702974316" table:style-name="ce1">
            <text:p>0.211864197</text:p>
          </table:table-cell>
          <table:table-cell office:value-type="float" office:value="-9.947717064275043" table:style-name="ce1">
            <text:p>-9.94771706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1"/>
          <table:table-cell office:value-type="float" table:style-name="ce1" office:value="115"/>
          <table:table-cell office:value-type="float" office:value="0.25878787911078704" table:style-name="ce1">
            <text:p>0.258787879</text:p>
          </table:table-cell>
          <table:table-cell office:value-type="float" office:value="-10.424367214433255" table:style-name="ce1">
            <text:p>-10.4243672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2"/>
          <table:table-cell office:value-type="float" table:style-name="ce1" office:value="119"/>
          <table:table-cell office:value-type="float" office:value="0.23030352902210488" table:style-name="ce1">
            <text:p>0.230303529</text:p>
          </table:table-cell>
          <table:table-cell office:value-type="float" office:value="-6.1101470370263966" table:style-name="ce1">
            <text:p>-6.110147037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2"/>
          <table:table-cell office:value-type="float" table:style-name="ce1" office:value="119"/>
          <table:table-cell office:value-type="float" office:value="0.33991226971659327" table:style-name="ce1">
            <text:p>0.33991227</text:p>
          </table:table-cell>
          <table:table-cell office:value-type="float" office:value="-13.371075283483254" table:style-name="ce1">
            <text:p>-13.37107528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2"/>
          <table:table-cell office:value-type="float" table:style-name="ce1" office:value="119"/>
          <table:table-cell office:value-type="float" office:value="0.22376832801190213" table:style-name="ce1">
            <text:p>0.223768328</text:p>
          </table:table-cell>
          <table:table-cell office:value-type="float" office:value="-10.082797434463572" table:style-name="ce1">
            <text:p>-10.08279743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2"/>
          <table:table-cell office:value-type="float" table:style-name="ce1" office:value="119"/>
          <table:table-cell office:value-type="float" office:value="0.2146645412556385" table:style-name="ce1">
            <text:p>0.214664541</text:p>
          </table:table-cell>
          <table:table-cell office:value-type="float" office:value="-9.8310558150724159" table:style-name="ce1">
            <text:p>-9.831055815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3"/>
          <table:table-cell office:value-type="float" table:style-name="ce1" office:value="82"/>
          <table:table-cell office:value-type="float" office:value="0.55403321006973838" table:style-name="ce1">
            <text:p>0.55403321</text:p>
          </table:table-cell>
          <table:table-cell office:value-type="float" office:value="-36.315557793380705" table:style-name="ce1">
            <text:p>-36.31555779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3"/>
          <table:table-cell office:value-type="float" table:style-name="ce1" office:value="121"/>
          <table:table-cell office:value-type="float" office:value="0.24964537662686281" table:style-name="ce1">
            <text:p>0.249645377</text:p>
          </table:table-cell>
          <table:table-cell office:value-type="float" office:value="-10.282004494970788" table:style-name="ce1">
            <text:p>-10.28200449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3"/>
          <table:table-cell office:value-type="float" table:style-name="ce1" office:value="121"/>
          <table:table-cell office:value-type="float" office:value="0.23846328914894738" table:style-name="ce1">
            <text:p>0.238463289</text:p>
          </table:table-cell>
          <table:table-cell office:value-type="float" office:value="-10.29207555966857" table:style-name="ce1">
            <text:p>-10.29207556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3"/>
          <table:table-cell office:value-type="float" table:style-name="ce1" office:value="121"/>
          <table:table-cell office:value-type="float" office:value="0.33836917698334523" table:style-name="ce1">
            <text:p>0.338369177</text:p>
          </table:table-cell>
          <table:table-cell office:value-type="float" office:value="-10.425252263197473" table:style-name="ce1">
            <text:p>-10.42525226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3"/>
          <table:table-cell office:value-type="float" table:style-name="ce1" office:value="121"/>
          <table:table-cell office:value-type="float" office:value="0.32831283695042057" table:style-name="ce1">
            <text:p>0.328312837</text:p>
          </table:table-cell>
          <table:table-cell office:value-type="float" office:value="-10.709197398288367" table:style-name="ce1">
            <text:p>-10.7091974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4"/>
          <table:table-cell office:value-type="float" table:style-name="ce1" office:value="84"/>
          <table:table-cell office:value-type="float" office:value="0.53375749262080274" table:style-name="ce1">
            <text:p>0.533757493</text:p>
          </table:table-cell>
          <table:table-cell office:value-type="float" office:value="-35.227994512972977" table:style-name="ce1">
            <text:p>-35.2279945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4"/>
          <table:table-cell office:value-type="float" table:style-name="ce1" office:value="84"/>
          <table:table-cell office:value-type="float" office:value="0.53263108608433152" table:style-name="ce1">
            <text:p>0.532631086</text:p>
          </table:table-cell>
          <table:table-cell office:value-type="float" office:value="-35.190811989897348" table:style-name="ce1">
            <text:p>-35.1908119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5"/>
          <table:table-cell office:value-type="float" table:style-name="ce1" office:value="124"/>
          <table:table-cell office:value-type="float" office:value="0.33992310722802965" table:style-name="ce1">
            <text:p>0.339923107</text:p>
          </table:table-cell>
          <table:table-cell office:value-type="float" office:value="-10.399048942778514" table:style-name="ce1">
            <text:p>-10.3990489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5"/>
          <table:table-cell office:value-type="float" table:style-name="ce1" office:value="85"/>
          <table:table-cell office:value-type="float" office:value="0.45304978010306046" table:style-name="ce1">
            <text:p>0.45304978</text:p>
          </table:table-cell>
          <table:table-cell office:value-type="float" office:value="-28.961626683625273" table:style-name="ce1">
            <text:p>-28.96162668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5"/>
          <table:table-cell office:value-type="float" table:style-name="ce1" office:value="124"/>
          <table:table-cell office:value-type="float" office:value="3.4601841801306943" table:style-name="ce1">
            <text:p>3.46018418</text:p>
          </table:table-cell>
          <table:table-cell office:value-type="float" office:value="-30.260377468059858" table:style-name="ce1">
            <text:p>-30.26037747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5"/>
          <table:table-cell office:value-type="float" table:style-name="ce1" office:value="85"/>
          <table:table-cell office:value-type="float" office:value="0.48344440324615651" table:style-name="ce1">
            <text:p>0.483444403</text:p>
          </table:table-cell>
          <table:table-cell office:value-type="float" office:value="-29.377880432976262" table:style-name="ce1">
            <text:p>-29.37788043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5"/>
          <table:table-cell office:value-type="float" table:style-name="ce1" office:value="124"/>
          <table:table-cell office:value-type="float" office:value="0.33410621806049295" table:style-name="ce1">
            <text:p>0.334106218</text:p>
          </table:table-cell>
          <table:table-cell office:value-type="float" office:value="-10.359441352917472" table:style-name="ce1">
            <text:p>-10.3594413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6"/>
          <table:table-cell office:value-type="float" table:style-name="ce1" office:value="46"/>
          <table:table-cell office:value-type="float" office:value="0.27133141355591123" table:style-name="ce1">
            <text:p>0.271331414</text:p>
          </table:table-cell>
          <table:table-cell office:value-type="float" office:value="-11.363618010591615" table:style-name="ce1">
            <text:p>-11.36361801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8" table:style-name="ce1">
            <text:p>0.8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7"/>
          <table:table-cell office:value-type="float" table:style-name="ce1" office:value="126"/>
          <table:table-cell office:value-type="float" office:value="0.34229667376227535" table:style-name="ce1">
            <text:p>0.342296674</text:p>
          </table:table-cell>
          <table:table-cell office:value-type="float" office:value="-10.570926689717327" table:style-name="ce1">
            <text:p>-10.57092669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7"/>
          <table:table-cell office:value-type="float" table:style-name="ce1" office:value="86"/>
          <table:table-cell office:value-type="float" office:value="0.30185088928290488" table:style-name="ce1">
            <text:p>0.301850889</text:p>
          </table:table-cell>
          <table:table-cell office:value-type="float" office:value="-22.427521073719834" table:style-name="ce1">
            <text:p>-22.42752107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7"/>
          <table:table-cell office:value-type="float" table:style-name="ce1" office:value="126"/>
          <table:table-cell office:value-type="float" office:value="0.31509819247422977" table:style-name="ce1">
            <text:p>0.315098192</text:p>
          </table:table-cell>
          <table:table-cell office:value-type="float" office:value="-10.455133080846318" table:style-name="ce1">
            <text:p>-10.45513308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7"/>
          <table:table-cell office:value-type="float" table:style-name="ce1" office:value="86"/>
          <table:table-cell office:value-type="float" office:value="0.30185088928290488" table:style-name="ce1">
            <text:p>0.301850889</text:p>
          </table:table-cell>
          <table:table-cell office:value-type="float" office:value="-22.427521073719834" table:style-name="ce1">
            <text:p>-22.42752107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8"/>
          <table:table-cell office:value-type="float" table:style-name="ce1" office:value="131"/>
          <table:table-cell office:value-type="float" office:value="0.34676158239614485" table:style-name="ce1">
            <text:p>0.346761582</text:p>
          </table:table-cell>
          <table:table-cell office:value-type="float" office:value="-10.570635334334094" table:style-name="ce1">
            <text:p>-10.57063533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8"/>
          <table:table-cell office:value-type="float" table:style-name="ce1" office:value="131"/>
          <table:table-cell office:value-type="float" office:value="0.20584554325861049" table:style-name="ce1">
            <text:p>0.205845543</text:p>
          </table:table-cell>
          <table:table-cell office:value-type="float" office:value="-10.812738905828716" table:style-name="ce1">
            <text:p>-10.81273891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8"/>
          <table:table-cell office:value-type="float" table:style-name="ce1" office:value="131"/>
          <table:table-cell office:value-type="float" office:value="0.34348555039084061" table:style-name="ce1">
            <text:p>0.34348555</text:p>
          </table:table-cell>
          <table:table-cell office:value-type="float" office:value="-10.571970572127208" table:style-name="ce1">
            <text:p>-10.57197057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9"/>
          <table:table-cell office:value-type="float" table:style-name="ce1" office:value="138"/>
          <table:table-cell office:value-type="float" office:value="0.26064749104046719" table:style-name="ce1">
            <text:p>0.260647491</text:p>
          </table:table-cell>
          <table:table-cell office:value-type="float" office:value="-6.2457703887553029" table:style-name="ce1">
            <text:p>-6.245770389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9"/>
          <table:table-cell office:value-type="float" table:style-name="ce1" office:value="138"/>
          <table:table-cell office:value-type="float" office:value="0.23067538754146777" table:style-name="ce1">
            <text:p>0.230675388</text:p>
          </table:table-cell>
          <table:table-cell office:value-type="float" office:value="-5.2166448161269035" table:style-name="ce1">
            <text:p>-5.216644816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0"/>
          <table:table-cell office:value-type="float" table:style-name="ce1" office:value="139"/>
          <table:table-cell office:value-type="float" office:value="0.19441242903765815" table:style-name="ce1">
            <text:p>0.194412429</text:p>
          </table:table-cell>
          <table:table-cell office:value-type="float" office:value="-10.538264582007001" table:style-name="ce1">
            <text:p>-10.53826458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0"/>
          <table:table-cell office:value-type="float" table:style-name="ce1" office:value="139"/>
          <table:table-cell office:value-type="float" office:value="0.19016316130386879" table:style-name="ce1">
            <text:p>0.190163161</text:p>
          </table:table-cell>
          <table:table-cell office:value-type="float" office:value="-10.452416521322995" table:style-name="ce1">
            <text:p>-10.45241652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1"/>
          <table:table-cell office:value-type="float" table:style-name="ce1" office:value="140"/>
          <table:table-cell office:value-type="float" office:value="0.19806904412977178" table:style-name="ce1">
            <text:p>0.198069044</text:p>
          </table:table-cell>
          <table:table-cell office:value-type="float" office:value="-10.6368735813234" table:style-name="ce1">
            <text:p>-10.63687358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1"/>
          <table:table-cell office:value-type="float" table:style-name="ce1" office:value="140"/>
          <table:table-cell office:value-type="float" office:value="0.16288805082466662" table:style-name="ce1">
            <text:p>0.162888051</text:p>
          </table:table-cell>
          <table:table-cell office:value-type="float" office:value="-9.6740523978281896" table:style-name="ce1">
            <text:p>-9.674052398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2"/>
          <table:table-cell office:value-type="float" table:style-name="ce1" office:value="144"/>
          <table:table-cell office:value-type="float" office:value="0.18828334746555897" table:style-name="ce1">
            <text:p>0.188283347</text:p>
          </table:table-cell>
          <table:table-cell office:value-type="float" office:value="-10.141578994360737" table:style-name="ce1">
            <text:p>-10.14157899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2"/>
          <table:table-cell office:value-type="float" table:style-name="ce1" office:value="144"/>
          <table:table-cell office:value-type="float" office:value="0.18828334746555897" table:style-name="ce1">
            <text:p>0.188283347</text:p>
          </table:table-cell>
          <table:table-cell office:value-type="float" office:value="-10.141578994360737" table:style-name="ce1">
            <text:p>-10.14157899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3"/>
          <table:table-cell office:value-type="float" table:style-name="ce1" office:value="147"/>
          <table:table-cell office:value-type="float" office:value="0.30642521154031993" table:style-name="ce1">
            <text:p>0.306425212</text:p>
          </table:table-cell>
          <table:table-cell office:value-type="float" office:value="-10.401132798785559" table:style-name="ce1">
            <text:p>-10.4011328</text:p>
          </table:table-cell>
          <table:table-cell office:value-type="float" office:value="0" table:style-name="ce1">
            <text:p>0</text:p>
          </table:table-cell>
          <table:table-cell office:value-type="float" office:value="0.97916666699999999" table:style-name="ce1">
            <text:p>0.979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3"/>
          <table:table-cell office:value-type="float" table:style-name="ce1" office:value="147"/>
          <table:table-cell office:value-type="float" office:value="0.25074533765378626" table:style-name="ce1">
            <text:p>0.250745338</text:p>
          </table:table-cell>
          <table:table-cell office:value-type="float" office:value="-10.697322784015181" table:style-name="ce1">
            <text:p>-10.69732278</text:p>
          </table:table-cell>
          <table:table-cell office:value-type="float" office:value="0" table:style-name="ce1">
            <text:p>0</text:p>
          </table:table-cell>
          <table:table-cell office:value-type="float" office:value="0.97499999999999998" table:style-name="ce1">
            <text:p>0.9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3"/>
          <table:table-cell office:value-type="float" table:style-name="ce1" office:value="147"/>
          <table:table-cell office:value-type="float" office:value="0.24057085846125509" table:style-name="ce1">
            <text:p>0.240570858</text:p>
          </table:table-cell>
          <table:table-cell office:value-type="float" office:value="-10.526360834514364" table:style-name="ce1">
            <text:p>-10.52636083</text:p>
          </table:table-cell>
          <table:table-cell office:value-type="float" office:value="0" table:style-name="ce1">
            <text:p>0</text:p>
          </table:table-cell>
          <table:table-cell office:value-type="float" office:value="0.97499999999999998" table:style-name="ce1">
            <text:p>0.9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4"/>
          <table:table-cell office:value-type="float" table:style-name="ce1" office:value="148"/>
          <table:table-cell office:value-type="float" office:value="0.40432451664049696" table:style-name="ce1">
            <text:p>0.404324517</text:p>
          </table:table-cell>
          <table:table-cell office:value-type="float" office:value="-7.1745655609234547" table:style-name="ce1">
            <text:p>-7.174565561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4"/>
          <table:table-cell office:value-type="float" table:style-name="ce1" office:value="96"/>
          <table:table-cell office:value-type="float" office:value="0.24849005315024744" table:style-name="ce1">
            <text:p>0.248490053</text:p>
          </table:table-cell>
          <table:table-cell office:value-type="float" office:value="-24.322443059539694" table:style-name="ce1">
            <text:p>-24.32244306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4"/>
          <table:table-cell office:value-type="float" table:style-name="ce1" office:value="148"/>
          <table:table-cell office:value-type="float" office:value="0.40432451664049696" table:style-name="ce1">
            <text:p>0.404324517</text:p>
          </table:table-cell>
          <table:table-cell office:value-type="float" office:value="-7.1745655609234547" table:style-name="ce1">
            <text:p>-7.174565561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4"/>
          <table:table-cell office:value-type="float" table:style-name="ce1" office:value="148"/>
          <table:table-cell office:value-type="float" office:value="0.24730485026918955" table:style-name="ce1">
            <text:p>0.24730485</text:p>
          </table:table-cell>
          <table:table-cell office:value-type="float" office:value="-5.4365602772949027" table:style-name="ce1">
            <text:p>-5.436560277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4"/>
          <table:table-cell office:value-type="float" table:style-name="ce1" office:value="96"/>
          <table:table-cell office:value-type="float" office:value="0.23807143095214287" table:style-name="ce1">
            <text:p>0.238071431</text:p>
          </table:table-cell>
          <table:table-cell office:value-type="float" office:value="-23.807143095214286" table:style-name="ce1">
            <text:p>-23.8071431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5"/>
          <table:table-cell office:value-type="float" table:style-name="ce1" office:value="149"/>
          <table:table-cell office:value-type="float" office:value="0.22216880077408743" table:style-name="ce1">
            <text:p>0.222168801</text:p>
          </table:table-cell>
          <table:table-cell office:value-type="float" office:value="-9.9344013537248621" table:style-name="ce1">
            <text:p>-9.934401354</text:p>
          </table:table-cell>
          <table:table-cell office:value-type="float" office:value="0" table:style-name="ce1">
            <text:p>0</text:p>
          </table:table-cell>
          <table:table-cell office:value-type="float" office:value="0.97499999999999998" table:style-name="ce1">
            <text:p>0.9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5"/>
          <table:table-cell office:value-type="float" table:style-name="ce1" office:value="149"/>
          <table:table-cell office:value-type="float" office:value="0.25617538911889354" table:style-name="ce1">
            <text:p>0.256175389</text:p>
          </table:table-cell>
          <table:table-cell office:value-type="float" office:value="-10.349914465824419" table:style-name="ce1">
            <text:p>-10.34991447</text:p>
          </table:table-cell>
          <table:table-cell office:value-type="float" office:value="0" table:style-name="ce1">
            <text:p>0</text:p>
          </table:table-cell>
          <table:table-cell office:value-type="float" office:value="0.97916666699999999" table:style-name="ce1">
            <text:p>0.979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5"/>
          <table:table-cell office:value-type="float" table:style-name="ce1" office:value="149"/>
          <table:table-cell office:value-type="float" office:value="0.19693799893789304" table:style-name="ce1">
            <text:p>0.196937999</text:p>
          </table:table-cell>
          <table:table-cell office:value-type="float" office:value="-10.636915597806428" table:style-name="ce1">
            <text:p>-10.6369156</text:p>
          </table:table-cell>
          <table:table-cell office:value-type="float" office:value="0" table:style-name="ce1">
            <text:p>0</text:p>
          </table:table-cell>
          <table:table-cell office:value-type="float" office:value="0.97499999999999998" table:style-name="ce1">
            <text:p>0.9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9"/>
          <table:table-cell office:value-type="float" table:style-name="ce1" office:value="157"/>
          <table:table-cell office:value-type="float" office:value="0.20371772289588111" table:style-name="ce1">
            <text:p>0.203717723</text:p>
          </table:table-cell>
          <table:table-cell office:value-type="float" office:value="-10.881132094444533" table:style-name="ce1">
            <text:p>-10.88113209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9"/>
          <table:table-cell office:value-type="float" table:style-name="ce1" office:value="100"/>
          <table:table-cell office:value-type="float" office:value="0.35338613360477766" table:style-name="ce1">
            <text:p>0.353386134</text:p>
          </table:table-cell>
          <table:table-cell office:value-type="float" office:value="-28.66536823287127" table:style-name="ce1">
            <text:p>-28.66536823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9"/>
          <table:table-cell office:value-type="float" table:style-name="ce1" office:value="157"/>
          <table:table-cell office:value-type="float" office:value="0.19983014437727936" table:style-name="ce1">
            <text:p>0.199830144</text:p>
          </table:table-cell>
          <table:table-cell office:value-type="float" office:value="-10.391167507618526" table:style-name="ce1">
            <text:p>-10.39116751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1"/>
          <table:table-cell office:value-type="float" table:style-name="ce1" office:value="160"/>
          <table:table-cell office:value-type="float" office:value="0.19154693091545139" table:style-name="ce1">
            <text:p>0.191546931</text:p>
          </table:table-cell>
          <table:table-cell office:value-type="float" office:value="-6.1741451974958546" table:style-name="ce1">
            <text:p>-6.174145197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1"/>
          <table:table-cell office:value-type="float" table:style-name="ce1" office:value="70"/>
          <table:table-cell office:value-type="float" office:value="0.30629559975741388" table:style-name="ce1">
            <text:p>0.3062956</text:p>
          </table:table-cell>
          <table:table-cell office:value-type="float" office:value="-24.748684460399041" table:style-name="ce1">
            <text:p>-24.74868446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1"/>
          <table:table-cell office:value-type="float" table:style-name="ce1" office:value="160"/>
          <table:table-cell office:value-type="float" office:value="0.27155683662227004" table:style-name="ce1">
            <text:p>0.271556837</text:p>
          </table:table-cell>
          <table:table-cell office:value-type="float" office:value="-10.315965005333057" table:style-name="ce1">
            <text:p>-10.31596501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1"/>
          <table:table-cell office:value-type="float" table:style-name="ce1" office:value="70"/>
          <table:table-cell office:value-type="float" office:value="0.41486363676297033" table:style-name="ce1">
            <text:p>0.414863637</text:p>
          </table:table-cell>
          <table:table-cell office:value-type="float" office:value="-24.696588259066232" table:style-name="ce1">
            <text:p>-24.69658826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2"/>
          <table:table-cell office:value-type="float" table:style-name="ce1" office:value="102"/>
          <table:table-cell office:value-type="float" office:value="0.24849005315024744" table:style-name="ce1">
            <text:p>0.248490053</text:p>
          </table:table-cell>
          <table:table-cell office:value-type="float" office:value="-24.322443059539694" table:style-name="ce1">
            <text:p>-24.32244306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2"/>
          <table:table-cell office:value-type="float" table:style-name="ce1" office:value="106"/>
          <table:table-cell office:value-type="float" office:value="0" table:style-name="ce1">
            <text:p>0</text:p>
          </table:table-cell>
          <table:table-cell office:value-type="float" office:value="-8.5888516705316498" table:style-name="ce1">
            <text:p>-8.588851671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4" table:style-name="ce1">
            <text:p>1.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2"/>
          <table:table-cell office:value-type="float" table:style-name="ce1" office:value="102"/>
          <table:table-cell office:value-type="float" office:value="0.24849005315024744" table:style-name="ce1">
            <text:p>0.248490053</text:p>
          </table:table-cell>
          <table:table-cell office:value-type="float" office:value="-24.322443059539694" table:style-name="ce1">
            <text:p>-24.32244306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3"/>
          <table:table-cell office:value-type="float" table:style-name="ce1" office:value="161"/>
          <table:table-cell office:value-type="float" office:value="0.19133531153636366" table:style-name="ce1">
            <text:p>0.191335312</text:p>
          </table:table-cell>
          <table:table-cell office:value-type="float" office:value="-10.454561422346909" table:style-name="ce1">
            <text:p>-10.45456142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3"/>
          <table:table-cell office:value-type="float" table:style-name="ce1" office:value="161"/>
          <table:table-cell office:value-type="float" office:value="0.18458638178471001" table:style-name="ce1">
            <text:p>0.184586382</text:p>
          </table:table-cell>
          <table:table-cell office:value-type="float" office:value="-10.44933677239243" table:style-name="ce1">
            <text:p>-10.44933677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4"/>
          <table:table-cell office:value-type="float" table:style-name="ce1" office:value="105"/>
          <table:table-cell office:value-type="float" office:value="0.36368385293286232" table:style-name="ce1">
            <text:p>0.363683853</text:p>
          </table:table-cell>
          <table:table-cell office:value-type="float" office:value="-28.747555465920342" table:style-name="ce1">
            <text:p>-28.74755547</text:p>
          </table:table-cell>
          <table:table-cell office:value-type="float" office:value="0" table:style-name="ce1">
            <text:p>0</text:p>
          </table:table-cell>
          <table:table-cell office:value-type="float" office:value="1.0249999999999999" table:style-name="ce1">
            <text:p>1.0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4"/>
          <table:table-cell office:value-type="float" table:style-name="ce1" office:value="167"/>
          <table:table-cell office:value-type="float" office:value="0.26505595716695729" table:style-name="ce1">
            <text:p>0.265055957</text:p>
          </table:table-cell>
          <table:table-cell office:value-type="float" office:value="-10.272766339920958" table:style-name="ce1">
            <text:p>-10.27276634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4"/>
          <table:table-cell office:value-type="float" table:style-name="ce1" office:value="167"/>
          <table:table-cell office:value-type="float" office:value="0.26434950243023059" table:style-name="ce1">
            <text:p>0.264349502</text:p>
          </table:table-cell>
          <table:table-cell office:value-type="float" office:value="-10.198270765015076" table:style-name="ce1">
            <text:p>-10.19827077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4"/>
          <table:table-cell office:value-type="float" table:style-name="ce1" office:value="105"/>
          <table:table-cell office:value-type="float" office:value="0.63197117213605847" table:style-name="ce1">
            <text:p>0.631971172</text:p>
          </table:table-cell>
          <table:table-cell office:value-type="float" office:value="-28.829527023627822" table:style-name="ce1">
            <text:p>-28.82952702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5"/>
          <table:table-cell office:value-type="float" table:style-name="ce1" office:value="107"/>
          <table:table-cell office:value-type="float" office:value="0.17288869149193842" table:style-name="ce1">
            <text:p>0.172888691</text:p>
          </table:table-cell>
          <table:table-cell office:value-type="float" office:value="-10.628699556687405" table:style-name="ce1">
            <text:p>-10.62869956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5"/>
          <table:table-cell office:value-type="float" table:style-name="ce1" office:value="107"/>
          <table:table-cell office:value-type="float" office:value="0.20629983758258552" table:style-name="ce1">
            <text:p>0.206299838</text:p>
          </table:table-cell>
          <table:table-cell office:value-type="float" office:value="-10.794027095210872" table:style-name="ce1">
            <text:p>-10.7940271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6"/>
          <table:table-cell office:value-type="float" table:style-name="ce1" office:value="108"/>
          <table:table-cell office:value-type="float" office:value="0.21609130430500112" table:style-name="ce1">
            <text:p>0.216091304</text:p>
          </table:table-cell>
          <table:table-cell office:value-type="float" office:value="-11.206595548840756" table:style-name="ce1">
            <text:p>-11.20659555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6"/>
          <table:table-cell office:value-type="float" table:style-name="ce1" office:value="108"/>
          <table:table-cell office:value-type="float" office:value="0.21626915815365802" table:style-name="ce1">
            <text:p>0.216269158</text:p>
          </table:table-cell>
          <table:table-cell office:value-type="float" office:value="-11.146562128287385" table:style-name="ce1">
            <text:p>-11.14656213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6"/>
          <table:table-cell office:value-type="float" table:style-name="ce1" office:value="108"/>
          <table:table-cell office:value-type="float" office:value="0.15272882464074988" table:style-name="ce1">
            <text:p>0.152728825</text:p>
          </table:table-cell>
          <table:table-cell office:value-type="float" office:value="-9.7996193017920135" table:style-name="ce1">
            <text:p>-9.799619302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7"/>
          <table:table-cell office:value-type="float" table:style-name="ce1" office:value="109"/>
          <table:table-cell office:value-type="float" office:value="0.17462895076526466" table:style-name="ce1">
            <text:p>0.174628951</text:p>
          </table:table-cell>
          <table:table-cell office:value-type="float" office:value="-9.7140893639207491" table:style-name="ce1">
            <text:p>-9.714089364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7"/>
          <table:table-cell office:value-type="float" table:style-name="ce1" office:value="109"/>
          <table:table-cell office:value-type="float" office:value="0.17425634855203195" table:style-name="ce1">
            <text:p>0.174256349</text:p>
          </table:table-cell>
          <table:table-cell office:value-type="float" office:value="-9.7037237988272071" table:style-name="ce1">
            <text:p>-9.703723799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7"/>
          <table:table-cell office:value-type="float" table:style-name="ce1" office:value="109"/>
          <table:table-cell office:value-type="float" office:value="0.17368561546210518" table:style-name="ce1">
            <text:p>0.173685615</text:p>
          </table:table-cell>
          <table:table-cell office:value-type="float" office:value="-9.7141231995680677" table:style-name="ce1">
            <text:p>-9.7141232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8"/>
          <table:table-cell office:value-type="float" table:style-name="ce1" office:value="112"/>
          <table:table-cell office:value-type="float" office:value="0.17532324086179554" table:style-name="ce1">
            <text:p>0.175323241</text:p>
          </table:table-cell>
          <table:table-cell office:value-type="float" office:value="-9.6297913406682518" table:style-name="ce1">
            <text:p>-9.629791341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8"/>
          <table:table-cell office:value-type="float" table:style-name="ce1" office:value="112"/>
          <table:table-cell office:value-type="float" office:value="0.17532324086179554" table:style-name="ce1">
            <text:p>0.175323241</text:p>
          </table:table-cell>
          <table:table-cell office:value-type="float" office:value="-9.6297913406682518" table:style-name="ce1">
            <text:p>-9.629791341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8"/>
          <table:table-cell office:value-type="float" table:style-name="ce1" office:value="112"/>
          <table:table-cell office:value-type="float" office:value="0.26345066654946325" table:style-name="ce1">
            <text:p>0.263450667</text:p>
          </table:table-cell>
          <table:table-cell office:value-type="float" office:value="-10.345257881576485" table:style-name="ce1">
            <text:p>-10.34525788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9"/>
          <table:table-cell office:value-type="float" table:style-name="ce1" office:value="113"/>
          <table:table-cell office:value-type="float" office:value="0.45808452254355897" table:style-name="ce1">
            <text:p>0.458084523</text:p>
          </table:table-cell>
          <table:table-cell office:value-type="float" office:value="-12.186833044551696" table:style-name="ce1">
            <text:p>-12.18683304</text:p>
          </table:table-cell>
          <table:table-cell office:value-type="float" office:value="0" table:style-name="ce1">
            <text:p>0</text:p>
          </table:table-cell>
          <table:table-cell office:value-type="float" office:value="1.0249999999999999" table:style-name="ce1">
            <text:p>1.0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9"/>
          <table:table-cell office:value-type="float" table:style-name="ce1" office:value="113"/>
          <table:table-cell office:value-type="float" office:value="0.18093743665251102" table:style-name="ce1">
            <text:p>0.180937437</text:p>
          </table:table-cell>
          <table:table-cell office:value-type="float" office:value="-10.166616083452233" table:style-name="ce1">
            <text:p>-10.16661608</text:p>
          </table:table-cell>
          <table:table-cell office:value-type="float" office:value="0" table:style-name="ce1">
            <text:p>0</text:p>
          </table:table-cell>
          <table:table-cell office:value-type="float" office:value="1.0249999999999999" table:style-name="ce1">
            <text:p>1.0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0"/>
          <table:table-cell office:value-type="float" table:style-name="ce1" office:value="79"/>
          <table:table-cell office:value-type="float" office:value="0.30081473295567884" table:style-name="ce1">
            <text:p>0.300814733</text:p>
          </table:table-cell>
          <table:table-cell office:value-type="float" office:value="-28.134093708539019" table:style-name="ce1">
            <text:p>-28.13409371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0"/>
          <table:table-cell office:value-type="float" table:style-name="ce1" office:value="114"/>
          <table:table-cell office:value-type="float" office:value="0.16942795983267511" table:style-name="ce1">
            <text:p>0.16942796</text:p>
          </table:table-cell>
          <table:table-cell office:value-type="float" office:value="-9.5426199312209921" table:style-name="ce1">
            <text:p>-9.542619931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0"/>
          <table:table-cell office:value-type="float" table:style-name="ce1" office:value="79"/>
          <table:table-cell office:value-type="float" office:value="0.27459325873549806" table:style-name="ce1">
            <text:p>0.274593259</text:p>
          </table:table-cell>
          <table:table-cell office:value-type="float" office:value="-28.008512391020801" table:style-name="ce1">
            <text:p>-28.00851239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0"/>
          <table:table-cell office:value-type="float" table:style-name="ce1" office:value="114"/>
          <table:table-cell office:value-type="float" office:value="0.1717989154107922" table:style-name="ce1">
            <text:p>0.171798915</text:p>
          </table:table-cell>
          <table:table-cell office:value-type="float" office:value="-9.7141903213871572" table:style-name="ce1">
            <text:p>-9.714190321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1"/>
          <table:table-cell office:value-type="float" table:style-name="ce1" office:value="116"/>
          <table:table-cell office:value-type="float" office:value="0.20702657635854949" table:style-name="ce1">
            <text:p>0.207026576</text:p>
          </table:table-cell>
          <table:table-cell office:value-type="float" office:value="-5.5673698652823127" table:style-name="ce1">
            <text:p>-5.567369865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1"/>
          <table:table-cell office:value-type="float" table:style-name="ce1" office:value="116"/>
          <table:table-cell office:value-type="float" office:value="0.28132530185663879" table:style-name="ce1">
            <text:p>0.281325302</text:p>
          </table:table-cell>
          <table:table-cell office:value-type="float" office:value="-10.398215964778073" table:style-name="ce1">
            <text:p>-10.39821596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1"/>
          <table:table-cell office:value-type="float" table:style-name="ce1" office:value="116"/>
          <table:table-cell office:value-type="float" office:value="0.28214772093617863" table:style-name="ce1">
            <text:p>0.282147721</text:p>
          </table:table-cell>
          <table:table-cell office:value-type="float" office:value="-11.169803801840665" table:style-name="ce1">
            <text:p>-11.1698038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1"/>
          <table:table-cell office:value-type="float" table:style-name="ce1" office:value="116"/>
          <table:table-cell office:value-type="float" office:value="0.20210890790010339" table:style-name="ce1">
            <text:p>0.202108908</text:p>
          </table:table-cell>
          <table:table-cell office:value-type="float" office:value="-5.4201666945436742" table:style-name="ce1">
            <text:p>-5.420166695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2"/>
          <table:table-cell office:value-type="float" table:style-name="ce1" office:value="117"/>
          <table:table-cell office:value-type="float" office:value="0.15062550794663235" table:style-name="ce1">
            <text:p>0.150625508</text:p>
          </table:table-cell>
          <table:table-cell office:value-type="float" office:value="-9.731923541734302" table:style-name="ce1">
            <text:p>-9.731923542</text:p>
          </table:table-cell>
          <table:table-cell office:value-type="float" office:value="0" table:style-name="ce1">
            <text:p>0</text:p>
          </table:table-cell>
          <table:table-cell office:value-type="float" office:value="0.97916666699999999" table:style-name="ce1">
            <text:p>0.979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2"/>
          <table:table-cell office:value-type="float" table:style-name="ce1" office:value="80"/>
          <table:table-cell office:value-type="float" office:value="0.26809911498116562" table:style-name="ce1">
            <text:p>0.268099115</text:p>
          </table:table-cell>
          <table:table-cell office:value-type="float" office:value="-28.079439660233263" table:style-name="ce1">
            <text:p>-28.07943966</text:p>
          </table:table-cell>
          <table:table-cell office:value-type="float" office:value="0" table:style-name="ce1">
            <text:p>0</text:p>
          </table:table-cell>
          <table:table-cell office:value-type="float" office:value="0.97083333299999997" table:style-name="ce1">
            <text:p>0.97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2"/>
          <table:table-cell office:value-type="float" table:style-name="ce1" office:value="80"/>
          <table:table-cell office:value-type="float" office:value="0.49981856586059253" table:style-name="ce1">
            <text:p>0.499818566</text:p>
          </table:table-cell>
          <table:table-cell office:value-type="float" office:value="-37.786283579060793" table:style-name="ce1">
            <text:p>-37.78628358</text:p>
          </table:table-cell>
          <table:table-cell office:value-type="float" office:value="0" table:style-name="ce1">
            <text:p>0</text:p>
          </table:table-cell>
          <table:table-cell office:value-type="float" office:value="0.97499999999999998" table:style-name="ce1">
            <text:p>0.9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3"/>
          <table:table-cell office:value-type="float" table:style-name="ce1" office:value="118"/>
          <table:table-cell office:value-type="float" office:value="0.1458462961108544" table:style-name="ce1">
            <text:p>0.145846296</text:p>
          </table:table-cell>
          <table:table-cell office:value-type="float" office:value="-9.5763228389768553" table:style-name="ce1">
            <text:p>-9.576322839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3"/>
          <table:table-cell office:value-type="float" table:style-name="ce1" office:value="118"/>
          <table:table-cell office:value-type="float" office:value="0.37884635483477275" table:style-name="ce1">
            <text:p>0.378846355</text:p>
          </table:table-cell>
          <table:table-cell office:value-type="float" office:value="-11.175342308624417" table:style-name="ce1">
            <text:p>-11.17534231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3"/>
          <table:table-cell office:value-type="float" table:style-name="ce1" office:value="118"/>
          <table:table-cell office:value-type="float" office:value="0.26204482340264107" table:style-name="ce1">
            <text:p>0.262044823</text:p>
          </table:table-cell>
          <table:table-cell office:value-type="float" office:value="-10.556503587884267" table:style-name="ce1">
            <text:p>-10.55650359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3"/>
          <table:table-cell office:value-type="float" table:style-name="ce1" office:value="118"/>
          <table:table-cell office:value-type="float" office:value="0.24284259086913224" table:style-name="ce1">
            <text:p>0.242842591</text:p>
          </table:table-cell>
          <table:table-cell office:value-type="float" office:value="-10.674813043698054" table:style-name="ce1">
            <text:p>-10.67481304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4"/>
          <table:table-cell office:value-type="float" table:style-name="ce1" office:value="83"/>
          <table:table-cell office:value-type="float" office:value="0.53866678431833259" table:style-name="ce1">
            <text:p>0.538666784</text:p>
          </table:table-cell>
          <table:table-cell office:value-type="float" office:value="-35.808515757542487" table:style-name="ce1">
            <text:p>-35.80851576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4"/>
          <table:table-cell office:value-type="float" table:style-name="ce1" office:value="122"/>
          <table:table-cell office:value-type="float" office:value="1.4534823703324427" table:style-name="ce1">
            <text:p>1.45348237</text:p>
          </table:table-cell>
          <table:table-cell office:value-type="float" office:value="-40.614922143721323" table:style-name="ce1">
            <text:p>-40.6149221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4"/>
          <table:table-cell office:value-type="float" table:style-name="ce1" office:value="122"/>
          <table:table-cell office:value-type="float" office:value="0.25624998457754722" table:style-name="ce1">
            <text:p>0.256249985</text:p>
          </table:table-cell>
          <table:table-cell office:value-type="float" office:value="-10.265817283384454" table:style-name="ce1">
            <text:p>-10.2658172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4"/>
          <table:table-cell office:value-type="float" table:style-name="ce1" office:value="83"/>
          <table:table-cell office:value-type="float" office:value="0.53384568630550411" table:style-name="ce1">
            <text:p>0.533845686</text:p>
          </table:table-cell>
          <table:table-cell office:value-type="float" office:value="-36.08015601835492" table:style-name="ce1">
            <text:p>-36.08015602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4"/>
          <table:table-cell office:value-type="float" table:style-name="ce1" office:value="122"/>
          <table:table-cell office:value-type="float" office:value="0.21540869643597427" table:style-name="ce1">
            <text:p>0.215408696</text:p>
          </table:table-cell>
          <table:table-cell office:value-type="float" office:value="-10.223547694439418" table:style-name="ce1">
            <text:p>-10.2235476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5"/>
          <table:table-cell office:value-type="float" table:style-name="ce1" office:value="123"/>
          <table:table-cell office:value-type="float" office:value="0.13809668821386112" table:style-name="ce1">
            <text:p>0.138096688</text:p>
          </table:table-cell>
          <table:table-cell office:value-type="float" office:value="-9.318486590229659" table:style-name="ce1">
            <text:p>-9.31848659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5"/>
          <table:table-cell office:value-type="float" table:style-name="ce1" office:value="123"/>
          <table:table-cell office:value-type="float" office:value="0.13809668821386112" table:style-name="ce1">
            <text:p>0.138096688</text:p>
          </table:table-cell>
          <table:table-cell office:value-type="float" office:value="-9.318486590229659" table:style-name="ce1">
            <text:p>-9.31848659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5"/>
          <table:table-cell office:value-type="float" table:style-name="ce1" office:value="123"/>
          <table:table-cell office:value-type="float" office:value="0.13809668821386112" table:style-name="ce1">
            <text:p>0.138096688</text:p>
          </table:table-cell>
          <table:table-cell office:value-type="float" office:value="-9.318486590229659" table:style-name="ce1">
            <text:p>-9.31848659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6"/>
          <table:table-cell office:value-type="float" table:style-name="ce1" office:value="125"/>
          <table:table-cell office:value-type="float" office:value="0.13952077404530916" table:style-name="ce1">
            <text:p>0.139520774</text:p>
          </table:table-cell>
          <table:table-cell office:value-type="float" office:value="-9.308028782737054" table:style-name="ce1">
            <text:p>-9.308028783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6"/>
          <table:table-cell office:value-type="float" table:style-name="ce1" office:value="125"/>
          <table:table-cell office:value-type="float" office:value="0.13952077404530916" table:style-name="ce1">
            <text:p>0.139520774</text:p>
          </table:table-cell>
          <table:table-cell office:value-type="float" office:value="-9.308028782737054" table:style-name="ce1">
            <text:p>-9.308028783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6"/>
          <table:table-cell office:value-type="float" table:style-name="ce1" office:value="125"/>
          <table:table-cell office:value-type="float" office:value="0.13952077404530916" table:style-name="ce1">
            <text:p>0.139520774</text:p>
          </table:table-cell>
          <table:table-cell office:value-type="float" office:value="-9.308028782737054" table:style-name="ce1">
            <text:p>-9.308028783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7"/>
          <table:table-cell office:value-type="float" table:style-name="ce1" office:value="127"/>
          <table:table-cell office:value-type="float" office:value="0.37626729888906651" table:style-name="ce1">
            <text:p>0.376267299</text:p>
          </table:table-cell>
          <table:table-cell office:value-type="float" office:value="-11.1742637367753" table:style-name="ce1">
            <text:p>-11.1742637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7"/>
          <table:table-cell office:value-type="float" table:style-name="ce1" office:value="127"/>
          <table:table-cell office:value-type="float" office:value="0.16507723519066894" table:style-name="ce1">
            <text:p>0.165077235</text:p>
          </table:table-cell>
          <table:table-cell office:value-type="float" office:value="-9.2468911380638428" table:style-name="ce1">
            <text:p>-9.24689113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7"/>
          <table:table-cell office:value-type="float" table:style-name="ce1" office:value="127"/>
          <table:table-cell office:value-type="float" office:value="0.30248993202092955" table:style-name="ce1">
            <text:p>0.302489932</text:p>
          </table:table-cell>
          <table:table-cell office:value-type="float" office:value="-10.740701670193541" table:style-name="ce1">
            <text:p>-10.7407016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8"/>
          <table:table-cell office:value-type="float" table:style-name="ce1" office:value="128"/>
          <table:table-cell office:value-type="float" office:value="0.28952645696091606" table:style-name="ce1">
            <text:p>0.289526457</text:p>
          </table:table-cell>
          <table:table-cell office:value-type="float" office:value="-10.528335643739672" table:style-name="ce1">
            <text:p>-10.52833564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8"/>
          <table:table-cell office:value-type="float" table:style-name="ce1" office:value="128"/>
          <table:table-cell office:value-type="float" office:value="0.28506245166582217" table:style-name="ce1">
            <text:p>0.285062452</text:p>
          </table:table-cell>
          <table:table-cell office:value-type="float" office:value="-10.717428626339217" table:style-name="ce1">
            <text:p>-10.71742863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8"/>
          <table:table-cell office:value-type="float" table:style-name="ce1" office:value="128"/>
          <table:table-cell office:value-type="float" office:value="0.25904022218893491" table:style-name="ce1">
            <text:p>0.259040222</text:p>
          </table:table-cell>
          <table:table-cell office:value-type="float" office:value="-10.609386491390293" table:style-name="ce1">
            <text:p>-10.60938649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8"/>
          <table:table-cell office:value-type="float" table:style-name="ce1" office:value="128"/>
          <table:table-cell office:value-type="float" office:value="0.24956347469923812" table:style-name="ce1">
            <text:p>0.249563475</text:p>
          </table:table-cell>
          <table:table-cell office:value-type="float" office:value="-10.599702715941964" table:style-name="ce1">
            <text:p>-10.59970272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9"/>
          <table:table-cell office:value-type="float" table:style-name="ce1" office:value="87"/>
          <table:table-cell office:value-type="float" office:value="0.55472154711839494" table:style-name="ce1">
            <text:p>0.554721547</text:p>
          </table:table-cell>
          <table:table-cell office:value-type="float" office:value="-37.235683850322253" table:style-name="ce1">
            <text:p>-37.23568385</text:p>
          </table:table-cell>
          <table:table-cell office:value-type="float" office:value="0" table:style-name="ce1">
            <text:p>0</text:p>
          </table:table-cell>
          <table:table-cell office:value-type="float" office:value="0.97499999999999998" table:style-name="ce1">
            <text:p>0.9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9"/>
          <table:table-cell office:value-type="float" table:style-name="ce1" office:value="87"/>
          <table:table-cell office:value-type="float" office:value="0.27895138825737398" table:style-name="ce1">
            <text:p>0.278951388</text:p>
          </table:table-cell>
          <table:table-cell office:value-type="float" office:value="-28.229880491646245" table:style-name="ce1">
            <text:p>-28.22988049</text:p>
          </table:table-cell>
          <table:table-cell office:value-type="float" office:value="0" table:style-name="ce1">
            <text:p>0</text:p>
          </table:table-cell>
          <table:table-cell office:value-type="float" office:value="0.97083333299999997" table:style-name="ce1">
            <text:p>0.97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9"/>
          <table:table-cell office:value-type="float" table:style-name="ce1" office:value="87"/>
          <table:table-cell office:value-type="float" office:value="0.58660307107238807" table:style-name="ce1">
            <text:p>0.586603071</text:p>
          </table:table-cell>
          <table:table-cell office:value-type="float" office:value="-38.290515464250134" table:style-name="ce1">
            <text:p>-38.29051546</text:p>
          </table:table-cell>
          <table:table-cell office:value-type="float" office:value="0" table:style-name="ce1">
            <text:p>0</text:p>
          </table:table-cell>
          <table:table-cell office:value-type="float" office:value="0.97499999999999998" table:style-name="ce1">
            <text:p>0.9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0"/>
          <table:table-cell office:value-type="float" table:style-name="ce1" office:value="88"/>
          <table:table-cell office:value-type="float" office:value="0.27895138825737398" table:style-name="ce1">
            <text:p>0.278951388</text:p>
          </table:table-cell>
          <table:table-cell office:value-type="float" office:value="-28.229880491646245" table:style-name="ce1">
            <text:p>-28.22988049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1"/>
          <table:table-cell office:value-type="float" table:style-name="ce1" office:value="130"/>
          <table:table-cell office:value-type="float" office:value="0.28482240991552915" table:style-name="ce1">
            <text:p>0.28482241</text:p>
          </table:table-cell>
          <table:table-cell office:value-type="float" office:value="-10.503102356342421" table:style-name="ce1">
            <text:p>-10.50310236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2"/>
          <table:table-cell office:value-type="float" table:style-name="ce1" office:value="132"/>
          <table:table-cell office:value-type="float" office:value="0.25394941847026065" table:style-name="ce1">
            <text:p>0.253949418</text:p>
          </table:table-cell>
          <table:table-cell office:value-type="float" office:value="-10.740906085753524" table:style-name="ce1">
            <text:p>-10.7409060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2"/>
          <table:table-cell office:value-type="float" table:style-name="ce1" office:value="132"/>
          <table:table-cell office:value-type="float" office:value="0.16784210231042535" table:style-name="ce1">
            <text:p>0.167842102</text:p>
          </table:table-cell>
          <table:table-cell office:value-type="float" office:value="-9.6282019242494279" table:style-name="ce1">
            <text:p>-9.62820192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2"/>
          <table:table-cell office:value-type="float" table:style-name="ce1" office:value="132"/>
          <table:table-cell office:value-type="float" office:value="0.17095802404215785" table:style-name="ce1">
            <text:p>0.170958024</text:p>
          </table:table-cell>
          <table:table-cell office:value-type="float" office:value="-9.5855980254605591" table:style-name="ce1">
            <text:p>-9.58559802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4"/>
          <table:table-cell office:value-type="float" table:style-name="ce1" office:value="133"/>
          <table:table-cell office:value-type="float" office:value="0.35447778373644512" table:style-name="ce1">
            <text:p>0.354477784</text:p>
          </table:table-cell>
          <table:table-cell office:value-type="float" office:value="-14.268749409712999" table:style-name="ce1">
            <text:p>-14.26874941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4"/>
          <table:table-cell office:value-type="float" table:style-name="ce1" office:value="133"/>
          <table:table-cell office:value-type="float" office:value="0.14342954163804661" table:style-name="ce1">
            <text:p>0.143429542</text:p>
          </table:table-cell>
          <table:table-cell office:value-type="float" office:value="-9.8433368541732378" table:style-name="ce1">
            <text:p>-9.843336854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4"/>
          <table:table-cell office:value-type="float" table:style-name="ce1" office:value="133"/>
          <table:table-cell office:value-type="float" office:value="0.34331507519706744" table:style-name="ce1">
            <text:p>0.343315075</text:p>
          </table:table-cell>
          <table:table-cell office:value-type="float" office:value="-10.384741221133936" table:style-name="ce1">
            <text:p>-10.38474122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4"/>
          <table:table-cell office:value-type="float" table:style-name="ce1" office:value="133"/>
          <table:table-cell office:value-type="float" office:value="0.32372315803669166" table:style-name="ce1">
            <text:p>0.323723158</text:p>
          </table:table-cell>
          <table:table-cell office:value-type="float" office:value="-10.164700310493949" table:style-name="ce1">
            <text:p>-10.16470031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5"/>
          <table:table-cell office:value-type="float" table:style-name="ce1" office:value="134"/>
          <table:table-cell office:value-type="float" office:value="0.20784273529947203" table:style-name="ce1">
            <text:p>0.207842735</text:p>
          </table:table-cell>
          <table:table-cell office:value-type="float" office:value="-11.120823497660441" table:style-name="ce1">
            <text:p>-11.1208235</text:p>
          </table:table-cell>
          <table:table-cell office:value-type="float" office:value="0" table:style-name="ce1">
            <text:p>0</text:p>
          </table:table-cell>
          <table:table-cell office:value-type="float" office:value="0.97916666699999999" table:style-name="ce1">
            <text:p>0.979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5"/>
          <table:table-cell office:value-type="float" table:style-name="ce1" office:value="134"/>
          <table:table-cell office:value-type="float" office:value="0.21161295324708557" table:style-name="ce1">
            <text:p>0.211612953</text:p>
          </table:table-cell>
          <table:table-cell office:value-type="float" office:value="-11.187939273743842" table:style-name="ce1">
            <text:p>-11.18793927</text:p>
          </table:table-cell>
          <table:table-cell office:value-type="float" office:value="0" table:style-name="ce1">
            <text:p>0</text:p>
          </table:table-cell>
          <table:table-cell office:value-type="float" office:value="0.97916666699999999" table:style-name="ce1">
            <text:p>0.979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5"/>
          <table:table-cell office:value-type="float" table:style-name="ce1" office:value="134"/>
          <table:table-cell office:value-type="float" office:value="0.21643073430682452" table:style-name="ce1">
            <text:p>0.216430734</text:p>
          </table:table-cell>
          <table:table-cell office:value-type="float" office:value="-11.215390319050739" table:style-name="ce1">
            <text:p>-11.21539032</text:p>
          </table:table-cell>
          <table:table-cell office:value-type="float" office:value="0" table:style-name="ce1">
            <text:p>0</text:p>
          </table:table-cell>
          <table:table-cell office:value-type="float" office:value="0.97916666699999999" table:style-name="ce1">
            <text:p>0.979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6"/>
          <table:table-cell office:value-type="float" table:style-name="ce1" office:value="136"/>
          <table:table-cell office:value-type="float" office:value="0.33388138546653817" table:style-name="ce1">
            <text:p>0.333881385</text:p>
          </table:table-cell>
          <table:table-cell office:value-type="float" office:value="-10.934316197160429" table:style-name="ce1">
            <text:p>-10.9343162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6"/>
          <table:table-cell office:value-type="float" table:style-name="ce1" office:value="136"/>
          <table:table-cell office:value-type="float" office:value="1.4534823703324427" table:style-name="ce1">
            <text:p>1.45348237</text:p>
          </table:table-cell>
          <table:table-cell office:value-type="float" office:value="-40.614922143721323" table:style-name="ce1">
            <text:p>-40.61492214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6"/>
          <table:table-cell office:value-type="float" table:style-name="ce1" office:value="91"/>
          <table:table-cell office:value-type="float" office:value="0.54554689970857473" table:style-name="ce1">
            <text:p>0.5455469</text:p>
          </table:table-cell>
          <table:table-cell office:value-type="float" office:value="-38.394706130841314" table:style-name="ce1">
            <text:p>-38.39470613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6"/>
          <table:table-cell office:value-type="float" table:style-name="ce1" office:value="91"/>
          <table:table-cell office:value-type="float" office:value="0.52274886911994656" table:style-name="ce1">
            <text:p>0.522748869</text:p>
          </table:table-cell>
          <table:table-cell office:value-type="float" office:value="-38.102584238076098" table:style-name="ce1">
            <text:p>-38.10258424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6"/>
          <table:table-cell office:value-type="float" table:style-name="ce1" office:value="136"/>
          <table:table-cell office:value-type="float" office:value="0.17027376831651064" table:style-name="ce1">
            <text:p>0.170273768</text:p>
          </table:table-cell>
          <table:table-cell office:value-type="float" office:value="-9.6709886982844537" table:style-name="ce1">
            <text:p>-9.670988698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7"/>
          <table:table-cell office:value-type="float" table:style-name="ce1" office:value="137"/>
          <table:table-cell office:value-type="float" office:value="0.21484041975238186" table:style-name="ce1">
            <text:p>0.21484042</text:p>
          </table:table-cell>
          <table:table-cell office:value-type="float" office:value="-11.340229342019438" table:style-name="ce1">
            <text:p>-11.34022934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7"/>
          <table:table-cell office:value-type="float" table:style-name="ce1" office:value="137"/>
          <table:table-cell office:value-type="float" office:value="0.21445394663837206" table:style-name="ce1">
            <text:p>0.214453947</text:p>
          </table:table-cell>
          <table:table-cell office:value-type="float" office:value="-11.16407347790688" table:style-name="ce1">
            <text:p>-11.16407348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7"/>
          <table:table-cell office:value-type="float" table:style-name="ce1" office:value="137"/>
          <table:table-cell office:value-type="float" office:value="0.218406243948327" table:style-name="ce1">
            <text:p>0.218406244</text:p>
          </table:table-cell>
          <table:table-cell office:value-type="float" office:value="-11.201478856292358" table:style-name="ce1">
            <text:p>-11.20147886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8"/>
          <table:table-cell office:value-type="float" table:style-name="ce1" office:value="141"/>
          <table:table-cell office:value-type="float" office:value="0.13713391780525064" table:style-name="ce1">
            <text:p>0.137133918</text:p>
          </table:table-cell>
          <table:table-cell office:value-type="float" office:value="-9.0880134323829047" table:style-name="ce1">
            <text:p>-9.088013432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8"/>
          <table:table-cell office:value-type="float" table:style-name="ce1" office:value="141"/>
          <table:table-cell office:value-type="float" office:value="0.13613491957301588" table:style-name="ce1">
            <text:p>0.13613492</text:p>
          </table:table-cell>
          <table:table-cell office:value-type="float" office:value="-9.0822617858167192" table:style-name="ce1">
            <text:p>-9.082261786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9"/>
          <table:table-cell office:value-type="float" table:style-name="ce1" office:value="142"/>
          <table:table-cell office:value-type="float" office:value="0.17108919826415109" table:style-name="ce1">
            <text:p>0.171089198</text:p>
          </table:table-cell>
          <table:table-cell office:value-type="float" office:value="-9.5892736123858864" table:style-name="ce1">
            <text:p>-9.589273612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9"/>
          <table:table-cell office:value-type="float" table:style-name="ce1" office:value="142"/>
          <table:table-cell office:value-type="float" office:value="0.25786057562002351" table:style-name="ce1">
            <text:p>0.257860576</text:p>
          </table:table-cell>
          <table:table-cell office:value-type="float" office:value="-10.608316519284898" table:style-name="ce1">
            <text:p>-10.60831652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1"/>
          <table:table-cell office:value-type="float" table:style-name="ce1" office:value="150"/>
          <table:table-cell office:value-type="float" office:value="0.26128772581695647" table:style-name="ce1">
            <text:p>0.261287726</text:p>
          </table:table-cell>
          <table:table-cell office:value-type="float" office:value="-10.474563832015047" table:style-name="ce1">
            <text:p>-10.47456383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1"/>
          <table:table-cell office:value-type="float" table:style-name="ce1" office:value="150"/>
          <table:table-cell office:value-type="float" office:value="0.20104469290829621" table:style-name="ce1">
            <text:p>0.201044693</text:p>
          </table:table-cell>
          <table:table-cell office:value-type="float" office:value="-5.3941165214656346" table:style-name="ce1">
            <text:p>-5.394116521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1"/>
          <table:table-cell office:value-type="float" table:style-name="ce1" office:value="150"/>
          <table:table-cell office:value-type="float" office:value="0.20767962300770612" table:style-name="ce1">
            <text:p>0.207679623</text:p>
          </table:table-cell>
          <table:table-cell office:value-type="float" office:value="-10.452843341172073" table:style-name="ce1">
            <text:p>-10.45284334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2"/>
          <table:table-cell office:value-type="float" table:style-name="ce1" office:value="151"/>
          <table:table-cell office:value-type="float" office:value="0.15120080730905194" table:style-name="ce1">
            <text:p>0.151200807</text:p>
          </table:table-cell>
          <table:table-cell office:value-type="float" office:value="-5.5415710516195631" table:style-name="ce1">
            <text:p>-5.541571052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2"/>
          <table:table-cell office:value-type="float" table:style-name="ce1" office:value="151"/>
          <table:table-cell office:value-type="float" office:value="0.2029890126224923" table:style-name="ce1">
            <text:p>0.202989013</text:p>
          </table:table-cell>
          <table:table-cell office:value-type="float" office:value="-5.4201008239953596" table:style-name="ce1">
            <text:p>-5.420100824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3"/>
          <table:table-cell office:value-type="float" table:style-name="ce1" office:value="152"/>
          <table:table-cell office:value-type="float" office:value="0.23933998133884568" table:style-name="ce1">
            <text:p>0.239339981</text:p>
          </table:table-cell>
          <table:table-cell office:value-type="float" office:value="-10.724272240759818" table:style-name="ce1">
            <text:p>-10.72427224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3"/>
          <table:table-cell office:value-type="float" table:style-name="ce1" office:value="152"/>
          <table:table-cell office:value-type="float" office:value="0.26635738984492618" table:style-name="ce1">
            <text:p>0.26635739</text:p>
          </table:table-cell>
          <table:table-cell office:value-type="float" office:value="-10.642961236782369" table:style-name="ce1">
            <text:p>-10.64296124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4"/>
          <table:table-cell office:value-type="float" table:style-name="ce1" office:value="153"/>
          <table:table-cell office:value-type="float" office:value="0.16565406558926563" table:style-name="ce1">
            <text:p>0.165654066</text:p>
          </table:table-cell>
          <table:table-cell office:value-type="float" office:value="-8.3411694202594919" table:style-name="ce1">
            <text:p>-8.34116942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4"/>
          <table:table-cell office:value-type="float" table:style-name="ce1" office:value="153"/>
          <table:table-cell office:value-type="float" office:value="0.21261725054374025" table:style-name="ce1">
            <text:p>0.212617251</text:p>
          </table:table-cell>
          <table:table-cell office:value-type="float" office:value="-10.157118265053144" table:style-name="ce1">
            <text:p>-10.15711827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4"/>
          <table:table-cell office:value-type="float" table:style-name="ce1" office:value="153"/>
          <table:table-cell office:value-type="float" office:value="0.22173952890776127" table:style-name="ce1">
            <text:p>0.221739529</text:p>
          </table:table-cell>
          <table:table-cell office:value-type="float" office:value="-10.322614703912752" table:style-name="ce1">
            <text:p>-10.3226147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5"/>
          <table:table-cell office:value-type="float" table:style-name="ce1" office:value="154"/>
          <table:table-cell office:value-type="float" office:value="0.1735352482256656" table:style-name="ce1">
            <text:p>0.173535248</text:p>
          </table:table-cell>
          <table:table-cell office:value-type="float" office:value="-10.285137882643108" table:style-name="ce1">
            <text:p>-10.28513788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5"/>
          <table:table-cell office:value-type="float" table:style-name="ce1" office:value="154"/>
          <table:table-cell office:value-type="float" office:value="0.24671002272243359" table:style-name="ce1">
            <text:p>0.246710023</text:p>
          </table:table-cell>
          <table:table-cell office:value-type="float" office:value="-10.491784269883494" table:style-name="ce1">
            <text:p>-10.49178427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7"/>
          <table:table-cell office:value-type="float" table:style-name="ce1" office:value="155"/>
          <table:table-cell office:value-type="float" office:value="0.15803409143881578" table:style-name="ce1">
            <text:p>0.158034091</text:p>
          </table:table-cell>
          <table:table-cell office:value-type="float" office:value="-9.2411502766762652" table:style-name="ce1">
            <text:p>-9.241150277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7"/>
          <table:table-cell office:value-type="float" table:style-name="ce1" office:value="155"/>
          <table:table-cell office:value-type="float" office:value="0.15691961890811743" table:style-name="ce1">
            <text:p>0.156919619</text:p>
          </table:table-cell>
          <table:table-cell office:value-type="float" office:value="-9.2841233868275186" table:style-name="ce1">
            <text:p>-9.284123387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8"/>
          <table:table-cell office:value-type="float" table:style-name="ce1" office:value="99"/>
          <table:table-cell office:value-type="float" office:value="0.28180805795519592" table:style-name="ce1">
            <text:p>0.281808058</text:p>
          </table:table-cell>
          <table:table-cell office:value-type="float" office:value="-28.374045606688867" table:style-name="ce1">
            <text:p>-28.37404561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9"/>
          <table:table-cell office:value-type="float" table:style-name="ce1" office:value="159"/>
          <table:table-cell office:value-type="float" office:value="0.24216634836747067" table:style-name="ce1">
            <text:p>0.242166348</text:p>
          </table:table-cell>
          <table:table-cell office:value-type="float" office:value="-10.39477428371978" table:style-name="ce1">
            <text:p>-10.39477428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9"/>
          <table:table-cell office:value-type="float" table:style-name="ce1" office:value="159"/>
          <table:table-cell office:value-type="float" office:value="0.15685461333920275" table:style-name="ce1">
            <text:p>0.156854613</text:p>
          </table:table-cell>
          <table:table-cell office:value-type="float" office:value="-9.8691753610318251" table:style-name="ce1">
            <text:p>-9.869175361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1"/>
          <table:table-cell office:value-type="float" table:style-name="ce1" office:value="163"/>
          <table:table-cell office:value-type="float" office:value="0.23197959789866826" table:style-name="ce1">
            <text:p>0.231979598</text:p>
          </table:table-cell>
          <table:table-cell office:value-type="float" office:value="-10.583648901231996" table:style-name="ce1">
            <text:p>-10.5836489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1"/>
          <table:table-cell office:value-type="float" table:style-name="ce1" office:value="163"/>
          <table:table-cell office:value-type="float" office:value="0.22852061566661164" table:style-name="ce1">
            <text:p>0.228520616</text:p>
          </table:table-cell>
          <table:table-cell office:value-type="float" office:value="-10.008802052836772" table:style-name="ce1">
            <text:p>-10.00880205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2"/>
          <table:table-cell office:value-type="float" table:style-name="ce1" office:value="164"/>
          <table:table-cell office:value-type="float" office:value="0.15728896044375104" table:style-name="ce1">
            <text:p>0.15728896</text:p>
          </table:table-cell>
          <table:table-cell office:value-type="float" office:value="-9.8828268562048773" table:style-name="ce1">
            <text:p>-9.88282685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2"/>
          <table:table-cell office:value-type="float" table:style-name="ce1" office:value="164"/>
          <table:table-cell office:value-type="float" office:value="0.15568469864543191" table:style-name="ce1">
            <text:p>0.155684699</text:p>
          </table:table-cell>
          <table:table-cell office:value-type="float" office:value="-9.8323106573090158" table:style-name="ce1">
            <text:p>-9.83231065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3"/>
          <table:table-cell office:value-type="float" table:style-name="ce1" office:value="165"/>
          <table:table-cell office:value-type="float" office:value="0.1754760218783131" table:style-name="ce1">
            <text:p>0.175476022</text:p>
          </table:table-cell>
          <table:table-cell office:value-type="float" office:value="-9.6595816511630961" table:style-name="ce1">
            <text:p>-9.659581651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3"/>
          <table:table-cell office:value-type="float" table:style-name="ce1" office:value="165"/>
          <table:table-cell office:value-type="float" office:value="0.46181605471979226" table:style-name="ce1">
            <text:p>0.461816055</text:p>
          </table:table-cell>
          <table:table-cell office:value-type="float" office:value="-12.216454470160459" table:style-name="ce1">
            <text:p>-12.21645447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3"/>
          <table:table-cell office:value-type="float" table:style-name="ce1" office:value="165"/>
          <table:table-cell office:value-type="float" office:value="0.1754760218783131" table:style-name="ce1">
            <text:p>0.175476022</text:p>
          </table:table-cell>
          <table:table-cell office:value-type="float" office:value="-9.6595816511630961" table:style-name="ce1">
            <text:p>-9.659581651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4"/>
          <table:table-cell office:value-type="float" table:style-name="ce1" office:value="166"/>
          <table:table-cell office:value-type="float" office:value="9.8017710753542087" table:style-name="ce1">
            <text:p>9.801771075</text:p>
          </table:table-cell>
          <table:table-cell office:value-type="float" office:value="-68.279327636569363" table:style-name="ce1">
            <text:p>-68.27932764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4"/>
          <table:table-cell office:value-type="float" table:style-name="ce1" office:value="166"/>
          <table:table-cell office:value-type="float" office:value="0.16427769653735383" table:style-name="ce1">
            <text:p>0.164277697</text:p>
          </table:table-cell>
          <table:table-cell office:value-type="float" office:value="-9.3965075992521889" table:style-name="ce1">
            <text:p>-9.396507599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4"/>
          <table:table-cell office:value-type="float" table:style-name="ce1" office:value="166"/>
          <table:table-cell office:value-type="float" office:value="0.16367993084081248" table:style-name="ce1">
            <text:p>0.163679931</text:p>
          </table:table-cell>
          <table:table-cell office:value-type="float" office:value="-9.3046411479031175" table:style-name="ce1">
            <text:p>-9.304641148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5"/>
          <table:table-cell office:value-type="float" table:style-name="ce1" office:value="104"/>
          <table:table-cell office:value-type="float" office:value="0.27895138825737398" table:style-name="ce1">
            <text:p>0.278951388</text:p>
          </table:table-cell>
          <table:table-cell office:value-type="float" office:value="-28.229880491646245" table:style-name="ce1">
            <text:p>-28.22988049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5"/>
          <table:table-cell office:value-type="float" table:style-name="ce1" office:value="104"/>
          <table:table-cell office:value-type="float" office:value="0.27033646617252771" table:style-name="ce1">
            <text:p>0.270336466</text:p>
          </table:table-cell>
          <table:table-cell office:value-type="float" office:value="-27.790588722535844" table:style-name="ce1">
            <text:p>-27.79058872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5"/>
          <table:table-cell office:value-type="float" table:style-name="ce1" office:value="104"/>
          <table:table-cell office:value-type="float" office:value="0.27169386218724745" table:style-name="ce1">
            <text:p>0.271693862</text:p>
          </table:table-cell>
          <table:table-cell office:value-type="float" office:value="-27.860264896858027" table:style-name="ce1">
            <text:p>-27.8602649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6"/>
          <table:table-cell office:value-type="float" table:style-name="ce1" office:value="168"/>
          <table:table-cell office:value-type="float" office:value="0.24560915585526297" table:style-name="ce1">
            <text:p>0.245609156</text:p>
          </table:table-cell>
          <table:table-cell office:value-type="float" office:value="-10.155629003242195" table:style-name="ce1">
            <text:p>-10.155629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6"/>
          <table:table-cell office:value-type="float" table:style-name="ce1" office:value="168"/>
          <table:table-cell office:value-type="float" office:value="0.24551988922314141" table:style-name="ce1">
            <text:p>0.245519889</text:p>
          </table:table-cell>
          <table:table-cell office:value-type="float" office:value="-10.351504499779173" table:style-name="ce1">
            <text:p>-10.3515045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7"/>
          <table:table-cell office:value-type="float" table:style-name="ce1" office:value="170"/>
          <table:table-cell office:value-type="float" office:value="0.26748939755901874" table:style-name="ce1">
            <text:p>0.267489398</text:p>
          </table:table-cell>
          <table:table-cell office:value-type="float" office:value="-10.642904419827058" table:style-name="ce1">
            <text:p>-10.64290442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7"/>
          <table:table-cell office:value-type="float" table:style-name="ce1" office:value="170"/>
          <table:table-cell office:value-type="float" office:value="0.23196023798111895" table:style-name="ce1">
            <text:p>0.231960238</text:p>
          </table:table-cell>
          <table:table-cell office:value-type="float" office:value="-10.039844213487127" table:style-name="ce1">
            <text:p>-10.03984421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9"/>
          <table:table-cell office:value-type="float" table:style-name="ce1" office:value="114"/>
          <table:table-cell office:value-type="float" office:value="0.19500820775617289" table:style-name="ce1">
            <text:p>0.195008208</text:p>
          </table:table-cell>
          <table:table-cell office:value-type="float" office:value="-10.349364168774033" table:style-name="ce1">
            <text:p>-10.3493641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9"/>
          <table:table-cell office:value-type="float" table:style-name="ce1" office:value="114"/>
          <table:table-cell office:value-type="float" office:value="0.19573679874939243" table:style-name="ce1">
            <text:p>0.195736799</text:p>
          </table:table-cell>
          <table:table-cell office:value-type="float" office:value="-10.368672949136771" table:style-name="ce1">
            <text:p>-10.3686729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0"/>
          <table:table-cell office:value-type="float" table:style-name="ce1" office:value="117"/>
          <table:table-cell office:value-type="float" office:value="0.17338313509363987" table:style-name="ce1">
            <text:p>0.173383135</text:p>
          </table:table-cell>
          <table:table-cell office:value-type="float" office:value="-10.714159162640751" table:style-name="ce1">
            <text:p>-10.71415916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0"/>
          <table:table-cell office:value-type="float" table:style-name="ce1" office:value="117"/>
          <table:table-cell office:value-type="float" office:value="0.17927613303243656" table:style-name="ce1">
            <text:p>0.179276133</text:p>
          </table:table-cell>
          <table:table-cell office:value-type="float" office:value="-10.787999511763569" table:style-name="ce1">
            <text:p>-10.78799951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0"/>
          <table:table-cell office:value-type="float" table:style-name="ce1" office:value="117"/>
          <table:table-cell office:value-type="float" office:value="0.17504118108108863" table:style-name="ce1">
            <text:p>0.175041181</text:p>
          </table:table-cell>
          <table:table-cell office:value-type="float" office:value="-10.837281177671427" table:style-name="ce1">
            <text:p>-10.83728118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1"/>
          <table:table-cell office:value-type="float" table:style-name="ce1" office:value="120"/>
          <table:table-cell office:value-type="float" office:value="0.17696730243127176" table:style-name="ce1">
            <text:p>0.176967302</text:p>
          </table:table-cell>
          <table:table-cell office:value-type="float" office:value="-10.824304670564411" table:style-name="ce1">
            <text:p>-10.8243046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1"/>
          <table:table-cell office:value-type="float" table:style-name="ce1" office:value="120"/>
          <table:table-cell office:value-type="float" office:value="0.17821832502837914" table:style-name="ce1">
            <text:p>0.178218325</text:p>
          </table:table-cell>
          <table:table-cell office:value-type="float" office:value="-10.898644636568815" table:style-name="ce1">
            <text:p>-10.8986446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1"/>
          <table:table-cell office:value-type="float" table:style-name="ce1" office:value="120"/>
          <table:table-cell office:value-type="float" office:value="0.17462459257826499" table:style-name="ce1">
            <text:p>0.174624593</text:p>
          </table:table-cell>
          <table:table-cell office:value-type="float" office:value="-10.824380785589632" table:style-name="ce1">
            <text:p>-10.8243807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6"/>
          <table:table-cell office:value-type="float" table:style-name="ce1" office:value="126"/>
          <table:table-cell office:value-type="float" office:value="0.22362286871374329" table:style-name="ce1">
            <text:p>0.223622869</text:p>
          </table:table-cell>
          <table:table-cell office:value-type="float" office:value="-10.467523398762426" table:style-name="ce1">
            <text:p>-10.4675234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6"/>
          <table:table-cell office:value-type="float" table:style-name="ce1" office:value="126"/>
          <table:table-cell office:value-type="float" office:value="0.22248109181971112" table:style-name="ce1">
            <text:p>0.222481092</text:p>
          </table:table-cell>
          <table:table-cell office:value-type="float" office:value="-10.46647500925242" table:style-name="ce1">
            <text:p>-10.46647501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7"/>
          <table:table-cell office:value-type="float" table:style-name="ce1" office:value="129"/>
          <table:table-cell office:value-type="float" office:value="0.17696730243127176" table:style-name="ce1">
            <text:p>0.176967302</text:p>
          </table:table-cell>
          <table:table-cell office:value-type="float" office:value="-10.824304670564411" table:style-name="ce1">
            <text:p>-10.82430467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7"/>
          <table:table-cell office:value-type="float" table:style-name="ce1" office:value="129"/>
          <table:table-cell office:value-type="float" office:value="0.17536914770071596" table:style-name="ce1">
            <text:p>0.175369148</text:p>
          </table:table-cell>
          <table:table-cell office:value-type="float" office:value="-10.77533081037909" table:style-name="ce1">
            <text:p>-10.77533081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7"/>
          <table:table-cell office:value-type="float" table:style-name="ce1" office:value="129"/>
          <table:table-cell office:value-type="float" office:value="0.22362286871374329" table:style-name="ce1">
            <text:p>0.223622869</text:p>
          </table:table-cell>
          <table:table-cell office:value-type="float" office:value="-10.467523398762426" table:style-name="ce1">
            <text:p>-10.4675234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0"/>
          <table:table-cell office:value-type="float" table:style-name="ce1" office:value="135"/>
          <table:table-cell office:value-type="float" office:value="0.17888995183852691" table:style-name="ce1">
            <text:p>0.178889952</text:p>
          </table:table-cell>
          <table:table-cell office:value-type="float" office:value="-10.776377163675418" table:style-name="ce1">
            <text:p>-10.77637716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0"/>
          <table:table-cell office:value-type="float" table:style-name="ce1" office:value="135"/>
          <table:table-cell office:value-type="float" office:value="0.17579595368343856" table:style-name="ce1">
            <text:p>0.175795954</text:p>
          </table:table-cell>
          <table:table-cell office:value-type="float" office:value="-10.824342854801591" table:style-name="ce1">
            <text:p>-10.82434285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2"/>
          <table:table-cell office:value-type="float" table:style-name="ce1" office:value="310"/>
          <table:table-cell office:value-type="float" office:value="1.9768806222063" table:style-name="ce1">
            <text:p>1.976880622</text:p>
          </table:table-cell>
          <table:table-cell office:value-type="float" office:value="-49.060391051095372" table:style-name="ce1">
            <text:p>-49.06039105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2"/>
          <table:table-cell office:value-type="float" table:style-name="ce1" office:value="310"/>
          <table:table-cell office:value-type="float" office:value="1.9768806222063" table:style-name="ce1">
            <text:p>1.976880622</text:p>
          </table:table-cell>
          <table:table-cell office:value-type="float" office:value="-49.060391051095372" table:style-name="ce1">
            <text:p>-49.06039105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3"/>
          <table:table-cell office:value-type="float" table:style-name="ce1" office:value="143"/>
          <table:table-cell office:value-type="float" office:value="1.9768806222063" table:style-name="ce1">
            <text:p>1.976880622</text:p>
          </table:table-cell>
          <table:table-cell office:value-type="float" office:value="-49.060391051095372" table:style-name="ce1">
            <text:p>-49.06039105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3"/>
          <table:table-cell office:value-type="float" table:style-name="ce1" office:value="143"/>
          <table:table-cell office:value-type="float" office:value="0.18043961469553305" table:style-name="ce1">
            <text:p>0.180439615</text:p>
          </table:table-cell>
          <table:table-cell office:value-type="float" office:value="-10.78796070570003" table:style-name="ce1">
            <text:p>-10.78796071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3"/>
          <table:table-cell office:value-type="float" table:style-name="ce1" office:value="143"/>
          <table:table-cell office:value-type="float" office:value="0.23284605973152514" table:style-name="ce1">
            <text:p>0.23284606</text:p>
          </table:table-cell>
          <table:table-cell office:value-type="float" office:value="-10.502350476137085" table:style-name="ce1">
            <text:p>-10.50235048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5"/>
          <table:table-cell office:value-type="float" table:style-name="ce1" office:value="145"/>
          <table:table-cell office:value-type="float" office:value="0.20918275477288106" table:style-name="ce1">
            <text:p>0.209182755</text:p>
          </table:table-cell>
          <table:table-cell office:value-type="float" office:value="-10.224853053298427" table:style-name="ce1">
            <text:p>-10.22485305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5"/>
          <table:table-cell office:value-type="float" table:style-name="ce1" office:value="145"/>
          <table:table-cell office:value-type="float" office:value="0.20918275477288106" table:style-name="ce1">
            <text:p>0.209182755</text:p>
          </table:table-cell>
          <table:table-cell office:value-type="float" office:value="-10.224853053298427" table:style-name="ce1">
            <text:p>-10.22485305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9"/>
          <table:table-cell office:value-type="float" table:style-name="ce1" office:value="156"/>
          <table:table-cell office:value-type="float" office:value="0.1768892260703272" table:style-name="ce1">
            <text:p>0.176889226</text:p>
          </table:table-cell>
          <table:table-cell office:value-type="float" office:value="-10.750934073385443" table:style-name="ce1">
            <text:p>-10.75093407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9"/>
          <table:table-cell office:value-type="float" table:style-name="ce1" office:value="156"/>
          <table:table-cell office:value-type="float" office:value="0.17696730243127176" table:style-name="ce1">
            <text:p>0.176967302</text:p>
          </table:table-cell>
          <table:table-cell office:value-type="float" office:value="-10.824304670564411" table:style-name="ce1">
            <text:p>-10.82430467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01"/>
          <table:table-cell office:value-type="float" table:style-name="ce1" office:value="158"/>
          <table:table-cell office:value-type="float" office:value="0.1768892260703272" table:style-name="ce1">
            <text:p>0.176889226</text:p>
          </table:table-cell>
          <table:table-cell office:value-type="float" office:value="-10.750934073385443" table:style-name="ce1">
            <text:p>-10.75093407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01"/>
          <table:table-cell office:value-type="float" table:style-name="ce1" office:value="158"/>
          <table:table-cell office:value-type="float" office:value="0.17578561326303616" table:style-name="ce1">
            <text:p>0.175785613</text:p>
          </table:table-cell>
          <table:table-cell office:value-type="float" office:value="-10.788114424559973" table:style-name="ce1">
            <text:p>-10.78811442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03"/>
          <table:table-cell office:value-type="float" table:style-name="ce1" office:value="162"/>
          <table:table-cell office:value-type="float" office:value="0.22519939674278519" table:style-name="ce1">
            <text:p>0.225199397</text:p>
          </table:table-cell>
          <table:table-cell office:value-type="float" office:value="-11.121385592989853" table:style-name="ce1">
            <text:p>-11.12138559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03"/>
          <table:table-cell office:value-type="float" table:style-name="ce1" office:value="162"/>
          <table:table-cell office:value-type="float" office:value="0.22166608396997983" table:style-name="ce1">
            <text:p>0.221666084</text:p>
          </table:table-cell>
          <table:table-cell office:value-type="float" office:value="-10.973675863492099" table:style-name="ce1">
            <text:p>-10.97367586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69"/>
          <table:table-cell office:value-type="float" table:style-name="ce1" office:value="307"/>
          <table:table-cell office:value-type="float" office:value="1.9768806222063" table:style-name="ce1">
            <text:p>1.976880622</text:p>
          </table:table-cell>
          <table:table-cell office:value-type="float" office:value="-49.060391051095372" table:style-name="ce1">
            <text:p>-49.06039105</text:p>
          </table:table-cell>
          <table:table-cell office:value-type="float" office:value="0" table:style-name="ce1">
            <text:p>0</text:p>
          </table:table-cell>
          <table:table-cell office:value-type="float" office:value="0.97916666699999999" table:style-name="ce1">
            <text:p>0.979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69"/>
          <table:table-cell office:value-type="float" table:style-name="ce1" office:value="307"/>
          <table:table-cell office:value-type="float" office:value="1.9768806222063" table:style-name="ce1">
            <text:p>1.976880622</text:p>
          </table:table-cell>
          <table:table-cell office:value-type="float" office:value="-49.060391051095372" table:style-name="ce1">
            <text:p>-49.06039105</text:p>
          </table:table-cell>
          <table:table-cell office:value-type="float" office:value="0" table:style-name="ce1">
            <text:p>0</text:p>
          </table:table-cell>
          <table:table-cell office:value-type="float" office:value="0.97916666699999999" table:style-name="ce1">
            <text:p>0.979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97"/>
          <table:table-cell office:value-type="float" table:style-name="ce1" office:value="303"/>
          <table:table-cell office:value-type="float" office:value="0.63197117213605847" table:style-name="ce1">
            <text:p>0.631971172</text:p>
          </table:table-cell>
          <table:table-cell office:value-type="float" office:value="-28.829527023627822" table:style-name="ce1">
            <text:p>-28.82952702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00"/>
          <table:table-cell office:value-type="float" table:style-name="ce1" office:value="309"/>
          <table:table-cell office:value-type="float" office:value="0.30081473295567884" table:style-name="ce1">
            <text:p>0.300814733</text:p>
          </table:table-cell>
          <table:table-cell office:value-type="float" office:value="-28.134093708539019" table:style-name="ce1">
            <text:p>-28.13409371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04"/>
          <table:table-cell office:value-type="float" table:style-name="ce1" office:value="311"/>
          <table:table-cell office:value-type="float" office:value="1.9768806222063" table:style-name="ce1">
            <text:p>1.976880622</text:p>
          </table:table-cell>
          <table:table-cell office:value-type="float" office:value="-49.060391051095372" table:style-name="ce1">
            <text:p>-49.06039105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04"/>
          <table:table-cell office:value-type="float" table:style-name="ce1" office:value="311"/>
          <table:table-cell office:value-type="float" office:value="1.9768806222063" table:style-name="ce1">
            <text:p>1.976880622</text:p>
          </table:table-cell>
          <table:table-cell office:value-type="float" office:value="-49.060391051095372" table:style-name="ce1">
            <text:p>-49.06039105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06"/>
          <table:table-cell office:value-type="float" table:style-name="ce1" office:value="312"/>
          <table:table-cell office:value-type="float" office:value="1.9768806222063" table:style-name="ce1">
            <text:p>1.976880622</text:p>
          </table:table-cell>
          <table:table-cell office:value-type="float" office:value="-49.060391051095372" table:style-name="ce1">
            <text:p>-49.06039105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ase_MVA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ase_MVA</text:p>
          </table:table-cell>
          <table:table-cell table:number-columns-repeated="16383"/>
        </table:table-row>
        <table:table-row table:style-name="ro1">
          <table:table-cell office:value-type="float" office:value="100" table:style-name="ce1">
            <text:p>100</text:p>
          </table:table-cell>
          <table:table-cell table:number-columns-repeated="16383"/>
        </table:table-row>
        <table:table-row table:number-rows-repeated="1048574" table:style-name="ro1">
          <table:table-cell table:number-columns-repeated="16384"/>
        </table:table-row>
      </table:table>
      <table:table table:name="shunts" table:style-name="ta1">
        <table:table-column table:style-name="co1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bsh0</text:p>
          </table:table-cell>
          <table:table-cell office:value-type="string" table:style-name="ce1">
            <text:p>bshmin</text:p>
          </table:table-cell>
          <table:table-cell office:value-type="string" table:style-name="ce1">
            <text:p>bshmax</text:p>
          </table:table-cell>
          <table:table-cell/>
        </table:table-row>
        <table:table-row table:style-name="ro1">
          <table:table-cell office:value-type="float" table:style-name="ce1" office:value="34"/>
          <table:table-cell office:value-type="float" table:style-name="ce1" office:value="-0.75"/>
          <table:table-cell office:value-type="float" office:value="-0.75" table:style-name="ce1">
            <text:p>-0.75</text:p>
          </table:table-cell>
          <table:table-cell office:value-type="float" office:value="-0.75" table:style-name="ce1">
            <text:p>-0.75</text:p>
          </table:table-cell>
          <table:table-cell/>
        </table:table-row>
        <table:table-row table:style-name="ro1">
          <table:table-cell office:value-type="float" table:style-name="ce1" office:value="49"/>
          <table:table-cell office:value-type="float" table:style-name="ce1" office:value="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5"/>
          <table:table-cell office:value-type="float" table:style-name="ce1" office:value="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0"/>
          <table:table-cell office:value-type="float" table:style-name="ce1" office:value="-0.7"/>
          <table:table-cell office:value-type="float" office:value="-0.7" table:style-name="ce1">
            <text:p>-0.7</text:p>
          </table:table-cell>
          <table:table-cell office:value-type="float" office:value="-0.7" table:style-name="ce1">
            <text:p>-0.7</text:p>
          </table:table-cell>
          <table:table-cell/>
        </table:table-row>
        <table:table-row table:style-name="ro1">
          <table:table-cell office:value-type="float" table:style-name="ce1" office:value="76"/>
          <table:table-cell office:value-type="float" table:style-name="ce1" office:value="-0.7"/>
          <table:table-cell office:value-type="float" office:value="-0.7" table:style-name="ce1">
            <text:p>-0.7</text:p>
          </table:table-cell>
          <table:table-cell office:value-type="float" office:value="-0.7" table:style-name="ce1">
            <text:p>-0.7</text:p>
          </table:table-cell>
          <table:table-cell/>
        </table:table-row>
        <table:table-row table:style-name="ro1">
          <table:table-cell office:value-type="float" table:style-name="ce1" office:value="83"/>
          <table:table-cell office:value-type="float" table:style-name="ce1" office:value="-1.5"/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/>
        </table:table-row>
        <table:table-row table:style-name="ro1">
          <table:table-cell office:value-type="float" table:style-name="ce1" office:value="87"/>
          <table:table-cell office:value-type="float" table:style-name="ce1" office:value="-1.5"/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/>
        </table:table-row>
        <table:table-row table:style-name="ro1">
          <table:table-cell office:value-type="float" table:style-name="ce1" office:value="88"/>
          <table:table-cell office:value-type="float" table:style-name="ce1" office:value="-1.5"/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/>
        </table:table-row>
        <table:table-row table:style-name="ro1">
          <table:table-cell office:value-type="float" table:style-name="ce1" office:value="90"/>
          <table:table-cell office:value-type="float" table:style-name="ce1" office:value="-1.5"/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/>
        </table:table-row>
        <table:table-row table:style-name="ro1">
          <table:table-cell office:value-type="float" table:style-name="ce1" office:value="99"/>
          <table:table-cell office:value-type="float" table:style-name="ce1" office:value="-1.5"/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/>
        </table:table-row>
        <table:table-row table:style-name="ro1">
          <table:table-cell office:value-type="float" table:style-name="ce1" office:value="100"/>
          <table:table-cell office:value-type="float" table:style-name="ce1" office:value="-1.5"/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/>
        </table:table-row>
        <table:table-row table:style-name="ro1">
          <table:table-cell office:value-type="float" table:style-name="ce1" office:value="102"/>
          <table:table-cell office:value-type="float" table:style-name="ce1" office:value="-1.5"/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/>
        </table:table-row>
        <table:table-row table:style-name="ro1">
          <table:table-cell/>
          <table:table-cell/>
          <table:table-cell/>
          <table:table-cell/>
          <table:table-cell/>
        </table:table-row>
      </table:table>
      <table:table table:name="Sheet1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Buses.A2:Buses.I313">
          <table:sort>
            <table:sort-by table:field-number="0"/>
          </table:sort>
        </table:database-range>
        <table:database-range table:target-range-address="Lines.A2:Lines.I379">
          <table:sort>
            <table:sort-by table:field-number="0"/>
          </table:sort>
        </table:database-range>
        <table:database-range table:target-range-address="Gens.A2:Gens.K308">
          <table:sort>
            <table:sort-by table:field-number="0"/>
          </table:sort>
        </table:database-range>
        <table:database-range table:target-range-address="Loads.A2:Loads.C91">
          <table:sort>
            <table:sort-by table:field-number="0"/>
          </table:sort>
        </table:database-range>
        <table:database-range table:target-range-address="Transformers.A2:Transformers.K215">
          <table:sort>
            <table:sort-by table:field-number="0"/>
          </table:sort>
        </table:database-range>
        <table:database-range table:target-range-address="Sheet1.B1:Sheet1.O312" table:contains-header="false">
          <table:sort>
            <table:sort-by table:field-number="0"/>
          </table:sort>
        </table:database-range>
      </table:database-ranges>
      <text:variable-decls/>
      <text:user-field-decls/>
    </office:spreadsheet>
  </office:body>
  <office:scripts/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http://pypi.python.org/pypi/ezodf/0.1.0$Python3.8.3 (default, May 19 2020, 06:50:17) [MSC v.1916 64 bit (AMD64)]</meta:generator>
    <dc:creator>Mohammad Iman ALIZADEH</dc:creator>
    <meta:creation-date>2022-08-23T13:35:07Z</meta:creation-date>
    <dc:date>2022-08-30T10:12:22.445898</dc:date>
    <meta:editing-cycles>65</meta:editing-cycles>
    <meta:document-statistic/>
  </office:meta>
</office:document-meta>
</file>